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826751899E0CC073.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2bf58d3"/>
    </style:style>
    <style:style style:name="P72" style:family="paragraph" style:parent-style-name="Standard">
      <style:text-properties fo:language="en" fo:country="US" officeooo:paragraph-rsid="006f6ad0"/>
    </style:style>
    <style:style style:name="P73" style:family="paragraph" style:parent-style-name="Standard">
      <style:text-properties fo:language="en" fo:country="US" officeooo:paragraph-rsid="01686741"/>
    </style:style>
    <style:style style:name="P74" style:family="paragraph" style:parent-style-name="Standard">
      <style:text-properties fo:language="en" fo:country="US" officeooo:paragraph-rsid="02e8ffc4"/>
    </style:style>
    <style:style style:name="P75" style:family="paragraph" style:parent-style-name="Standard">
      <style:text-properties fo:language="en" fo:country="US" officeooo:paragraph-rsid="0260d390"/>
    </style:style>
    <style:style style:name="P76" style:family="paragraph" style:parent-style-name="Standard">
      <style:text-properties fo:language="en" fo:country="US" officeooo:paragraph-rsid="0269a1c7"/>
    </style:style>
    <style:style style:name="P77" style:family="paragraph" style:parent-style-name="Standard">
      <style:text-properties fo:language="en" fo:country="US" officeooo:rsid="02f7ff7c" officeooo:paragraph-rsid="02f7ff7c"/>
    </style:style>
    <style:style style:name="P78" style:family="paragraph" style:parent-style-name="Standard">
      <style:text-properties fo:language="en" fo:country="US" officeooo:rsid="026b9576" officeooo:paragraph-rsid="026b9576"/>
    </style:style>
    <style:style style:name="P79" style:family="paragraph" style:parent-style-name="Standard">
      <style:text-properties fo:language="en" fo:country="US" officeooo:rsid="026d48ab" officeooo:paragraph-rsid="026d48ab"/>
    </style:style>
    <style:style style:name="P80" style:family="paragraph" style:parent-style-name="Standard">
      <style:text-properties fo:language="en" fo:country="US" officeooo:rsid="02951726" officeooo:paragraph-rsid="02951726"/>
    </style:style>
    <style:style style:name="P81" style:family="paragraph" style:parent-style-name="Standard">
      <style:text-properties fo:language="en" fo:country="US" officeooo:paragraph-rsid="02a106a2"/>
    </style:style>
    <style:style style:name="P82" style:family="paragraph" style:parent-style-name="Standard">
      <style:text-properties fo:language="en" fo:country="US" officeooo:paragraph-rsid="01bbc01c"/>
    </style:style>
    <style:style style:name="P83" style:family="paragraph" style:parent-style-name="Standard">
      <style:text-properties fo:language="en" fo:country="US" officeooo:paragraph-rsid="020896f8"/>
    </style:style>
    <style:style style:name="P84" style:family="paragraph" style:parent-style-name="Standard">
      <style:text-properties fo:language="en" fo:country="US" officeooo:paragraph-rsid="023485d2"/>
    </style:style>
    <style:style style:name="P85" style:family="paragraph" style:parent-style-name="Standard">
      <style:text-properties fo:language="en" fo:country="US" officeooo:rsid="03bd7466" officeooo:paragraph-rsid="03bd7466"/>
    </style:style>
    <style:style style:name="P86" style:family="paragraph" style:parent-style-name="Standard">
      <style:text-properties fo:language="en" fo:country="US" officeooo:paragraph-rsid="03c0a229"/>
    </style:style>
    <style:style style:name="P87" style:family="paragraph" style:parent-style-name="Standard">
      <style:text-properties fo:language="en" fo:country="US" officeooo:paragraph-rsid="03dda822" style:text-scale="97%"/>
    </style:style>
    <style:style style:name="P88" style:family="paragraph" style:parent-style-name="Standard">
      <style:text-properties fo:language="en" fo:country="US" officeooo:rsid="016d985e" officeooo:paragraph-rsid="03dda822"/>
    </style:style>
    <style:style style:name="P89" style:family="paragraph" style:parent-style-name="Standard">
      <style:text-properties fo:language="en" fo:country="US" officeooo:rsid="00a8c116" officeooo:paragraph-rsid="03dda822"/>
    </style:style>
    <style:style style:name="P90" style:family="paragraph" style:parent-style-name="Standard">
      <style:text-properties fo:language="en" fo:country="US" officeooo:paragraph-rsid="03dda822"/>
    </style:style>
    <style:style style:name="P91" style:family="paragraph" style:parent-style-name="Standard">
      <style:text-properties fo:language="en" fo:country="US" officeooo:paragraph-rsid="03df8e7b"/>
    </style:style>
    <style:style style:name="P92" style:family="paragraph" style:parent-style-name="Standard">
      <style:text-properties fo:language="en" fo:country="US" officeooo:rsid="03c0a229" officeooo:paragraph-rsid="03c0a229"/>
    </style:style>
    <style:style style:name="P93" style:family="paragraph" style:parent-style-name="Standard">
      <style:text-properties fo:language="en" fo:country="US" officeooo:paragraph-rsid="03f1f300"/>
    </style:style>
    <style:style style:name="P94" style:family="paragraph" style:parent-style-name="Standard">
      <style:text-properties fo:language="en" fo:country="US" officeooo:paragraph-rsid="03f4928c"/>
    </style:style>
    <style:style style:name="P95" style:family="paragraph" style:parent-style-name="Standard">
      <style:paragraph-properties fo:text-align="center" style:justify-single-word="false"/>
      <style:text-properties fo:language="en" fo:country="US" officeooo:paragraph-rsid="03ffb808"/>
    </style:style>
    <style:style style:name="P96" style:family="paragraph" style:parent-style-name="Standard">
      <style:text-properties fo:language="en" fo:country="US" officeooo:rsid="01602b42" officeooo:paragraph-rsid="03ffb808" style:text-scale="96%"/>
    </style:style>
    <style:style style:name="P97" style:family="paragraph" style:parent-style-name="Standard">
      <style:text-properties fo:language="en" fo:country="US" officeooo:rsid="013a056b" officeooo:paragraph-rsid="03ffb808"/>
    </style:style>
    <style:style style:name="P98" style:family="paragraph" style:parent-style-name="Standard">
      <style:text-properties fo:language="en" fo:country="US" officeooo:paragraph-rsid="03ffb808"/>
    </style:style>
    <style:style style:name="P99" style:family="paragraph" style:parent-style-name="Standard">
      <style:text-properties fo:language="en" fo:country="US" officeooo:rsid="0192f262" officeooo:paragraph-rsid="042caaff"/>
    </style:style>
    <style:style style:name="P100" style:family="paragraph" style:parent-style-name="Standard">
      <style:text-properties fo:language="en" fo:country="US" officeooo:rsid="02d94f96" officeooo:paragraph-rsid="03df8e7b"/>
    </style:style>
    <style:style style:name="P101" style:family="paragraph" style:parent-style-name="Standard">
      <style:text-properties fo:language="en" fo:country="US" officeooo:rsid="02c94a23" officeooo:paragraph-rsid="04c344f6"/>
    </style:style>
    <style:style style:name="P102" style:family="paragraph" style:parent-style-name="Standard">
      <style:text-properties fo:language="en" fo:country="US" officeooo:paragraph-rsid="04c483aa"/>
    </style:style>
    <style:style style:name="P103" style:family="paragraph" style:parent-style-name="Standard">
      <style:text-properties fo:language="en" fo:country="US" officeooo:rsid="0348edd1" officeooo:paragraph-rsid="04c6c5ef"/>
    </style:style>
    <style:style style:name="P104" style:family="paragraph" style:parent-style-name="Standard">
      <style:text-properties fo:language="en" fo:country="US" officeooo:rsid="03247622" officeooo:paragraph-rsid="04c6c5ef"/>
    </style:style>
    <style:style style:name="P105" style:family="paragraph" style:parent-style-name="Standard">
      <style:text-properties fo:language="en" fo:country="US" officeooo:rsid="037c37f4" officeooo:paragraph-rsid="04c6c5ef"/>
    </style:style>
    <style:style style:name="P106" style:family="paragraph" style:parent-style-name="Standard">
      <style:text-properties fo:language="en" fo:country="US" officeooo:paragraph-rsid="04c6c5ef"/>
    </style:style>
    <style:style style:name="P107" style:family="paragraph" style:parent-style-name="Standard">
      <style:text-properties fo:font-size="12pt" fo:language="en" fo:country="US" officeooo:paragraph-rsid="01dfec2a"/>
    </style:style>
    <style:style style:name="P108" style:family="paragraph" style:parent-style-name="Standard">
      <style:text-properties fo:font-size="2pt" fo:language="en" fo:country="US" officeooo:paragraph-rsid="01dfec2a"/>
    </style:style>
    <style:style style:name="P109" style:family="paragraph" style:parent-style-name="Standard">
      <style:paragraph-properties fo:text-align="start" style:justify-single-word="false"/>
      <style:text-properties style:font-name="Liberation Sans" fo:language="en" fo:country="US" officeooo:paragraph-rsid="0104b15e"/>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officeooo:paragraph-rsid="0104b15e"/>
    </style:style>
    <style:style style:name="P11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4" style:family="paragraph" style:parent-style-name="Standard">
      <style:text-properties officeooo:paragraph-rsid="03dda822"/>
    </style:style>
    <style:style style:name="P125" style:family="paragraph" style:parent-style-name="Standard">
      <style:text-properties fo:font-size="14pt" fo:font-weight="bold" style:font-weight-asian="bold" style:font-weight-complex="bold"/>
    </style:style>
    <style:style style:name="P126" style:family="paragraph" style:parent-style-name="Standard">
      <style:text-properties fo:font-size="14pt" fo:language="en" fo:country="US" fo:font-weight="bold" officeooo:paragraph-rsid="04c483aa" style:font-weight-asian="bold" style:font-weight-complex="bold"/>
    </style:style>
    <style:style style:name="P127" style:family="paragraph" style:parent-style-name="Standard">
      <style:text-properties officeooo:paragraph-rsid="03df8e7b"/>
    </style:style>
    <style:style style:name="P128" style:family="paragraph" style:parent-style-name="Standard">
      <style:text-properties officeooo:paragraph-rsid="03ebffc3"/>
    </style:style>
    <style:style style:name="P129" style:family="paragraph" style:parent-style-name="Standard">
      <style:text-properties officeooo:paragraph-rsid="03f4928c"/>
    </style:style>
    <style:style style:name="P130" style:family="paragraph" style:parent-style-name="Standard">
      <style:text-properties fo:font-weight="bold" style:font-weight-asian="bold" style:font-weight-complex="bold"/>
    </style:style>
    <style:style style:name="P131" style:family="paragraph" style:parent-style-name="Standard">
      <style:text-properties officeooo:paragraph-rsid="0410703e"/>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639efd"/>
    </style:style>
    <style:style style:name="P139" style:family="paragraph" style:parent-style-name="Standard">
      <style:text-properties officeooo:paragraph-rsid="04640c90"/>
    </style:style>
    <style:style style:name="P140" style:family="paragraph" style:parent-style-name="Standard">
      <style:text-properties officeooo:paragraph-rsid="048080b8"/>
    </style:style>
    <style:style style:name="P141" style:family="paragraph" style:parent-style-name="Standard">
      <style:text-properties officeooo:paragraph-rsid="0481aee2"/>
    </style:style>
    <style:style style:name="P14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3" style:family="paragraph" style:parent-style-name="Standard">
      <style:text-properties officeooo:paragraph-rsid="0498603b"/>
    </style:style>
    <style:style style:name="P144" style:family="paragraph" style:parent-style-name="Standard">
      <style:text-properties officeooo:rsid="049fb661" officeooo:paragraph-rsid="049fb661"/>
    </style:style>
    <style:style style:name="P145" style:family="paragraph" style:parent-style-name="Standard">
      <style:text-properties officeooo:paragraph-rsid="04a1263a"/>
    </style:style>
    <style:style style:name="P146" style:family="paragraph" style:parent-style-name="Standard">
      <style:text-properties officeooo:rsid="04b1f5cb" officeooo:paragraph-rsid="04b1f5cb"/>
    </style:style>
    <style:style style:name="P147" style:family="paragraph" style:parent-style-name="Standard">
      <style:text-properties officeooo:rsid="04b4f6de" officeooo:paragraph-rsid="04b4f6de"/>
    </style:style>
    <style:style style:name="P148" style:family="paragraph" style:parent-style-name="Standard">
      <style:text-properties officeooo:rsid="04b5bde7" officeooo:paragraph-rsid="04b5bde7"/>
    </style:style>
    <style:style style:name="P149" style:family="paragraph" style:parent-style-name="Standard">
      <style:text-properties officeooo:rsid="04b6eee7" officeooo:paragraph-rsid="04b6eee7"/>
    </style:style>
    <style:style style:name="P150" style:family="paragraph" style:parent-style-name="Standard">
      <style:text-properties officeooo:rsid="04b82642" officeooo:paragraph-rsid="04caa8cc"/>
    </style:style>
    <style:style style:name="P151" style:family="paragraph" style:parent-style-name="Standard">
      <style:text-properties officeooo:rsid="03c8246a" officeooo:paragraph-rsid="04c483aa"/>
    </style:style>
    <style:style style:name="P152" style:family="paragraph" style:parent-style-name="Standard">
      <style:text-properties officeooo:paragraph-rsid="04c483aa"/>
    </style:style>
    <style:style style:name="P153" style:family="paragraph" style:parent-style-name="Standard">
      <style:text-properties officeooo:paragraph-rsid="03ffb808"/>
    </style:style>
    <style:style style:name="P154" style:family="paragraph" style:parent-style-name="Standard">
      <style:paragraph-properties fo:text-align="justify" style:justify-single-word="false"/>
      <style:text-properties officeooo:paragraph-rsid="04c6c5ef"/>
    </style:style>
    <style:style style:name="P155" style:family="paragraph" style:parent-style-name="Standard">
      <style:text-properties officeooo:rsid="0348edd1" officeooo:paragraph-rsid="04c6c5ef"/>
    </style:style>
    <style:style style:name="P156" style:family="paragraph" style:parent-style-name="Standard">
      <style:text-properties officeooo:rsid="03e39ed0" officeooo:paragraph-rsid="04c6c5ef"/>
    </style:style>
    <style:style style:name="P157" style:family="paragraph" style:parent-style-name="Standard">
      <style:text-properties officeooo:rsid="03e5baf3" officeooo:paragraph-rsid="04c6c5ef"/>
    </style:style>
    <style:style style:name="P158" style:family="paragraph" style:parent-style-name="Standard">
      <style:text-properties officeooo:paragraph-rsid="04c6c5ef"/>
    </style:style>
    <style:style style:name="P159" style:family="paragraph" style:parent-style-name="Standard">
      <style:text-properties officeooo:paragraph-rsid="04caa8cc"/>
    </style:style>
    <style:style style:name="P160" style:family="paragraph" style:parent-style-name="Standard">
      <style:text-properties officeooo:rsid="04cbb829" officeooo:paragraph-rsid="04cbb829"/>
    </style:style>
    <style:style style:name="P161" style:family="paragraph" style:parent-style-name="Text_20_body">
      <style:text-properties officeooo:paragraph-rsid="01dfec2a"/>
    </style:style>
    <style:style style:name="P162" style:family="paragraph" style:parent-style-name="Text_20_body">
      <style:text-properties officeooo:paragraph-rsid="01f3021f"/>
    </style:style>
    <style:style style:name="P163" style:family="paragraph" style:parent-style-name="Text_20_body">
      <style:text-properties officeooo:paragraph-rsid="02a8230a"/>
    </style:style>
    <style:style style:name="P164" style:family="paragraph" style:parent-style-name="Text_20_body">
      <style:text-properties officeooo:paragraph-rsid="02e8ffc4"/>
    </style:style>
    <style:style style:name="P165" style:family="paragraph" style:parent-style-name="Text_20_body">
      <style:text-properties fo:language="en" fo:country="US"/>
    </style:style>
    <style:style style:name="P166" style:family="paragraph" style:parent-style-name="Text_20_body">
      <style:text-properties fo:language="en" fo:country="US" officeooo:paragraph-rsid="01dfec2a"/>
    </style:style>
    <style:style style:name="P167" style:family="paragraph" style:parent-style-name="Text_20_body">
      <style:text-properties fo:language="en" fo:country="US" officeooo:paragraph-rsid="02037532"/>
    </style:style>
    <style:style style:name="P168" style:family="paragraph" style:parent-style-name="Text_20_body">
      <style:text-properties fo:language="en" fo:country="US" officeooo:paragraph-rsid="026e5df3"/>
    </style:style>
    <style:style style:name="P169" style:family="paragraph" style:parent-style-name="Text_20_body">
      <style:text-properties fo:language="en" fo:country="US" officeooo:paragraph-rsid="03a347fc"/>
    </style:style>
    <style:style style:name="P170" style:family="paragraph" style:parent-style-name="Text_20_body">
      <style:text-properties fo:language="en" fo:country="US" officeooo:rsid="039cb4f5" officeooo:paragraph-rsid="039cb4f5"/>
    </style:style>
    <style:style style:name="P171" style:family="paragraph" style:parent-style-name="Text_20_body">
      <style:text-properties fo:language="en" fo:country="US" officeooo:paragraph-rsid="0391de4b"/>
    </style:style>
    <style:style style:name="P172" style:family="paragraph" style:parent-style-name="Text_20_body">
      <style:text-properties fo:language="en" fo:country="US" officeooo:rsid="01b1c6a1" officeooo:paragraph-rsid="0391de4b"/>
    </style:style>
    <style:style style:name="P173" style:family="paragraph" style:parent-style-name="Text_20_body">
      <style:paragraph-properties fo:text-align="center" style:justify-single-word="false"/>
      <style:text-properties fo:language="en" fo:country="US" officeooo:paragraph-rsid="0391de4b"/>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text-properties fo:language="en" fo:country="US" officeooo:paragraph-rsid="02e8ffc4"/>
    </style:style>
    <style:style style:name="P177" style:family="paragraph" style:parent-style-name="Text_20_body">
      <style:text-properties fo:language="en" fo:country="US" officeooo:paragraph-rsid="029bf816"/>
    </style:style>
    <style:style style:name="P178" style:family="paragraph" style:parent-style-name="Text_20_body">
      <style:text-properties fo:language="en" fo:country="US" fo:font-style="italic" style:font-style-asian="italic" style:font-style-complex="italic"/>
    </style:style>
    <style:style style:name="P179" style:family="paragraph" style:parent-style-name="Text_20_body">
      <style:text-properties fo:language="en" fo:country="US" officeooo:paragraph-rsid="024850a1"/>
    </style:style>
    <style:style style:name="P180" style:family="paragraph" style:parent-style-name="Text_20_body">
      <style:text-properties fo:language="en" fo:country="US" officeooo:rsid="0211d4a8" officeooo:paragraph-rsid="0211d4a8"/>
    </style:style>
    <style:style style:name="P181" style:family="paragraph" style:parent-style-name="Text_20_body">
      <style:text-properties fo:language="en" fo:country="US" officeooo:paragraph-rsid="022924d2"/>
    </style:style>
    <style:style style:name="P182" style:family="paragraph" style:parent-style-name="Text_20_body">
      <style:text-properties fo:language="en" fo:country="US" officeooo:rsid="0094d6ba" officeooo:paragraph-rsid="03df8e7b"/>
    </style:style>
    <style:style style:name="P183" style:family="paragraph" style:parent-style-name="Text_20_body">
      <style:text-properties fo:language="en" fo:country="US" officeooo:rsid="017d0377" officeooo:paragraph-rsid="03dda822"/>
    </style:style>
    <style:style style:name="P184" style:family="paragraph" style:parent-style-name="Text_20_body">
      <style:text-properties fo:language="en" fo:country="US" officeooo:rsid="00a17308" officeooo:paragraph-rsid="03dda822"/>
    </style:style>
    <style:style style:name="P185" style:family="paragraph" style:parent-style-name="Text_20_body">
      <style:text-properties fo:language="en" fo:country="US" officeooo:paragraph-rsid="03dda822"/>
    </style:style>
    <style:style style:name="P186" style:family="paragraph" style:parent-style-name="Text_20_body">
      <style:text-properties fo:language="en" fo:country="US" officeooo:paragraph-rsid="03df8e7b"/>
    </style:style>
    <style:style style:name="P187" style:family="paragraph" style:parent-style-name="Text_20_body">
      <style:text-properties fo:language="en" fo:country="US" officeooo:paragraph-rsid="03ebffc3"/>
    </style:style>
    <style:style style:name="P188" style:family="paragraph" style:parent-style-name="Text_20_body">
      <style:text-properties fo:language="en" fo:country="US" officeooo:paragraph-rsid="03ffb808"/>
    </style:style>
    <style:style style:name="P189" style:family="paragraph" style:parent-style-name="Text_20_body">
      <style:text-properties fo:language="en" fo:country="US" officeooo:rsid="000ecd18" officeooo:paragraph-rsid="04c483aa"/>
    </style:style>
    <style:style style:name="P190" style:family="paragraph" style:parent-style-name="Text_20_body">
      <style:text-properties fo:language="en" fo:country="US" fo:font-weight="bold" officeooo:paragraph-rsid="04c483aa" style:font-weight-asian="bold" style:font-weight-complex="bold"/>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officeooo:paragraph-rsid="03b465b9"/>
    </style:style>
    <style:style style:name="P19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7" style:family="paragraph" style:parent-style-name="Text_20_body">
      <style:text-properties officeooo:paragraph-rsid="03df8e7b"/>
    </style:style>
    <style:style style:name="P198" style:family="paragraph" style:parent-style-name="Text_20_body">
      <style:text-properties officeooo:paragraph-rsid="03ebffc3"/>
    </style:style>
    <style:style style:name="P199" style:family="paragraph" style:parent-style-name="Text_20_body">
      <style:text-properties officeooo:paragraph-rsid="0391de4b"/>
    </style:style>
    <style:style style:name="P200" style:family="paragraph" style:parent-style-name="Text_20_body">
      <style:paragraph-properties fo:text-align="center" style:justify-single-word="false"/>
      <style:text-properties fo:font-size="2pt" fo:language="en" fo:country="US" officeooo:paragraph-rsid="03ffb808"/>
    </style:style>
    <style:style style:name="P201" style:family="paragraph" style:parent-style-name="Text_20_body">
      <style:text-properties officeooo:paragraph-rsid="03ffb808"/>
    </style:style>
    <style:style style:name="P202" style:family="paragraph" style:parent-style-name="Text_20_body">
      <style:text-properties officeooo:rsid="03a6aa49" officeooo:paragraph-rsid="042b08fe"/>
    </style:style>
    <style:style style:name="P203" style:family="paragraph" style:parent-style-name="Text_20_body">
      <style:text-properties officeooo:paragraph-rsid="043a939b"/>
    </style:style>
    <style:style style:name="P204" style:family="paragraph" style:parent-style-name="Text_20_body">
      <style:text-properties fo:font-size="10pt" fo:font-style="italic" style:font-style-asian="italic" style:font-style-complex="italic"/>
    </style:style>
    <style:style style:name="P205" style:family="paragraph" style:parent-style-name="Text_20_body">
      <style:text-properties officeooo:paragraph-rsid="04743651"/>
    </style:style>
    <style:style style:name="P206" style:family="paragraph" style:parent-style-name="Text_20_body">
      <style:text-properties officeooo:paragraph-rsid="047a2f87"/>
    </style:style>
    <style:style style:name="P207" style:family="paragraph" style:parent-style-name="Text_20_body">
      <style:text-properties officeooo:paragraph-rsid="04bca5d6"/>
    </style:style>
    <style:style style:name="P208" style:family="paragraph" style:parent-style-name="Text_20_body">
      <style:paragraph-properties fo:text-align="start" style:justify-single-word="false"/>
      <style:text-properties fo:font-size="7pt" officeooo:rsid="03b0b7a5" officeooo:paragraph-rsid="04c344f6" style:font-size-asian="9pt" style:font-size-complex="9pt"/>
    </style:style>
    <style:style style:name="P209" style:family="paragraph" style:parent-style-name="Text_20_body">
      <style:text-properties officeooo:paragraph-rsid="04c6c5ef"/>
    </style:style>
    <style:style style:name="P210"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11" style:family="paragraph" style:parent-style-name="Preformatted_20_Text">
      <style:paragraph-properties fo:text-align="center" style:justify-single-word="false"/>
    </style:style>
    <style:style style:name="P212" style:family="paragraph" style:parent-style-name="Preformatted_20_Text">
      <style:paragraph-properties fo:text-align="start" style:justify-single-word="false"/>
      <style:text-properties officeooo:paragraph-rsid="02dc8812"/>
    </style:style>
    <style:style style:name="P213" style:family="paragraph" style:parent-style-name="Preformatted_20_Text">
      <style:paragraph-properties fo:text-align="start" style:justify-single-word="false"/>
      <style:text-properties officeooo:paragraph-rsid="03b465b9"/>
    </style:style>
    <style:style style:name="P214" style:family="paragraph" style:parent-style-name="Preformatted_20_Text">
      <style:paragraph-properties fo:text-align="start" style:justify-single-word="false"/>
      <style:text-properties officeooo:paragraph-rsid="04c6c5ef"/>
    </style:style>
    <style:style style:name="P215" style:family="paragraph" style:parent-style-name="Preformatted_20_Text">
      <style:paragraph-properties fo:text-align="end" style:justify-single-word="false"/>
    </style:style>
    <style:style style:name="P216" style:family="paragraph" style:parent-style-name="Preformatted_20_Text">
      <style:paragraph-properties fo:text-align="end" style:justify-single-word="false"/>
      <style:text-properties officeooo:paragraph-rsid="024a8641"/>
    </style:style>
    <style:style style:name="P217" style:family="paragraph" style:parent-style-name="Preformatted_20_Text">
      <style:paragraph-properties fo:text-align="end" style:justify-single-word="false"/>
      <style:text-properties officeooo:paragraph-rsid="02a89f97"/>
    </style:style>
    <style:style style:name="P218" style:family="paragraph" style:parent-style-name="Preformatted_20_Text">
      <style:paragraph-properties fo:text-align="end" style:justify-single-word="false"/>
      <style:text-properties officeooo:paragraph-rsid="0391de4b"/>
    </style:style>
    <style:style style:name="P219" style:family="paragraph" style:parent-style-name="Preformatted_20_Text">
      <style:paragraph-properties fo:text-align="end" style:justify-single-word="false"/>
      <style:text-properties officeooo:paragraph-rsid="042fd17a"/>
    </style:style>
    <style:style style:name="P220" style:family="paragraph" style:parent-style-name="Preformatted_20_Text">
      <style:paragraph-properties fo:text-align="end" style:justify-single-word="false"/>
      <style:text-properties officeooo:paragraph-rsid="043a939b"/>
    </style:style>
    <style:style style:name="P221" style:family="paragraph" style:parent-style-name="Preformatted_20_Text">
      <style:paragraph-properties fo:text-align="end" style:justify-single-word="false"/>
      <style:text-properties officeooo:paragraph-rsid="04551dea"/>
    </style:style>
    <style:style style:name="P222" style:family="paragraph" style:parent-style-name="Preformatted_20_Text">
      <style:paragraph-properties fo:text-align="end" style:justify-single-word="false"/>
      <style:text-properties officeooo:paragraph-rsid="04831a40"/>
    </style:style>
    <style:style style:name="P223" style:family="paragraph" style:parent-style-name="Preformatted_20_Text">
      <style:paragraph-properties fo:text-align="end" style:justify-single-word="false"/>
      <style:text-properties officeooo:paragraph-rsid="04b062c6"/>
    </style:style>
    <style:style style:name="P224" style:family="paragraph" style:parent-style-name="Preformatted_20_Text">
      <style:paragraph-properties fo:text-align="end" style:justify-single-word="false"/>
      <style:text-properties officeooo:paragraph-rsid="04c6c5ef"/>
    </style:style>
    <style:style style:name="P225" style:family="paragraph" style:parent-style-name="Preformatted_20_Text">
      <style:text-properties officeooo:paragraph-rsid="029d9d2d"/>
    </style:style>
    <style:style style:name="P226" style:family="paragraph" style:parent-style-name="Preformatted_20_Text">
      <style:text-properties officeooo:paragraph-rsid="02bddcf0"/>
    </style:style>
    <style:style style:name="P227" style:family="paragraph" style:parent-style-name="Preformatted_20_Text">
      <style:text-properties officeooo:paragraph-rsid="0391de4b"/>
    </style:style>
    <style:style style:name="P228" style:family="paragraph" style:parent-style-name="Preformatted_20_Text">
      <style:text-properties fo:font-style="italic" style:font-style-asian="italic" style:font-style-complex="italic"/>
    </style:style>
    <style:style style:name="P229" style:family="paragraph" style:parent-style-name="Preformatted_20_Text">
      <style:text-properties fo:font-style="italic" officeooo:rsid="03b5e62b" officeooo:paragraph-rsid="03b5e62b" style:font-style-asian="italic" style:font-style-complex="italic"/>
    </style:style>
    <style:style style:name="P230" style:family="paragraph" style:parent-style-name="Preformatted_20_Text">
      <style:text-properties fo:language="en" fo:country="US"/>
    </style:style>
    <style:style style:name="P231" style:family="paragraph" style:parent-style-name="Preformatted_20_Text">
      <style:text-properties fo:language="en" fo:country="US" fo:font-weight="bold" style:font-weight-asian="bold" style:font-weight-complex="bold"/>
    </style:style>
    <style:style style:name="P232" style:family="paragraph" style:parent-style-name="Preformatted_20_Text">
      <style:paragraph-properties fo:text-align="end" style:justify-single-word="false"/>
      <style:text-properties fo:language="en" fo:country="US" fo:font-weight="bold" style:font-weight-asian="bold" style:font-weight-complex="bold"/>
    </style:style>
    <style:style style:name="P233" style:family="paragraph" style:parent-style-name="Preformatted_20_Text">
      <style:text-properties fo:language="en" fo:country="US" fo:font-weight="bold" officeooo:rsid="01c6b3b8" officeooo:paragraph-rsid="03a00c90" style:font-weight-asian="bold" style:font-weight-complex="bold"/>
    </style:style>
    <style:style style:name="P234" style:family="paragraph" style:parent-style-name="Preformatted_20_Text">
      <style:text-properties fo:language="en" fo:country="US" fo:font-weight="bold" officeooo:rsid="01c6b3b8" officeooo:paragraph-rsid="01f00011" style:font-weight-asian="bold" style:font-weight-complex="bold"/>
    </style:style>
    <style:style style:name="P235" style:family="paragraph" style:parent-style-name="Preformatted_20_Text">
      <style:text-properties fo:language="en" fo:country="US" fo:font-weight="bold" officeooo:rsid="01c6b3b8" officeooo:paragraph-rsid="01dfec2a" style:font-weight-asian="bold" style:font-weight-complex="bold"/>
    </style:style>
    <style:style style:name="P236" style:family="paragraph" style:parent-style-name="Preformatted_20_Text">
      <style:text-properties fo:language="en" fo:country="US" fo:font-weight="bold" officeooo:rsid="01c621bb" officeooo:paragraph-rsid="01f00011" style:font-weight-asian="bold" style:font-weight-complex="bold"/>
    </style:style>
    <style:style style:name="P237" style:family="paragraph" style:parent-style-name="Preformatted_20_Text">
      <style:text-properties fo:language="en" fo:country="US" fo:font-weight="bold" officeooo:rsid="01c621bb" officeooo:paragraph-rsid="01dfec2a" style:font-weight-asian="bold" style:font-weight-complex="bold"/>
    </style:style>
    <style:style style:name="P238" style:family="paragraph" style:parent-style-name="Preformatted_20_Text">
      <style:text-properties fo:language="en" fo:country="US" fo:font-weight="bold" officeooo:rsid="01c621bb" officeooo:paragraph-rsid="01f1344c" style:font-weight-asian="bold" style:font-weight-complex="bold"/>
    </style:style>
    <style:style style:name="P239" style:family="paragraph" style:parent-style-name="Preformatted_20_Text">
      <style:text-properties fo:language="en" fo:country="US" fo:font-weight="bold" officeooo:rsid="01c8259f" officeooo:paragraph-rsid="01eff624" style:font-weight-asian="bold" style:font-weight-complex="bold"/>
    </style:style>
    <style:style style:name="P240" style:family="paragraph" style:parent-style-name="Preformatted_20_Text">
      <style:text-properties fo:language="en" fo:country="US" fo:font-weight="bold" officeooo:paragraph-rsid="01ab7d32" style:font-weight-asian="bold" style:font-weight-complex="bold"/>
    </style:style>
    <style:style style:name="P241" style:family="paragraph" style:parent-style-name="Preformatted_20_Text">
      <style:text-properties fo:language="en" fo:country="US" fo:font-weight="bold" officeooo:rsid="021ede30" officeooo:paragraph-rsid="021ede30" style:font-weight-asian="bold" style:font-weight-complex="bold"/>
    </style:style>
    <style:style style:name="P242" style:family="paragraph" style:parent-style-name="Preformatted_20_Text">
      <style:text-properties fo:language="en" fo:country="US" fo:font-weight="bold" officeooo:rsid="02202324" officeooo:paragraph-rsid="02202324" style:font-weight-asian="bold" style:font-weight-complex="bold"/>
    </style:style>
    <style:style style:name="P243" style:family="paragraph" style:parent-style-name="Preformatted_20_Text">
      <style:text-properties fo:language="en" fo:country="US" fo:font-weight="bold" officeooo:rsid="020cd13d" officeooo:paragraph-rsid="020cd13d" style:font-weight-asian="bold" style:font-weight-complex="bold"/>
    </style:style>
    <style:style style:name="P244" style:family="paragraph" style:parent-style-name="Preformatted_20_Text">
      <style:text-properties fo:language="en" fo:country="US" fo:font-weight="bold" officeooo:rsid="020cd13d" officeooo:paragraph-rsid="022ee015" style:font-weight-asian="bold" style:font-weight-complex="bold"/>
    </style:style>
    <style:style style:name="P245" style:family="paragraph" style:parent-style-name="Preformatted_20_Text">
      <style:text-properties fo:language="en" fo:country="US" fo:font-weight="bold" officeooo:rsid="00922dd5" officeooo:paragraph-rsid="03df8e7b" style:font-weight-asian="bold" style:font-weight-complex="bold"/>
    </style:style>
    <style:style style:name="P246" style:family="paragraph" style:parent-style-name="Preformatted_20_Text">
      <style:text-properties fo:language="en" fo:country="US" fo:font-weight="bold" officeooo:rsid="012a8625" officeooo:paragraph-rsid="03ffb808" style:font-weight-asian="bold" style:font-weight-complex="bold"/>
    </style:style>
    <style:style style:name="P24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8" style:family="paragraph" style:parent-style-name="Preformatted_20_Text">
      <style:text-properties fo:language="en" fo:country="US" fo:font-weight="bold" officeooo:rsid="041cd803" officeooo:paragraph-rsid="0431fa74" style:font-weight-asian="bold" style:font-weight-complex="bold"/>
    </style:style>
    <style:style style:name="P249" style:family="paragraph" style:parent-style-name="Preformatted_20_Text">
      <style:text-properties fo:language="en" fo:country="US" fo:font-weight="bold" officeooo:paragraph-rsid="04478016" style:font-weight-asian="bold" style:font-weight-complex="bold"/>
    </style:style>
    <style:style style:name="P250" style:family="paragraph" style:parent-style-name="Preformatted_20_Text">
      <style:paragraph-properties fo:text-align="start" style:justify-single-word="false"/>
      <style:text-properties fo:language="en" fo:country="US" fo:font-weight="bold" officeooo:rsid="0033fd4e" officeooo:paragraph-rsid="04c344f6" style:font-weight-asian="bold" style:font-weight-complex="bold"/>
    </style:style>
    <style:style style:name="P251" style:family="paragraph" style:parent-style-name="Preformatted_20_Text">
      <style:text-properties fo:language="en" fo:country="US" fo:font-weight="bold" officeooo:paragraph-rsid="04c6c5ef" style:font-weight-asian="bold" style:font-weight-complex="bold"/>
    </style:style>
    <style:style style:name="P252" style:family="paragraph" style:parent-style-name="Preformatted_20_Text">
      <style:text-properties fo:language="en" fo:country="US" fo:font-style="normal" officeooo:rsid="0087e4bb" officeooo:paragraph-rsid="0087e4bb" style:font-style-asian="normal" style:font-style-complex="normal"/>
    </style:style>
    <style:style style:name="P25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4" style:family="paragraph" style:parent-style-name="Preformatted_20_Text">
      <style:paragraph-properties fo:text-align="start" style:justify-single-word="false"/>
      <style:text-properties fo:language="en" fo:country="US" fo:font-style="normal" officeooo:rsid="001fce12" officeooo:paragraph-rsid="04c483aa" style:font-style-asian="normal" style:font-style-complex="normal"/>
    </style:style>
    <style:style style:name="P255" style:family="paragraph" style:parent-style-name="Preformatted_20_Text">
      <style:paragraph-properties fo:text-align="start" style:justify-single-word="false"/>
      <style:text-properties fo:language="en" fo:country="US" fo:font-style="normal" officeooo:rsid="0020943b" officeooo:paragraph-rsid="04c483aa" style:font-style-asian="normal" style:font-style-complex="normal"/>
    </style:style>
    <style:style style:name="P25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7" style:family="paragraph" style:parent-style-name="Preformatted_20_Text">
      <style:text-properties fo:language="en" fo:country="US" officeooo:paragraph-rsid="01f00011"/>
    </style:style>
    <style:style style:name="P258" style:family="paragraph" style:parent-style-name="Preformatted_20_Text">
      <style:text-properties fo:language="en" fo:country="US" officeooo:rsid="01c8259f" officeooo:paragraph-rsid="01dfec2a"/>
    </style:style>
    <style:style style:name="P259" style:family="paragraph" style:parent-style-name="Preformatted_20_Text">
      <style:text-properties fo:language="en" fo:country="US" officeooo:rsid="01c8259f" officeooo:paragraph-rsid="01ec94a9"/>
    </style:style>
    <style:style style:name="P260" style:family="paragraph" style:parent-style-name="Preformatted_20_Text">
      <style:text-properties fo:language="en" fo:country="US" fo:font-weight="normal" officeooo:rsid="01d82c88" officeooo:paragraph-rsid="01f58529" style:font-weight-asian="normal" style:font-weight-complex="normal"/>
    </style:style>
    <style:style style:name="P261" style:family="paragraph" style:parent-style-name="Preformatted_20_Text">
      <style:text-properties fo:language="en" fo:country="US" fo:font-weight="normal" officeooo:rsid="0366dc22" officeooo:paragraph-rsid="039cb4f5" style:font-weight-asian="normal" style:font-weight-complex="normal"/>
    </style:style>
    <style:style style:name="P262" style:family="paragraph" style:parent-style-name="Preformatted_20_Text">
      <style:text-properties fo:language="en" fo:country="US" fo:font-weight="normal" officeooo:rsid="012a8625" officeooo:paragraph-rsid="03ffb808" style:font-weight-asian="normal" style:font-weight-complex="normal"/>
    </style:style>
    <style:style style:name="P263" style:family="paragraph" style:parent-style-name="Preformatted_20_Text">
      <style:text-properties fo:language="en" fo:country="US" fo:font-weight="normal" officeooo:rsid="041aa962" officeooo:paragraph-rsid="041aa962" style:font-weight-asian="normal" style:font-weight-complex="normal"/>
    </style:style>
    <style:style style:name="P264" style:family="paragraph" style:parent-style-name="Preformatted_20_Text">
      <style:text-properties fo:language="en" fo:country="US" officeooo:paragraph-rsid="01dfec2a"/>
    </style:style>
    <style:style style:name="P265" style:family="paragraph" style:parent-style-name="Preformatted_20_Text">
      <style:text-properties fo:language="en" fo:country="US" officeooo:rsid="01c6e3fd" officeooo:paragraph-rsid="01dfec2a"/>
    </style:style>
    <style:style style:name="P266" style:family="paragraph" style:parent-style-name="Preformatted_20_Text">
      <style:text-properties fo:language="en" fo:country="US" officeooo:paragraph-rsid="0131515d"/>
    </style:style>
    <style:style style:name="P267" style:family="paragraph" style:parent-style-name="Preformatted_20_Text">
      <style:text-properties fo:language="en" fo:country="US" style:language-asian="zxx" style:country-asian="none" style:language-complex="zxx" style:country-complex="none"/>
    </style:style>
    <style:style style:name="P268" style:family="paragraph" style:parent-style-name="Preformatted_20_Text">
      <style:text-properties fo:language="en" fo:country="US" officeooo:paragraph-rsid="03a347fc" style:language-asian="zxx" style:country-asian="none" style:language-complex="zxx" style:country-complex="none"/>
    </style:style>
    <style:style style:name="P269" style:family="paragraph" style:parent-style-name="Preformatted_20_Text">
      <style:text-properties fo:language="en" fo:country="US" officeooo:paragraph-rsid="027d6983"/>
    </style:style>
    <style:style style:name="P270" style:family="paragraph" style:parent-style-name="Preformatted_20_Text">
      <style:text-properties fo:language="en" fo:country="US" officeooo:rsid="008a716e" officeooo:paragraph-rsid="0391de4b" style:text-scale="93%"/>
    </style:style>
    <style:style style:name="P271" style:family="paragraph" style:parent-style-name="Preformatted_20_Text">
      <style:text-properties fo:language="en" fo:country="US" officeooo:paragraph-rsid="0391de4b" style:text-scale="93%"/>
    </style:style>
    <style:style style:name="P272" style:family="paragraph" style:parent-style-name="Preformatted_20_Text">
      <style:text-properties fo:language="en" fo:country="US" officeooo:paragraph-rsid="0391de4b"/>
    </style:style>
    <style:style style:name="P273" style:family="paragraph" style:parent-style-name="Preformatted_20_Text">
      <style:paragraph-properties fo:text-align="end" style:justify-single-word="false"/>
      <style:text-properties fo:language="en" fo:country="US" officeooo:rsid="024f3e17" officeooo:paragraph-rsid="03924c86"/>
    </style:style>
    <style:style style:name="P274" style:family="paragraph" style:parent-style-name="Preformatted_20_Text">
      <style:text-properties fo:language="en" fo:country="US" officeooo:rsid="024f3e17" officeooo:paragraph-rsid="03924c86"/>
    </style:style>
    <style:style style:name="P275" style:family="paragraph" style:parent-style-name="Preformatted_20_Text">
      <style:paragraph-properties fo:text-align="start" style:justify-single-word="false"/>
      <style:text-properties fo:language="en" fo:country="US" officeooo:rsid="025093e9" officeooo:paragraph-rsid="03924c86"/>
    </style:style>
    <style:style style:name="P276" style:family="paragraph" style:parent-style-name="Preformatted_20_Text">
      <style:text-properties fo:language="en" fo:country="US" officeooo:rsid="0117d829" officeooo:paragraph-rsid="01196eee"/>
    </style:style>
    <style:style style:name="P277" style:family="paragraph" style:parent-style-name="Preformatted_20_Text">
      <style:text-properties fo:language="en" fo:country="US" officeooo:paragraph-rsid="011d2e0c"/>
    </style:style>
    <style:style style:name="P278" style:family="paragraph" style:parent-style-name="Preformatted_20_Text">
      <style:text-properties fo:language="en" fo:country="US" officeooo:paragraph-rsid="0175f237"/>
    </style:style>
    <style:style style:name="P279" style:family="paragraph" style:parent-style-name="Preformatted_20_Text">
      <style:paragraph-properties fo:text-align="center" style:justify-single-word="false"/>
      <style:text-properties fo:language="en" fo:country="US" officeooo:rsid="01b2c0f8" officeooo:paragraph-rsid="0391de4b"/>
    </style:style>
    <style:style style:name="P280" style:family="paragraph" style:parent-style-name="Preformatted_20_Text">
      <style:paragraph-properties fo:text-align="start" style:justify-single-word="false"/>
      <style:text-properties fo:language="en" fo:country="US" officeooo:rsid="01b6b4b4" officeooo:paragraph-rsid="0391de4b"/>
    </style:style>
    <style:style style:name="P281" style:family="paragraph" style:parent-style-name="Preformatted_20_Text">
      <style:text-properties fo:language="en" fo:country="US" style:text-scale="98%"/>
    </style:style>
    <style:style style:name="P282" style:family="paragraph" style:parent-style-name="Preformatted_20_Text">
      <style:text-properties fo:language="en" fo:country="US" officeooo:paragraph-rsid="03dda822" style:text-scale="98%"/>
    </style:style>
    <style:style style:name="P283" style:family="paragraph" style:parent-style-name="Preformatted_20_Text">
      <style:text-properties fo:language="en" fo:country="US" officeooo:paragraph-rsid="03ffb808" style:text-scale="98%"/>
    </style:style>
    <style:style style:name="P284" style:family="paragraph" style:parent-style-name="Preformatted_20_Text">
      <style:text-properties fo:language="en" fo:country="US" officeooo:rsid="042b08fe" officeooo:paragraph-rsid="042b08fe" style:text-scale="98%"/>
    </style:style>
    <style:style style:name="P285" style:family="paragraph" style:parent-style-name="Preformatted_20_Text">
      <style:paragraph-properties fo:text-align="end" style:justify-single-word="false"/>
      <style:text-properties fo:language="en" fo:country="US" officeooo:paragraph-rsid="01216a55"/>
    </style:style>
    <style:style style:name="P286" style:family="paragraph" style:parent-style-name="Preformatted_20_Text">
      <style:paragraph-properties fo:text-align="end" style:justify-single-word="false"/>
      <style:text-properties fo:language="en" fo:country="US" officeooo:paragraph-rsid="02dc8812"/>
    </style:style>
    <style:style style:name="P287" style:family="paragraph" style:parent-style-name="Preformatted_20_Text">
      <style:paragraph-properties fo:text-align="end" style:justify-single-word="false"/>
      <style:text-properties fo:language="en" fo:country="US" officeooo:paragraph-rsid="02e2e246"/>
    </style:style>
    <style:style style:name="P288" style:family="paragraph" style:parent-style-name="Preformatted_20_Text">
      <style:paragraph-properties fo:text-align="end" style:justify-single-word="false"/>
      <style:text-properties fo:language="en" fo:country="US" officeooo:paragraph-rsid="03a7481e"/>
    </style:style>
    <style:style style:name="P289" style:family="paragraph" style:parent-style-name="Preformatted_20_Text">
      <style:paragraph-properties fo:text-align="end" style:justify-single-word="false"/>
      <style:text-properties fo:language="en" fo:country="US" officeooo:paragraph-rsid="03dda822"/>
    </style:style>
    <style:style style:name="P290" style:family="paragraph" style:parent-style-name="Preformatted_20_Text">
      <style:paragraph-properties fo:text-align="end" style:justify-single-word="false"/>
      <style:text-properties fo:language="en" fo:country="US" officeooo:paragraph-rsid="03ebffc3"/>
    </style:style>
    <style:style style:name="P291" style:family="paragraph" style:parent-style-name="Preformatted_20_Text">
      <style:paragraph-properties fo:text-align="end" style:justify-single-word="false"/>
      <style:text-properties fo:language="en" fo:country="US" officeooo:paragraph-rsid="043df1ea"/>
    </style:style>
    <style:style style:name="P292" style:family="paragraph" style:parent-style-name="Preformatted_20_Text">
      <style:paragraph-properties fo:text-align="end" style:justify-single-word="false"/>
      <style:text-properties fo:language="en" fo:country="US" officeooo:paragraph-rsid="04c344f6"/>
    </style:style>
    <style:style style:name="P293" style:family="paragraph" style:parent-style-name="Preformatted_20_Text">
      <style:paragraph-properties fo:text-align="end" style:justify-single-word="false"/>
      <style:text-properties fo:language="en" fo:country="US" officeooo:paragraph-rsid="04c483aa"/>
    </style:style>
    <style:style style:name="P294" style:family="paragraph" style:parent-style-name="Preformatted_20_Text">
      <style:text-properties fo:language="en" fo:country="US" officeooo:rsid="008c3e6e" officeooo:paragraph-rsid="02d075c6"/>
    </style:style>
    <style:style style:name="P295" style:family="paragraph" style:parent-style-name="Preformatted_20_Text">
      <style:text-properties fo:language="en" fo:country="US" officeooo:paragraph-rsid="0150fbd9"/>
    </style:style>
    <style:style style:name="P296" style:family="paragraph" style:parent-style-name="Preformatted_20_Text">
      <style:text-properties fo:language="en" fo:country="US" officeooo:paragraph-rsid="02dc8812"/>
    </style:style>
    <style:style style:name="P297" style:family="paragraph" style:parent-style-name="Preformatted_20_Text">
      <style:text-properties fo:language="en" fo:country="US" officeooo:paragraph-rsid="02e2e246"/>
    </style:style>
    <style:style style:name="P298" style:family="paragraph" style:parent-style-name="Preformatted_20_Text">
      <style:text-properties fo:language="en" fo:country="US" officeooo:paragraph-rsid="01ab0a0a"/>
    </style:style>
    <style:style style:name="P299" style:family="paragraph" style:parent-style-name="Preformatted_20_Text">
      <style:text-properties fo:language="en" fo:country="US" officeooo:rsid="01ac701b" officeooo:paragraph-rsid="01ac701b"/>
    </style:style>
    <style:style style:name="P300" style:family="paragraph" style:parent-style-name="Preformatted_20_Text">
      <style:text-properties fo:language="en" fo:country="US" officeooo:rsid="01ac701b" officeooo:paragraph-rsid="01ac701b" style:text-scale="92%"/>
    </style:style>
    <style:style style:name="P301" style:family="paragraph" style:parent-style-name="Preformatted_20_Text">
      <style:text-properties fo:language="en" fo:country="US" officeooo:paragraph-rsid="024e2ed2"/>
    </style:style>
    <style:style style:name="P302" style:family="paragraph" style:parent-style-name="Preformatted_20_Text">
      <style:text-properties fo:language="en" fo:country="US" officeooo:rsid="004eb83c" officeooo:paragraph-rsid="024e2ed2"/>
    </style:style>
    <style:style style:name="P303" style:family="paragraph" style:parent-style-name="Preformatted_20_Text">
      <style:text-properties fo:language="en" fo:country="US" officeooo:rsid="0060259f" officeooo:paragraph-rsid="024e2ed2"/>
    </style:style>
    <style:style style:name="P304" style:family="paragraph" style:parent-style-name="Preformatted_20_Text">
      <style:text-properties fo:language="en" fo:country="US" officeooo:rsid="0053de3a" officeooo:paragraph-rsid="024e2ed2"/>
    </style:style>
    <style:style style:name="P305" style:family="paragraph" style:parent-style-name="Preformatted_20_Text">
      <style:text-properties fo:language="en" fo:country="US" officeooo:paragraph-rsid="02e8ffc4"/>
    </style:style>
    <style:style style:name="P306" style:family="paragraph" style:parent-style-name="Preformatted_20_Text">
      <style:text-properties fo:language="en" fo:country="US" officeooo:rsid="025d9165" officeooo:paragraph-rsid="02e8ffc4"/>
    </style:style>
    <style:style style:name="P307" style:family="paragraph" style:parent-style-name="Preformatted_20_Text">
      <style:paragraph-properties fo:text-align="center" style:justify-single-word="false"/>
      <style:text-properties fo:language="en" fo:country="US"/>
    </style:style>
    <style:style style:name="P308" style:family="paragraph" style:parent-style-name="Preformatted_20_Text">
      <style:paragraph-properties fo:text-align="center" style:justify-single-word="false"/>
      <style:text-properties fo:language="en" fo:country="US" officeooo:paragraph-rsid="03dda822"/>
    </style:style>
    <style:style style:name="P309" style:family="paragraph" style:parent-style-name="Preformatted_20_Text">
      <style:text-properties fo:language="en" fo:country="US" officeooo:paragraph-rsid="006f6ad0"/>
    </style:style>
    <style:style style:name="P310" style:family="paragraph" style:parent-style-name="Preformatted_20_Text">
      <style:text-properties fo:language="en" fo:country="US" fo:font-style="italic" officeooo:paragraph-rsid="006f6ad0" style:font-style-asian="italic" style:font-style-complex="italic"/>
    </style:style>
    <style:style style:name="P31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3" style:family="paragraph" style:parent-style-name="Preformatted_20_Text">
      <style:paragraph-properties fo:text-align="start" style:justify-single-word="false"/>
      <style:text-properties fo:language="en" fo:country="US" officeooo:rsid="003bb47e" officeooo:paragraph-rsid="006f6ad0"/>
    </style:style>
    <style:style style:name="P314" style:family="paragraph" style:parent-style-name="Preformatted_20_Text">
      <style:text-properties fo:language="en" fo:country="US" officeooo:rsid="030219d8" officeooo:paragraph-rsid="034343ba"/>
    </style:style>
    <style:style style:name="P315" style:family="paragraph" style:parent-style-name="Preformatted_20_Text">
      <style:text-properties fo:language="en" fo:country="US" officeooo:rsid="030219d8" officeooo:paragraph-rsid="041cd803"/>
    </style:style>
    <style:style style:name="P316" style:family="paragraph" style:parent-style-name="Preformatted_20_Text">
      <style:text-properties fo:language="en" fo:country="US" officeooo:paragraph-rsid="034343ba"/>
    </style:style>
    <style:style style:name="P317" style:family="paragraph" style:parent-style-name="Preformatted_20_Text">
      <style:text-properties fo:language="en" fo:country="US" officeooo:paragraph-rsid="035fc833"/>
    </style:style>
    <style:style style:name="P318" style:family="paragraph" style:parent-style-name="Preformatted_20_Text">
      <style:text-properties fo:language="en" fo:country="US" officeooo:rsid="01993d13" officeooo:paragraph-rsid="0269a1c7"/>
    </style:style>
    <style:style style:name="P319" style:family="paragraph" style:parent-style-name="Preformatted_20_Text">
      <style:text-properties fo:language="en" fo:country="US" officeooo:rsid="0358764d" officeooo:paragraph-rsid="0358764d"/>
    </style:style>
    <style:style style:name="P320" style:family="paragraph" style:parent-style-name="Preformatted_20_Text">
      <style:text-properties fo:language="en" fo:country="US" officeooo:paragraph-rsid="03582836"/>
    </style:style>
    <style:style style:name="P321" style:family="paragraph" style:parent-style-name="Preformatted_20_Text">
      <style:text-properties fo:language="en" fo:country="US" officeooo:paragraph-rsid="0358764d"/>
    </style:style>
    <style:style style:name="P322" style:family="paragraph" style:parent-style-name="Preformatted_20_Text">
      <style:paragraph-properties fo:text-align="center" style:justify-single-word="false"/>
      <style:text-properties fo:language="en" fo:country="US" officeooo:rsid="0296eea8" officeooo:paragraph-rsid="0296eea8"/>
    </style:style>
    <style:style style:name="P323" style:family="paragraph" style:parent-style-name="Preformatted_20_Text">
      <style:text-properties fo:language="en" fo:country="US" officeooo:paragraph-rsid="01bbc01c"/>
    </style:style>
    <style:style style:name="P324" style:family="paragraph" style:parent-style-name="Preformatted_20_Text">
      <style:text-properties fo:language="en" fo:country="US" officeooo:rsid="02037532" officeooo:paragraph-rsid="02037532"/>
    </style:style>
    <style:style style:name="P325" style:family="paragraph" style:parent-style-name="Preformatted_20_Text">
      <style:text-properties fo:language="en" fo:country="US" officeooo:rsid="022d36f0" officeooo:paragraph-rsid="023485d2"/>
    </style:style>
    <style:style style:name="P326" style:family="paragraph" style:parent-style-name="Preformatted_20_Text">
      <style:text-properties fo:language="en" fo:country="US" officeooo:rsid="020b3b5a" officeooo:paragraph-rsid="020b3b5a"/>
    </style:style>
    <style:style style:name="P327" style:family="paragraph" style:parent-style-name="Preformatted_20_Text">
      <style:text-properties fo:language="en" fo:country="US" officeooo:rsid="020cd13d" officeooo:paragraph-rsid="020cd13d"/>
    </style:style>
    <style:style style:name="P328" style:family="paragraph" style:parent-style-name="Preformatted_20_Text">
      <style:text-properties fo:language="en" fo:country="US" officeooo:rsid="020cd13d" officeooo:paragraph-rsid="02217e3b"/>
    </style:style>
    <style:style style:name="P329" style:family="paragraph" style:parent-style-name="Preformatted_20_Text">
      <style:text-properties fo:language="en" fo:country="US" officeooo:rsid="020cd13d" officeooo:paragraph-rsid="022ee015"/>
    </style:style>
    <style:style style:name="P330" style:family="paragraph" style:parent-style-name="Preformatted_20_Text">
      <style:text-properties fo:language="en" fo:country="US" officeooo:rsid="0210d905" officeooo:paragraph-rsid="0210d905"/>
    </style:style>
    <style:style style:name="P331" style:family="paragraph" style:parent-style-name="Preformatted_20_Text">
      <style:text-properties fo:language="en" fo:country="US" officeooo:rsid="0213bb65" officeooo:paragraph-rsid="0213bb65"/>
    </style:style>
    <style:style style:name="P332" style:family="paragraph" style:parent-style-name="Preformatted_20_Text">
      <style:text-properties fo:language="en" fo:country="US" officeooo:rsid="02195654" officeooo:paragraph-rsid="02195654"/>
    </style:style>
    <style:style style:name="P333" style:family="paragraph" style:parent-style-name="Preformatted_20_Text">
      <style:text-properties fo:language="en" fo:country="US" officeooo:rsid="022502de" officeooo:paragraph-rsid="0242c645"/>
    </style:style>
    <style:style style:name="P334" style:family="paragraph" style:parent-style-name="Preformatted_20_Text">
      <style:text-properties fo:language="en" fo:country="US" officeooo:rsid="02247072" officeooo:paragraph-rsid="0242c645"/>
    </style:style>
    <style:style style:name="P335" style:family="paragraph" style:parent-style-name="Preformatted_20_Text">
      <style:text-properties fo:language="en" fo:country="US" officeooo:paragraph-rsid="0242c645"/>
    </style:style>
    <style:style style:name="P336" style:family="paragraph" style:parent-style-name="Preformatted_20_Text">
      <style:text-properties fo:language="en" fo:country="US" officeooo:rsid="0243f4cf" officeooo:paragraph-rsid="0243f4cf"/>
    </style:style>
    <style:style style:name="P337" style:family="paragraph" style:parent-style-name="Preformatted_20_Text">
      <style:text-properties fo:language="en" fo:country="US" officeooo:rsid="022a9ca9" officeooo:paragraph-rsid="0243f4cf"/>
    </style:style>
    <style:style style:name="P338" style:family="paragraph" style:parent-style-name="Preformatted_20_Text">
      <style:text-properties fo:language="en" fo:country="US" officeooo:rsid="022924d2" officeooo:paragraph-rsid="0243f4cf"/>
    </style:style>
    <style:style style:name="P339" style:family="paragraph" style:parent-style-name="Preformatted_20_Text">
      <style:text-properties fo:language="en" fo:country="US" officeooo:rsid="022924d2" officeooo:paragraph-rsid="022a9ca9"/>
    </style:style>
    <style:style style:name="P340" style:family="paragraph" style:parent-style-name="Preformatted_20_Text">
      <style:text-properties fo:language="en" fo:country="US" officeooo:rsid="022924d2" officeooo:paragraph-rsid="022924d2"/>
    </style:style>
    <style:style style:name="P341" style:family="paragraph" style:parent-style-name="Preformatted_20_Text">
      <style:text-properties fo:language="en" fo:country="US" officeooo:rsid="02457ca2" officeooo:paragraph-rsid="02457ca2"/>
    </style:style>
    <style:style style:name="P342" style:family="paragraph" style:parent-style-name="Preformatted_20_Text">
      <style:text-properties fo:language="en" fo:country="US" officeooo:paragraph-rsid="03a7481e"/>
    </style:style>
    <style:style style:name="P343" style:family="paragraph" style:parent-style-name="Preformatted_20_Text">
      <style:text-properties fo:language="en" fo:country="US" officeooo:rsid="03ab267b" officeooo:paragraph-rsid="03ab267b"/>
    </style:style>
    <style:style style:name="P344" style:family="paragraph" style:parent-style-name="Preformatted_20_Text">
      <style:text-properties fo:language="en" fo:country="US" officeooo:rsid="03b21246" officeooo:paragraph-rsid="03b21246"/>
    </style:style>
    <style:style style:name="P345" style:family="paragraph" style:parent-style-name="Preformatted_20_Text">
      <style:paragraph-properties fo:text-align="start" style:justify-single-word="false"/>
      <style:text-properties fo:language="en" fo:country="US" officeooo:rsid="00b26293" officeooo:paragraph-rsid="03a7481e"/>
    </style:style>
    <style:style style:name="P346" style:family="paragraph" style:parent-style-name="Preformatted_20_Text">
      <style:text-properties fo:language="en" fo:country="US" officeooo:rsid="03c0a229" officeooo:paragraph-rsid="03c0a229"/>
    </style:style>
    <style:style style:name="P347" style:family="paragraph" style:parent-style-name="Preformatted_20_Text">
      <style:paragraph-properties fo:text-align="start" style:justify-single-word="false"/>
      <style:text-properties fo:language="en" fo:country="US" officeooo:paragraph-rsid="03f0684b"/>
    </style:style>
    <style:style style:name="P348" style:family="paragraph" style:parent-style-name="Preformatted_20_Text">
      <style:paragraph-properties fo:text-align="start" style:justify-single-word="false"/>
      <style:text-properties fo:language="en" fo:country="US" officeooo:paragraph-rsid="04c483aa"/>
    </style:style>
    <style:style style:name="P349" style:family="paragraph" style:parent-style-name="Preformatted_20_Text">
      <style:text-properties fo:language="en" fo:country="US" officeooo:rsid="019b4dd8" officeooo:paragraph-rsid="03df8e7b"/>
    </style:style>
    <style:style style:name="P350" style:family="paragraph" style:parent-style-name="Preformatted_20_Text">
      <style:text-properties fo:language="en" fo:country="US" officeooo:rsid="02d94f96" officeooo:paragraph-rsid="03df8e7b"/>
    </style:style>
    <style:style style:name="P351" style:family="paragraph" style:parent-style-name="Preformatted_20_Text">
      <style:paragraph-properties fo:text-align="center" style:justify-single-word="false"/>
      <style:text-properties fo:language="en" fo:country="US" officeooo:rsid="016b1bc9" officeooo:paragraph-rsid="03dda822"/>
    </style:style>
    <style:style style:name="P35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3" style:family="paragraph" style:parent-style-name="Preformatted_20_Text">
      <style:paragraph-properties fo:text-align="center" style:justify-single-word="false"/>
      <style:text-properties fo:language="en" fo:country="US" officeooo:rsid="016d985e" officeooo:paragraph-rsid="03dda822"/>
    </style:style>
    <style:style style:name="P354" style:family="paragraph" style:parent-style-name="Preformatted_20_Text">
      <style:text-properties fo:language="en" fo:country="US" officeooo:rsid="016d985e" officeooo:paragraph-rsid="03dda822"/>
    </style:style>
    <style:style style:name="P355" style:family="paragraph" style:parent-style-name="Preformatted_20_Text">
      <style:text-properties fo:language="en" fo:country="US" officeooo:paragraph-rsid="03dda822" style:text-scale="86%"/>
    </style:style>
    <style:style style:name="P356" style:family="paragraph" style:parent-style-name="Preformatted_20_Text">
      <style:text-properties fo:language="en" fo:country="US" officeooo:paragraph-rsid="03dda822"/>
    </style:style>
    <style:style style:name="P357" style:family="paragraph" style:parent-style-name="Preformatted_20_Text">
      <style:text-properties fo:language="en" fo:country="US" officeooo:paragraph-rsid="03df8e7b"/>
    </style:style>
    <style:style style:name="P358" style:family="paragraph" style:parent-style-name="Preformatted_20_Text">
      <style:text-properties fo:language="en" fo:country="US" officeooo:rsid="027acf20" officeooo:paragraph-rsid="03ebffc3"/>
    </style:style>
    <style:style style:name="P359" style:family="paragraph" style:parent-style-name="Preformatted_20_Text">
      <style:paragraph-properties fo:text-align="start" style:justify-single-word="false"/>
      <style:text-properties fo:language="en" fo:country="US" officeooo:rsid="004bc521" officeooo:paragraph-rsid="03ebffc3"/>
    </style:style>
    <style:style style:name="P360" style:family="paragraph" style:parent-style-name="Preformatted_20_Text">
      <style:paragraph-properties fo:text-align="end" style:justify-single-word="false"/>
      <style:text-properties fo:language="en" fo:country="US" officeooo:rsid="004bc521" officeooo:paragraph-rsid="03ebffc3"/>
    </style:style>
    <style:style style:name="P361" style:family="paragraph" style:parent-style-name="Preformatted_20_Text">
      <style:text-properties fo:language="en" fo:country="US" officeooo:paragraph-rsid="03ebffc3"/>
    </style:style>
    <style:style style:name="P362" style:family="paragraph" style:parent-style-name="Preformatted_20_Text">
      <style:paragraph-properties fo:text-align="end" style:justify-single-word="false"/>
      <style:text-properties fo:language="en" fo:country="US" officeooo:rsid="0366dc22" officeooo:paragraph-rsid="03f0684b"/>
    </style:style>
    <style:style style:name="P363" style:family="paragraph" style:parent-style-name="Preformatted_20_Text">
      <style:text-properties fo:language="en" fo:country="US" officeooo:rsid="0366dc22" officeooo:paragraph-rsid="03f0684b"/>
    </style:style>
    <style:style style:name="P364" style:family="paragraph" style:parent-style-name="Preformatted_20_Text">
      <style:text-properties fo:language="en" fo:country="US" officeooo:rsid="03d23c63" officeooo:paragraph-rsid="03f0684b"/>
    </style:style>
    <style:style style:name="P365" style:family="paragraph" style:parent-style-name="Preformatted_20_Text">
      <style:text-properties fo:language="en" fo:country="US" officeooo:paragraph-rsid="03f0684b"/>
    </style:style>
    <style:style style:name="P366" style:family="paragraph" style:parent-style-name="Preformatted_20_Text">
      <style:text-properties fo:language="en" fo:country="US" officeooo:rsid="03f0684b" officeooo:paragraph-rsid="03f0684b"/>
    </style:style>
    <style:style style:name="P367" style:family="paragraph" style:parent-style-name="Preformatted_20_Text">
      <style:text-properties fo:language="en" fo:country="US" officeooo:rsid="0280b17c" officeooo:paragraph-rsid="03ffb808"/>
    </style:style>
    <style:style style:name="P368" style:family="paragraph" style:parent-style-name="Preformatted_20_Text">
      <style:text-properties fo:language="en" fo:country="US" officeooo:rsid="0135a8ef" officeooo:paragraph-rsid="03ffb808"/>
    </style:style>
    <style:style style:name="P369" style:family="paragraph" style:parent-style-name="Preformatted_20_Text">
      <style:text-properties fo:language="en" fo:country="US" officeooo:paragraph-rsid="03ffb808"/>
    </style:style>
    <style:style style:name="P370" style:family="paragraph" style:parent-style-name="Preformatted_20_Text">
      <style:text-properties fo:language="en" fo:country="US" officeooo:paragraph-rsid="041cd803"/>
    </style:style>
    <style:style style:name="P371" style:family="paragraph" style:parent-style-name="Preformatted_20_Text">
      <style:paragraph-properties fo:text-align="end" style:justify-single-word="false"/>
      <style:text-properties fo:language="en" fo:country="US" officeooo:rsid="02adf650" officeooo:paragraph-rsid="042b08fe"/>
    </style:style>
    <style:style style:name="P372" style:family="paragraph" style:parent-style-name="Preformatted_20_Text">
      <style:text-properties fo:language="en" fo:country="US" officeooo:paragraph-rsid="042b08fe"/>
    </style:style>
    <style:style style:name="P373" style:family="paragraph" style:parent-style-name="Preformatted_20_Text">
      <style:text-properties fo:language="en" fo:country="US" officeooo:rsid="0265402d" officeooo:paragraph-rsid="042b08fe"/>
    </style:style>
    <style:style style:name="P374" style:family="paragraph" style:parent-style-name="Preformatted_20_Text">
      <style:text-properties fo:language="en" fo:country="US" officeooo:paragraph-rsid="043df1ea"/>
    </style:style>
    <style:style style:name="P375" style:family="paragraph" style:parent-style-name="Preformatted_20_Text">
      <style:text-properties fo:language="en" fo:country="US" officeooo:paragraph-rsid="04478016"/>
    </style:style>
    <style:style style:name="P376" style:family="paragraph" style:parent-style-name="Preformatted_20_Text">
      <style:text-properties fo:language="en" fo:country="US" officeooo:rsid="045150df" officeooo:paragraph-rsid="045150df"/>
    </style:style>
    <style:style style:name="P377" style:family="paragraph" style:parent-style-name="Preformatted_20_Text">
      <style:text-properties fo:language="en" fo:country="US" officeooo:rsid="038bcc99" officeooo:paragraph-rsid="0456bf6d"/>
    </style:style>
    <style:style style:name="P378" style:family="paragraph" style:parent-style-name="Preformatted_20_Text">
      <style:paragraph-properties fo:text-align="end" style:justify-single-word="false"/>
      <style:text-properties fo:language="en" fo:country="US" officeooo:rsid="038bcc99" officeooo:paragraph-rsid="0456bf6d"/>
    </style:style>
    <style:style style:name="P379" style:family="paragraph" style:parent-style-name="Preformatted_20_Text">
      <style:paragraph-properties fo:text-align="end" style:justify-single-word="false"/>
      <style:text-properties fo:language="en" fo:country="US" officeooo:rsid="038bcc99" officeooo:paragraph-rsid="0391de4b"/>
    </style:style>
    <style:style style:name="P380" style:family="paragraph" style:parent-style-name="Preformatted_20_Text">
      <style:text-properties fo:language="en" fo:country="US" officeooo:rsid="0468ba6b" officeooo:paragraph-rsid="0468ba6b"/>
    </style:style>
    <style:style style:name="P381" style:family="paragraph" style:parent-style-name="Preformatted_20_Text">
      <style:text-properties fo:language="en" fo:country="US" officeooo:rsid="0458f894" officeooo:paragraph-rsid="0458f894"/>
    </style:style>
    <style:style style:name="P382" style:family="paragraph" style:parent-style-name="Preformatted_20_Text">
      <style:text-properties fo:language="en" fo:country="US" officeooo:rsid="046a8c35" officeooo:paragraph-rsid="046a8c35"/>
    </style:style>
    <style:style style:name="P383" style:family="paragraph" style:parent-style-name="Preformatted_20_Text">
      <style:text-properties fo:language="en" fo:country="US" officeooo:rsid="019cf702" officeooo:paragraph-rsid="0485d469"/>
    </style:style>
    <style:style style:name="P384" style:family="paragraph" style:parent-style-name="Preformatted_20_Text">
      <style:text-properties fo:language="en" fo:country="US" officeooo:paragraph-rsid="0485d469"/>
    </style:style>
    <style:style style:name="P385" style:family="paragraph" style:parent-style-name="Preformatted_20_Text">
      <style:text-properties fo:language="en" fo:country="US" officeooo:rsid="048696d6" officeooo:paragraph-rsid="048696d6"/>
    </style:style>
    <style:style style:name="P386" style:family="paragraph" style:parent-style-name="Preformatted_20_Text">
      <style:text-properties fo:language="en" fo:country="US" officeooo:paragraph-rsid="048701f1"/>
    </style:style>
    <style:style style:name="P387" style:family="paragraph" style:parent-style-name="Preformatted_20_Text">
      <style:text-properties fo:language="en" fo:country="US" officeooo:paragraph-rsid="04c344f6"/>
    </style:style>
    <style:style style:name="P388"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89"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0" style:family="paragraph" style:parent-style-name="Preformatted_20_Text">
      <style:text-properties fo:language="en" fo:country="US" officeooo:rsid="02c7aed1" officeooo:paragraph-rsid="04c344f6"/>
    </style:style>
    <style:style style:name="P391" style:family="paragraph" style:parent-style-name="Preformatted_20_Text">
      <style:paragraph-properties fo:text-align="start" style:justify-single-word="false"/>
      <style:text-properties fo:language="en" fo:country="US" officeooo:rsid="0033fd4e" officeooo:paragraph-rsid="04c344f6"/>
    </style:style>
    <style:style style:name="P392" style:family="paragraph" style:parent-style-name="Preformatted_20_Text">
      <style:text-properties fo:language="en" fo:country="US" officeooo:rsid="001122ee" officeooo:paragraph-rsid="04c483aa"/>
    </style:style>
    <style:style style:name="P393" style:family="paragraph" style:parent-style-name="Preformatted_20_Text">
      <style:text-properties fo:language="en" fo:country="US" officeooo:rsid="0012b5c9" officeooo:paragraph-rsid="04c483aa"/>
    </style:style>
    <style:style style:name="P394" style:family="paragraph" style:parent-style-name="Preformatted_20_Text">
      <style:text-properties fo:language="en" fo:country="US" officeooo:rsid="00116e17" officeooo:paragraph-rsid="04c483aa"/>
    </style:style>
    <style:style style:name="P395" style:family="paragraph" style:parent-style-name="Preformatted_20_Text">
      <style:paragraph-properties fo:text-align="start" style:justify-single-word="false"/>
      <style:text-properties fo:language="en" fo:country="US" officeooo:rsid="001c5d33" officeooo:paragraph-rsid="04c483aa"/>
    </style:style>
    <style:style style:name="P396" style:family="paragraph" style:parent-style-name="Preformatted_20_Text">
      <style:paragraph-properties fo:text-align="start" style:justify-single-word="false"/>
      <style:text-properties fo:language="en" fo:country="US" officeooo:rsid="001fce12" officeooo:paragraph-rsid="04c483aa"/>
    </style:style>
    <style:style style:name="P397" style:family="paragraph" style:parent-style-name="Preformatted_20_Text">
      <style:paragraph-properties fo:text-align="start" style:justify-single-word="false"/>
      <style:text-properties fo:language="en" fo:country="US" officeooo:rsid="001ddeb9" officeooo:paragraph-rsid="04c483aa"/>
    </style:style>
    <style:style style:name="P398" style:family="paragraph" style:parent-style-name="Preformatted_20_Text">
      <style:text-properties fo:language="en" fo:country="US" officeooo:rsid="00116283" officeooo:paragraph-rsid="04c483aa"/>
    </style:style>
    <style:style style:name="P399" style:family="paragraph" style:parent-style-name="Preformatted_20_Text">
      <style:text-properties fo:language="en" fo:country="US" officeooo:rsid="0026ba99" officeooo:paragraph-rsid="04c483aa"/>
    </style:style>
    <style:style style:name="P400" style:family="paragraph" style:parent-style-name="Preformatted_20_Text">
      <style:text-properties fo:language="en" fo:country="US" officeooo:rsid="0027e0b4" officeooo:paragraph-rsid="04c483aa"/>
    </style:style>
    <style:style style:name="P401" style:family="paragraph" style:parent-style-name="Preformatted_20_Text">
      <style:text-properties fo:language="en" fo:country="US" officeooo:rsid="00284e68" officeooo:paragraph-rsid="04c483aa"/>
    </style:style>
    <style:style style:name="P402" style:family="paragraph" style:parent-style-name="Preformatted_20_Text">
      <style:text-properties fo:language="en" fo:country="US" officeooo:rsid="002876b5" officeooo:paragraph-rsid="04c483aa"/>
    </style:style>
    <style:style style:name="P403" style:family="paragraph" style:parent-style-name="Preformatted_20_Text">
      <style:text-properties fo:language="en" fo:country="US" officeooo:paragraph-rsid="04c483aa"/>
    </style:style>
    <style:style style:name="P404" style:family="paragraph" style:parent-style-name="Preformatted_20_Text">
      <style:text-properties fo:language="en" fo:country="US" officeooo:rsid="0346f39e" officeooo:paragraph-rsid="04c6c5ef"/>
    </style:style>
    <style:style style:name="P405" style:family="paragraph" style:parent-style-name="Preformatted_20_Text">
      <style:paragraph-properties fo:text-align="start" style:justify-single-word="false"/>
      <style:text-properties fo:language="en" fo:country="US" officeooo:rsid="03367442" officeooo:paragraph-rsid="04c6c5ef"/>
    </style:style>
    <style:style style:name="P406" style:family="paragraph" style:parent-style-name="Preformatted_20_Text">
      <style:text-properties fo:language="en" fo:country="US" officeooo:paragraph-rsid="04c6c5ef"/>
    </style:style>
    <style:style style:name="P407"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3"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24"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3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3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6" style:family="paragraph" style:parent-style-name="Preformatted_20_Text">
      <style:paragraph-properties fo:text-align="start" style:justify-single-word="false"/>
      <style:text-properties style:font-name="Liberation Mono" fo:font-size="9pt" fo:language="en" fo:country="US" officeooo:rsid="0034979b" officeooo:paragraph-rsid="04c344f6" style:font-name-asian="NSimSun" style:font-size-asian="9pt" style:font-name-complex="Liberation Mono" style:font-size-complex="9pt"/>
    </style:style>
    <style:style style:name="P437" style:family="paragraph" style:parent-style-name="Preformatted_20_Text">
      <style:text-properties style:font-name="Liberation Mono" fo:font-size="9pt" fo:language="en" fo:country="US" officeooo:rsid="00295f4e" officeooo:paragraph-rsid="04c483aa" style:font-name-asian="NSimSun" style:font-size-asian="10pt" style:font-name-complex="Liberation Mono" style:font-size-complex="10pt" style:text-scale="97%"/>
    </style:style>
    <style:style style:name="P43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9" style:family="paragraph" style:parent-style-name="Preformatted_20_Text">
      <style:text-properties fo:font-size="8pt" fo:language="en" fo:country="US" officeooo:paragraph-rsid="04c483aa" style:font-size-asian="8pt" style:font-size-complex="8pt" style:text-scale="98%"/>
    </style:style>
    <style:style style:name="P440" style:family="paragraph" style:parent-style-name="Preformatted_20_Text">
      <style:text-properties fo:font-size="8pt" fo:language="en" fo:country="US" style:font-size-asian="10pt" style:font-size-complex="10pt"/>
    </style:style>
    <style:style style:name="P441" style:family="paragraph" style:parent-style-name="Preformatted_20_Text">
      <style:paragraph-properties fo:text-align="center" style:justify-single-word="false"/>
      <style:text-properties fo:font-size="8pt" fo:language="en" fo:country="US" style:font-size-asian="10pt" style:font-size-complex="10pt"/>
    </style:style>
    <style:style style:name="P442" style:family="paragraph" style:parent-style-name="Preformatted_20_Text">
      <style:text-properties fo:font-size="8pt" fo:language="en" fo:country="US" officeooo:paragraph-rsid="0391de4b" style:font-size-asian="10pt" style:font-size-complex="10pt"/>
    </style:style>
    <style:style style:name="P443" style:family="paragraph" style:parent-style-name="Preformatted_20_Text">
      <style:text-properties fo:font-size="8pt" fo:language="en" fo:country="US" officeooo:paragraph-rsid="03dda822" style:font-size-asian="10pt" style:font-size-complex="10pt"/>
    </style:style>
    <style:style style:name="P444" style:family="paragraph" style:parent-style-name="Preformatted_20_Text">
      <style:text-properties fo:font-size="8pt" fo:language="en" fo:country="US" officeooo:rsid="00284e68" officeooo:paragraph-rsid="04c483aa" style:font-size-asian="10pt" style:font-size-complex="10pt"/>
    </style:style>
    <style:style style:name="P445" style:family="paragraph" style:parent-style-name="Preformatted_20_Text">
      <style:text-properties fo:font-size="8pt" fo:language="en" fo:country="US" officeooo:rsid="032f6015" officeooo:paragraph-rsid="04c6c5ef" style:font-size-asian="10pt" style:font-size-complex="10pt"/>
    </style:style>
    <style:style style:name="P44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9" style:family="paragraph" style:parent-style-name="Preformatted_20_Text">
      <style:text-properties fo:font-size="9pt" fo:language="en" fo:country="US" officeooo:paragraph-rsid="0260d390" style:font-size-asian="9pt" style:font-size-complex="9pt" style:text-scale="96%"/>
    </style:style>
    <style:style style:name="P450" style:family="paragraph" style:parent-style-name="Preformatted_20_Text">
      <style:text-properties fo:font-size="9pt" fo:language="en" fo:country="US" officeooo:rsid="01993d13" officeooo:paragraph-rsid="0269a1c7" style:font-size-asian="9pt" style:font-size-complex="9pt"/>
    </style:style>
    <style:style style:name="P451"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2" style:family="paragraph" style:parent-style-name="Preformatted_20_Text">
      <style:text-properties fo:font-size="9pt" fo:language="en" fo:country="US" officeooo:paragraph-rsid="04c344f6" style:font-size-asian="9pt" style:font-size-complex="9pt"/>
    </style:style>
    <style:style style:name="P453" style:family="paragraph" style:parent-style-name="Preformatted_20_Text">
      <style:text-properties fo:font-size="9pt" fo:language="en" fo:country="US" officeooo:paragraph-rsid="04c6c5ef" style:font-size-asian="9pt" style:font-size-complex="9pt"/>
    </style:style>
    <style:style style:name="P45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55" style:family="paragraph" style:parent-style-name="Preformatted_20_Text">
      <style:text-properties fo:font-size="9pt" fo:language="en" fo:country="US" officeooo:rsid="00295f4e" officeooo:paragraph-rsid="04c483aa" style:font-size-asian="10pt" style:font-size-complex="10pt" style:text-scale="98%"/>
    </style:style>
    <style:style style:name="P456" style:family="paragraph" style:parent-style-name="Preformatted_20_Text">
      <style:text-properties fo:font-size="9pt" style:font-size-asian="9pt" style:font-size-complex="9pt"/>
    </style:style>
    <style:style style:name="P457" style:family="paragraph" style:parent-style-name="Preformatted_20_Text">
      <style:text-properties style:font-name="Liberation Serif" fo:language="en" fo:country="US" officeooo:rsid="02217e3b" officeooo:paragraph-rsid="02217e3b"/>
    </style:style>
    <style:style style:name="P458" style:family="paragraph" style:parent-style-name="Preformatted_20_Text">
      <style:text-properties fo:font-size="10pt" fo:language="en" fo:country="US" officeooo:paragraph-rsid="03dda822" style:font-size-asian="10pt" style:font-size-complex="10pt"/>
    </style:style>
    <style:style style:name="P459" style:family="paragraph" style:parent-style-name="Preformatted_20_Text">
      <style:text-properties fo:font-size="10pt" fo:language="en" fo:country="US" officeooo:rsid="032f6015" officeooo:paragraph-rsid="04c6c5ef" style:font-size-asian="10pt" style:font-size-complex="10pt"/>
    </style:style>
    <style:style style:name="P460" style:family="paragraph" style:parent-style-name="Preformatted_20_Text">
      <style:text-properties fo:font-size="10pt" fo:language="en" fo:country="US" officeooo:paragraph-rsid="04c6c5ef" style:font-size-asian="10pt" style:font-size-complex="10pt"/>
    </style:style>
    <style:style style:name="P4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4" style:family="paragraph" style:parent-style-name="Preformatted_20_Text">
      <style:text-properties officeooo:paragraph-rsid="03b465b9"/>
    </style:style>
    <style:style style:name="P465" style:family="paragraph" style:parent-style-name="Preformatted_20_Text">
      <style:text-properties fo:font-weight="bold" style:font-weight-asian="bold" style:font-weight-complex="bold"/>
    </style:style>
    <style:style style:name="P466" style:family="paragraph" style:parent-style-name="Preformatted_20_Text">
      <style:text-properties fo:font-weight="bold" officeooo:paragraph-rsid="0473471b" style:font-weight-asian="bold" style:font-weight-complex="bold"/>
    </style:style>
    <style:style style:name="P467" style:family="paragraph" style:parent-style-name="Preformatted_20_Text">
      <style:paragraph-properties fo:text-align="end" style:justify-single-word="false"/>
      <style:text-properties fo:font-weight="bold" style:font-weight-asian="bold" style:font-weight-complex="bold"/>
    </style:style>
    <style:style style:name="P468" style:family="paragraph" style:parent-style-name="Preformatted_20_Text">
      <style:text-properties fo:font-weight="bold" officeooo:rsid="0483ed60" officeooo:paragraph-rsid="0483ed60" style:font-weight-asian="bold" style:font-weight-complex="bold"/>
    </style:style>
    <style:style style:name="P469" style:family="paragraph" style:parent-style-name="Preformatted_20_Text">
      <style:text-properties fo:font-weight="bold" officeooo:rsid="0485d469" officeooo:paragraph-rsid="0485d469" style:font-weight-asian="bold" style:font-weight-complex="bold"/>
    </style:style>
    <style:style style:name="P470"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1"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72"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73" style:family="paragraph" style:parent-style-name="Preformatted_20_Text">
      <style:text-properties fo:font-weight="bold" officeooo:rsid="03e5baf3" officeooo:paragraph-rsid="04c6c5ef" style:font-weight-asian="bold" style:font-weight-complex="bold"/>
    </style:style>
    <style:style style:name="P474" style:family="paragraph" style:parent-style-name="Preformatted_20_Text">
      <style:text-properties fo:font-weight="bold" officeooo:paragraph-rsid="04c6c5ef" style:font-weight-asian="bold" style:font-weight-complex="bold"/>
    </style:style>
    <style:style style:name="P47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7" style:family="paragraph" style:parent-style-name="Preformatted_20_Text">
      <style:text-properties officeooo:rsid="000c5d08" officeooo:paragraph-rsid="03df8e7b"/>
    </style:style>
    <style:style style:name="P478" style:family="paragraph" style:parent-style-name="Preformatted_20_Text">
      <style:text-properties officeooo:rsid="00966943" officeooo:paragraph-rsid="03df8e7b"/>
    </style:style>
    <style:style style:name="P479" style:family="paragraph" style:parent-style-name="Preformatted_20_Text">
      <style:text-properties officeooo:paragraph-rsid="03df8e7b"/>
    </style:style>
    <style:style style:name="P480" style:family="paragraph" style:parent-style-name="Preformatted_20_Text">
      <style:text-properties officeooo:paragraph-rsid="03ebffc3"/>
    </style:style>
    <style:style style:name="P481" style:family="paragraph" style:parent-style-name="Preformatted_20_Text">
      <style:text-properties officeooo:rsid="03cb2847" officeooo:paragraph-rsid="03f0684b"/>
    </style:style>
    <style:style style:name="P482" style:family="paragraph" style:parent-style-name="Preformatted_20_Text">
      <style:text-properties officeooo:paragraph-rsid="03f0684b"/>
    </style:style>
    <style:style style:name="P483" style:family="paragraph" style:parent-style-name="Preformatted_20_Text">
      <style:text-properties officeooo:paragraph-rsid="0412cbce"/>
    </style:style>
    <style:style style:name="P484" style:family="paragraph" style:parent-style-name="Preformatted_20_Text">
      <style:text-properties officeooo:paragraph-rsid="042fd17a"/>
    </style:style>
    <style:style style:name="P485" style:family="paragraph" style:parent-style-name="Preformatted_20_Text">
      <style:text-properties officeooo:paragraph-rsid="04309aad"/>
    </style:style>
    <style:style style:name="P486" style:family="paragraph" style:parent-style-name="Preformatted_20_Text">
      <style:text-properties officeooo:paragraph-rsid="0433dce4"/>
    </style:style>
    <style:style style:name="P487" style:family="paragraph" style:parent-style-name="Preformatted_20_Text">
      <style:text-properties officeooo:rsid="043896b4" officeooo:paragraph-rsid="043896b4"/>
    </style:style>
    <style:style style:name="P488" style:family="paragraph" style:parent-style-name="Preformatted_20_Text">
      <style:text-properties officeooo:rsid="043896b4" officeooo:paragraph-rsid="043a939b"/>
    </style:style>
    <style:style style:name="P489" style:family="paragraph" style:parent-style-name="Preformatted_20_Text">
      <style:text-properties officeooo:paragraph-rsid="043a939b"/>
    </style:style>
    <style:style style:name="P490" style:family="paragraph" style:parent-style-name="Preformatted_20_Text">
      <style:text-properties officeooo:rsid="0445d00a" officeooo:paragraph-rsid="04478016"/>
    </style:style>
    <style:style style:name="P491" style:family="paragraph" style:parent-style-name="Preformatted_20_Text">
      <style:text-properties officeooo:paragraph-rsid="04478016"/>
    </style:style>
    <style:style style:name="P492" style:family="paragraph" style:parent-style-name="Preformatted_20_Text">
      <style:text-properties officeooo:rsid="04478016" officeooo:paragraph-rsid="04478016"/>
    </style:style>
    <style:style style:name="P493" style:family="paragraph" style:parent-style-name="Preformatted_20_Text">
      <style:paragraph-properties fo:text-align="end" style:justify-single-word="false"/>
      <style:text-properties officeooo:rsid="04478016" officeooo:paragraph-rsid="04478016"/>
    </style:style>
    <style:style style:name="P494" style:family="paragraph" style:parent-style-name="Preformatted_20_Text">
      <style:text-properties officeooo:rsid="045150df" officeooo:paragraph-rsid="045150df"/>
    </style:style>
    <style:style style:name="P495" style:family="paragraph" style:parent-style-name="Preformatted_20_Text">
      <style:text-properties officeooo:paragraph-rsid="04551dea"/>
    </style:style>
    <style:style style:name="P496" style:family="paragraph" style:parent-style-name="Preformatted_20_Text">
      <style:text-properties officeooo:paragraph-rsid="0458f894"/>
    </style:style>
    <style:style style:name="P497" style:family="paragraph" style:parent-style-name="Preformatted_20_Text">
      <style:text-properties officeooo:rsid="04640c90" officeooo:paragraph-rsid="04640c90"/>
    </style:style>
    <style:style style:name="P498" style:family="paragraph" style:parent-style-name="Preformatted_20_Text">
      <style:text-properties officeooo:paragraph-rsid="0471e170"/>
    </style:style>
    <style:style style:name="P499" style:family="paragraph" style:parent-style-name="Preformatted_20_Text">
      <style:text-properties officeooo:paragraph-rsid="0473471b"/>
    </style:style>
    <style:style style:name="P500" style:family="paragraph" style:parent-style-name="Preformatted_20_Text">
      <style:text-properties officeooo:rsid="04751e05" officeooo:paragraph-rsid="04751e05"/>
    </style:style>
    <style:style style:name="P501" style:family="paragraph" style:parent-style-name="Preformatted_20_Text">
      <style:text-properties officeooo:rsid="047e1c5f" officeooo:paragraph-rsid="047e1c5f"/>
    </style:style>
    <style:style style:name="P502" style:family="paragraph" style:parent-style-name="Preformatted_20_Text">
      <style:text-properties officeooo:rsid="047f4d18" officeooo:paragraph-rsid="047f4d18"/>
    </style:style>
    <style:style style:name="P503" style:family="paragraph" style:parent-style-name="Preformatted_20_Text">
      <style:text-properties officeooo:paragraph-rsid="04831a40"/>
    </style:style>
    <style:style style:name="P504" style:family="paragraph" style:parent-style-name="Preformatted_20_Text">
      <style:text-properties officeooo:rsid="0483ed60" officeooo:paragraph-rsid="0483ed60"/>
    </style:style>
    <style:style style:name="P505" style:family="paragraph" style:parent-style-name="Preformatted_20_Text">
      <style:text-properties officeooo:rsid="048b19ce" officeooo:paragraph-rsid="048b19ce"/>
    </style:style>
    <style:style style:name="P506" style:family="paragraph" style:parent-style-name="Preformatted_20_Text">
      <style:text-properties officeooo:rsid="048c01df" officeooo:paragraph-rsid="048c01df"/>
    </style:style>
    <style:style style:name="P507" style:family="paragraph" style:parent-style-name="Preformatted_20_Text">
      <style:text-properties officeooo:rsid="048ca6ad" officeooo:paragraph-rsid="048ca6ad"/>
    </style:style>
    <style:style style:name="P508" style:family="paragraph" style:parent-style-name="Preformatted_20_Text">
      <style:text-properties officeooo:rsid="0497ea2a" officeooo:paragraph-rsid="0497ea2a"/>
    </style:style>
    <style:style style:name="P509" style:family="paragraph" style:parent-style-name="Preformatted_20_Text">
      <style:paragraph-properties fo:text-align="end" style:justify-single-word="false"/>
      <style:text-properties officeooo:rsid="0497ea2a" officeooo:paragraph-rsid="0497ea2a"/>
    </style:style>
    <style:style style:name="P510" style:family="paragraph" style:parent-style-name="Preformatted_20_Text">
      <style:text-properties officeooo:rsid="049a5787" officeooo:paragraph-rsid="049a5787"/>
    </style:style>
    <style:style style:name="P511" style:family="paragraph" style:parent-style-name="Preformatted_20_Text">
      <style:paragraph-properties fo:text-align="end" style:justify-single-word="false"/>
      <style:text-properties officeooo:rsid="049a5787" officeooo:paragraph-rsid="049a5787"/>
    </style:style>
    <style:style style:name="P512" style:family="paragraph" style:parent-style-name="Preformatted_20_Text">
      <style:paragraph-properties fo:text-align="start" style:justify-single-word="false"/>
      <style:text-properties officeooo:rsid="049a5787" officeooo:paragraph-rsid="049a5787"/>
    </style:style>
    <style:style style:name="P513" style:family="paragraph" style:parent-style-name="Preformatted_20_Text">
      <style:text-properties officeooo:rsid="049bacdf" officeooo:paragraph-rsid="049bacdf"/>
    </style:style>
    <style:style style:name="P514" style:family="paragraph" style:parent-style-name="Preformatted_20_Text">
      <style:paragraph-properties fo:text-align="start" style:justify-single-word="false"/>
      <style:text-properties officeooo:rsid="049bacdf" officeooo:paragraph-rsid="049dcf53"/>
    </style:style>
    <style:style style:name="P515" style:family="paragraph" style:parent-style-name="Preformatted_20_Text">
      <style:text-properties officeooo:rsid="049fb661" officeooo:paragraph-rsid="049fb661"/>
    </style:style>
    <style:style style:name="P516" style:family="paragraph" style:parent-style-name="Preformatted_20_Text">
      <style:text-properties officeooo:paragraph-rsid="04a438e6"/>
    </style:style>
    <style:style style:name="P517" style:family="paragraph" style:parent-style-name="Preformatted_20_Text">
      <style:text-properties officeooo:rsid="04a5118b" officeooo:paragraph-rsid="04a5118b"/>
    </style:style>
    <style:style style:name="P518" style:family="paragraph" style:parent-style-name="Preformatted_20_Text">
      <style:paragraph-properties fo:text-align="end" style:justify-single-word="false"/>
      <style:text-properties officeooo:rsid="049dcf53" officeooo:paragraph-rsid="049dcf53"/>
    </style:style>
    <style:style style:name="P519" style:family="paragraph" style:parent-style-name="Preformatted_20_Text">
      <style:text-properties officeooo:rsid="04a7ce3f" officeooo:paragraph-rsid="04a7ce3f"/>
    </style:style>
    <style:style style:name="P520" style:family="paragraph" style:parent-style-name="Preformatted_20_Text">
      <style:paragraph-properties fo:text-align="end" style:justify-single-word="false"/>
      <style:text-properties officeooo:rsid="04a7ce3f" officeooo:paragraph-rsid="04a7ce3f"/>
    </style:style>
    <style:style style:name="P521" style:family="paragraph" style:parent-style-name="Preformatted_20_Text">
      <style:paragraph-properties fo:text-align="start" style:justify-single-word="false"/>
      <style:text-properties officeooo:rsid="04a7ce3f" officeooo:paragraph-rsid="04a7ce3f"/>
    </style:style>
    <style:style style:name="P52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2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2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25"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26" style:family="paragraph" style:parent-style-name="Preformatted_20_Text">
      <style:paragraph-properties fo:text-align="end" style:justify-single-word="false"/>
      <style:text-properties officeooo:rsid="04ab1a4b" officeooo:paragraph-rsid="04caa8cc"/>
    </style:style>
    <style:style style:name="P527" style:family="paragraph" style:parent-style-name="Preformatted_20_Text">
      <style:text-properties officeooo:rsid="04ab1a4b" officeooo:paragraph-rsid="04caa8cc"/>
    </style:style>
    <style:style style:name="P528" style:family="paragraph" style:parent-style-name="Preformatted_20_Text">
      <style:text-properties officeooo:rsid="04ac42e5" officeooo:paragraph-rsid="04ac42e5"/>
    </style:style>
    <style:style style:name="P529" style:family="paragraph" style:parent-style-name="Preformatted_20_Text">
      <style:paragraph-properties fo:text-align="end" style:justify-single-word="false"/>
      <style:text-properties officeooo:rsid="04ac42e5" officeooo:paragraph-rsid="04b0383e"/>
    </style:style>
    <style:style style:name="P530" style:family="paragraph" style:parent-style-name="Preformatted_20_Text">
      <style:paragraph-properties fo:text-align="end" style:justify-single-word="false"/>
      <style:text-properties officeooo:rsid="04ac42e5" officeooo:paragraph-rsid="04b1f5cb"/>
    </style:style>
    <style:style style:name="P531" style:family="paragraph" style:parent-style-name="Preformatted_20_Text">
      <style:paragraph-properties fo:text-align="start" style:justify-single-word="false"/>
      <style:text-properties officeooo:rsid="04ac42e5" officeooo:paragraph-rsid="04b1f5cb"/>
    </style:style>
    <style:style style:name="P532" style:family="paragraph" style:parent-style-name="Preformatted_20_Text">
      <style:text-properties officeooo:rsid="04ac42e5" officeooo:paragraph-rsid="04b0383e"/>
    </style:style>
    <style:style style:name="P533" style:family="paragraph" style:parent-style-name="Preformatted_20_Text">
      <style:text-properties officeooo:rsid="04ac42e5" officeooo:paragraph-rsid="04b1f5cb"/>
    </style:style>
    <style:style style:name="P534" style:family="paragraph" style:parent-style-name="Preformatted_20_Text">
      <style:paragraph-properties fo:text-align="end" style:justify-single-word="false"/>
      <style:text-properties officeooo:rsid="04ae71f5" officeooo:paragraph-rsid="04b0383e"/>
    </style:style>
    <style:style style:name="P535" style:family="paragraph" style:parent-style-name="Preformatted_20_Text">
      <style:text-properties officeooo:rsid="04ae71f5" officeooo:paragraph-rsid="04b0383e"/>
    </style:style>
    <style:style style:name="P536" style:family="paragraph" style:parent-style-name="Preformatted_20_Text">
      <style:text-properties officeooo:rsid="04b0383e" officeooo:paragraph-rsid="04b0383e"/>
    </style:style>
    <style:style style:name="P537" style:family="paragraph" style:parent-style-name="Preformatted_20_Text">
      <style:text-properties officeooo:rsid="04b062c6" officeooo:paragraph-rsid="04b062c6"/>
    </style:style>
    <style:style style:name="P538" style:family="paragraph" style:parent-style-name="Preformatted_20_Text">
      <style:paragraph-properties fo:text-align="end" style:justify-single-word="false"/>
      <style:text-properties officeooo:rsid="04b062c6" officeooo:paragraph-rsid="04b062c6"/>
    </style:style>
    <style:style style:name="P539" style:family="paragraph" style:parent-style-name="Preformatted_20_Text">
      <style:text-properties officeooo:paragraph-rsid="04b062c6"/>
    </style:style>
    <style:style style:name="P540" style:family="paragraph" style:parent-style-name="Preformatted_20_Text">
      <style:text-properties officeooo:rsid="04b4f6de" officeooo:paragraph-rsid="04b4f6de"/>
    </style:style>
    <style:style style:name="P541" style:family="paragraph" style:parent-style-name="Preformatted_20_Text">
      <style:text-properties officeooo:rsid="04b5bde7" officeooo:paragraph-rsid="04b5bde7"/>
    </style:style>
    <style:style style:name="P542" style:family="paragraph" style:parent-style-name="Preformatted_20_Text">
      <style:text-properties officeooo:rsid="04b6eee7" officeooo:paragraph-rsid="04b6eee7"/>
    </style:style>
    <style:style style:name="P543" style:family="paragraph" style:parent-style-name="Preformatted_20_Text">
      <style:text-properties officeooo:rsid="04bb2092" officeooo:paragraph-rsid="04caa8cc"/>
    </style:style>
    <style:style style:name="P544" style:family="paragraph" style:parent-style-name="Preformatted_20_Text">
      <style:text-properties style:text-scale="98%"/>
    </style:style>
    <style:style style:name="P545" style:family="paragraph" style:parent-style-name="Preformatted_20_Text">
      <style:text-properties officeooo:rsid="04bf9143" officeooo:paragraph-rsid="04bf9143" style:text-scale="98%"/>
    </style:style>
    <style:style style:name="P546" style:family="paragraph" style:parent-style-name="Preformatted_20_Text">
      <style:paragraph-properties fo:text-align="end" style:justify-single-word="false"/>
      <style:text-properties officeooo:rsid="04bf9143" officeooo:paragraph-rsid="04bf9143" style:text-scale="98%"/>
    </style:style>
    <style:style style:name="P547" style:family="paragraph" style:parent-style-name="Preformatted_20_Text">
      <style:paragraph-properties fo:text-align="start" style:justify-single-word="false"/>
      <style:text-properties officeooo:rsid="04bf9143" officeooo:paragraph-rsid="04bf9143" style:text-scale="98%"/>
    </style:style>
    <style:style style:name="P548" style:family="paragraph" style:parent-style-name="Preformatted_20_Text">
      <style:paragraph-properties fo:text-align="start" style:justify-single-word="false"/>
      <style:text-properties officeooo:rsid="04c0e201" officeooo:paragraph-rsid="04c0e201" style:text-scale="98%"/>
    </style:style>
    <style:style style:name="P549" style:family="paragraph" style:parent-style-name="Preformatted_20_Text">
      <style:text-properties officeooo:rsid="04c0e201" officeooo:paragraph-rsid="04c0e201"/>
    </style:style>
    <style:style style:name="P550" style:family="paragraph" style:parent-style-name="Preformatted_20_Text">
      <style:paragraph-properties fo:text-align="start" style:justify-single-word="false"/>
      <style:text-properties officeooo:rsid="04c0e201" officeooo:paragraph-rsid="04c0e201"/>
    </style:style>
    <style:style style:name="P551" style:family="paragraph" style:parent-style-name="Preformatted_20_Text">
      <style:paragraph-properties fo:text-align="end" style:justify-single-word="false"/>
      <style:text-properties officeooo:rsid="04c0e201" officeooo:paragraph-rsid="04c0e201"/>
    </style:style>
    <style:style style:name="P552" style:family="paragraph" style:parent-style-name="Preformatted_20_Text">
      <style:paragraph-properties fo:text-align="start" style:justify-single-word="false"/>
      <style:text-properties officeooo:rsid="04c18ae9" officeooo:paragraph-rsid="04c18ae9"/>
    </style:style>
    <style:style style:name="P553" style:family="paragraph" style:parent-style-name="Preformatted_20_Text">
      <style:text-properties officeooo:rsid="04c2240b" officeooo:paragraph-rsid="04c2240b"/>
    </style:style>
    <style:style style:name="P554" style:family="paragraph" style:parent-style-name="Preformatted_20_Text">
      <style:text-properties officeooo:paragraph-rsid="04c483aa"/>
    </style:style>
    <style:style style:name="P555" style:family="paragraph" style:parent-style-name="Preformatted_20_Text">
      <style:text-properties officeooo:paragraph-rsid="03ffb808"/>
    </style:style>
    <style:style style:name="P556" style:family="paragraph" style:parent-style-name="Preformatted_20_Text">
      <style:text-properties officeooo:rsid="0487b3f9" officeooo:paragraph-rsid="0487b3f9"/>
    </style:style>
    <style:style style:name="P557" style:family="paragraph" style:parent-style-name="Preformatted_20_Text">
      <style:text-properties officeooo:paragraph-rsid="0487b3f9"/>
    </style:style>
    <style:style style:name="P558" style:family="paragraph" style:parent-style-name="Preformatted_20_Text">
      <style:text-properties fo:font-size="6pt" fo:language="en" fo:country="US" officeooo:rsid="032f6015" officeooo:paragraph-rsid="04c6c5ef" style:font-size-asian="10pt" style:font-size-complex="10pt"/>
    </style:style>
    <style:style style:name="P559" style:family="paragraph" style:parent-style-name="Preformatted_20_Text">
      <style:paragraph-properties fo:text-align="end" style:justify-single-word="false"/>
      <style:text-properties officeooo:rsid="03d57488" officeooo:paragraph-rsid="04c6c5ef"/>
    </style:style>
    <style:style style:name="P560" style:family="paragraph" style:parent-style-name="Preformatted_20_Text">
      <style:paragraph-properties fo:text-align="start" style:justify-single-word="false"/>
      <style:text-properties officeooo:rsid="03d57488" officeooo:paragraph-rsid="04c6c5ef"/>
    </style:style>
    <style:style style:name="P561" style:family="paragraph" style:parent-style-name="Preformatted_20_Text">
      <style:text-properties officeooo:rsid="03d57488" officeooo:paragraph-rsid="04c6c5ef"/>
    </style:style>
    <style:style style:name="P562" style:family="paragraph" style:parent-style-name="Preformatted_20_Text">
      <style:text-properties officeooo:rsid="040de806" officeooo:paragraph-rsid="04c6c5ef"/>
    </style:style>
    <style:style style:name="P563" style:family="paragraph" style:parent-style-name="Preformatted_20_Text">
      <style:paragraph-properties fo:text-align="end" style:justify-single-word="false"/>
      <style:text-properties officeooo:rsid="03d7bec7" officeooo:paragraph-rsid="04c6c5ef"/>
    </style:style>
    <style:style style:name="P564" style:family="paragraph" style:parent-style-name="Preformatted_20_Text">
      <style:text-properties officeooo:rsid="03d7bec7" officeooo:paragraph-rsid="04c6c5ef"/>
    </style:style>
    <style:style style:name="P565" style:family="paragraph" style:parent-style-name="Preformatted_20_Text">
      <style:paragraph-properties fo:text-align="end" style:justify-single-word="false"/>
      <style:text-properties officeooo:rsid="03e39ed0" officeooo:paragraph-rsid="04c6c5ef"/>
    </style:style>
    <style:style style:name="P566" style:family="paragraph" style:parent-style-name="Preformatted_20_Text">
      <style:text-properties officeooo:rsid="03e39ed0" officeooo:paragraph-rsid="04c6c5ef"/>
    </style:style>
    <style:style style:name="P567" style:family="paragraph" style:parent-style-name="Preformatted_20_Text">
      <style:text-properties officeooo:rsid="03e7b667" officeooo:paragraph-rsid="04c6c5ef"/>
    </style:style>
    <style:style style:name="P568" style:family="paragraph" style:parent-style-name="Preformatted_20_Text">
      <style:text-properties officeooo:paragraph-rsid="04c6c5ef"/>
    </style:style>
    <style:style style:name="P569" style:family="paragraph" style:parent-style-name="Preformatted_20_Text">
      <style:text-properties officeooo:paragraph-rsid="04caa8cc"/>
    </style:style>
    <style:style style:name="P570" style:family="paragraph" style:parent-style-name="Preformatted_20_Text">
      <style:text-properties officeooo:rsid="04ccf644" officeooo:paragraph-rsid="04ccf644"/>
    </style:style>
    <style:style style:name="P571" style:family="paragraph" style:parent-style-name="Text_20_body">
      <style:paragraph-properties fo:margin-top="0mm" fo:margin-bottom="0mm" loext:contextual-spacing="false" fo:text-align="end" style:justify-single-word="false"/>
      <style:text-properties officeooo:paragraph-rsid="0150fbd9"/>
    </style:style>
    <style:style style:name="P572" style:family="paragraph" style:parent-style-name="Text_20_body">
      <style:paragraph-properties fo:margin-top="0mm" fo:margin-bottom="0mm" loext:contextual-spacing="false"/>
      <style:text-properties officeooo:paragraph-rsid="0150fbd9"/>
    </style:style>
    <style:style style:name="P57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74" style:family="paragraph" style:parent-style-name="Text_20_body">
      <style:paragraph-properties fo:margin-top="0mm" fo:margin-bottom="0mm" loext:contextual-spacing="false"/>
      <style:text-properties fo:language="en" fo:country="US" officeooo:paragraph-rsid="04c6c5ef"/>
    </style:style>
    <style:style style:name="P575" style:family="paragraph" style:parent-style-name="Text_20_body">
      <style:paragraph-properties fo:margin-top="0mm" fo:margin-bottom="0mm" loext:contextual-spacing="false"/>
      <style:text-properties officeooo:paragraph-rsid="0458f894"/>
    </style:style>
    <style:style style:name="P576" style:family="paragraph" style:parent-style-name="Standard">
      <style:paragraph-properties fo:margin-top="0mm" fo:margin-bottom="0mm" loext:contextual-spacing="false"/>
      <style:text-properties fo:language="en" fo:country="US" officeooo:paragraph-rsid="02e5189b"/>
    </style:style>
    <style:style style:name="P577" style:family="paragraph" style:parent-style-name="Standard">
      <style:paragraph-properties fo:break-before="column"/>
      <style:text-properties fo:language="en" fo:country="US" officeooo:paragraph-rsid="01dfec2a"/>
    </style:style>
    <style:style style:name="P578" style:family="paragraph" style:parent-style-name="Text_20_body">
      <style:paragraph-properties fo:margin-top="3.05mm" fo:margin-bottom="0mm" loext:contextual-spacing="false"/>
      <style:text-properties officeooo:paragraph-rsid="03582836"/>
    </style:style>
    <style:style style:name="P57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8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8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8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8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8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8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8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87"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88"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8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9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9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9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9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9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9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9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9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98"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99"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00"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1"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2" style:family="paragraph" style:parent-style-name="Table_20_Contents">
      <style:text-properties style:font-name="Liberation Mono" fo:font-size="10pt" fo:language="en" fo:country="US" officeooo:rsid="000ecd18" officeooo:paragraph-rsid="04c483aa" style:font-name-asian="NSimSun" style:font-size-asian="10pt" style:font-name-complex="Liberation Mono" style:font-size-complex="10pt"/>
    </style:style>
    <style:style style:name="P603"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04"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05"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0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0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08"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09"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10"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11" style:family="paragraph" style:parent-style-name="Table_20_Contents">
      <style:paragraph-properties fo:text-align="start" style:justify-single-word="false"/>
      <style:text-properties fo:language="en" fo:country="US" officeooo:paragraph-rsid="01dfec2a"/>
    </style:style>
    <style:style style:name="P612" style:family="paragraph" style:parent-style-name="Table_20_Contents">
      <style:text-properties fo:language="en" fo:country="US" officeooo:paragraph-rsid="034343ba"/>
    </style:style>
    <style:style style:name="P613" style:family="paragraph" style:parent-style-name="Table_20_Contents">
      <style:text-properties fo:language="en" fo:country="US" officeooo:rsid="00d1b501" officeooo:paragraph-rsid="03df8e7b"/>
    </style:style>
    <style:style style:name="P614" style:family="paragraph" style:parent-style-name="Table_20_Contents">
      <style:paragraph-properties fo:text-align="center" style:justify-single-word="false"/>
      <style:text-properties fo:language="en" fo:country="US" officeooo:rsid="000ecd18" officeooo:paragraph-rsid="04c483aa"/>
    </style:style>
    <style:style style:name="P615" style:family="paragraph" style:parent-style-name="Table_20_Contents">
      <style:text-properties fo:language="en" fo:country="US" officeooo:rsid="000ecd18" officeooo:paragraph-rsid="04c483aa"/>
    </style:style>
    <style:style style:name="P616" style:family="paragraph" style:parent-style-name="Table_20_Contents">
      <style:text-properties officeooo:rsid="0468ba6b" officeooo:paragraph-rsid="0473471b"/>
    </style:style>
    <style:style style:name="P617" style:family="paragraph" style:parent-style-name="Table_20_Contents">
      <style:text-properties officeooo:rsid="03d57488" officeooo:paragraph-rsid="04c6c5ef"/>
    </style:style>
    <style:style style:name="P618" style:family="paragraph" style:parent-style-name="Table_20_Contents">
      <style:text-properties officeooo:rsid="03d6585b" officeooo:paragraph-rsid="04c6c5ef"/>
    </style:style>
    <style:style style:name="P619" style:family="paragraph" style:parent-style-name="Title">
      <style:text-properties fo:language="en" fo:country="US" officeooo:paragraph-rsid="000e30a9"/>
    </style:style>
    <style:style style:name="P620" style:family="paragraph" style:parent-style-name="Text_20_body">
      <style:paragraph-properties fo:margin-top="2.5mm" fo:margin-bottom="1.01mm" loext:contextual-spacing="false"/>
      <style:text-properties fo:language="en" fo:country="US" officeooo:paragraph-rsid="024e2ed2"/>
    </style:style>
    <style:style style:name="P621" style:family="paragraph" style:parent-style-name="Preformatted_20_Text">
      <style:paragraph-properties fo:margin-top="0mm" fo:margin-bottom="4.99mm" loext:contextual-spacing="false"/>
      <style:text-properties fo:language="en" fo:country="US" officeooo:paragraph-rsid="03ffb808"/>
    </style:style>
    <style:style style:name="P622" style:family="paragraph" style:parent-style-name="Contents_20_1">
      <style:paragraph-properties>
        <style:tab-stops>
          <style:tab-stop style:position="170mm" style:type="right" style:leader-style="dotted" style:leader-text="."/>
        </style:tab-stops>
      </style:paragraph-properties>
    </style:style>
    <style:style style:name="P623" style:family="paragraph" style:parent-style-name="Contents_20_2">
      <style:paragraph-properties>
        <style:tab-stops>
          <style:tab-stop style:position="169mm" style:type="right" style:leader-style="dotted" style:leader-text="."/>
        </style:tab-stops>
      </style:paragraph-properties>
    </style:style>
    <style:style style:name="P624" style:family="paragraph" style:parent-style-name="Contents_20_3">
      <style:paragraph-properties>
        <style:tab-stops>
          <style:tab-stop style:position="168.01mm" style:type="right" style:leader-style="dotted" style:leader-text="."/>
        </style:tab-stops>
      </style:paragraph-properties>
    </style:style>
    <style:style style:name="P625" style:family="paragraph" style:parent-style-name="Contents_20_4">
      <style:paragraph-properties>
        <style:tab-stops>
          <style:tab-stop style:position="167.02mm" style:type="right" style:leader-style="dotted" style:leader-text="."/>
        </style:tab-stops>
      </style:paragraph-properties>
    </style:style>
    <style:style style:name="P626"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27"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28" style:family="paragraph" style:parent-style-name="Standard">
      <style:text-properties fo:language="en" fo:country="US" officeooo:rsid="026d48ab" officeooo:paragraph-rsid="026d48ab"/>
    </style:style>
    <style:style style:name="P629" style:family="paragraph" style:parent-style-name="Standard">
      <style:text-properties fo:language="en" fo:country="US" officeooo:rsid="026b9576" officeooo:paragraph-rsid="026b9576"/>
    </style:style>
    <style:style style:name="P630" style:family="paragraph" style:parent-style-name="Text_20_body" style:list-style-name="">
      <style:paragraph-properties fo:break-before="column"/>
      <style:text-properties fo:language="en" fo:country="US"/>
    </style:style>
    <style:style style:name="P631" style:family="paragraph" style:parent-style-name="Text_20_body" style:list-style-name="">
      <style:paragraph-properties>
        <style:tab-stops/>
      </style:paragraph-properties>
      <style:text-properties fo:language="en" fo:country="US" officeooo:rsid="0468ba6b" officeooo:paragraph-rsid="0473471b"/>
    </style:style>
    <style:style style:name="P632" style:family="paragraph" style:parent-style-name="Heading_20_2">
      <style:text-properties fo:language="en" fo:country="US"/>
    </style:style>
    <style:style style:name="P633" style:family="paragraph" style:parent-style-name="Heading_20_2">
      <style:text-properties fo:language="en" fo:country="US" officeooo:paragraph-rsid="03df8e7b"/>
    </style:style>
    <style:style style:name="P634" style:family="paragraph" style:parent-style-name="Heading_20_2">
      <style:text-properties fo:language="en" fo:country="US" officeooo:rsid="03a347fc" officeooo:paragraph-rsid="03a347fc"/>
    </style:style>
    <style:style style:name="P635" style:family="paragraph" style:parent-style-name="Heading_20_2">
      <style:text-properties fo:language="en" fo:country="US" officeooo:paragraph-rsid="027d691d"/>
    </style:style>
    <style:style style:name="P636" style:family="paragraph" style:parent-style-name="Heading_20_2">
      <style:text-properties fo:language="en" fo:country="US" officeooo:rsid="03c15e17" officeooo:paragraph-rsid="03c15e17"/>
    </style:style>
    <style:style style:name="P637" style:family="paragraph" style:parent-style-name="Heading_20_2">
      <style:text-properties fo:language="en" fo:country="US" officeooo:paragraph-rsid="03f0684b"/>
    </style:style>
    <style:style style:name="P638" style:family="paragraph" style:parent-style-name="Heading_20_2">
      <style:text-properties fo:language="en" fo:country="US" officeooo:rsid="039908f4" officeooo:paragraph-rsid="039908f4"/>
    </style:style>
    <style:style style:name="P639" style:family="paragraph" style:parent-style-name="Heading_20_2">
      <style:text-properties fo:language="en" fo:country="US" officeooo:rsid="038c9bc2" officeooo:paragraph-rsid="0391de4b"/>
    </style:style>
    <style:style style:name="P640" style:family="paragraph" style:parent-style-name="Heading_20_2">
      <style:text-properties fo:language="en" fo:country="US" officeooo:paragraph-rsid="02b9d3e1"/>
    </style:style>
    <style:style style:name="P641" style:family="paragraph" style:parent-style-name="Heading_20_2" style:list-style-name="">
      <style:paragraph-properties>
        <style:tab-stops/>
      </style:paragraph-properties>
      <style:text-properties fo:language="en" fo:country="US" officeooo:paragraph-rsid="04c344f6"/>
    </style:style>
    <style:style style:name="P642" style:family="paragraph" style:parent-style-name="Heading_20_2">
      <style:text-properties fo:language="en" fo:country="US" officeooo:paragraph-rsid="04c483aa"/>
    </style:style>
    <style:style style:name="P643" style:family="paragraph" style:parent-style-name="Heading_20_2">
      <style:text-properties fo:language="en" fo:country="US" officeooo:paragraph-rsid="024e2ed2"/>
    </style:style>
    <style:style style:name="P644" style:family="paragraph" style:parent-style-name="Heading_20_2">
      <style:text-properties fo:language="en" fo:country="US" officeooo:rsid="025d9165" officeooo:paragraph-rsid="02e8ffc4"/>
    </style:style>
    <style:style style:name="P645" style:family="paragraph" style:parent-style-name="Heading_20_2" style:list-style-name="">
      <style:paragraph-properties>
        <style:tab-stops/>
      </style:paragraph-properties>
      <style:text-properties fo:language="en" fo:country="US" officeooo:rsid="0468ba6b" officeooo:paragraph-rsid="0473471b"/>
    </style:style>
    <style:style style:name="P646" style:family="paragraph" style:parent-style-name="Heading_20_2">
      <style:text-properties fo:language="en" fo:country="US" officeooo:rsid="0262868f" officeooo:paragraph-rsid="04478016"/>
    </style:style>
    <style:style style:name="P647" style:family="paragraph" style:parent-style-name="Heading_20_2">
      <style:text-properties fo:language="en" fo:country="US" officeooo:rsid="042caaff" officeooo:paragraph-rsid="042caaff"/>
    </style:style>
    <style:style style:name="P648" style:family="paragraph" style:parent-style-name="Heading_20_2">
      <style:text-properties fo:language="en" fo:country="US" officeooo:rsid="042fd17a" officeooo:paragraph-rsid="042fd17a"/>
    </style:style>
    <style:style style:name="P649" style:family="paragraph" style:parent-style-name="Heading_20_2" style:list-style-name="">
      <style:paragraph-properties>
        <style:tab-stops/>
      </style:paragraph-properties>
      <style:text-properties fo:language="en" fo:country="US" officeooo:rsid="0471e170" officeooo:paragraph-rsid="0471e170"/>
    </style:style>
    <style:style style:name="P650" style:family="paragraph" style:parent-style-name="Heading_20_2">
      <style:text-properties fo:language="en" fo:country="US" officeooo:rsid="041cd803" officeooo:paragraph-rsid="042caaff"/>
    </style:style>
    <style:style style:name="P651" style:family="paragraph" style:parent-style-name="Heading_20_2" style:list-style-name="">
      <style:text-properties fo:language="en" fo:country="US"/>
    </style:style>
    <style:style style:name="P652" style:family="paragraph" style:parent-style-name="Heading_20_2">
      <style:text-properties fo:language="en" fo:country="US" officeooo:rsid="02951726" officeooo:paragraph-rsid="02951726"/>
    </style:style>
    <style:style style:name="P653" style:family="paragraph" style:parent-style-name="Heading_20_2">
      <style:text-properties fo:language="en" fo:country="US" officeooo:rsid="029f798a" officeooo:paragraph-rsid="029f798a"/>
    </style:style>
    <style:style style:name="P654" style:family="paragraph" style:parent-style-name="Heading_20_2">
      <style:text-properties fo:language="en" fo:country="US" officeooo:paragraph-rsid="029a0fef"/>
    </style:style>
    <style:style style:name="P655" style:family="paragraph" style:parent-style-name="Heading_20_2">
      <style:text-properties fo:language="en" fo:country="US" officeooo:rsid="02a73fa4" officeooo:paragraph-rsid="02a73fa4"/>
    </style:style>
    <style:style style:name="P656" style:family="paragraph" style:parent-style-name="Heading_20_2">
      <style:text-properties fo:language="en" fo:country="US" officeooo:rsid="02037532" officeooo:paragraph-rsid="02037532"/>
    </style:style>
    <style:style style:name="P657" style:family="paragraph" style:parent-style-name="Heading_20_2">
      <style:text-properties fo:language="en" fo:country="US" officeooo:rsid="02094a74" officeooo:paragraph-rsid="02094a74"/>
    </style:style>
    <style:style style:name="P658" style:family="paragraph" style:parent-style-name="Heading_20_2">
      <style:text-properties fo:language="en" fo:country="US" officeooo:rsid="0204b80e" officeooo:paragraph-rsid="0204b80e"/>
    </style:style>
    <style:style style:name="P659" style:family="paragraph" style:parent-style-name="Heading_20_2">
      <style:text-properties fo:language="en" fo:country="US" officeooo:rsid="021ed18d" officeooo:paragraph-rsid="021ed18d"/>
    </style:style>
    <style:style style:name="P660" style:family="paragraph" style:parent-style-name="Heading_20_2">
      <style:text-properties fo:language="en" fo:country="US" officeooo:paragraph-rsid="021ed18d"/>
    </style:style>
    <style:style style:name="P661" style:family="paragraph" style:parent-style-name="Heading_20_2">
      <style:text-properties fo:language="en" fo:country="US" officeooo:rsid="022924d2" officeooo:paragraph-rsid="022924d2"/>
    </style:style>
    <style:style style:name="P662"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63" style:family="paragraph" style:parent-style-name="Heading_20_2">
      <style:text-properties officeooo:rsid="04a5118b" officeooo:paragraph-rsid="04a5118b"/>
    </style:style>
    <style:style style:name="P664" style:family="paragraph" style:parent-style-name="Heading_20_2" style:list-style-name="">
      <style:paragraph-properties>
        <style:tab-stops/>
      </style:paragraph-properties>
      <style:text-properties officeooo:rsid="04ac42e5" officeooo:paragraph-rsid="04ac42e5"/>
    </style:style>
    <style:style style:name="P665" style:family="paragraph" style:parent-style-name="Heading_20_2">
      <style:text-properties officeooo:rsid="04bca5d6" officeooo:paragraph-rsid="04bca5d6"/>
    </style:style>
    <style:style style:name="P666" style:family="paragraph" style:parent-style-name="Heading_20_2">
      <style:text-properties officeooo:rsid="047e1c5f" officeooo:paragraph-rsid="047e1c5f"/>
    </style:style>
    <style:style style:name="P667" style:family="paragraph" style:parent-style-name="Heading_20_2">
      <style:text-properties officeooo:paragraph-rsid="04c6c5ef"/>
    </style:style>
    <style:style style:name="P668" style:family="paragraph" style:parent-style-name="Heading_20_2">
      <style:text-properties officeooo:rsid="048ca6ad" officeooo:paragraph-rsid="048ca6ad"/>
    </style:style>
    <style:style style:name="P669" style:family="paragraph" style:parent-style-name="Heading_20_2">
      <style:text-properties officeooo:rsid="04b82642" officeooo:paragraph-rsid="04caa8cc"/>
    </style:style>
    <style:style style:name="P670" style:family="paragraph" style:parent-style-name="Heading_20_2">
      <style:paragraph-properties fo:margin-top="1.01mm" fo:margin-bottom="1.01mm" loext:contextual-spacing="false"/>
      <style:text-properties fo:language="en" fo:country="US" officeooo:paragraph-rsid="03df8e7b"/>
    </style:style>
    <style:style style:name="P671" style:family="paragraph" style:parent-style-name="Heading_20_2">
      <style:paragraph-properties fo:margin-top="1.99mm" fo:margin-bottom="0mm" loext:contextual-spacing="false"/>
      <style:text-properties fo:language="en" fo:country="US" officeooo:paragraph-rsid="03dda822"/>
    </style:style>
    <style:style style:name="P672" style:family="paragraph" style:parent-style-name="Heading_20_2">
      <style:paragraph-properties fo:break-before="column"/>
    </style:style>
    <style:style style:name="P673" style:family="paragraph" style:parent-style-name="Heading_20_2">
      <style:paragraph-properties fo:break-before="column"/>
      <style:text-properties fo:language="en" fo:country="US"/>
    </style:style>
    <style:style style:name="P674" style:family="paragraph" style:parent-style-name="Heading_20_2">
      <style:paragraph-properties fo:break-before="column"/>
      <style:text-properties fo:language="en" fo:country="US" officeooo:rsid="038c9bc2" officeooo:paragraph-rsid="0391de4b"/>
    </style:style>
    <style:style style:name="P675" style:family="paragraph" style:parent-style-name="Heading_20_2">
      <style:paragraph-properties fo:break-before="column"/>
      <style:text-properties fo:language="en" fo:country="US" officeooo:rsid="02b9d3e1" officeooo:paragraph-rsid="02b9d3e1"/>
    </style:style>
    <style:style style:name="P676" style:family="paragraph" style:parent-style-name="Heading_20_2">
      <style:paragraph-properties fo:break-before="column"/>
      <style:text-properties fo:language="en" fo:country="US" officeooo:rsid="044489f4" officeooo:paragraph-rsid="04478016"/>
    </style:style>
    <style:style style:name="P677" style:family="paragraph" style:parent-style-name="Heading_20_2">
      <style:paragraph-properties fo:break-before="column"/>
      <style:text-properties fo:language="en" fo:country="US" officeooo:rsid="029a0fef" officeooo:paragraph-rsid="029a0fef"/>
    </style:style>
    <style:style style:name="P678" style:family="paragraph" style:parent-style-name="Heading_20_2">
      <style:paragraph-properties fo:break-before="column"/>
      <style:text-properties officeooo:paragraph-rsid="0391de4b"/>
    </style:style>
    <style:style style:name="P679" style:family="paragraph" style:parent-style-name="Heading_20_2">
      <style:paragraph-properties fo:break-before="column"/>
      <style:text-properties officeooo:rsid="049fb661" officeooo:paragraph-rsid="049fb661"/>
    </style:style>
    <style:style style:name="P680" style:family="paragraph" style:parent-style-name="Heading_20_2">
      <style:paragraph-properties fo:break-before="column"/>
      <style:text-properties officeooo:rsid="04bca5d6" officeooo:paragraph-rsid="04bca5d6"/>
    </style:style>
    <style:style style:name="P681" style:family="paragraph" style:parent-style-name="Heading_20_2">
      <style:paragraph-properties fo:break-before="column"/>
      <style:text-properties officeooo:paragraph-rsid="04c483aa"/>
    </style:style>
    <style:style style:name="P682" style:family="paragraph" style:parent-style-name="Heading_20_2">
      <style:paragraph-properties fo:break-before="page"/>
      <style:text-properties officeooo:rsid="04ac42e5" officeooo:paragraph-rsid="04ac42e5"/>
    </style:style>
    <style:style style:name="P683" style:family="paragraph" style:parent-style-name="Heading_20_2">
      <style:paragraph-properties fo:break-before="page"/>
      <style:text-properties fo:language="en" fo:country="US"/>
    </style:style>
    <style:style style:name="P684" style:family="paragraph" style:parent-style-name="Heading_20_2">
      <style:paragraph-properties fo:break-before="page"/>
      <style:text-properties fo:language="en" fo:country="US" officeooo:paragraph-rsid="04c344f6"/>
    </style:style>
    <style:style style:name="P685" style:family="paragraph" style:parent-style-name="Heading_20_2">
      <style:paragraph-properties fo:margin-top="1.5mm" fo:margin-bottom="2.12mm" loext:contextual-spacing="false"/>
      <style:text-properties fo:language="en" fo:country="US" officeooo:paragraph-rsid="047001d1"/>
    </style:style>
    <style:style style:name="P686" style:family="paragraph" style:parent-style-name="Heading_20_2">
      <style:paragraph-properties fo:margin-top="0.49mm" fo:margin-bottom="2.12mm" loext:contextual-spacing="false"/>
      <style:text-properties fo:language="en" fo:country="US" officeooo:rsid="02037532" officeooo:paragraph-rsid="02037532"/>
    </style:style>
    <style:style style:name="P687" style:family="paragraph" style:parent-style-name="Heading_20_3">
      <style:text-properties style:font-name="Liberation Mono" fo:language="en" fo:country="US" officeooo:rsid="013b5730" officeooo:paragraph-rsid="03df8e7b"/>
    </style:style>
    <style:style style:name="P688" style:family="paragraph" style:parent-style-name="Heading_20_3">
      <style:paragraph-properties fo:text-align="start" style:justify-single-word="false"/>
      <style:text-properties style:font-name="Liberation Mono" fo:font-size="9pt" fo:language="en" fo:country="US" officeooo:paragraph-rsid="04c344f6" style:font-name-asian="NSimSun" style:font-size-asian="9pt" style:font-name-complex="Liberation Mono" style:font-size-complex="9pt"/>
    </style:style>
    <style:style style:name="P68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690" style:family="paragraph" style:parent-style-name="Heading_20_3">
      <style:text-properties fo:language="en" fo:country="US"/>
    </style:style>
    <style:style style:name="P691" style:family="paragraph" style:parent-style-name="Heading_20_3">
      <style:text-properties fo:language="en" fo:country="US" officeooo:paragraph-rsid="03df8e7b"/>
    </style:style>
    <style:style style:name="P692" style:family="paragraph" style:parent-style-name="Heading_20_3">
      <style:text-properties fo:language="en" fo:country="US" officeooo:paragraph-rsid="03dda822"/>
    </style:style>
    <style:style style:name="P693" style:family="paragraph" style:parent-style-name="Heading_20_3">
      <style:text-properties fo:language="en" fo:country="US" officeooo:rsid="03cb2847" officeooo:paragraph-rsid="03f0684b"/>
    </style:style>
    <style:style style:name="P694" style:family="paragraph" style:parent-style-name="Heading_20_3">
      <style:text-properties fo:language="en" fo:country="US" officeooo:rsid="0116beaa" officeooo:paragraph-rsid="03f0684b"/>
    </style:style>
    <style:style style:name="P695" style:family="paragraph" style:parent-style-name="Heading_20_3">
      <style:text-properties fo:language="en" fo:country="US" officeooo:rsid="038bcc99" officeooo:paragraph-rsid="0391de4b"/>
    </style:style>
    <style:style style:name="P696" style:family="paragraph" style:parent-style-name="Heading_20_3">
      <style:paragraph-properties fo:text-align="center" style:justify-single-word="false"/>
      <style:text-properties fo:language="en" fo:country="US" officeooo:paragraph-rsid="03ffb808"/>
    </style:style>
    <style:style style:name="P697" style:family="paragraph" style:parent-style-name="Heading_20_3">
      <style:text-properties fo:language="en" fo:country="US" officeooo:paragraph-rsid="03ffb808"/>
    </style:style>
    <style:style style:name="P698" style:family="paragraph" style:parent-style-name="Heading_20_3">
      <style:text-properties fo:language="en" fo:country="US" officeooo:rsid="03210bb8" officeooo:paragraph-rsid="04c6c5ef"/>
    </style:style>
    <style:style style:name="P699" style:family="paragraph" style:parent-style-name="Heading_20_3">
      <style:text-properties fo:language="en" fo:country="US" officeooo:paragraph-rsid="04c6c5ef"/>
    </style:style>
    <style:style style:name="P700" style:family="paragraph" style:parent-style-name="Heading_20_3">
      <style:text-properties fo:language="en" fo:country="US" officeooo:rsid="0317b39c" officeooo:paragraph-rsid="04c6c5ef"/>
    </style:style>
    <style:style style:name="P701" style:family="paragraph" style:parent-style-name="Heading_20_3">
      <style:text-properties fo:language="en" fo:country="US" officeooo:rsid="0346f39e" officeooo:paragraph-rsid="04c6c5ef"/>
    </style:style>
    <style:style style:name="P702" style:family="paragraph" style:parent-style-name="Heading_20_3">
      <style:text-properties fo:language="en" fo:country="US" officeooo:rsid="032eee92" officeooo:paragraph-rsid="04c6c5ef"/>
    </style:style>
    <style:style style:name="P703" style:family="paragraph" style:parent-style-name="Heading_20_3">
      <style:text-properties fo:language="en" fo:country="US" officeooo:rsid="033255fe" officeooo:paragraph-rsid="04c6c5ef"/>
    </style:style>
    <style:style style:name="P704" style:family="paragraph" style:parent-style-name="Heading_20_3">
      <style:text-properties fo:language="en" fo:country="US" officeooo:rsid="03c573f3" officeooo:paragraph-rsid="04c483aa"/>
    </style:style>
    <style:style style:name="P705" style:family="paragraph" style:parent-style-name="Heading_20_3">
      <style:text-properties fo:language="en" fo:country="US" officeooo:paragraph-rsid="04c483aa"/>
    </style:style>
    <style:style style:name="P706" style:family="paragraph" style:parent-style-name="Heading_20_3">
      <style:text-properties fo:language="en" fo:country="US" officeooo:rsid="002b64c2" officeooo:paragraph-rsid="04c483aa"/>
    </style:style>
    <style:style style:name="P707" style:family="paragraph" style:parent-style-name="Heading_20_3">
      <style:text-properties fo:language="en" fo:country="US" officeooo:rsid="02a8230a" officeooo:paragraph-rsid="02a8230a"/>
    </style:style>
    <style:style style:name="P708" style:family="paragraph" style:parent-style-name="Heading_20_3">
      <style:text-properties fo:language="en" fo:country="US" officeooo:rsid="022ee015" officeooo:paragraph-rsid="022ee015"/>
    </style:style>
    <style:style style:name="P709" style:family="paragraph" style:parent-style-name="Heading_20_3">
      <style:text-properties officeooo:paragraph-rsid="03f1f300"/>
    </style:style>
    <style:style style:name="P710" style:family="paragraph" style:parent-style-name="Heading_20_3">
      <style:text-properties officeooo:rsid="04bca5d6" officeooo:paragraph-rsid="04bca5d6"/>
    </style:style>
    <style:style style:name="P711" style:family="paragraph" style:parent-style-name="Heading_20_3">
      <style:text-properties officeooo:rsid="043a939b" officeooo:paragraph-rsid="043a939b"/>
    </style:style>
    <style:style style:name="P712" style:family="paragraph" style:parent-style-name="Heading_20_3">
      <style:text-properties officeooo:paragraph-rsid="04c6c5ef"/>
    </style:style>
    <style:style style:name="P713" style:family="paragraph" style:parent-style-name="Heading_20_3">
      <style:text-properties officeooo:paragraph-rsid="04c483aa"/>
    </style:style>
    <style:style style:name="P714" style:family="paragraph" style:parent-style-name="Heading_20_3">
      <style:text-properties officeooo:paragraph-rsid="042b08fe"/>
    </style:style>
    <style:style style:name="P715" style:family="paragraph" style:parent-style-name="Heading_20_3">
      <style:text-properties officeooo:rsid="0431fa74" officeooo:paragraph-rsid="0431fa74"/>
    </style:style>
    <style:style style:name="P716" style:family="paragraph" style:parent-style-name="Heading_20_3">
      <style:text-properties officeooo:paragraph-rsid="04309aad"/>
    </style:style>
    <style:style style:name="P717" style:family="paragraph" style:parent-style-name="Heading_20_3">
      <style:text-properties officeooo:rsid="045150df" officeooo:paragraph-rsid="045150df"/>
    </style:style>
    <style:style style:name="P718" style:family="paragraph" style:parent-style-name="Heading_20_3">
      <style:text-properties officeooo:rsid="04ab1a4b" officeooo:paragraph-rsid="04caa8cc"/>
    </style:style>
    <style:style style:name="P719" style:family="paragraph" style:parent-style-name="Heading_20_3">
      <style:text-properties officeooo:rsid="04b4f6de" officeooo:paragraph-rsid="04b4f6de"/>
    </style:style>
    <style:style style:name="P720" style:family="paragraph" style:parent-style-name="Heading_20_3">
      <style:text-properties officeooo:rsid="04ce2411" officeooo:paragraph-rsid="04ce2411"/>
    </style:style>
    <style:style style:name="P721" style:family="paragraph" style:parent-style-name="Heading_20_3">
      <style:paragraph-properties fo:margin-top="1.01mm" fo:margin-bottom="0mm" loext:contextual-spacing="false"/>
      <style:text-properties fo:language="en" fo:country="US" officeooo:paragraph-rsid="03df8e7b"/>
    </style:style>
    <style:style style:name="P722" style:family="paragraph" style:parent-style-name="Heading_20_3">
      <style:paragraph-properties fo:break-before="column"/>
    </style:style>
    <style:style style:name="P723" style:family="paragraph" style:parent-style-name="Heading_20_3">
      <style:paragraph-properties fo:break-before="column"/>
      <style:text-properties fo:language="en" fo:country="US" officeooo:rsid="0116beaa" officeooo:paragraph-rsid="0116beaa"/>
    </style:style>
    <style:style style:name="P724" style:family="paragraph" style:parent-style-name="Heading_20_3">
      <style:paragraph-properties fo:margin-top="2.03mm" fo:margin-bottom="0mm" loext:contextual-spacing="false"/>
      <style:text-properties officeooo:paragraph-rsid="04c6c5ef"/>
    </style:style>
    <style:style style:name="P72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26" style:family="paragraph" style:parent-style-name="Heading_20_1">
      <style:text-properties fo:language="en" fo:country="US"/>
    </style:style>
    <style:style style:name="P727" style:family="paragraph" style:parent-style-name="Heading_20_1" style:list-style-name="">
      <style:text-properties fo:language="en" fo:country="US"/>
    </style:style>
    <style:style style:name="P728" style:family="paragraph" style:parent-style-name="Heading_20_1" style:list-style-name="">
      <style:text-properties fo:language="en" fo:country="US" officeooo:paragraph-rsid="000ecd18"/>
    </style:style>
    <style:style style:name="P729" style:family="paragraph" style:parent-style-name="Heading_20_1" style:list-style-name="">
      <style:text-properties fo:language="en" fo:country="US" officeooo:paragraph-rsid="0391de4b"/>
    </style:style>
    <style:style style:name="P730" style:family="paragraph" style:parent-style-name="Heading_20_1">
      <style:text-properties fo:language="en" fo:country="US" officeooo:rsid="00ba312e" officeooo:paragraph-rsid="01dfec2a"/>
    </style:style>
    <style:style style:name="P731" style:family="paragraph" style:parent-style-name="Heading_20_1">
      <style:text-properties fo:language="en" fo:country="US" officeooo:paragraph-rsid="03df8e7b"/>
    </style:style>
    <style:style style:name="P732" style:family="paragraph" style:parent-style-name="Heading_20_1">
      <style:text-properties fo:language="en" fo:country="US" officeooo:rsid="00626861" officeooo:paragraph-rsid="03df8e7b"/>
    </style:style>
    <style:style style:name="P733" style:family="paragraph" style:parent-style-name="Heading_20_1">
      <style:text-properties fo:language="en" fo:country="US" officeooo:rsid="047a2f87" officeooo:paragraph-rsid="047a2f87"/>
    </style:style>
    <style:style style:name="P734" style:family="paragraph" style:parent-style-name="Heading_20_1">
      <style:text-properties fo:language="en" fo:country="US" officeooo:paragraph-rsid="03ffb808"/>
    </style:style>
    <style:style style:name="P735" style:family="paragraph" style:parent-style-name="Heading_20_1" style:list-style-name="">
      <style:text-properties fo:language="en" fo:country="US" officeooo:rsid="00687dda" officeooo:paragraph-rsid="006f6ad0"/>
    </style:style>
    <style:style style:name="P736" style:family="paragraph" style:parent-style-name="Heading_20_1">
      <style:text-properties fo:language="en" fo:country="US" officeooo:rsid="0290021f" officeooo:paragraph-rsid="02e8ffc4"/>
    </style:style>
    <style:style style:name="P737" style:family="paragraph" style:parent-style-name="Heading_20_1">
      <style:text-properties fo:language="en" fo:country="US" officeooo:paragraph-rsid="02e8ffc4"/>
    </style:style>
    <style:style style:name="P738" style:family="paragraph" style:parent-style-name="Heading_20_1">
      <style:text-properties fo:language="en" fo:country="US" officeooo:rsid="024850a1" officeooo:paragraph-rsid="024850a1"/>
    </style:style>
    <style:style style:name="P739" style:family="paragraph" style:parent-style-name="Heading_20_1">
      <style:text-properties fo:language="en" fo:country="US" officeooo:rsid="02037532" officeooo:paragraph-rsid="02037532"/>
    </style:style>
    <style:style style:name="P740" style:family="paragraph" style:parent-style-name="Heading_20_1">
      <style:text-properties officeooo:paragraph-rsid="03df8e7b"/>
    </style:style>
    <style:style style:name="P741" style:family="paragraph" style:parent-style-name="Heading_20_1">
      <style:text-properties fo:font-size="40.2000007629395pt" fo:language="en" fo:country="US" style:font-size-asian="18.2000007629395pt" style:font-size-complex="18.2000007629395pt"/>
    </style:style>
    <style:style style:name="P742" style:family="paragraph" style:parent-style-name="Heading_20_1">
      <style:paragraph-properties fo:text-align="center" style:justify-single-word="false"/>
    </style:style>
    <style:style style:name="P743" style:family="paragraph" style:parent-style-name="Heading_20_1">
      <style:paragraph-properties fo:break-before="column"/>
    </style:style>
    <style:style style:name="P74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4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46" style:family="paragraph" style:parent-style-name="Heading_20_1">
      <style:paragraph-properties fo:break-before="column"/>
      <style:text-properties fo:language="en" fo:country="US" officeooo:rsid="038a0fa7" officeooo:paragraph-rsid="0391de4b"/>
    </style:style>
    <style:style style:name="P747" style:family="paragraph" style:parent-style-name="Heading_20_1">
      <style:paragraph-properties fo:break-before="column"/>
      <style:text-properties fo:language="en" fo:country="US" officeooo:paragraph-rsid="0391de4b"/>
    </style:style>
    <style:style style:name="P748" style:family="paragraph" style:parent-style-name="Heading_20_1" style:list-style-name="">
      <style:paragraph-properties fo:break-before="column"/>
      <style:text-properties fo:language="en" fo:country="US" officeooo:rsid="00687dda" officeooo:paragraph-rsid="006f6ad0"/>
    </style:style>
    <style:style style:name="P749" style:family="paragraph" style:parent-style-name="Heading_20_1">
      <style:paragraph-properties fo:break-before="column"/>
      <style:text-properties officeooo:rsid="04a65098" officeooo:paragraph-rsid="04958985"/>
    </style:style>
    <style:style style:name="P750" style:family="paragraph" style:parent-style-name="Heading_20_1" style:list-style-name="">
      <style:paragraph-properties fo:break-before="column"/>
    </style:style>
    <style:style style:name="P751" style:family="paragraph" style:parent-style-name="Heading_20_1">
      <style:paragraph-properties fo:break-before="page"/>
    </style:style>
    <style:style style:name="P752" style:family="paragraph" style:parent-style-name="Heading_20_1">
      <style:paragraph-properties fo:break-before="page"/>
      <style:text-properties fo:language="en" fo:country="US" officeooo:rsid="006febcf" officeooo:paragraph-rsid="01d460b6"/>
    </style:style>
    <style:style style:name="P753" style:family="paragraph" style:parent-style-name="Heading_20_1">
      <style:paragraph-properties fo:break-before="page"/>
      <style:text-properties fo:language="en" fo:country="US" officeooo:paragraph-rsid="04c6c5ef"/>
    </style:style>
    <style:style style:name="P754" style:family="paragraph" style:parent-style-name="Heading_20_1">
      <style:paragraph-properties fo:break-before="page"/>
      <style:text-properties fo:language="en" fo:country="US" officeooo:paragraph-rsid="01bbc01c"/>
    </style:style>
    <style:style style:name="P755" style:family="paragraph" style:parent-style-name="Heading_20_1">
      <style:paragraph-properties fo:break-before="page"/>
      <style:text-properties officeooo:paragraph-rsid="03ebffc3"/>
    </style:style>
    <style:style style:name="P756"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5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58" style:family="paragraph" style:parent-style-name="Heading_20_1" style:list-style-name="">
      <style:paragraph-properties fo:margin-top="0mm" fo:margin-bottom="2.12mm" loext:contextual-spacing="false" fo:break-before="column"/>
      <style:text-properties fo:language="en" fo:country="US" officeooo:rsid="01a5283a"/>
    </style:style>
    <style:style style:name="P75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60" style:family="paragraph" style:parent-style-name="Heading_20_1">
      <style:paragraph-properties fo:margin-top="0mm" fo:margin-bottom="2.12mm" loext:contextual-spacing="false"/>
      <style:text-properties fo:language="en" fo:country="US" officeooo:rsid="01a5283a"/>
    </style:style>
    <style:style style:name="P761" style:family="paragraph" style:parent-style-name="Heading_20_1">
      <style:paragraph-properties fo:margin-top="0mm" fo:margin-bottom="2.12mm" loext:contextual-spacing="false" fo:break-before="page"/>
      <style:text-properties fo:language="en" fo:country="US" officeooo:rsid="01a5283a"/>
    </style:style>
    <style:style style:name="P762" style:family="paragraph" style:parent-style-name="Heading_20_1">
      <style:paragraph-properties fo:margin-top="2.5mm" fo:margin-bottom="1.01mm" loext:contextual-spacing="false"/>
      <style:text-properties fo:language="en" fo:country="US" officeooo:paragraph-rsid="024e2ed2"/>
    </style:style>
    <style:style style:name="P763" style:family="paragraph" style:parent-style-name="Heading_20_1" style:list-style-name="">
      <style:paragraph-properties fo:margin-top="3.56mm" fo:margin-bottom="0mm" loext:contextual-spacing="false"/>
      <style:text-properties officeooo:paragraph-rsid="03576155"/>
    </style:style>
    <style:style style:name="P764" style:family="paragraph" style:parent-style-name="Heading_20_1" style:list-style-name="">
      <style:paragraph-properties fo:margin-top="3.56mm" fo:margin-bottom="0mm" loext:contextual-spacing="false" fo:break-before="column"/>
      <style:text-properties officeooo:paragraph-rsid="03576155"/>
    </style:style>
    <style:style style:name="P765" style:family="paragraph" style:parent-style-name="Heading_20_1">
      <style:paragraph-properties fo:margin-top="3.05mm" fo:margin-bottom="0mm" loext:contextual-spacing="false"/>
      <style:text-properties officeooo:paragraph-rsid="03582836"/>
    </style:style>
    <style:style style:name="P766"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67" style:family="paragraph" style:parent-style-name="Preformatted_20_Text">
      <style:text-properties officeooo:rsid="04ce2411" officeooo:paragraph-rsid="04ce2411"/>
    </style:style>
    <style:style style:name="P768" style:family="paragraph" style:parent-style-name="Heading_20_4">
      <style:text-properties fo:language="en" fo:country="US" officeooo:rsid="035a61ea" officeooo:paragraph-rsid="035a61ea"/>
    </style:style>
    <style:style style:name="P769" style:family="paragraph">
      <loext:graphic-properties draw:fill="none" draw:fill-image-width="0mm" draw:fill-image-height="0mm"/>
      <style:paragraph-properties fo:text-align="center"/>
    </style:style>
    <style:style style:name="P77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4c91837" style:font-size-asian="8pt" style:font-weight-asian="normal" style:font-size-complex="8pt" style:font-weight-complex="normal"/>
    </style:style>
    <style:style style:name="T98" style:family="text">
      <style:text-properties style:font-name="Liberation Mono" fo:font-size="8pt" fo:font-weight="normal" officeooo:rsid="00b46693" style:font-size-asian="8pt" style:font-weight-asian="normal" style:font-size-complex="8pt" style:font-weight-complex="normal"/>
    </style:style>
    <style:style style:name="T99" style:family="text">
      <style:text-properties style:font-name="Liberation Mono" fo:font-size="8pt" fo:font-weight="normal" officeooo:rsid="04ce2411" style:font-size-asian="8pt" style:font-weight-asian="normal" style:font-size-complex="8pt" style:font-weight-complex="normal"/>
    </style:style>
    <style:style style:name="T10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1" style:family="text">
      <style:text-properties style:font-name="Liberation Mono" fo:font-size="8pt" officeooo:rsid="0163cd02" style:font-name-asian="NSimSun" style:font-size-asian="10pt" style:font-name-complex="Liberation Mono" style:font-size-complex="10pt"/>
    </style:style>
    <style:style style:name="T102" style:family="text">
      <style:text-properties style:font-name="Liberation Mono" fo:font-size="8pt" officeooo:rsid="00116e17" style:font-name-asian="NSimSun" style:font-size-asian="10pt" style:font-name-complex="Liberation Mono" style:font-size-complex="10pt" style:text-scale="98%"/>
    </style:style>
    <style:style style:name="T103" style:family="text">
      <style:text-properties style:font-name="Liberation Mono" fo:font-size="8pt" officeooo:rsid="0366dc22" style:font-name-asian="NSimSun" style:font-size-asian="10pt" style:font-name-complex="Liberation Mono" style:font-size-complex="10pt" style:text-scale="98%"/>
    </style:style>
    <style:style style:name="T104" style:family="text">
      <style:text-properties style:font-name="Liberation Mono" fo:font-size="8pt" officeooo:rsid="049fb661" style:font-name-asian="NSimSun" style:font-size-asian="8pt" style:font-name-complex="Liberation Mono" style:font-size-complex="8pt"/>
    </style:style>
    <style:style style:name="T105" style:family="text">
      <style:text-properties style:font-name="Liberation Mono" fo:font-size="9pt" fo:font-weight="normal" officeooo:rsid="00b46693" style:font-size-asian="9pt" style:font-weight-asian="normal" style:font-size-complex="9pt" style:font-weight-complex="normal"/>
    </style:style>
    <style:style style:name="T10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7" style:family="text">
      <style:text-properties style:font-name="Liberation Mono" fo:font-size="9pt" style:font-size-asian="9pt" style:font-size-complex="9pt"/>
    </style:style>
    <style:style style:name="T108" style:family="text">
      <style:text-properties style:font-name="Liberation Mono" fo:font-size="9pt" officeooo:rsid="00295f4e" style:font-name-asian="NSimSun" style:font-size-asian="10pt" style:font-name-complex="Liberation Mono" style:font-size-complex="10pt" style:text-scale="98%"/>
    </style:style>
    <style:style style:name="T10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0" style:family="text">
      <style:text-properties style:font-name="Liberation Mono" fo:font-size="10pt"/>
    </style:style>
    <style:style style:name="T111" style:family="text">
      <style:text-properties style:font-name="Liberation Mono" fo:font-size="10pt" style:font-name-asian="NSimSun" style:font-size-asian="10pt" style:font-name-complex="Liberation Mono" style:font-size-complex="10pt"/>
    </style:style>
    <style:style style:name="T112" style:family="text">
      <style:text-properties style:font-name="Liberation Mono" fo:font-size="10pt" officeooo:rsid="002e9755" style:font-name-asian="NSimSun" style:font-size-asian="10pt" style:font-name-complex="Liberation Mono" style:font-size-complex="10pt"/>
    </style:style>
    <style:style style:name="T113" style:family="text">
      <style:text-properties style:font-name="Liberation Mono" fo:font-size="10pt" officeooo:rsid="003ce6c9" style:font-name-asian="NSimSun" style:font-size-asian="10pt" style:font-name-complex="Liberation Mono" style:font-size-complex="10pt"/>
    </style:style>
    <style:style style:name="T114" style:family="text">
      <style:text-properties style:font-name="Liberation Mono" fo:font-size="10pt" officeooo:rsid="006f6ad0"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2%"/>
    </style:style>
    <style:style style:name="T117" style:family="text">
      <style:text-properties style:font-name="Liberation Mono" fo:font-size="10pt" officeooo:rsid="0075113f" style:font-name-asian="NSimSun" style:font-size-asian="10pt" style:font-name-complex="Liberation Mono" style:font-size-complex="10pt"/>
    </style:style>
    <style:style style:name="T118" style:family="text">
      <style:text-properties style:font-name="Liberation Mono" fo:font-size="10pt" officeooo:rsid="0077ddbd" style:font-name-asian="NSimSun" style:font-size-asian="10pt" style:font-name-complex="Liberation Mono" style:font-size-complex="10pt"/>
    </style:style>
    <style:style style:name="T119" style:family="text">
      <style:text-properties style:font-name="Liberation Mono" fo:font-size="10pt" officeooo:rsid="007f5894" style:font-name-asian="NSimSun" style:font-size-asian="10pt" style:font-name-complex="Liberation Mono" style:font-size-complex="10pt"/>
    </style:style>
    <style:style style:name="T120" style:family="text">
      <style:text-properties style:font-name="Liberation Mono" fo:font-size="10pt" officeooo:rsid="00a8c116" style:font-name-asian="NSimSun" style:font-size-asian="10pt" style:font-name-complex="Liberation Mono" style:font-size-complex="10pt"/>
    </style:style>
    <style:style style:name="T121" style:family="text">
      <style:text-properties style:font-name="Liberation Mono" fo:font-size="10pt" style:font-name-asian="NSimSun" style:font-size-asian="10pt" style:font-name-complex="Liberation Mono" style:font-size-complex="10pt" style:text-scale="96%"/>
    </style:style>
    <style:style style:name="T122" style:family="text">
      <style:text-properties style:font-name="Liberation Mono" fo:font-size="10pt" officeooo:rsid="00284e68" style:font-name-asian="NSimSun" style:font-size-asian="10pt" style:font-name-complex="Liberation Mono" style:font-size-complex="10pt" style:text-scale="94%"/>
    </style:style>
    <style:style style:name="T123" style:family="text">
      <style:text-properties style:font-name="Liberation Mono" fo:font-size="10pt" style:font-name-asian="NSimSun" style:font-size-asian="10pt" style:font-name-complex="Liberation Mono" style:font-size-complex="10pt" style:text-scale="87%"/>
    </style:style>
    <style:style style:name="T124" style:family="text">
      <style:text-properties style:font-name="Liberation Mono" fo:font-size="10pt" style:font-name-asian="NSimSun" style:font-size-asian="10pt" style:font-name-complex="Liberation Mono" style:font-size-complex="10pt" style:text-scale="93%"/>
    </style:style>
    <style:style style:name="T125" style:family="text">
      <style:text-properties style:font-name="Liberation Mono" fo:font-size="10pt" officeooo:rsid="011c5d76"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5%"/>
    </style:style>
    <style:style style:name="T127" style:family="text">
      <style:text-properties style:font-name="Liberation Mono" fo:font-size="10pt" officeooo:rsid="00284e68" style:font-name-asian="NSimSun" style:font-size-asian="10pt" style:font-name-complex="Liberation Mono" style:font-size-complex="10pt" style:text-scale="100%"/>
    </style:style>
    <style:style style:name="T128" style:family="text">
      <style:text-properties style:font-name="Liberation Mono" fo:font-size="10pt" officeooo:rsid="012b109c"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text-scale="98%"/>
    </style:style>
    <style:style style:name="T130" style:family="text">
      <style:text-properties style:font-name="Liberation Mono" fo:font-size="10pt" officeooo:rsid="03c4b3dc" style:font-name-asian="NSimSun" style:font-size-asian="10pt" style:font-name-complex="Liberation Mono" style:font-size-complex="10pt" style:text-scale="98%"/>
    </style:style>
    <style:style style:name="T131" style:family="text">
      <style:text-properties style:font-name="Liberation Mono" fo:font-size="10pt" officeooo:rsid="0175179a" style:font-name-asian="NSimSun" style:font-size-asian="10pt" style:font-name-complex="Liberation Mono" style:font-size-complex="10pt"/>
    </style:style>
    <style:style style:name="T132" style:family="text">
      <style:text-properties style:font-name="Liberation Mono" fo:font-size="10pt" officeooo:rsid="01993d13" style:font-name-asian="NSimSun" style:font-size-asian="10pt" style:font-name-complex="Liberation Mono" style:font-size-complex="10pt"/>
    </style:style>
    <style:style style:name="T133" style:family="text">
      <style:text-properties style:font-name="Liberation Mono" fo:font-size="10pt" officeooo:rsid="01b2c0f8" style:font-name-asian="NSimSun" style:font-size-asian="10pt" style:font-name-complex="Liberation Mono" style:font-size-complex="10pt"/>
    </style:style>
    <style:style style:name="T134" style:family="text">
      <style:text-properties style:font-name="Liberation Mono" fo:font-size="10pt" officeooo:rsid="019b4dd8" style:font-name-asian="NSimSun" style:font-size-asian="10pt" style:font-name-complex="Liberation Mono" style:font-size-complex="10pt"/>
    </style:style>
    <style:style style:name="T135" style:family="text">
      <style:text-properties style:font-name="Liberation Mono" fo:font-size="10pt" officeooo:rsid="0205a2cf" style:font-name-asian="NSimSun" style:font-size-asian="10pt" style:font-name-complex="Liberation Mono" style:font-size-complex="10pt"/>
    </style:style>
    <style:style style:name="T136" style:family="text">
      <style:text-properties style:font-name="Liberation Mono" fo:font-size="10pt" officeooo:rsid="022d36f0" style:font-name-asian="NSimSun" style:font-size-asian="10pt" style:font-name-complex="Liberation Mono" style:font-size-complex="10pt"/>
    </style:style>
    <style:style style:name="T137" style:family="text">
      <style:text-properties style:font-name="Liberation Mono" fo:font-size="10pt" officeooo:rsid="020cd13d" style:font-name-asian="NSimSun" style:font-size-asian="10pt" style:font-name-complex="Liberation Mono" style:font-size-complex="10pt"/>
    </style:style>
    <style:style style:name="T138" style:family="text">
      <style:text-properties style:font-name="Liberation Mono" fo:font-size="10pt" officeooo:rsid="0260d390" style:font-name-asian="NSimSun" style:font-size-asian="10pt" style:font-name-complex="Liberation Mono" style:font-size-complex="10pt"/>
    </style:style>
    <style:style style:name="T139" style:family="text">
      <style:text-properties style:font-name="Liberation Mono" fo:font-size="10pt" officeooo:rsid="01993d13" style:font-name-asian="NSimSun" style:font-size-asian="10pt" style:font-name-complex="Liberation Mono" style:font-size-complex="10pt" style:text-scale="97%"/>
    </style:style>
    <style:style style:name="T140" style:family="text">
      <style:text-properties style:font-name="Liberation Mono" fo:font-size="10pt" officeooo:rsid="0312d304" style:font-name-asian="NSimSun" style:font-size-asian="10pt" style:font-name-complex="Liberation Mono" style:font-size-complex="10pt"/>
    </style:style>
    <style:style style:name="T141" style:family="text">
      <style:text-properties style:font-name="Liberation Mono" fo:font-size="10pt" officeooo:rsid="0366dc22" style:font-name-asian="NSimSun" style:font-size-asian="10pt" style:font-name-complex="Liberation Mono" style:font-size-complex="10pt"/>
    </style:style>
    <style:style style:name="T142" style:family="text">
      <style:text-properties style:font-name="Liberation Mono" fo:font-size="10pt" officeooo:rsid="03be2142" style:font-name-asian="NSimSun" style:font-size-asian="10pt" style:font-name-complex="Liberation Mono" style:font-size-complex="10pt"/>
    </style:style>
    <style:style style:name="T143" style:family="text">
      <style:text-properties style:font-name="Liberation Mono" fo:font-size="10pt" officeooo:rsid="03d57488" style:font-name-asian="NSimSun" style:font-size-asian="10pt" style:font-name-complex="Liberation Mono" style:font-size-complex="10pt"/>
    </style:style>
    <style:style style:name="T144" style:family="text">
      <style:text-properties style:font-name="Liberation Mono" fo:font-size="10pt" officeooo:rsid="03f1f300" style:font-name-asian="NSimSun" style:font-size-asian="10pt" style:font-name-complex="Liberation Mono" style:font-size-complex="10pt"/>
    </style:style>
    <style:style style:name="T145" style:family="text">
      <style:text-properties style:font-name="Liberation Mono" fo:font-size="10pt" officeooo:rsid="04640c90" style:font-name-asian="NSimSun" style:font-size-asian="10pt" style:font-name-complex="Liberation Mono" style:font-size-complex="10pt"/>
    </style:style>
    <style:style style:name="T146" style:family="text">
      <style:text-properties style:font-name="Liberation Mono" fo:font-size="10pt" officeooo:rsid="0487b3f9" style:font-name-asian="NSimSun" style:font-size-asian="10pt" style:font-name-complex="Liberation Mono" style:font-size-complex="10pt"/>
    </style:style>
    <style:style style:name="T147" style:family="text">
      <style:text-properties style:font-name="Liberation Mono" fo:font-size="10pt" officeooo:rsid="048c01df" style:font-name-asian="NSimSun" style:font-size-asian="10pt" style:font-name-complex="Liberation Mono" style:font-size-complex="10pt"/>
    </style:style>
    <style:style style:name="T148" style:family="text">
      <style:text-properties style:font-name="Liberation Mono" fo:font-size="10pt" officeooo:rsid="049fb661" style:font-name-asian="NSimSun" style:font-size-asian="10pt" style:font-name-complex="Liberation Mono" style:font-size-complex="10pt"/>
    </style:style>
    <style:style style:name="T149" style:family="text">
      <style:text-properties style:font-name="Liberation Mono" fo:font-size="10pt" officeooo:rsid="04a1263a" style:font-name-asian="NSimSun" style:font-size-asian="10pt" style:font-name-complex="Liberation Mono" style:font-size-complex="10pt"/>
    </style:style>
    <style:style style:name="T150" style:family="text">
      <style:text-properties style:font-name="Liberation Mono" fo:font-size="10pt" officeooo:rsid="04ab1a4b" style:font-name-asian="NSimSun" style:font-size-asian="10pt" style:font-name-complex="Liberation Mono" style:font-size-complex="10pt"/>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style:font-weight-asian="bold" style:font-weight-complex="bold"/>
    </style:style>
    <style:style style:name="T163" style:family="text">
      <style:text-properties style:font-name="Liberation Mono" fo:font-size="10pt" fo:font-weight="bold" officeooo:rsid="00c56f73" style:font-weight-asian="bold" style:font-weight-complex="bold"/>
    </style:style>
    <style:style style:name="T164" style:family="text">
      <style:text-properties style:font-name="Liberation Mono" fo:font-size="10pt" fo:font-weight="bold" officeooo:rsid="00c56f73" style:font-weight-asian="bold" style:font-weight-complex="bold" style:text-scale="98%"/>
    </style:style>
    <style:style style:name="T165" style:family="text">
      <style:text-properties style:font-name="Liberation Mono" fo:font-size="10pt" fo:font-weight="bold" officeooo:rsid="00c56f73" style:font-weight-asian="bold" style:font-weight-complex="bold" style:text-scale="96%"/>
    </style:style>
    <style:style style:name="T16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7" style:family="text">
      <style:text-properties style:font-name="Liberation Mono" fo:font-size="10pt" fo:font-weight="normal" officeooo:rsid="03f812e7" style:font-weight-asian="normal" style:font-weight-complex="normal"/>
    </style:style>
    <style:style style:name="T168" style:family="text">
      <style:text-properties style:font-name="Liberation Mono" fo:font-size="10pt" officeooo:rsid="0157d994"/>
    </style:style>
    <style:style style:name="T16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officeooo:rsid="0260d390"/>
    </style:style>
    <style:style style:name="T175" style:family="text">
      <style:text-properties style:font-name="Liberation Mono" fo:font-size="10pt" officeooo:rsid="0269a1c7"/>
    </style:style>
    <style:style style:name="T176" style:family="text">
      <style:text-properties style:font-name="Liberation Mono" fo:font-size="10pt" fo:background-color="transparent" loext:char-shading-value="0" style:font-name-asian="NSimSun" style:font-name-complex="Liberation Mono"/>
    </style:style>
    <style:style style:name="T177" style:family="text">
      <style:text-properties style:font-name="Liberation Mono" fo:font-size="10pt" fo:language="en" fo:country="US" fo:font-weight="bold" officeooo:rsid="00c56f73" style:font-weight-asian="bold" style:font-weight-complex="bold"/>
    </style:style>
    <style:style style:name="T17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9" style:family="text">
      <style:text-properties style:font-name="Liberation Mono" fo:font-size="10pt" fo:language="en" fo:country="US" style:font-name-asian="NSimSun" style:font-size-asian="10pt" style:font-name-complex="Liberation Mono" style:font-size-complex="10pt"/>
    </style:style>
    <style:style style:name="T180" style:family="text">
      <style:text-properties style:font-name="Liberation Mono" fo:font-size="10pt" fo:language="en" fo:country="US" officeooo:rsid="0012b5c9" style:font-name-asian="NSimSun" style:font-size-asian="10pt" style:font-name-complex="Liberation Mono" style:font-size-complex="10pt"/>
    </style:style>
    <style:style style:name="T181" style:family="text">
      <style:text-properties style:font-name="Liberation Mono" fo:font-size="10pt" fo:language="en" fo:country="US" officeooo:rsid="044402c1" style:font-name-asian="NSimSun" style:font-size-asian="10pt" style:font-name-complex="Liberation Mono" style:font-size-complex="10pt"/>
    </style:style>
    <style:style style:name="T182" style:family="text">
      <style:text-properties style:font-name="Liberation Mono" fo:font-size="10pt" fo:language="en" fo:country="US" officeooo:rsid="0312d304" style:font-name-asian="NSimSun" style:font-size-asian="10pt" style:font-name-complex="Liberation Mono" style:font-size-complex="10pt"/>
    </style:style>
    <style:style style:name="T18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5" style:family="text">
      <style:text-properties style:font-name="Liberation Mono" fo:font-size="16pt" style:font-name-asian="NSimSun" style:font-size-asian="10pt" style:font-name-complex="Liberation Mono" style:font-size-complex="10pt"/>
    </style:style>
    <style:style style:name="T18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7" style:family="text">
      <style:text-properties style:font-name="Liberation Mono" fo:font-weight="bold" style:font-weight-asian="bold" style:font-weight-complex="bold"/>
    </style:style>
    <style:style style:name="T188" style:family="text">
      <style:text-properties style:font-name="Liberation Mono" fo:font-weight="bold" style:font-size-asian="8.75pt" style:font-weight-asian="bold" style:font-weight-complex="bold"/>
    </style:style>
    <style:style style:name="T189" style:family="text">
      <style:text-properties style:font-name="Liberation Mono" fo:font-size="18pt" officeooo:rsid="00a54dd6" style:font-name-asian="NSimSun" style:font-size-asian="10pt" style:font-name-complex="Liberation Mono" style:font-size-complex="10pt"/>
    </style:style>
    <style:style style:name="T190" style:family="text">
      <style:text-properties style:font-name="Liberation Mono" fo:font-size="14pt" fo:font-weight="bold" style:font-weight-asian="bold" style:font-weight-complex="bold"/>
    </style:style>
    <style:style style:name="T191"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9" style:family="text">
      <style:text-properties style:font-name="Liberation Mono" fo:font-size="8.5pt" officeooo:rsid="009917f1" style:font-name-asian="NSimSun" style:font-size-asian="8.5pt" style:font-name-complex="Liberation Mono" style:font-size-complex="8.5pt" style:text-scale="98%"/>
    </style:style>
    <style:style style:name="T200" style:family="text">
      <style:text-properties style:font-name="Liberation Mono" fo:language="en" fo:country="US" style:font-name-asian="NSimSun" style:font-name-complex="Liberation Mono"/>
    </style:style>
    <style:style style:name="T201" style:family="text">
      <style:text-properties style:font-name="Liberation Mono" fo:language="en" fo:country="US" officeooo:rsid="0033fd4e" style:font-name-asian="NSimSun" style:font-name-complex="Liberation Mono"/>
    </style:style>
    <style:style style:name="T202" style:family="text">
      <style:text-properties style:font-name="Liberation Mono" fo:font-size="19.2999992370605pt" fo:language="en" fo:country="US" style:font-size-asian="14.1000003814697pt" style:font-size-complex="14.1000003814697pt"/>
    </style:style>
    <style:style style:name="T203" style:family="text">
      <style:text-properties style:font-name="Liberation Mono" fo:font-size="19.2999992370605pt" fo:language="en" fo:country="US" officeooo:rsid="037c37f4" style:font-size-asian="14.1000003814697pt" style:font-size-complex="14.1000003814697pt"/>
    </style:style>
    <style:style style:name="T204" style:family="text">
      <style:text-properties style:font-name="Liberation Mono" officeooo:rsid="0420e89b"/>
    </style:style>
    <style:style style:name="T205" style:family="text">
      <style:text-properties style:font-name="Liberation Mono" officeooo:rsid="0192403a" style:font-name-asian="NSimSun" style:font-name-complex="Liberation Mono"/>
    </style:style>
    <style:style style:name="T206" style:family="text">
      <style:text-properties style:font-name="Liberation Mono" officeooo:rsid="042ceb24" style:font-name-asian="NSimSun" style:font-name-complex="Liberation Mono"/>
    </style:style>
    <style:style style:name="T207" style:family="text">
      <style:text-properties style:font-name="Liberation Mono" officeooo:rsid="04a776d4" style:font-name-asian="NSimSun" style:font-name-complex="Liberation Mono"/>
    </style:style>
    <style:style style:name="T20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0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0" style:family="text">
      <style:text-properties style:font-name="Liberation Mono" style:font-size-asian="8.75pt"/>
    </style:style>
    <style:style style:name="T211" style:family="text">
      <style:text-properties fo:font-weight="normal" style:font-weight-asian="normal" style:font-weight-complex="normal"/>
    </style:style>
    <style:style style:name="T212" style:family="text">
      <style:text-properties fo:font-weight="normal" officeooo:rsid="0066f94a" style:font-weight-asian="normal" style:font-weight-complex="normal"/>
    </style:style>
    <style:style style:name="T213" style:family="text">
      <style:text-properties fo:font-weight="normal" officeooo:rsid="008d28ae" style:font-weight-asian="normal" style:font-weight-complex="normal"/>
    </style:style>
    <style:style style:name="T214" style:family="text">
      <style:text-properties fo:font-weight="normal" officeooo:rsid="00f07efe" style:font-weight-asian="normal" style:font-weight-complex="normal"/>
    </style:style>
    <style:style style:name="T215" style:family="text">
      <style:text-properties fo:font-weight="normal" officeooo:rsid="016eae7e" style:font-weight-asian="normal" style:font-weight-complex="normal"/>
    </style:style>
    <style:style style:name="T216" style:family="text">
      <style:text-properties fo:font-weight="normal" style:font-weight-asian="normal" style:font-weight-complex="normal" style:text-scale="98%"/>
    </style:style>
    <style:style style:name="T217" style:family="text">
      <style:text-properties fo:font-weight="normal" style:font-weight-asian="normal" style:font-weight-complex="normal" style:text-scale="96%"/>
    </style:style>
    <style:style style:name="T218" style:family="text">
      <style:text-properties fo:font-weight="normal" officeooo:rsid="01d82c88" style:font-weight-asian="normal" style:font-weight-complex="normal"/>
    </style:style>
    <style:style style:name="T219" style:family="text">
      <style:text-properties fo:font-weight="normal" officeooo:rsid="01c8259f" style:font-weight-asian="normal" style:font-weight-complex="normal"/>
    </style:style>
    <style:style style:name="T220" style:family="text">
      <style:text-properties fo:font-weight="normal" officeooo:rsid="01f00011" style:font-weight-asian="normal" style:font-weight-complex="normal"/>
    </style:style>
    <style:style style:name="T221" style:family="text">
      <style:text-properties fo:font-weight="normal" officeooo:rsid="03c4b3dc" style:font-weight-asian="normal" style:font-weight-complex="normal"/>
    </style:style>
    <style:style style:name="T222" style:family="text">
      <style:text-properties fo:font-weight="normal" officeooo:rsid="03f0684b" style:font-weight-asian="normal" style:font-weight-complex="normal"/>
    </style:style>
    <style:style style:name="T223" style:family="text">
      <style:text-properties fo:font-weight="normal" officeooo:rsid="03f812e7" style:font-weight-asian="normal" style:font-weight-complex="normal"/>
    </style:style>
    <style:style style:name="T224" style:family="text">
      <style:text-properties officeooo:rsid="00116283"/>
    </style:style>
    <style:style style:name="T225" style:family="text">
      <style:text-properties officeooo:rsid="00116e17"/>
    </style:style>
    <style:style style:name="T226" style:family="text">
      <style:text-properties officeooo:rsid="00193083"/>
    </style:style>
    <style:style style:name="T227" style:family="text">
      <style:text-properties officeooo:rsid="001c5910"/>
    </style:style>
    <style:style style:name="T228" style:family="text">
      <style:text-properties fo:font-style="italic" style:font-style-asian="italic" style:font-style-complex="italic"/>
    </style:style>
    <style:style style:name="T229" style:family="text">
      <style:text-properties fo:font-style="italic" officeooo:rsid="0047ba66" style:font-style-asian="italic" style:font-style-complex="italic"/>
    </style:style>
    <style:style style:name="T230" style:family="text">
      <style:text-properties fo:font-style="italic" officeooo:rsid="00497c88" style:font-style-asian="italic" style:font-style-complex="italic"/>
    </style:style>
    <style:style style:name="T231" style:family="text">
      <style:text-properties fo:font-style="italic" officeooo:rsid="02cc8c22" style:font-style-asian="italic" style:font-style-complex="italic"/>
    </style:style>
    <style:style style:name="T232" style:family="text">
      <style:text-properties fo:font-style="italic" officeooo:rsid="03232e95" style:font-style-asian="italic" style:font-style-complex="italic"/>
    </style:style>
    <style:style style:name="T233" style:family="text">
      <style:text-properties fo:font-style="italic" officeooo:rsid="03190a2d" style:font-style-asian="italic" style:font-style-complex="italic"/>
    </style:style>
    <style:style style:name="T234" style:family="text">
      <style:text-properties fo:font-style="italic" officeooo:rsid="03fa4d37" style:font-style-asian="italic" style:font-style-complex="italic"/>
    </style:style>
    <style:style style:name="T235" style:family="text">
      <style:text-properties fo:font-style="italic" style:font-style-asian="italic" style:font-style-complex="italic" style:text-scale="96%"/>
    </style:style>
    <style:style style:name="T236" style:family="text">
      <style:text-properties fo:font-style="italic" officeooo:rsid="03a82e25" style:font-style-asian="italic" style:font-style-complex="italic"/>
    </style:style>
    <style:style style:name="T237" style:family="text">
      <style:text-properties fo:font-style="italic" style:text-underline-style="none" style:font-style-asian="italic" style:font-style-complex="italic"/>
    </style:style>
    <style:style style:name="T238" style:family="text">
      <style:text-properties fo:font-style="italic" style:text-underline-style="none" officeooo:rsid="00193083" style:font-style-asian="italic" style:font-style-complex="italic"/>
    </style:style>
    <style:style style:name="T239" style:family="text">
      <style:text-properties fo:font-style="italic" style:text-underline-style="none" fo:font-weight="bold" officeooo:rsid="00193083" style:font-style-asian="italic" style:font-weight-asian="bold" style:font-style-complex="italic" style:font-weight-complex="bold"/>
    </style:style>
    <style:style style:name="T240" style:family="text">
      <style:text-properties fo:font-style="italic" fo:font-weight="normal" officeooo:rsid="0047ba66" style:font-style-asian="italic" style:font-weight-asian="normal" style:font-style-complex="italic" style:font-weight-complex="normal"/>
    </style:style>
    <style:style style:name="T241" style:family="text">
      <style:text-properties fo:font-style="italic" fo:font-weight="bold" style:font-style-asian="italic" style:font-weight-asian="bold" style:font-style-complex="italic" style:font-weight-complex="bold"/>
    </style:style>
    <style:style style:name="T242" style:family="text">
      <style:text-properties fo:font-style="italic" fo:font-weight="bold" officeooo:rsid="0047ba66" style:font-style-asian="italic" style:font-weight-asian="bold" style:font-style-complex="italic" style:font-weight-complex="bold"/>
    </style:style>
    <style:style style:name="T243" style:family="text">
      <style:text-properties fo:font-style="normal" style:font-style-asian="normal" style:font-style-complex="normal"/>
    </style:style>
    <style:style style:name="T244" style:family="text">
      <style:text-properties fo:font-style="normal" officeooo:rsid="0033d758" style:font-style-asian="normal" style:font-style-complex="normal"/>
    </style:style>
    <style:style style:name="T245" style:family="text">
      <style:text-properties fo:font-style="normal" officeooo:rsid="003e1316" style:font-style-asian="normal" style:font-style-complex="normal"/>
    </style:style>
    <style:style style:name="T246" style:family="text">
      <style:text-properties fo:font-style="normal" officeooo:rsid="02cc8c22" style:font-style-asian="normal" style:font-style-complex="normal"/>
    </style:style>
    <style:style style:name="T247" style:family="text">
      <style:text-properties fo:font-style="normal" fo:font-weight="bold" style:font-style-asian="normal" style:font-weight-asian="bold" style:font-style-complex="normal" style:font-weight-complex="bold"/>
    </style:style>
    <style:style style:name="T248" style:family="text">
      <style:text-properties fo:font-style="normal" fo:font-weight="bold" officeooo:rsid="0033d758" style:font-style-asian="normal" style:font-weight-asian="bold" style:font-style-complex="normal" style:font-weight-complex="bold"/>
    </style:style>
    <style:style style:name="T249" style:family="text">
      <style:text-properties fo:font-style="normal" fo:font-weight="normal" officeooo:rsid="0033d758" style:font-style-asian="normal" style:font-weight-asian="normal" style:font-style-complex="normal" style:font-weight-complex="normal"/>
    </style:style>
    <style:style style:name="T250" style:family="text">
      <style:text-properties officeooo:rsid="002198e3"/>
    </style:style>
    <style:style style:name="T251" style:family="text">
      <style:text-properties fo:font-size="12pt"/>
    </style:style>
    <style:style style:name="T252" style:family="text">
      <style:text-properties fo:font-size="12pt" fo:language="en" fo:country="US" officeooo:rsid="034a0c63"/>
    </style:style>
    <style:style style:name="T253" style:family="text">
      <style:text-properties fo:font-size="12pt" fo:language="en" fo:country="US" fo:font-weight="bold" style:font-weight-asian="bold" style:font-weight-complex="bold"/>
    </style:style>
    <style:style style:name="T254" style:family="text">
      <style:text-properties fo:font-size="12pt" fo:font-weight="bold" style:font-weight-asian="bold" style:font-weight-complex="bold"/>
    </style:style>
    <style:style style:name="T255" style:family="text">
      <style:text-properties officeooo:rsid="0026ba99"/>
    </style:style>
    <style:style style:name="T256" style:family="text">
      <style:text-properties officeooo:rsid="00284e68"/>
    </style:style>
    <style:style style:name="T257" style:family="text">
      <style:text-properties officeooo:rsid="002876b5"/>
    </style:style>
    <style:style style:name="T258" style:family="text">
      <style:text-properties officeooo:rsid="00295f4e"/>
    </style:style>
    <style:style style:name="T259" style:family="text">
      <style:text-properties officeooo:rsid="002c2cfa"/>
    </style:style>
    <style:style style:name="T260" style:family="text">
      <style:text-properties officeooo:rsid="0033fd4e"/>
    </style:style>
    <style:style style:name="T261" style:family="text">
      <style:text-properties officeooo:rsid="003ce6c9"/>
    </style:style>
    <style:style style:name="T262" style:family="text">
      <style:text-properties officeooo:rsid="003d1d02"/>
    </style:style>
    <style:style style:name="T263" style:family="text">
      <style:text-properties officeooo:rsid="003e1316"/>
    </style:style>
    <style:style style:name="T264" style:family="text">
      <style:text-properties officeooo:rsid="0047ba66"/>
    </style:style>
    <style:style style:name="T265" style:family="text">
      <style:text-properties officeooo:rsid="00497c88"/>
    </style:style>
    <style:style style:name="T266" style:family="text">
      <style:text-properties officeooo:rsid="004c64e9"/>
    </style:style>
    <style:style style:name="T267" style:family="text">
      <style:text-properties officeooo:rsid="004ddfc6"/>
    </style:style>
    <style:style style:name="T268" style:family="text">
      <style:text-properties officeooo:rsid="004eb83c"/>
    </style:style>
    <style:style style:name="T269" style:family="text">
      <style:text-properties officeooo:rsid="0053de3a"/>
    </style:style>
    <style:style style:name="T270" style:family="text">
      <style:text-properties officeooo:rsid="0065d951"/>
    </style:style>
    <style:style style:name="T271" style:family="text">
      <style:text-properties officeooo:rsid="00661b04"/>
    </style:style>
    <style:style style:name="T272" style:family="text">
      <style:text-properties officeooo:rsid="0066f94a"/>
    </style:style>
    <style:style style:name="T273" style:family="text">
      <style:text-properties style:font-name="Liberation Serif"/>
    </style:style>
    <style:style style:name="T274" style:family="text">
      <style:text-properties style:font-name="Liberation Serif" fo:font-size="12pt" fo:font-weight="normal" style:font-size-asian="12pt" style:font-weight-asian="normal" style:font-size-complex="12pt" style:font-weight-complex="normal"/>
    </style:style>
    <style:style style:name="T27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7" style:family="text">
      <style:text-properties style:font-name="Liberation Serif" fo:font-size="12pt" fo:font-style="italic" officeooo:rsid="03ae2fc8" style:font-style-asian="italic" style:font-style-complex="italic"/>
    </style:style>
    <style:style style:name="T278" style:family="text">
      <style:text-properties style:font-name="Liberation Serif" fo:font-size="12pt" fo:language="en" fo:country="US" officeooo:rsid="02a89f97" style:font-size-asian="10pt" style:font-size-complex="10pt"/>
    </style:style>
    <style:style style:name="T279" style:family="text">
      <style:text-properties style:font-name="Liberation Serif" fo:font-size="12pt" fo:language="en" fo:country="US" officeooo:rsid="044402c1" style:font-name-asian="NSimSun" style:font-size-asian="10pt" style:font-name-complex="Liberation Mono" style:font-size-complex="10pt"/>
    </style:style>
    <style:style style:name="T280"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1" style:family="text">
      <style:text-properties style:font-name="Liberation Serif" fo:font-size="12pt" officeooo:rsid="047940fb" style:text-scale="98%"/>
    </style:style>
    <style:style style:name="T282" style:family="text">
      <style:text-properties style:font-name="Liberation Serif" fo:font-size="12pt" style:font-size-asian="12pt" style:font-size-complex="12pt"/>
    </style:style>
    <style:style style:name="T283" style:family="text">
      <style:text-properties style:font-name="Liberation Serif" fo:font-size="12pt" officeooo:rsid="0487b3f9" style:font-size-asian="12pt" style:font-size-complex="12pt"/>
    </style:style>
    <style:style style:name="T284" style:family="text">
      <style:text-properties style:font-name="Liberation Serif" fo:font-size="12pt" officeooo:rsid="048eff74" style:font-size-asian="12pt" style:font-size-complex="12pt"/>
    </style:style>
    <style:style style:name="T285" style:family="text">
      <style:text-properties style:font-name="Liberation Serif" fo:font-size="12pt" officeooo:rsid="04ab1a4b" style:font-name-asian="NSimSun" style:font-size-asian="12pt" style:font-name-complex="Liberation Mono" style:font-size-complex="12pt"/>
    </style:style>
    <style:style style:name="T286" style:family="text">
      <style:text-properties style:font-name="Liberation Serif" fo:font-size="10pt" fo:font-weight="bold" officeooo:rsid="00c56f73" style:font-weight-asian="bold" style:font-weight-complex="bold"/>
    </style:style>
    <style:style style:name="T287" style:family="text">
      <style:text-properties style:font-name="Liberation Serif" fo:font-size="10pt" officeooo:rsid="03a00c90"/>
    </style:style>
    <style:style style:name="T288" style:family="text">
      <style:text-properties style:font-name="Liberation Serif" fo:font-size="10pt" fo:language="en" fo:country="US"/>
    </style:style>
    <style:style style:name="T289" style:family="text">
      <style:text-properties style:font-name="Liberation Serif" fo:font-size="10pt" fo:language="en" fo:country="US" officeooo:rsid="02e8ffc4"/>
    </style:style>
    <style:style style:name="T290" style:family="text">
      <style:text-properties style:font-name="Liberation Serif" fo:language="en" fo:country="US"/>
    </style:style>
    <style:style style:name="T291" style:family="text">
      <style:text-properties style:font-name="Liberation Serif" fo:language="en" fo:country="US" fo:font-style="italic" style:font-style-asian="italic" style:font-style-complex="italic"/>
    </style:style>
    <style:style style:name="T292" style:family="text">
      <style:text-properties style:font-name="Liberation Serif" fo:language="en" fo:country="US" fo:font-style="italic" officeooo:rsid="02c2bc17" style:font-style-asian="italic" style:font-style-complex="italic"/>
    </style:style>
    <style:style style:name="T293" style:family="text">
      <style:text-properties style:font-name="Liberation Serif" fo:language="en" fo:country="US" fo:font-style="italic" officeooo:rsid="02d0848c" style:font-style-asian="italic" style:font-style-complex="italic"/>
    </style:style>
    <style:style style:name="T294" style:family="text">
      <style:text-properties style:font-name="Liberation Serif" fo:language="en" fo:country="US" fo:font-style="italic" fo:font-weight="bold" style:font-style-asian="italic" style:font-weight-asian="bold" style:font-style-complex="italic" style:font-weight-complex="bold"/>
    </style:style>
    <style:style style:name="T295"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6" style:family="text">
      <style:text-properties style:font-name="Liberation Serif" fo:font-style="italic" officeooo:rsid="0441f2ae" style:font-style-asian="italic" style:font-style-complex="italic"/>
    </style:style>
    <style:style style:name="T297" style:family="text">
      <style:text-properties style:font-name="Liberation Serif" officeooo:rsid="04639efd"/>
    </style:style>
    <style:style style:name="T298" style:family="text">
      <style:text-properties style:font-name="Liberation Serif" officeooo:rsid="04640c90"/>
    </style:style>
    <style:style style:name="T299" style:family="text">
      <style:text-properties style:font-name="Liberation Serif" officeooo:rsid="0489484b"/>
    </style:style>
    <style:style style:name="T300" style:family="text">
      <style:text-properties officeooo:rsid="006f6ad0"/>
    </style:style>
    <style:style style:name="T301" style:family="text">
      <style:text-properties style:text-scale="92%"/>
    </style:style>
    <style:style style:name="T302" style:family="text">
      <style:text-properties officeooo:rsid="007ab5ae"/>
    </style:style>
    <style:style style:name="T303" style:family="text">
      <style:text-properties officeooo:rsid="0080eb18"/>
    </style:style>
    <style:style style:name="T304" style:family="text">
      <style:text-properties officeooo:rsid="00863f4e"/>
    </style:style>
    <style:style style:name="T305" style:family="text">
      <style:text-properties officeooo:rsid="008a716e"/>
    </style:style>
    <style:style style:name="T306" style:family="text">
      <style:text-properties officeooo:rsid="008b41cc"/>
    </style:style>
    <style:style style:name="T307" style:family="text">
      <style:text-properties officeooo:rsid="008d28ae"/>
    </style:style>
    <style:style style:name="T308" style:family="text">
      <style:text-properties officeooo:rsid="009917f1"/>
    </style:style>
    <style:style style:name="T309" style:family="text">
      <style:text-properties officeooo:rsid="009edb05"/>
    </style:style>
    <style:style style:name="T310" style:family="text">
      <style:text-properties officeooo:rsid="00a077a9"/>
    </style:style>
    <style:style style:name="T311" style:family="text">
      <style:text-properties officeooo:rsid="00a54dd6"/>
    </style:style>
    <style:style style:name="T312" style:family="text">
      <style:text-properties officeooo:rsid="00a8c116"/>
    </style:style>
    <style:style style:name="T313" style:family="text">
      <style:text-properties officeooo:rsid="00c2087c"/>
    </style:style>
    <style:style style:name="T314" style:family="text">
      <style:text-properties officeooo:rsid="00c4ff30"/>
    </style:style>
    <style:style style:name="T315" style:family="text">
      <style:text-properties style:text-scale="96%"/>
    </style:style>
    <style:style style:name="T316" style:family="text">
      <style:text-properties style:text-scale="98%"/>
    </style:style>
    <style:style style:name="T317" style:family="text">
      <style:text-properties officeooo:rsid="00fd8edd" style:text-scale="98%"/>
    </style:style>
    <style:style style:name="T318" style:family="text">
      <style:text-properties officeooo:rsid="03c4b3dc" style:text-scale="98%"/>
    </style:style>
    <style:style style:name="T319" style:family="text">
      <style:text-properties officeooo:rsid="03f1f300" style:text-scale="98%"/>
    </style:style>
    <style:style style:name="T320" style:family="text">
      <style:text-properties fo:font-size="9pt" fo:language="en" fo:country="US" fo:font-weight="normal" officeooo:rsid="00295f4e" style:font-size-asian="10pt" style:font-weight-asian="normal" style:font-size-complex="10pt" style:font-weight-complex="normal" style:text-scale="98%"/>
    </style:style>
    <style:style style:name="T321" style:family="text">
      <style:text-properties fo:font-size="9pt" fo:language="en" fo:country="US" fo:font-style="italic" style:font-size-asian="9pt" style:font-style-asian="italic" style:font-size-complex="9pt" style:font-style-complex="italic" style:text-scale="96%"/>
    </style:style>
    <style:style style:name="T322" style:family="text">
      <style:text-properties officeooo:rsid="00cf96b9"/>
    </style:style>
    <style:style style:name="T323" style:family="text">
      <style:text-properties officeooo:rsid="00d9174c"/>
    </style:style>
    <style:style style:name="T324" style:family="text">
      <style:text-properties officeooo:rsid="00f0f530"/>
    </style:style>
    <style:style style:name="T325" style:family="text">
      <style:text-properties officeooo:rsid="00f2c19d"/>
    </style:style>
    <style:style style:name="T326" style:family="text">
      <style:text-properties officeooo:rsid="00f442a6"/>
    </style:style>
    <style:style style:name="T327" style:family="text">
      <style:text-properties officeooo:rsid="00fa0429"/>
    </style:style>
    <style:style style:name="T328" style:family="text">
      <style:text-properties officeooo:rsid="01064dff"/>
    </style:style>
    <style:style style:name="T329" style:family="text">
      <style:text-properties fo:font-size="8pt" style:font-size-asian="10pt" style:font-size-complex="10pt"/>
    </style:style>
    <style:style style:name="T330" style:family="text">
      <style:text-properties fo:font-size="8pt" style:font-size-asian="10pt" style:font-size-complex="10pt" style:text-scale="98%"/>
    </style:style>
    <style:style style:name="T331" style:family="text">
      <style:text-properties fo:font-size="8pt" officeooo:rsid="02ee881f" style:font-size-asian="10pt" style:font-size-complex="10pt" style:text-scale="98%"/>
    </style:style>
    <style:style style:name="T332" style:family="text">
      <style:text-properties fo:font-size="8pt" officeooo:rsid="01c6b3b8"/>
    </style:style>
    <style:style style:name="T333" style:family="text">
      <style:text-properties fo:font-size="8pt" fo:font-style="italic" style:font-style-asian="italic" style:font-style-complex="italic"/>
    </style:style>
    <style:style style:name="T334" style:family="text">
      <style:text-properties fo:font-size="8pt" fo:font-style="italic" officeooo:rsid="02cc8c22" style:font-style-asian="italic" style:font-style-complex="italic"/>
    </style:style>
    <style:style style:name="T335" style:family="text">
      <style:text-properties fo:font-size="8pt" fo:font-weight="bold" style:font-weight-asian="bold" style:font-weight-complex="bold"/>
    </style:style>
    <style:style style:name="T336" style:family="text">
      <style:text-properties fo:font-size="8pt" style:text-scale="94%"/>
    </style:style>
    <style:style style:name="T337" style:family="text">
      <style:text-properties fo:font-size="8pt" fo:language="en" fo:country="US"/>
    </style:style>
    <style:style style:name="T338" style:family="text">
      <style:text-properties fo:font-size="8pt" fo:language="en" fo:country="US" fo:font-style="italic" style:font-size-asian="10pt" style:font-style-asian="italic" style:font-size-complex="10pt" style:font-style-complex="italic"/>
    </style:style>
    <style:style style:name="T339" style:family="text">
      <style:text-properties fo:font-size="8pt" fo:language="en" fo:country="US" fo:font-style="italic" officeooo:rsid="031d0b39" style:font-size-asian="10pt" style:font-style-asian="italic" style:font-size-complex="10pt" style:font-style-complex="italic"/>
    </style:style>
    <style:style style:name="T340" style:family="text">
      <style:text-properties fo:font-size="8pt" fo:language="en" fo:country="US" fo:font-style="italic" officeooo:rsid="031b58f3" style:font-size-asian="10pt" style:font-style-asian="italic" style:font-size-complex="10pt" style:font-style-complex="italic"/>
    </style:style>
    <style:style style:name="T34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2" style:family="text">
      <style:text-properties fo:font-size="8pt" fo:language="en" fo:country="US" fo:font-style="italic" style:font-style-asian="italic" style:font-style-complex="italic"/>
    </style:style>
    <style:style style:name="T343" style:family="text">
      <style:text-properties fo:font-size="8pt" fo:language="en" fo:country="US" officeooo:rsid="0348edd1"/>
    </style:style>
    <style:style style:name="T344" style:family="text">
      <style:text-properties fo:font-size="8pt" fo:language="en" fo:country="US" officeooo:rsid="034a0c63"/>
    </style:style>
    <style:style style:name="T345" style:family="text">
      <style:text-properties fo:font-size="8pt" fo:language="en" fo:country="US" style:font-size-asian="10pt" style:font-size-complex="10pt"/>
    </style:style>
    <style:style style:name="T346" style:family="text">
      <style:text-properties style:text-scale="94%"/>
    </style:style>
    <style:style style:name="T347" style:family="text">
      <style:text-properties officeooo:rsid="0111c561"/>
    </style:style>
    <style:style style:name="T348" style:family="text">
      <style:text-properties officeooo:rsid="01216a55"/>
    </style:style>
    <style:style style:name="T349" style:family="text">
      <style:text-properties style:text-scale="95%"/>
    </style:style>
    <style:style style:name="T350" style:family="text">
      <style:text-properties style:text-scale="100%"/>
    </style:style>
    <style:style style:name="T351" style:family="text">
      <style:text-properties officeooo:rsid="012a8625"/>
    </style:style>
    <style:style style:name="T352" style:family="text">
      <style:text-properties officeooo:rsid="012b109c"/>
    </style:style>
    <style:style style:name="T353" style:family="text">
      <style:text-properties officeooo:rsid="01353a1b"/>
    </style:style>
    <style:style style:name="T354" style:family="text">
      <style:text-properties officeooo:rsid="01375a4c"/>
    </style:style>
    <style:style style:name="T355" style:family="text">
      <style:text-properties officeooo:rsid="014e5b38"/>
    </style:style>
    <style:style style:name="T356" style:family="text">
      <style:text-properties officeooo:rsid="0157d994"/>
    </style:style>
    <style:style style:name="T357" style:family="text">
      <style:text-properties officeooo:rsid="01605fd5"/>
    </style:style>
    <style:style style:name="T358" style:family="text">
      <style:text-properties officeooo:rsid="0167e694"/>
    </style:style>
    <style:style style:name="T359" style:family="text">
      <style:text-properties officeooo:rsid="016b1bc9"/>
    </style:style>
    <style:style style:name="T360" style:family="text">
      <style:text-properties officeooo:rsid="0172bacb"/>
    </style:style>
    <style:style style:name="T361" style:family="text">
      <style:text-properties officeooo:rsid="0176e4e5"/>
    </style:style>
    <style:style style:name="T362" style:family="text">
      <style:text-properties officeooo:rsid="0192403a"/>
    </style:style>
    <style:style style:name="T363" style:family="text">
      <style:text-properties officeooo:rsid="01985d0f"/>
    </style:style>
    <style:style style:name="T364" style:family="text">
      <style:text-properties officeooo:rsid="01a4379a"/>
    </style:style>
    <style:style style:name="T365" style:family="text">
      <style:text-properties officeooo:rsid="01a6a125"/>
    </style:style>
    <style:style style:name="T366" style:family="text">
      <style:text-properties officeooo:rsid="01a9e1e0"/>
    </style:style>
    <style:style style:name="T367" style:family="text">
      <style:text-properties officeooo:rsid="01ae02bd"/>
    </style:style>
    <style:style style:name="T368" style:family="text">
      <style:text-properties officeooo:rsid="01cdd35a"/>
    </style:style>
    <style:style style:name="T369" style:family="text">
      <style:text-properties officeooo:rsid="01d82c88"/>
    </style:style>
    <style:style style:name="T370" style:family="text">
      <style:text-properties officeooo:rsid="019b4dd8"/>
    </style:style>
    <style:style style:name="T371" style:family="text">
      <style:text-properties officeooo:rsid="01e1eb98"/>
    </style:style>
    <style:style style:name="T372" style:family="text">
      <style:text-properties officeooo:rsid="01c8259f"/>
    </style:style>
    <style:style style:name="T373" style:family="text">
      <style:text-properties officeooo:rsid="01f8e59b"/>
    </style:style>
    <style:style style:name="T374" style:family="text">
      <style:text-properties officeooo:rsid="01fbbba1"/>
    </style:style>
    <style:style style:name="T375" style:family="text">
      <style:text-properties officeooo:rsid="01d11811" fo:background-color="#ff00ff" loext:char-shading-value="0"/>
    </style:style>
    <style:style style:name="T376" style:family="text">
      <style:text-properties officeooo:rsid="03db1773" fo:background-color="#ff00ff" loext:char-shading-value="0"/>
    </style:style>
    <style:style style:name="T377" style:family="text">
      <style:text-properties officeooo:rsid="02037532"/>
    </style:style>
    <style:style style:name="T378" style:family="text">
      <style:text-properties officeooo:rsid="020d0e0e"/>
    </style:style>
    <style:style style:name="T379" style:family="text">
      <style:text-properties officeooo:rsid="020e4f32"/>
    </style:style>
    <style:style style:name="T380" style:family="text">
      <style:text-properties officeooo:rsid="02148323"/>
    </style:style>
    <style:style style:name="T381" style:family="text">
      <style:text-properties officeooo:rsid="02195654"/>
    </style:style>
    <style:style style:name="T382" style:family="text">
      <style:text-properties officeooo:rsid="021b3378"/>
    </style:style>
    <style:style style:name="T383" style:family="text">
      <style:text-properties officeooo:rsid="021cc47a"/>
    </style:style>
    <style:style style:name="T384" style:family="text">
      <style:text-properties officeooo:rsid="021ed18d"/>
    </style:style>
    <style:style style:name="T385" style:family="text">
      <style:text-properties officeooo:rsid="02217e3b"/>
    </style:style>
    <style:style style:name="T386" style:family="text">
      <style:text-properties officeooo:rsid="0228a7f9"/>
    </style:style>
    <style:style style:name="T387" style:family="text">
      <style:text-properties officeooo:rsid="022b1593"/>
    </style:style>
    <style:style style:name="T388" style:family="text">
      <style:text-properties officeooo:rsid="0231fa2a"/>
    </style:style>
    <style:style style:name="T389" style:family="text">
      <style:text-properties officeooo:rsid="023485d2"/>
    </style:style>
    <style:style style:name="T390" style:family="text">
      <style:text-properties officeooo:rsid="02414728"/>
    </style:style>
    <style:style style:name="T391" style:family="text">
      <style:text-properties officeooo:rsid="024850a1"/>
    </style:style>
    <style:style style:name="T392" style:family="text">
      <style:text-properties officeooo:rsid="02486f96"/>
    </style:style>
    <style:style style:name="T393" style:family="text">
      <style:text-properties officeooo:rsid="0253c2e2"/>
    </style:style>
    <style:style style:name="T394" style:family="text">
      <style:text-properties officeooo:rsid="02543689"/>
    </style:style>
    <style:style style:name="T395" style:family="text">
      <style:text-properties officeooo:rsid="00a17308"/>
    </style:style>
    <style:style style:name="T396" style:family="text">
      <style:text-properties officeooo:rsid="0260d390"/>
    </style:style>
    <style:style style:name="T397" style:family="text">
      <style:text-properties officeooo:rsid="0262868f"/>
    </style:style>
    <style:style style:name="T398" style:family="text">
      <style:text-properties officeooo:rsid="026471fe"/>
    </style:style>
    <style:style style:name="T399" style:family="text">
      <style:text-properties officeooo:rsid="0265402d"/>
    </style:style>
    <style:style style:name="T400" style:family="text">
      <style:text-properties officeooo:rsid="0269a1c7"/>
    </style:style>
    <style:style style:name="T401" style:family="text">
      <style:text-properties fo:background-color="transparent" loext:char-shading-value="0" style:font-name-asian="NSimSun" style:font-name-complex="Liberation Mono"/>
    </style:style>
    <style:style style:name="T402" style:family="text">
      <style:text-properties officeooo:rsid="027d691d" fo:background-color="transparent" loext:char-shading-value="0" style:font-name-asian="NSimSun" style:font-name-complex="Liberation Mono"/>
    </style:style>
    <style:style style:name="T403" style:family="text">
      <style:text-properties officeooo:rsid="02790b2a"/>
    </style:style>
    <style:style style:name="T404" style:family="text">
      <style:text-properties officeooo:rsid="027d691d"/>
    </style:style>
    <style:style style:name="T405" style:family="text">
      <style:text-properties officeooo:rsid="0280b17c"/>
    </style:style>
    <style:style style:name="T406" style:family="text">
      <style:text-properties officeooo:rsid="00fd8edd"/>
    </style:style>
    <style:style style:name="T407" style:family="text">
      <style:text-properties officeooo:rsid="0282d576"/>
    </style:style>
    <style:style style:name="T408" style:family="text">
      <style:text-properties officeooo:rsid="028d380b"/>
    </style:style>
    <style:style style:name="T409" style:family="text">
      <style:text-properties officeooo:rsid="0291fbbe"/>
    </style:style>
    <style:style style:name="T410" style:family="text">
      <style:text-properties officeooo:rsid="029522d9"/>
    </style:style>
    <style:style style:name="T411" style:family="text">
      <style:text-properties officeooo:rsid="0296eea8"/>
    </style:style>
    <style:style style:name="T412" style:family="text">
      <style:text-properties officeooo:rsid="02a106a2"/>
    </style:style>
    <style:style style:name="T413" style:family="text">
      <style:text-properties officeooo:rsid="019bdcdd" style:text-scale="97%"/>
    </style:style>
    <style:style style:name="T414" style:family="text">
      <style:text-properties officeooo:rsid="0269a1c7" style:text-scale="97%"/>
    </style:style>
    <style:style style:name="T415" style:family="text">
      <style:text-properties officeooo:rsid="02a8f510"/>
    </style:style>
    <style:style style:name="T416" style:family="text">
      <style:text-properties officeooo:rsid="02adf650"/>
    </style:style>
    <style:style style:name="T417" style:family="text">
      <style:text-properties officeooo:rsid="02af15d9"/>
    </style:style>
    <style:style style:name="T418" style:family="text">
      <style:text-properties officeooo:rsid="02b6f4cd"/>
    </style:style>
    <style:style style:name="T419" style:family="text">
      <style:text-properties officeooo:rsid="02bbec4a"/>
    </style:style>
    <style:style style:name="T420" style:family="text">
      <style:text-properties officeooo:rsid="02bc65a7"/>
    </style:style>
    <style:style style:name="T421" style:family="text">
      <style:text-properties officeooo:rsid="02bf58d3"/>
    </style:style>
    <style:style style:name="T422" style:family="text">
      <style:text-properties officeooo:rsid="02c94a23"/>
    </style:style>
    <style:style style:name="T423" style:family="text">
      <style:text-properties officeooo:rsid="02cdda74"/>
    </style:style>
    <style:style style:name="T424" style:family="text">
      <style:text-properties fo:font-size="8.5pt" style:font-size-asian="8.5pt" style:font-size-complex="8.5pt" style:text-scale="98%"/>
    </style:style>
    <style:style style:name="T425" style:family="text">
      <style:text-properties fo:font-size="8.5pt" officeooo:rsid="02cf9565" style:font-size-asian="8.5pt" style:font-size-complex="8.5pt" style:text-scale="98%"/>
    </style:style>
    <style:style style:name="T426" style:family="text">
      <style:text-properties fo:font-size="8.5pt" officeooo:rsid="009917f1" style:font-size-asian="8.5pt" style:font-size-complex="8.5pt" style:text-scale="98%"/>
    </style:style>
    <style:style style:name="T427" style:family="text">
      <style:text-properties fo:font-size="8.5pt" fo:font-weight="bold" style:font-size-asian="8.5pt" style:font-weight-asian="bold" style:font-size-complex="8.5pt" style:font-weight-complex="bold"/>
    </style:style>
    <style:style style:name="T428" style:family="text">
      <style:text-properties officeooo:rsid="02dc8812"/>
    </style:style>
    <style:style style:name="T429" style:family="text">
      <style:text-properties officeooo:rsid="02e33901"/>
    </style:style>
    <style:style style:name="T430" style:family="text">
      <style:text-properties officeooo:rsid="02e3b408"/>
    </style:style>
    <style:style style:name="T431" style:family="text">
      <style:text-properties officeooo:rsid="0027e0b4"/>
    </style:style>
    <style:style style:name="T432" style:family="text">
      <style:text-properties officeooo:rsid="02f84faa"/>
    </style:style>
    <style:style style:name="T433" style:family="text">
      <style:text-properties officeooo:rsid="0312d304"/>
    </style:style>
    <style:style style:name="T434" style:family="text">
      <style:text-properties officeooo:rsid="03190a2d"/>
    </style:style>
    <style:style style:name="T435" style:family="text">
      <style:text-properties officeooo:rsid="03210bb8"/>
    </style:style>
    <style:style style:name="T436" style:family="text">
      <style:text-properties officeooo:rsid="032f6015"/>
    </style:style>
    <style:style style:name="T437" style:family="text">
      <style:text-properties fo:font-size="6pt" style:font-size-asian="10pt" style:font-size-complex="10pt"/>
    </style:style>
    <style:style style:name="T438" style:family="text">
      <style:text-properties fo:font-size="6pt" officeooo:rsid="032f6015" style:font-size-asian="10pt" style:font-size-complex="10pt"/>
    </style:style>
    <style:style style:name="T439" style:family="text">
      <style:text-properties officeooo:rsid="03369211"/>
    </style:style>
    <style:style style:name="T440" style:family="text">
      <style:text-properties officeooo:rsid="034343ba"/>
    </style:style>
    <style:style style:name="T441" style:family="text">
      <style:text-properties officeooo:rsid="0346f39e"/>
    </style:style>
    <style:style style:name="T442" style:family="text">
      <style:text-properties officeooo:rsid="034e0ff5"/>
    </style:style>
    <style:style style:name="T443" style:family="text">
      <style:text-properties officeooo:rsid="034f08b6"/>
    </style:style>
    <style:style style:name="T444" style:family="text">
      <style:text-properties officeooo:rsid="03582836"/>
    </style:style>
    <style:style style:name="T445" style:family="text">
      <style:text-properties officeooo:rsid="0358764d"/>
    </style:style>
    <style:style style:name="T446" style:family="text">
      <style:text-properties officeooo:rsid="0359b905"/>
    </style:style>
    <style:style style:name="T447" style:family="text">
      <style:text-properties officeooo:rsid="035a8c1e"/>
    </style:style>
    <style:style style:name="T448" style:family="text">
      <style:text-properties officeooo:rsid="03671dab"/>
    </style:style>
    <style:style style:name="T449" style:family="text">
      <style:text-properties officeooo:rsid="03752a46"/>
    </style:style>
    <style:style style:name="T450" style:family="text">
      <style:text-properties officeooo:rsid="037553e7"/>
    </style:style>
    <style:style style:name="T451" style:family="text">
      <style:text-properties officeooo:rsid="039cb4f5"/>
    </style:style>
    <style:style style:name="T452" style:family="text">
      <style:text-properties officeooo:rsid="03a00c90"/>
    </style:style>
    <style:style style:name="T453" style:family="text">
      <style:text-properties officeooo:rsid="03a347fc"/>
    </style:style>
    <style:style style:name="T454" style:family="text">
      <style:text-properties fo:language="en" fo:country="US"/>
    </style:style>
    <style:style style:name="T455" style:family="text">
      <style:text-properties fo:language="en" fo:country="US" fo:font-weight="bold" style:font-weight-asian="bold" style:font-weight-complex="bold"/>
    </style:style>
    <style:style style:name="T456" style:family="text">
      <style:text-properties fo:language="en" fo:country="US" fo:font-weight="bold" officeooo:rsid="01cdd35a" style:font-weight-asian="bold" style:font-weight-complex="bold"/>
    </style:style>
    <style:style style:name="T457" style:family="text">
      <style:text-properties fo:language="en" fo:country="US" fo:font-weight="bold" officeooo:rsid="00c56f73" style:font-weight-asian="bold" style:font-weight-complex="bold"/>
    </style:style>
    <style:style style:name="T458" style:family="text">
      <style:text-properties fo:language="en" fo:country="US" fo:font-weight="bold" style:font-weight-asian="bold" style:font-weight-complex="bold" style:text-scale="93%"/>
    </style:style>
    <style:style style:name="T459" style:family="text">
      <style:text-properties fo:language="en" fo:country="US" fo:font-weight="bold" officeooo:rsid="027d691d" style:font-weight-asian="bold" style:font-weight-complex="bold" style:text-scale="93%"/>
    </style:style>
    <style:style style:name="T460" style:family="text">
      <style:text-properties fo:language="en" fo:country="US" fo:font-weight="bold" style:font-weight-asian="bold" style:font-weight-complex="bold" style:text-scale="98%"/>
    </style:style>
    <style:style style:name="T461" style:family="text">
      <style:text-properties fo:language="en" fo:country="US" fo:font-weight="bold" officeooo:rsid="0312d304" style:font-weight-asian="bold" style:font-weight-complex="bold"/>
    </style:style>
    <style:style style:name="T462" style:family="text">
      <style:text-properties fo:language="en" fo:country="US" fo:font-weight="bold" officeooo:rsid="036a9a7d" style:font-weight-asian="bold" style:font-weight-complex="bold"/>
    </style:style>
    <style:style style:name="T463" style:family="text">
      <style:text-properties fo:language="en" fo:country="US" fo:font-weight="bold" officeooo:rsid="01ea82be" style:font-weight-asian="bold" style:font-weight-complex="bold"/>
    </style:style>
    <style:style style:name="T464" style:family="text">
      <style:text-properties fo:language="en" fo:country="US" fo:font-weight="bold" officeooo:rsid="02dc8812" style:font-weight-asian="bold" style:font-weight-complex="bold"/>
    </style:style>
    <style:style style:name="T465" style:family="text">
      <style:text-properties fo:language="en" fo:country="US" fo:font-weight="bold" officeooo:rsid="024a8641" style:font-weight-asian="bold" style:font-weight-complex="bold"/>
    </style:style>
    <style:style style:name="T466" style:family="text">
      <style:text-properties fo:language="en" fo:country="US" fo:font-weight="bold" officeooo:rsid="00fd8edd" style:font-weight-asian="bold" style:font-weight-complex="bold" style:text-scale="99%"/>
    </style:style>
    <style:style style:name="T467" style:family="text">
      <style:text-properties fo:language="en" fo:country="US" fo:font-weight="bold" officeooo:rsid="03247622" style:font-weight-asian="bold" style:font-weight-complex="bold"/>
    </style:style>
    <style:style style:name="T468" style:family="text">
      <style:text-properties fo:language="en" fo:country="US" fo:font-weight="bold" officeooo:rsid="0412cbce" style:font-weight-asian="bold" style:font-weight-complex="bold"/>
    </style:style>
    <style:style style:name="T469" style:family="text">
      <style:text-properties fo:language="en" fo:country="US" fo:font-weight="bold" officeooo:rsid="047a2f87" style:font-weight-asian="bold" style:font-weight-complex="bold"/>
    </style:style>
    <style:style style:name="T470" style:family="text">
      <style:text-properties fo:language="en" fo:country="US" fo:font-weight="bold" officeooo:rsid="048c01df" style:font-weight-asian="bold" style:font-weight-complex="bold"/>
    </style:style>
    <style:style style:name="T471" style:family="text">
      <style:text-properties fo:language="en" fo:country="US" fo:font-weight="normal" style:font-weight-asian="normal" style:font-weight-complex="normal"/>
    </style:style>
    <style:style style:name="T472" style:family="text">
      <style:text-properties fo:language="en" fo:country="US" fo:font-weight="normal" officeooo:rsid="01ebe05e" style:font-weight-asian="normal" style:font-weight-complex="normal" style:text-scale="98%"/>
    </style:style>
    <style:style style:name="T473" style:family="text">
      <style:text-properties fo:language="en" fo:country="US" fo:font-weight="normal" officeooo:rsid="01ebe05e" style:font-weight-asian="normal" style:font-weight-complex="normal"/>
    </style:style>
    <style:style style:name="T474" style:family="text">
      <style:text-properties fo:language="en" fo:country="US" officeooo:rsid="00d03ee3"/>
    </style:style>
    <style:style style:name="T475" style:family="text">
      <style:text-properties fo:language="en" fo:country="US" style:text-scale="93%"/>
    </style:style>
    <style:style style:name="T476" style:family="text">
      <style:text-properties fo:language="en" fo:country="US" officeooo:rsid="027d691d" style:text-scale="93%"/>
    </style:style>
    <style:style style:name="T477" style:family="text">
      <style:text-properties fo:language="en" fo:country="US" officeooo:rsid="03553170"/>
    </style:style>
    <style:style style:name="T478" style:family="text">
      <style:text-properties fo:language="en" fo:country="US" officeooo:rsid="0355aa41"/>
    </style:style>
    <style:style style:name="T479" style:family="text">
      <style:text-properties fo:language="en" fo:country="US" officeooo:rsid="039908f4"/>
    </style:style>
    <style:style style:name="T480" style:family="text">
      <style:text-properties fo:language="en" fo:country="US" style:text-scale="96%"/>
    </style:style>
    <style:style style:name="T481" style:family="text">
      <style:text-properties fo:language="en" fo:country="US" officeooo:rsid="0395fe4b"/>
    </style:style>
    <style:style style:name="T482" style:family="text">
      <style:text-properties fo:language="en" fo:country="US" style:text-scale="98%"/>
    </style:style>
    <style:style style:name="T483" style:family="text">
      <style:text-properties fo:language="en" fo:country="US" officeooo:rsid="0312d304"/>
    </style:style>
    <style:style style:name="T484" style:family="text">
      <style:text-properties fo:language="en" fo:country="US" officeooo:rsid="034a0c63"/>
    </style:style>
    <style:style style:name="T485" style:family="text">
      <style:text-properties fo:language="en" fo:country="US" fo:font-style="italic" style:font-style-asian="italic" style:font-style-complex="italic"/>
    </style:style>
    <style:style style:name="T486" style:family="text">
      <style:text-properties fo:language="en" fo:country="US" fo:font-style="italic" officeooo:rsid="02c2bc17" style:font-style-asian="italic" style:font-style-complex="italic"/>
    </style:style>
    <style:style style:name="T487" style:family="text">
      <style:text-properties fo:language="en" fo:country="US" fo:font-style="italic" style:font-style-asian="italic" style:font-style-complex="italic" style:text-scale="96%"/>
    </style:style>
    <style:style style:name="T488" style:family="text">
      <style:text-properties fo:language="en" fo:country="US" officeooo:rsid="036a9a7d"/>
    </style:style>
    <style:style style:name="T489" style:family="text">
      <style:text-properties fo:language="en" fo:country="US" officeooo:rsid="0327de87"/>
    </style:style>
    <style:style style:name="T490" style:family="text">
      <style:text-properties fo:language="en" fo:country="US" officeooo:rsid="032ad143"/>
    </style:style>
    <style:style style:name="T491" style:family="text">
      <style:text-properties fo:language="en" fo:country="US" officeooo:rsid="02874e32"/>
    </style:style>
    <style:style style:name="T492" style:family="text">
      <style:text-properties fo:language="en" fo:country="US" officeooo:rsid="02bf58d3"/>
    </style:style>
    <style:style style:name="T493" style:family="text">
      <style:text-properties fo:language="en" fo:country="US" officeooo:rsid="03582836"/>
    </style:style>
    <style:style style:name="T494" style:family="text">
      <style:text-properties fo:language="en" fo:country="US" officeooo:rsid="029f798a"/>
    </style:style>
    <style:style style:name="T495" style:family="text">
      <style:text-properties fo:language="en" fo:country="US" officeooo:rsid="02a371fe"/>
    </style:style>
    <style:style style:name="T496" style:family="text">
      <style:text-properties fo:language="en" fo:country="US" officeooo:rsid="02a314f5" style:text-scale="97%"/>
    </style:style>
    <style:style style:name="T497" style:family="text">
      <style:text-properties fo:language="en" fo:country="US" officeooo:rsid="02a314f5"/>
    </style:style>
    <style:style style:name="T498" style:family="text">
      <style:text-properties fo:language="en" fo:country="US" officeooo:rsid="02a8230a"/>
    </style:style>
    <style:style style:name="T499" style:family="text">
      <style:text-properties fo:language="en" fo:country="US" officeooo:rsid="02a89f97"/>
    </style:style>
    <style:style style:name="T500" style:family="text">
      <style:text-properties fo:language="en" fo:country="US" officeooo:rsid="02037532"/>
    </style:style>
    <style:style style:name="T501" style:family="text">
      <style:text-properties fo:language="en" fo:country="US" officeooo:rsid="022dcd3e"/>
    </style:style>
    <style:style style:name="T502" style:family="text">
      <style:text-properties fo:language="en" fo:country="US" officeooo:rsid="0265402d"/>
    </style:style>
    <style:style style:name="T503" style:family="text">
      <style:text-properties fo:language="en" fo:country="US" officeooo:rsid="01226fd1"/>
    </style:style>
    <style:style style:name="T504" style:family="text">
      <style:text-properties fo:language="en" fo:country="US" officeooo:rsid="01216a55"/>
    </style:style>
    <style:style style:name="T505" style:family="text">
      <style:text-properties fo:language="en" fo:country="US" officeooo:rsid="000c5d08"/>
    </style:style>
    <style:style style:name="T506" style:family="text">
      <style:text-properties fo:language="en" fo:country="US" officeooo:rsid="00fd8edd" style:text-scale="99%"/>
    </style:style>
    <style:style style:name="T507" style:family="text">
      <style:text-properties fo:language="en" fo:country="US" officeooo:rsid="03f4928c"/>
    </style:style>
    <style:style style:name="T508" style:family="text">
      <style:text-properties fo:language="en" fo:country="US" officeooo:rsid="0353f59b"/>
    </style:style>
    <style:style style:name="T509" style:family="text">
      <style:text-properties fo:language="en" fo:country="US" officeooo:rsid="03247622"/>
    </style:style>
    <style:style style:name="T510" style:family="text">
      <style:text-properties fo:language="en" fo:country="US" officeooo:rsid="037c37f4"/>
    </style:style>
    <style:style style:name="T511" style:family="text">
      <style:text-properties fo:language="en" fo:country="US" officeooo:rsid="03fe3dd7"/>
    </style:style>
    <style:style style:name="T512" style:family="text">
      <style:text-properties fo:language="en" fo:country="US" officeooo:rsid="0412cbce"/>
    </style:style>
    <style:style style:name="T513" style:family="text">
      <style:text-properties fo:language="en" fo:country="US" officeooo:rsid="0416ba4c"/>
    </style:style>
    <style:style style:name="T514" style:family="text">
      <style:text-properties fo:language="en" fo:country="US" officeooo:rsid="041750ce"/>
    </style:style>
    <style:style style:name="T515" style:family="text">
      <style:text-properties fo:language="en" fo:country="US" officeooo:rsid="041cd803"/>
    </style:style>
    <style:style style:name="T516" style:family="text">
      <style:text-properties fo:language="en" fo:country="US" officeooo:rsid="04353b54"/>
    </style:style>
    <style:style style:name="T517" style:family="text">
      <style:text-properties fo:language="en" fo:country="US" officeooo:rsid="043a939b"/>
    </style:style>
    <style:style style:name="T518" style:family="text">
      <style:text-properties fo:language="en" fo:country="US" officeooo:rsid="01ae02bd"/>
    </style:style>
    <style:style style:name="T519" style:family="text">
      <style:text-properties fo:language="en" fo:country="US" officeooo:rsid="045b87b3"/>
    </style:style>
    <style:style style:name="T520" style:family="text">
      <style:text-properties fo:language="en" fo:country="US" officeooo:rsid="0460a438"/>
    </style:style>
    <style:style style:name="T521" style:family="text">
      <style:text-properties fo:language="en" fo:country="US" officeooo:rsid="04621c2f"/>
    </style:style>
    <style:style style:name="T522" style:family="text">
      <style:text-properties fo:language="en" fo:country="US" officeooo:rsid="0462bbb4"/>
    </style:style>
    <style:style style:name="T523" style:family="text">
      <style:text-properties fo:language="en" fo:country="US" officeooo:rsid="047a2f87"/>
    </style:style>
    <style:style style:name="T524" style:family="text">
      <style:text-properties fo:language="en" fo:country="US" officeooo:rsid="048c01df"/>
    </style:style>
    <style:style style:name="T525" style:family="text">
      <style:text-properties fo:language="en" fo:country="US" officeooo:rsid="02bddcf0"/>
    </style:style>
    <style:style style:name="T526" style:family="text">
      <style:text-properties fo:language="en" fo:country="US" officeooo:rsid="03576155"/>
    </style:style>
    <style:style style:name="T527" style:family="text">
      <style:text-properties officeooo:rsid="03b21246"/>
    </style:style>
    <style:style style:name="T528" style:family="text">
      <style:text-properties officeooo:rsid="03b5e62b"/>
    </style:style>
    <style:style style:name="T529" style:family="text">
      <style:text-properties officeooo:rsid="03bd7466"/>
    </style:style>
    <style:style style:name="T530" style:family="text">
      <style:text-properties officeooo:rsid="03be2142"/>
    </style:style>
    <style:style style:name="T531" style:family="text">
      <style:text-properties officeooo:rsid="03c4b3dc"/>
    </style:style>
    <style:style style:name="T532" style:family="text">
      <style:text-properties officeooo:rsid="03c98a10"/>
    </style:style>
    <style:style style:name="T533" style:family="text">
      <style:text-properties fo:font-size="7pt" fo:font-style="italic" style:font-size-asian="7pt" style:font-style-asian="italic" style:font-size-complex="7pt" style:font-style-complex="italic"/>
    </style:style>
    <style:style style:name="T534" style:family="text">
      <style:text-properties officeooo:rsid="03d6585b"/>
    </style:style>
    <style:style style:name="T535" style:family="text">
      <style:text-properties officeooo:rsid="03dc71d7"/>
    </style:style>
    <style:style style:name="T536" style:family="text">
      <style:text-properties officeooo:rsid="03e39ed0"/>
    </style:style>
    <style:style style:name="T537" style:family="text">
      <style:text-properties officeooo:rsid="03e5baf3"/>
    </style:style>
    <style:style style:name="T538" style:family="text">
      <style:text-properties officeooo:rsid="03e7b667"/>
    </style:style>
    <style:style style:name="T539" style:family="text">
      <style:text-properties officeooo:rsid="03f0684b"/>
    </style:style>
    <style:style style:name="T540" style:family="text">
      <style:text-properties officeooo:rsid="03f1f300"/>
    </style:style>
    <style:style style:name="T541" style:family="text">
      <style:text-properties officeooo:rsid="03f7da82"/>
    </style:style>
    <style:style style:name="T542" style:family="text">
      <style:text-properties officeooo:rsid="03f812e7"/>
    </style:style>
    <style:style style:name="T543" style:family="text">
      <style:text-properties fo:font-size="16pt" fo:font-weight="bold" style:font-weight-asian="bold" style:font-weight-complex="bold"/>
    </style:style>
    <style:style style:name="T544" style:family="text">
      <style:text-properties officeooo:rsid="0401b7cc"/>
    </style:style>
    <style:style style:name="T545" style:family="text">
      <style:text-properties officeooo:rsid="0403685d"/>
    </style:style>
    <style:style style:name="T546" style:family="text">
      <style:text-properties officeooo:rsid="040ef295"/>
    </style:style>
    <style:style style:name="T547" style:family="text">
      <style:text-properties officeooo:rsid="0420e89b"/>
    </style:style>
    <style:style style:name="T548" style:family="text">
      <style:text-properties officeooo:rsid="04224730"/>
    </style:style>
    <style:style style:name="T549" style:family="text">
      <style:text-properties officeooo:rsid="0425ae8d"/>
    </style:style>
    <style:style style:name="T550" style:family="text">
      <style:text-properties officeooo:rsid="04274855"/>
    </style:style>
    <style:style style:name="T551" style:family="text">
      <style:text-properties officeooo:rsid="042792fa"/>
    </style:style>
    <style:style style:name="T552" style:family="text">
      <style:text-properties officeooo:rsid="0428b312"/>
    </style:style>
    <style:style style:name="T553" style:family="text">
      <style:text-properties officeooo:rsid="042a97d8"/>
    </style:style>
    <style:style style:name="T554" style:family="text">
      <style:text-properties officeooo:rsid="0432a88b"/>
    </style:style>
    <style:style style:name="T555" style:family="text">
      <style:text-properties officeooo:rsid="043896b4"/>
    </style:style>
    <style:style style:name="T556" style:family="text">
      <style:text-properties officeooo:rsid="043a939b"/>
    </style:style>
    <style:style style:name="T557" style:family="text">
      <style:text-properties officeooo:rsid="043df1ea"/>
    </style:style>
    <style:style style:name="T558" style:family="text">
      <style:text-properties officeooo:rsid="044402c1"/>
    </style:style>
    <style:style style:name="T559" style:family="text">
      <style:text-properties officeooo:rsid="0445d00a"/>
    </style:style>
    <style:style style:name="T560" style:family="text">
      <style:text-properties officeooo:rsid="044fe4a6"/>
    </style:style>
    <style:style style:name="T561" style:family="text">
      <style:text-properties officeooo:rsid="04528b05"/>
    </style:style>
    <style:style style:name="T562" style:family="text">
      <style:text-properties officeooo:rsid="04575c14"/>
    </style:style>
    <style:style style:name="T563" style:family="text">
      <style:text-properties officeooo:rsid="0458f894"/>
    </style:style>
    <style:style style:name="T564" style:family="text">
      <style:text-properties fo:font-size="14pt"/>
    </style:style>
    <style:style style:name="T565" style:family="text">
      <style:text-properties fo:font-size="14pt" officeooo:rsid="045d1b9b"/>
    </style:style>
    <style:style style:name="T566" style:family="text">
      <style:text-properties officeooo:rsid="045e2ba7"/>
    </style:style>
    <style:style style:name="T567" style:family="text">
      <style:text-properties officeooo:rsid="04639efd"/>
    </style:style>
    <style:style style:name="T568" style:family="text">
      <style:text-properties officeooo:rsid="0467204e"/>
    </style:style>
    <style:style style:name="T569" style:family="text">
      <style:text-properties officeooo:rsid="046c566c"/>
    </style:style>
    <style:style style:name="T570" style:family="text">
      <style:text-properties officeooo:rsid="046d1e5b"/>
    </style:style>
    <style:style style:name="T571" style:family="text">
      <style:text-properties officeooo:rsid="046d35d7"/>
    </style:style>
    <style:style style:name="T572" style:family="text">
      <style:text-properties officeooo:rsid="046f2fbe"/>
    </style:style>
    <style:style style:name="T573" style:family="text">
      <style:text-properties officeooo:rsid="0471e170"/>
    </style:style>
    <style:style style:name="T574" style:family="text">
      <style:text-properties officeooo:rsid="04823f55"/>
    </style:style>
    <style:style style:name="T575" style:family="text">
      <style:text-properties officeooo:rsid="04831a40"/>
    </style:style>
    <style:style style:name="T576" style:family="text">
      <style:text-properties officeooo:rsid="04843568"/>
    </style:style>
    <style:style style:name="T577" style:family="text">
      <style:text-properties officeooo:rsid="0487b3f9"/>
    </style:style>
    <style:style style:name="T578" style:family="text">
      <style:text-properties officeooo:rsid="048ad3cb"/>
    </style:style>
    <style:style style:name="T579" style:family="text">
      <style:text-properties officeooo:rsid="04958985"/>
    </style:style>
    <style:style style:name="T580" style:family="text">
      <style:text-properties officeooo:rsid="0498603b"/>
    </style:style>
    <style:style style:name="T581" style:family="text">
      <style:text-properties officeooo:rsid="049dcf53"/>
    </style:style>
    <style:style style:name="T582" style:family="text">
      <style:text-properties officeooo:rsid="049fb661"/>
    </style:style>
    <style:style style:name="T583" style:family="text">
      <style:text-properties officeooo:rsid="04a1263a"/>
    </style:style>
    <style:style style:name="T584" style:family="text">
      <style:text-properties officeooo:rsid="04a24054"/>
    </style:style>
    <style:style style:name="T585" style:family="text">
      <style:text-properties officeooo:rsid="04a438e6"/>
    </style:style>
    <style:style style:name="T586" style:family="text">
      <style:text-properties officeooo:rsid="04a5118b"/>
    </style:style>
    <style:style style:name="T587" style:family="text">
      <style:text-properties officeooo:rsid="04a91728"/>
    </style:style>
    <style:style style:name="T588" style:family="text">
      <style:text-properties officeooo:rsid="04ac42e5"/>
    </style:style>
    <style:style style:name="T589" style:family="text">
      <style:text-properties officeooo:rsid="04ae71f5"/>
    </style:style>
    <style:style style:name="T590" style:family="text">
      <style:text-properties officeooo:rsid="04b0383e"/>
    </style:style>
    <style:style style:name="T591" style:family="text">
      <style:text-properties officeooo:rsid="04b062c6"/>
    </style:style>
    <style:style style:name="T592" style:family="text">
      <style:text-properties officeooo:rsid="04b1f5cb"/>
    </style:style>
    <style:style style:name="T593" style:family="text">
      <style:text-properties officeooo:rsid="04b3b9fc"/>
    </style:style>
    <style:style style:name="T594" style:family="text">
      <style:text-properties officeooo:rsid="04b9f30b"/>
    </style:style>
    <style:style style:name="T595" style:family="text">
      <style:text-properties officeooo:rsid="04bb2092"/>
    </style:style>
    <style:style style:name="T596" style:family="text">
      <style:text-properties officeooo:rsid="04bca5d6"/>
    </style:style>
    <style:style style:name="T597" style:family="text">
      <style:text-properties officeooo:rsid="04c18ae9"/>
    </style:style>
    <style:style style:name="T598" style:family="text">
      <style:text-properties officeooo:rsid="04c58ac9"/>
    </style:style>
    <style:style style:name="T599" style:family="text">
      <style:text-properties officeooo:rsid="04c6c5ef"/>
    </style:style>
    <style:style style:name="T600" style:family="text">
      <style:text-properties officeooo:rsid="04cdc823"/>
    </style:style>
    <style:style style:name="T601" style:family="text">
      <style:text-properties officeooo:rsid="04ce2411"/>
    </style:style>
    <style:style style:name="T602" style:family="text">
      <style:text-properties officeooo:rsid="04cebde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9"><draw:frame draw:style-name="fr1" draw:name="Image1" text:anchor-type="as-char" svg:width="169.25mm" svg:height="59.51mm" draw:z-index="28"><draw:image xlink:href="Pictures/10000B870000293500000E7DE6E8678D4584D89E.svg" xlink:type="simple" xlink:show="embed" xlink:actuate="onLoad"/><draw:image xlink:href="Pictures/100002010000018F0000008C826751899E0CC073.png" xlink:type="simple" xlink:show="embed" xlink:actuate="onLoad"/><svg:title>rails-logo</svg:title></draw:frame></text:p>
      <text:p text:style-name="P232">glossary <text:span text:style-name="T314">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2"><text:a xlink:type="simple" xlink:href="#__RefHeading___Toc8859_59198305" text:style-name="Index_20_Link" text:visited-style-name="Index_20_Link">Folders<text:tab/>2</text:a></text:p>
          <text:p text:style-name="P622"><text:a xlink:type="simple" xlink:href="#__RefHeading___Toc22300_3170278301" text:style-name="Index_20_Link" text:visited-style-name="Index_20_Link">new app<text:tab/>4</text:a></text:p>
          <text:p text:style-name="P622"><text:a xlink:type="simple" xlink:href="#__RefHeading___Toc5308_359886375" text:style-name="Index_20_Link" text:visited-style-name="Index_20_Link">local server<text:tab/>4</text:a></text:p>
          <text:p text:style-name="P622"><text:a xlink:type="simple" xlink:href="#__RefHeading___Toc3281_1309305363" text:style-name="Index_20_Link" text:visited-style-name="Index_20_Link">rake<text:tab/>4</text:a></text:p>
          <text:p text:style-name="P622"><text:a xlink:type="simple" xlink:href="#__RefHeading___Toc5571_513802427" text:style-name="Index_20_Link" text:visited-style-name="Index_20_Link">kill springcoso<text:tab/>4</text:a></text:p>
          <text:p text:style-name="P622"><text:a xlink:type="simple" xlink:href="#__RefHeading___Toc22244_3170278301" text:style-name="Index_20_Link" text:visited-style-name="Index_20_Link">console<text:tab/>4</text:a></text:p>
          <text:p text:style-name="P624"><text:a xlink:type="simple" xlink:href="#__RefHeading___Toc3102_974113296" text:style-name="Index_20_Link" text:visited-style-name="Index_20_Link">reload!<text:tab/>4</text:a></text:p>
          <text:p text:style-name="P624"><text:a xlink:type="simple" xlink:href="#__RefHeading___Toc5554_684870536" text:style-name="Index_20_Link" text:visited-style-name="Index_20_Link">#errors<text:tab/>4</text:a></text:p>
          <text:p text:style-name="P624"><text:a xlink:type="simple" xlink:href="#__RefHeading___Toc8585_2579600209" text:style-name="Index_20_Link" text:visited-style-name="Index_20_Link">#toggle<text:tab/>4</text:a></text:p>
          <text:p text:style-name="P622"><text:a xlink:type="simple" xlink:href="#__RefHeading___Toc22246_3170278301" text:style-name="Index_20_Link" text:visited-style-name="Index_20_Link">Gems<text:tab/>5</text:a></text:p>
          <text:p text:style-name="P623"><text:a xlink:type="simple" xlink:href="#__RefHeading___Toc7531_559895456" text:style-name="Index_20_Link" text:visited-style-name="Index_20_Link">gemfile<text:tab/>5</text:a></text:p>
          <text:p text:style-name="P624"><text:a xlink:type="simple" xlink:href="#__RefHeading___Toc7533_559895456" text:style-name="Index_20_Link" text:visited-style-name="Index_20_Link">version range<text:tab/>5</text:a></text:p>
          <text:p text:style-name="P623"><text:a xlink:type="simple" xlink:href="#__RefHeading___Toc7535_559895456" text:style-name="Index_20_Link" text:visited-style-name="Index_20_Link">install gems<text:tab/>5</text:a></text:p>
          <text:p text:style-name="P622"><text:a xlink:type="simple" xlink:href="#__RefHeading___Toc8781_59198305" text:style-name="Index_20_Link" text:visited-style-name="Index_20_Link">MVC pattern<text:tab/>6</text:a></text:p>
          <text:p text:style-name="P622"><text:a xlink:type="simple" xlink:href="#__RefHeading___Toc3104_974113296" text:style-name="Index_20_Link" text:visited-style-name="Index_20_Link">1-router<text:tab/>6</text:a></text:p>
          <text:p text:style-name="P624"><text:a xlink:type="simple" xlink:href="#__RefHeading___Toc5403_359886375" text:style-name="Index_20_Link" text:visited-style-name="Index_20_Link">$ rake routes<text:tab/>6</text:a></text:p>
          <text:p text:style-name="P623"><text:a xlink:type="simple" xlink:href="#__RefHeading___Toc14006_4168352496" text:style-name="Index_20_Link" text:visited-style-name="Index_20_Link">path VS url<text:tab/>6</text:a></text:p>
          <text:p text:style-name="P623"><text:a xlink:type="simple" xlink:href="#__RefHeading___Toc7269_3760421479" text:style-name="Index_20_Link" text:visited-style-name="Index_20_Link">resources :wtf<text:tab/>6</text:a></text:p>
          <text:p text:style-name="P622"><text:a xlink:type="simple" xlink:href="#__RefHeading___Toc7868_2453026979" text:style-name="Index_20_Link" text:visited-style-name="Index_20_Link">link_to<text:tab/>7</text:a></text:p>
          <text:p text:style-name="P622"><text:a xlink:type="simple" xlink:href="#__RefHeading___Toc8587_2579600209" text:style-name="Index_20_Link" text:visited-style-name="Index_20_Link">request(?)<text:tab/>7</text:a></text:p>
          <text:p text:style-name="P622"><text:a xlink:type="simple" xlink:href="#__RefHeading___Toc22248_3170278301" text:style-name="Index_20_Link" text:visited-style-name="Index_20_Link">REST<text:tab/>7</text:a></text:p>
          <text:p text:style-name="P623"><text:a xlink:type="simple" xlink:href="#__RefHeading___Toc11862_750884121" text:style-name="Index_20_Link" text:visited-style-name="Index_20_Link">HTTP verbs<text:tab/>7</text:a></text:p>
          <text:p text:style-name="P624"><text:a xlink:type="simple" xlink:href="#__RefHeading___Toc1842_779349869" text:style-name="Index_20_Link" text:visited-style-name="Index_20_Link">GET<text:tab/>7</text:a></text:p>
          <text:p text:style-name="P624"><text:a xlink:type="simple" xlink:href="#__RefHeading___Toc1844_779349869" text:style-name="Index_20_Link" text:visited-style-name="Index_20_Link">POST<text:tab/>7</text:a></text:p>
          <text:p text:style-name="P624"><text:a xlink:type="simple" xlink:href="#__RefHeading___Toc1846_779349869" text:style-name="Index_20_Link" text:visited-style-name="Index_20_Link">PATCH &amp; DELETE<text:tab/>8</text:a></text:p>
          <text:p text:style-name="P624"><text:a xlink:type="simple" xlink:href="#__RefHeading___Toc1836_779349869" text:style-name="Index_20_Link" text:visited-style-name="Index_20_Link">Destroy<text:tab/>8</text:a></text:p>
          <text:p text:style-name="P622"><text:a xlink:type="simple" xlink:href="#__RefHeading___Toc12692_952624381" text:style-name="Index_20_Link" text:visited-style-name="Index_20_Link">2-controller<text:tab/>9</text:a></text:p>
          <text:p text:style-name="P623"><text:a xlink:type="simple" xlink:href="#__RefHeading___Toc14008_4168352496" text:style-name="Index_20_Link" text:visited-style-name="Index_20_Link">Find<text:tab/>9</text:a></text:p>
          <text:p text:style-name="P623"><text:a xlink:type="simple" xlink:href="#__RefHeading___Toc8043_2453026979" text:style-name="Index_20_Link" text:visited-style-name="Index_20_Link">Sample Controller<text:tab/>9</text:a></text:p>
          <text:p text:style-name="P624"><text:a xlink:type="simple" xlink:href="#__RefHeading___Toc8045_2453026979" text:style-name="Index_20_Link" text:visited-style-name="Index_20_Link">instance variables<text:tab/>9</text:a></text:p>
          <text:p text:style-name="P624"><text:a xlink:type="simple" xlink:href="#__RefHeading___Toc22065_3170278301" text:style-name="Index_20_Link" text:visited-style-name="Index_20_Link">print html<text:tab/>9</text:a></text:p>
          <text:p text:style-name="P624"><text:a xlink:type="simple" xlink:href="#__RefHeading___Toc3108_974113296" text:style-name="Index_20_Link" text:visited-style-name="Index_20_Link">generate controllers<text:tab/>10</text:a></text:p>
          <text:p text:style-name="P623"><text:a xlink:type="simple" xlink:href="#__RefHeading___Toc6168_3554408180" text:style-name="Index_20_Link" text:visited-style-name="Index_20_Link">render vs redirect<text:tab/>10</text:a></text:p>
          <text:p text:style-name="P623"><text:a xlink:type="simple" xlink:href="#__RefHeading___Toc14012_4168352496" text:style-name="Index_20_Link" text:visited-style-name="Index_20_Link">controller filters<text:tab/>10</text:a></text:p>
          <text:p text:style-name="P622"><text:a xlink:type="simple" xlink:href="#__RefHeading__6726_330973215" text:style-name="Index_20_Link" text:visited-style-name="Index_20_Link">Cookies<text:tab/>11</text:a></text:p>
          <text:p text:style-name="P624"><text:a xlink:type="simple" xlink:href="#__RefHeading__6714_330973215" text:style-name="Index_20_Link" text:visited-style-name="Index_20_Link">Expiration date<text:tab/>11</text:a></text:p>
          <text:p text:style-name="P623"><text:a xlink:type="simple" xlink:href="#__RefHeading__6716_330973215" text:style-name="Index_20_Link" text:visited-style-name="Index_20_Link">Sessions<text:tab/>11</text:a></text:p>
          <text:p text:style-name="P622"><text:a xlink:type="simple" xlink:href="#__RefHeading___Toc3442_662114661" text:style-name="Index_20_Link" text:visited-style-name="Index_20_Link">Authentification<text:tab/>12</text:a></text:p>
          <text:p text:style-name="P623"><text:a xlink:type="simple" xlink:href="#__RefHeading___Toc11686_3945550178" text:style-name="Index_20_Link" text:visited-style-name="Index_20_Link">has_secure_passwrd<text:tab/>12</text:a></text:p>
          <text:p text:style-name="P623"><text:a xlink:type="simple" xlink:href="#__RefHeading___Toc3396_662114661" text:style-name="Index_20_Link" text:visited-style-name="Index_20_Link">sorcery gem<text:tab/>12</text:a></text:p>
          <text:p text:style-name="P622"><text:a xlink:type="simple" xlink:href="#__RefHeading___Toc8882_1983577219" text:style-name="Index_20_Link" text:visited-style-name="Index_20_Link">mailers<text:tab/>13</text:a></text:p>
          <text:p text:style-name="P623"><text:a xlink:type="simple" xlink:href="#__RefHeading___Toc8884_1983577219" text:style-name="Index_20_Link" text:visited-style-name="Index_20_Link">links<text:tab/>13</text:a></text:p>
          <text:p text:style-name="P623"><text:a xlink:type="simple" xlink:href="#__RefHeading___Toc8886_1983577219" text:style-name="Index_20_Link" text:visited-style-name="Index_20_Link">email previews<text:tab/>13</text:a></text:p>
          <text:p text:style-name="P623"><text:a xlink:type="simple" xlink:href="#__RefHeading___Toc13020_1983577219" text:style-name="Index_20_Link" text:visited-style-name="Index_20_Link">testing<text:tab/>14</text:a></text:p>
          <text:p text:style-name="P623"><text:a xlink:type="simple" xlink:href="#__RefHeading___Toc20213_1983577219" text:style-name="Index_20_Link" text:visited-style-name="Index_20_Link">production<text:tab/>14</text:a></text:p>
          <text:p text:style-name="P624"><text:a xlink:type="simple" xlink:href="#__RefHeading___Toc20215_1983577219" text:style-name="Index_20_Link" text:visited-style-name="Index_20_Link">SendGrid<text:tab/>14</text:a></text:p>
          <text:p text:style-name="P622"><text:a xlink:type="simple" xlink:href="#__RefHeading___Toc8051_2453026979" text:style-name="Index_20_Link" text:visited-style-name="Index_20_Link">3-view<text:tab/>15</text:a></text:p>
          <text:p text:style-name="P624"><text:a xlink:type="simple" xlink:href="#__RefHeading___Toc3114_974113296" text:style-name="Index_20_Link" text:visited-style-name="Index_20_Link">ERB<text:tab/>15</text:a></text:p>
          <text:p text:style-name="P624"><text:a xlink:type="simple" xlink:href="#__RefHeading___Toc3118_974113296" text:style-name="Index_20_Link" text:visited-style-name="Index_20_Link">layouts<text:tab/>15</text:a></text:p>
          <text:p text:style-name="P623"><text:a xlink:type="simple" xlink:href="#__RefHeading___Toc8626_750884121" text:style-name="Index_20_Link" text:visited-style-name="Index_20_Link">styles<text:tab/>15</text:a></text:p>
          <text:p text:style-name="P624"><text:a xlink:type="simple" xlink:href="#__RefHeading___Toc7170_957216803" text:style-name="Index_20_Link" text:visited-style-name="Index_20_Link">Asset Tags<text:tab/>15</text:a></text:p>
          <text:p text:style-name="P623"><text:a xlink:type="simple" xlink:href="#__RefHeading___Toc34402_1362329892" text:style-name="Index_20_Link" text:visited-style-name="Index_20_Link">provide and yield<text:tab/>15</text:a></text:p>
          <text:p text:style-name="P623"><text:a xlink:type="simple" xlink:href="#__RefHeading___Toc7275_3760421479" text:style-name="Index_20_Link" text:visited-style-name="Index_20_Link">raw method<text:tab/>15</text:a></text:p>
          <text:p text:style-name="P623"><text:a xlink:type="simple" xlink:href="#__RefHeading___Toc8589_2579600209" text:style-name="Index_20_Link" text:visited-style-name="Index_20_Link">pagination<text:tab/>15</text:a></text:p>
          <text:p text:style-name="P622"><text:a xlink:type="simple" xlink:href="#__RefHeading___Toc8053_2453026979" text:style-name="Index_20_Link" text:visited-style-name="Index_20_Link">flash<text:tab/>16</text:a></text:p>
          <text:p text:style-name="P624"><text:a xlink:type="simple" xlink:href="#__RefHeading___Toc11613_3945550178" text:style-name="Index_20_Link" text:visited-style-name="Index_20_Link">flash.now<text:tab/>16</text:a></text:p>
          <text:p text:style-name="P622"><text:a xlink:type="simple" xlink:href="#__RefHeading___Toc8591_2579600209" text:style-name="Index_20_Link" text:visited-style-name="Index_20_Link">render<text:tab/>16</text:a></text:p>
          <text:p text:style-name="P623"><text:a xlink:type="simple" xlink:href="#__RefHeading___Toc8055_2453026979" text:style-name="Index_20_Link" text:visited-style-name="Index_20_Link">partials<text:tab/>16</text:a></text:p>
          <text:p text:style-name="P624"><text:a xlink:type="simple" xlink:href="#__RefHeading___Toc7277_3760421479" text:style-name="Index_20_Link" text:visited-style-name="Index_20_Link">partials vs variabl<text:tab/>16</text:a></text:p>
          <text:p text:style-name="P624"><text:a xlink:type="simple" xlink:href="#__RefHeading___Toc7279_3760421479" text:style-name="Index_20_Link" text:visited-style-name="Index_20_Link">Implicit Partials<text:tab/>16</text:a></text:p>
          <text:p text:style-name="P623"><text:a xlink:type="simple" xlink:href="#__RefHeading___Toc8593_2579600209" text:style-name="Index_20_Link" text:visited-style-name="Index_20_Link">render objects<text:tab/>16</text:a></text:p>
          <text:p text:style-name="P622"><text:a xlink:type="simple" xlink:href="#__RefHeading___Toc20303_1983577219" text:style-name="Index_20_Link" text:visited-style-name="Index_20_Link">forms<text:tab/>17</text:a></text:p>
          <text:p text:style-name="P624"><text:a xlink:type="simple" xlink:href="#__RefHeading___Toc7172_957216803" text:style-name="Index_20_Link" text:visited-style-name="Index_20_Link">CSRF token<text:tab/>17</text:a></text:p>
          <text:p text:style-name="P624"><text:a xlink:type="simple" xlink:href="#__RefHeading___Toc7174_957216803" text:style-name="Index_20_Link" text:visited-style-name="Index_20_Link">name<text:tab/>17</text:a></text:p>
          <text:p text:style-name="P624"><text:a xlink:type="simple" xlink:href="#__RefHeading___Toc7176_957216803" text:style-name="Index_20_Link" text:visited-style-name="Index_20_Link">nesting into name<text:tab/>17</text:a></text:p>
          <text:p text:style-name="P624"><text:a xlink:type="simple" xlink:href="#__RefHeading___Toc6170_3554408180" text:style-name="Index_20_Link" text:visited-style-name="Index_20_Link">strong parameters<text:tab/>17</text:a></text:p>
          <text:p text:style-name="P624"><text:a xlink:type="simple" xlink:href="#__RefHeading___Toc7400_2343192557" text:style-name="Index_20_Link" text:visited-style-name="Index_20_Link">forms vs validations<text:tab/>17</text:a></text:p>
          <text:p text:style-name="P624"><text:a xlink:type="simple" xlink:href="#__RefHeading___Toc7402_2343192557" text:style-name="Index_20_Link" text:visited-style-name="Index_20_Link">patch&amp;delete<text:tab/>17</text:a></text:p>
          <text:p text:style-name="P624"><text:a xlink:type="simple" xlink:href="#__RefHeading___Toc34396_1362329892" text:style-name="Index_20_Link" text:visited-style-name="Index_20_Link">checkboxes<text:tab/>17</text:a></text:p>
          <text:p text:style-name="P623"><text:a xlink:type="simple" xlink:href="#__RefHeading___Toc34398_1362329892" text:style-name="Index_20_Link" text:visited-style-name="Index_20_Link">form_for (update)<text:tab/>17</text:a></text:p>
          <text:p text:style-name="P623"><text:a xlink:type="simple" xlink:href="#__RefHeading___Toc11611_3945550178" text:style-name="Index_20_Link" text:visited-style-name="Index_20_Link">form_for(no model)<text:tab/>17</text:a></text:p>
          <text:p text:style-name="P624"><text:a xlink:type="simple" xlink:href="#__RefHeading___Toc8047_2453026979" text:style-name="Index_20_Link" text:visited-style-name="Index_20_Link">form_tag<text:tab/>18</text:a></text:p>
          <text:p text:style-name="P624"><text:a xlink:type="simple" xlink:href="#__RefHeading___Toc8049_2453026979" text:style-name="Index_20_Link" text:visited-style-name="Index_20_Link">form_for<text:tab/>18</text:a></text:p>
          <text:p text:style-name="P622"><text:a xlink:type="simple" xlink:href="#__RefHeading___Toc3120_974113296" text:style-name="Index_20_Link" text:visited-style-name="Index_20_Link">4-model<text:tab/>19</text:a></text:p>
          <text:p text:style-name="P623"><text:a xlink:type="simple" xlink:href="#__RefHeading___Toc3289_1309305363" text:style-name="Index_20_Link" text:visited-style-name="Index_20_Link">generate models<text:tab/>19</text:a></text:p>
          <text:p text:style-name="P623"><text:a xlink:type="simple" xlink:href="#__RefHeading___Toc6950_4092878821" text:style-name="Index_20_Link" text:visited-style-name="Index_20_Link">active record<text:tab/>19</text:a></text:p>
          <text:p text:style-name="P623"><text:a xlink:type="simple" xlink:href="#__RefHeading___Toc20217_1983577219" text:style-name="Index_20_Link" text:visited-style-name="Index_20_Link">Validation<text:tab/>20</text:a></text:p>
          <text:p text:style-name="P624"><text:a xlink:type="simple" xlink:href="#__RefHeading___Toc2229_1812042296" text:style-name="Index_20_Link" text:visited-style-name="Index_20_Link">Alternate form<text:tab/>20</text:a></text:p>
          <text:p text:style-name="P622"><text:a xlink:type="simple" xlink:href="#__RefHeading___Toc8595_2579600209" text:style-name="Index_20_Link" text:visited-style-name="Index_20_Link">Database<text:tab/>21</text:a></text:p>
          <text:p text:style-name="P624"><text:a xlink:type="simple" xlink:href="#__RefHeading___Toc5447_2180941235" text:style-name="Index_20_Link" text:visited-style-name="Index_20_Link">rollback<text:tab/>21</text:a></text:p>
          <text:p text:style-name="P623"><text:a xlink:type="simple" xlink:href="#__RefHeading___Toc20246_1983577219" text:style-name="Index_20_Link" text:visited-style-name="Index_20_Link">Migrations<text:tab/>21</text:a></text:p>
          <text:p text:style-name="P623"><text:a xlink:type="simple" xlink:href="#__RefHeading___Toc20248_1983577219" text:style-name="Index_20_Link" text:visited-style-name="Index_20_Link">console<text:tab/>21</text:a></text:p>
          <text:p text:style-name="P624"><text:a xlink:type="simple" xlink:href="#__RefHeading___Toc1686_1812042296" text:style-name="Index_20_Link" text:visited-style-name="Index_20_Link">New<text:tab/>21</text:a></text:p>
          <text:p text:style-name="P624"><text:a xlink:type="simple" xlink:href="#__RefHeading___Toc11302_1812042296" text:style-name="Index_20_Link" text:visited-style-name="Index_20_Link">Create<text:tab/>21</text:a></text:p>
          <text:p text:style-name="P624"><text:a xlink:type="simple" xlink:href="#__RefHeading___Toc1456_1812042296" text:style-name="Index_20_Link" text:visited-style-name="Index_20_Link">Read<text:tab/>21</text:a></text:p>
          <text:p text:style-name="P624"><text:a xlink:type="simple" xlink:href="#__RefHeading___Toc1696_1812042296" text:style-name="Index_20_Link" text:visited-style-name="Index_20_Link">Update<text:tab/>22</text:a></text:p>
          <text:p text:style-name="P624"><text:a xlink:type="simple" xlink:href="#__RefHeading___Toc1698_1812042296" text:style-name="Index_20_Link" text:visited-style-name="Index_20_Link">Delete<text:tab/>22</text:a></text:p>
          <text:p text:style-name="P624"><text:a xlink:type="simple" xlink:href="#__RefHeading___Toc2047_1812042296" text:style-name="Index_20_Link" text:visited-style-name="Index_20_Link">destroy all<text:tab/>22</text:a></text:p>
          <text:p text:style-name="P622"><text:a xlink:type="simple" xlink:href="#__RefHeading___Toc3392_662114661" text:style-name="Index_20_Link" text:visited-style-name="Index_20_Link">helpers<text:tab/>23</text:a></text:p>
          <text:p text:style-name="P622"><text:a xlink:type="simple" xlink:href="#__RefHeading___Toc4401_3061750504" text:style-name="Index_20_Link" text:visited-style-name="Index_20_Link">Syntax<text:tab/>23</text:a></text:p>
          <text:p text:style-name="P623"><text:a xlink:type="simple" xlink:href="#__RefHeading___Toc4403_3061750504" text:style-name="Index_20_Link" text:visited-style-name="Index_20_Link">loop<text:tab/>23</text:a></text:p>
          <text:p text:style-name="P623"><text:a xlink:type="simple" xlink:href="#__RefHeading___Toc3899_20905896541" text:style-name="Index_20_Link" text:visited-style-name="Index_20_Link">conditionals (if)<text:tab/>23</text:a></text:p>
          <text:p text:style-name="P623"><text:a xlink:type="simple" xlink:href="#__RefHeading___Toc5581_684870536" text:style-name="Index_20_Link" text:visited-style-name="Index_20_Link">shortcuts<text:tab/>23</text:a></text:p>
          <text:p text:style-name="P622"><text:a xlink:type="simple" xlink:href="#__RefHeading___Toc12700_952624381" text:style-name="Index_20_Link" text:visited-style-name="Index_20_Link">Scaffolding<text:tab/>23</text:a></text:p>
          <text:p text:style-name="P622"><text:a xlink:type="simple" xlink:href="#__RefHeading___Toc5583_684870536" text:style-name="Index_20_Link" text:visited-style-name="Index_20_Link">CSS<text:tab/>23</text:a></text:p>
          <text:p text:style-name="P622"><text:a xlink:type="simple" xlink:href="#__RefHeading___Toc3197_1309305363" text:style-name="Index_20_Link" text:visited-style-name="Index_20_Link">Testing<text:tab/>24</text:a></text:p>
          <text:p text:style-name="P624"><text:a xlink:type="simple" xlink:href="#__RefHeading___Toc11617_3945550178" text:style-name="Index_20_Link" text:visited-style-name="Index_20_Link">minitest reporters<text:tab/>24</text:a></text:p>
          <text:p text:style-name="P624"><text:a xlink:type="simple" xlink:href="#__RefHeading___Toc4713_2527406769" text:style-name="Index_20_Link" text:visited-style-name="Index_20_Link">run tests<text:tab/>24</text:a></text:p>
          <text:p text:style-name="P625"><text:a xlink:type="simple" xlink:href="#__RefHeading___Toc11619_3945550178" text:style-name="Index_20_Link" text:visited-style-name="Index_20_Link">Select tests<text:tab/>24</text:a></text:p>
          <text:p text:style-name="P624"><text:a xlink:type="simple" xlink:href="#__RefHeading___Toc11621_3945550178" text:style-name="Index_20_Link" text:visited-style-name="Index_20_Link">generate tests<text:tab/>24</text:a></text:p>
          <text:p text:style-name="P623"><text:a xlink:type="simple" xlink:href="#__RefHeading___Toc34475_1362329892" text:style-name="Index_20_Link" text:visited-style-name="Index_20_Link">cookies<text:tab/>24</text:a></text:p>
          <text:p text:style-name="P623"><text:a xlink:type="simple" xlink:href="#__RefHeading___Toc11623_3945550178" text:style-name="Index_20_Link" text:visited-style-name="Index_20_Link">fixtures<text:tab/>24</text:a></text:p>
          <text:p text:style-name="P623"><text:a xlink:type="simple" xlink:href="#__RefHeading___Toc11625_3945550178" text:style-name="Index_20_Link" text:visited-style-name="Index_20_Link">before :each<text:tab/>24</text:a></text:p>
          <text:p text:style-name="P623"><text:a xlink:type="simple" xlink:href="#__RefHeading___Toc11627_3945550178" text:style-name="Index_20_Link" text:visited-style-name="Index_20_Link">get<text:tab/>24</text:a></text:p>
          <text:p text:style-name="P623"><text:a xlink:type="simple" xlink:href="#__RefHeading___Toc11629_3945550178" text:style-name="Index_20_Link" text:visited-style-name="Index_20_Link">post<text:tab/>24</text:a></text:p>
          <text:p text:style-name="P623"><text:a xlink:type="simple" xlink:href="#__RefHeading___Toc34477_1362329892" text:style-name="Index_20_Link" text:visited-style-name="Index_20_Link">patch<text:tab/>24</text:a></text:p>
          <text:p text:style-name="P623"><text:a xlink:type="simple" xlink:href="#__RefHeading___Toc8688_3442039174" text:style-name="Index_20_Link" text:visited-style-name="Index_20_Link">delete<text:tab/>24</text:a></text:p>
          <text:p text:style-name="P623"><text:a xlink:type="simple" xlink:href="#__RefHeading___Toc4719_2527406769" text:style-name="Index_20_Link" text:visited-style-name="Index_20_Link">assert<text:tab/>25</text:a></text:p>
          <text:p text:style-name="P624"><text:a xlink:type="simple" xlink:href="#__RefHeading___Toc11631_3945550178" text:style-name="Index_20_Link" text:visited-style-name="Index_20_Link">flash<text:tab/>25</text:a></text:p>
          <text:p text:style-name="P624"><text:a xlink:type="simple" xlink:href="#__RefHeading___Toc11633_3945550178" text:style-name="Index_20_Link" text:visited-style-name="Index_20_Link">differences<text:tab/>25</text:a></text:p>
          <text:p text:style-name="P624"><text:a xlink:type="simple" xlink:href="#__RefHeading___Toc11635_3945550178" text:style-name="Index_20_Link" text:visited-style-name="Index_20_Link">template<text:tab/>25</text:a></text:p>
          <text:p text:style-name="P624"><text:a xlink:type="simple" xlink:href="#__RefHeading___Toc11637_3945550178" text:style-name="Index_20_Link" text:visited-style-name="Index_20_Link">redirected<text:tab/>25</text:a></text:p>
          <text:p text:style-name="P624"><text:a xlink:type="simple" xlink:href="#__RefHeading___Toc11639_3945550178" text:style-name="Index_20_Link" text:visited-style-name="Index_20_Link">select<text:tab/>25</text:a></text:p>
          <text:p text:style-name="P624"><text:a xlink:type="simple" xlink:href="#__RefHeading___Toc12945_1983577219" text:style-name="Index_20_Link" text:visited-style-name="Index_20_Link">assert_match<text:tab/>25</text:a></text:p>
          <text:p text:style-name="P623"><text:a xlink:type="simple" xlink:href="#__RefHeading___Toc20221_1983577219" text:style-name="Index_20_Link" text:visited-style-name="Index_20_Link">assigns (?)<text:tab/>25</text:a></text:p>
          <text:p text:style-name="P623"><text:a xlink:type="simple" xlink:href="#__RefHeading___Toc5042_408927193" text:style-name="Index_20_Link" text:visited-style-name="Index_20_Link">Guard gem<text:tab/>26</text:a></text:p>
          <text:p text:style-name="P624"><text:a xlink:type="simple" xlink:href="#__RefHeading___Toc13022_1983577219" text:style-name="Index_20_Link" text:visited-style-name="Index_20_Link">interacting<text:tab/>26</text:a></text:p>
          <text:p text:style-name="P622"><text:a xlink:type="simple" xlink:href="#__RefHeading___Toc6298_3704718458" text:style-name="Index_20_Link" text:visited-style-name="Index_20_Link">Debugging<text:tab/>26</text:a></text:p>
          <text:p text:style-name="P622"><text:a xlink:type="simple" xlink:href="#__RefHeading___Toc6300_3704718458" text:style-name="Index_20_Link" text:visited-style-name="Index_20_Link">Rails environments<text:tab/>26</text:a></text:p>
          <text:p text:style-name="P625"><text:a xlink:type="simple" xlink:href="#__RefHeading__6412_106862335" text:style-name="Index_20_Link" text:visited-style-name="Index_20_Link">console<text:tab/>26</text:a></text:p>
          <text:p text:style-name="P625"><text:a xlink:type="simple" xlink:href="#__RefHeading__6414_106862335" text:style-name="Index_20_Link" text:visited-style-name="Index_20_Link">server<text:tab/>26</text:a></text:p>
          <text:p text:style-name="P622"><text:a xlink:type="simple" xlink:href="#__RefHeading___Toc7283_3760421479" text:style-name="Index_20_Link" text:visited-style-name="Index_20_Link">Asset pipeline<text:tab/>27</text:a></text:p>
          <text:p text:style-name="P623"><text:a xlink:type="simple" xlink:href="#__RefHeading___Toc7289_3760421479" text:style-name="Index_20_Link" text:visited-style-name="Index_20_Link">asset directories<text:tab/>27</text:a></text:p>
          <text:p text:style-name="P623"><text:a xlink:type="simple" xlink:href="#__RefHeading___Toc7291_3760421479" text:style-name="Index_20_Link" text:visited-style-name="Index_20_Link">manifest files<text:tab/>27</text:a></text:p>
          <text:p text:style-name="P623"><text:a xlink:type="simple" xlink:href="#__RefHeading___Toc7293_3760421479" text:style-name="Index_20_Link" text:visited-style-name="Index_20_Link">preprocessor engines<text:tab/>27</text:a></text:p>
          <text:p text:style-name="P623"><text:a xlink:type="simple" xlink:href="#__RefHeading___Toc7295_3760421479" text:style-name="Index_20_Link" text:visited-style-name="Index_20_Link">SASS<text:tab/>27</text:a></text:p>
          <text:p text:style-name="P624"><text:a xlink:type="simple" xlink:href="#__RefHeading___Toc7297_3760421479" text:style-name="Index_20_Link" text:visited-style-name="Index_20_Link">nesting<text:tab/>27</text:a></text:p>
          <text:p text:style-name="P624"><text:a xlink:type="simple" xlink:href="#__RefHeading___Toc7299_3760421479" text:style-name="Index_20_Link" text:visited-style-name="Index_20_Link">variables<text:tab/>27</text:a></text:p>
          <text:p text:style-name="P622"><text:a xlink:type="simple" xlink:href="#__RefHeading___Toc3444_662114661" text:style-name="Index_20_Link" text:visited-style-name="Index_20_Link">Cloud9<text:tab/>28</text:a></text:p>
          <text:p text:style-name="P622"><text:a xlink:type="simple" xlink:href="#__RefHeading___Toc4409_3061750504" text:style-name="Index_20_Link" text:visited-style-name="Index_20_Link">Heroku<text:tab/>28</text:a></text:p>
          <text:p text:style-name="P622"><text:a xlink:type="simple" xlink:href="#__RefHeading___Toc3799_3366807044" text:style-name="Index_20_Link" text:visited-style-name="Index_20_Link">Sinatra<text:tab/>28</text:a></text:p>
          <text:p text:style-name="P623"><text:a xlink:type="simple" xlink:href="#__RefHeading___Toc3801_3366807044" text:style-name="Index_20_Link" text:visited-style-name="Index_20_Link">start server<text:tab/>28</text:a></text:p>
          <text:p text:style-name="P623"><text:a xlink:type="simple" xlink:href="#__RefHeading___Toc3803_3366807044" text:style-name="Index_20_Link" text:visited-style-name="Index_20_Link">reloader<text:tab/>28</text:a></text:p>
          <text:p text:style-name="P623"><text:a xlink:type="simple" xlink:href="#__RefHeading___Toc4016_3366807044" text:style-name="Index_20_Link" text:visited-style-name="Index_20_Link">files structure<text:tab/>28</text:a></text:p>
          <text:p text:style-name="P623"><text:a xlink:type="simple" xlink:href="#__RefHeading___Toc4018_3366807044" text:style-name="Index_20_Link" text:visited-style-name="Index_20_Link">app.rb<text:tab/>28</text:a></text:p>
          <text:p text:style-name="P624"><text:a xlink:type="simple" xlink:href="#__RefHeading___Toc4215_3461777943" text:style-name="Index_20_Link" text:visited-style-name="Index_20_Link">URL PARAMS<text:tab/>28</text:a></text:p>
          <text:p text:style-name="P623"><text:a xlink:type="simple" xlink:href="#__RefHeading___Toc4020_3366807044" text:style-name="Index_20_Link" text:visited-style-name="Index_20_Link">views/<text:tab/>29</text:a></text:p>
          <text:p text:style-name="P624"><text:a xlink:type="simple" xlink:href="#__RefHeading___Toc4022_3366807044" text:style-name="Index_20_Link" text:visited-style-name="Index_20_Link">/main.erb (layout)<text:tab/>29</text:a></text:p>
          <text:p text:style-name="P624"><text:a xlink:type="simple" xlink:href="#__RefHeading___Toc4024_3366807044" text:style-name="Index_20_Link" text:visited-style-name="Index_20_Link">/index.erb<text:tab/>29</text:a></text:p>
          <text:p text:style-name="P624"><text:a xlink:type="simple" xlink:href="#__RefHeading___Toc4026_3366807044" text:style-name="Index_20_Link" text:visited-style-name="Index_20_Link"><text:s/>/show.erb<text:tab/>29</text:a></text:p>
          <text:p text:style-name="P623"><text:a xlink:type="simple" xlink:href="#__RefHeading___Toc4028_3366807044" text:style-name="Index_20_Link" text:visited-style-name="Index_20_Link">db/<text:tab/>29</text:a></text:p>
          <text:p text:style-name="P624"><text:a xlink:type="simple" xlink:href="#__RefHeading___Toc4030_3366807044" text:style-name="Index_20_Link" text:visited-style-name="Index_20_Link"><text:s/>/schema.rb<text:tab/>29</text:a></text:p>
          <text:p text:style-name="P624"><text:a xlink:type="simple" xlink:href="#__RefHeading___Toc4032_3366807044" text:style-name="Index_20_Link" text:visited-style-name="Index_20_Link">/connection.rb<text:tab/>29</text:a></text:p>
          <text:p text:style-name="P623"><text:a xlink:type="simple" xlink:href="#__RefHeading___Toc4138_984982547" text:style-name="Index_20_Link" text:visited-style-name="Index_20_Link">Forms<text:tab/>29</text:a></text:p>
          <text:p text:style-name="P623"><text:soft-page-break/><text:a xlink:type="simple" xlink:href="#__RefHeading___Toc4217_3461777943" text:style-name="Index_20_Link" text:visited-style-name="Index_20_Link">Post<text:tab/>29</text:a></text:p>
        </text:index-body>
      </text:table-of-content>
      <text:section text:style-name="Sect2" text:name="Section1">
        <text:h text:style-name="P728" text:outline-level="1"/>
        <text:h text:style-name="P73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3"><text:span text:style-name="T369">├──</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57"><text:span text:style-name="T372">| <text:s/>├</text:span><text:span text:style-name="T20">─</text:span><text:span text:style-name="T1">assets</text:span></text:p>
                <text:p text:style-name="P257"><text:span text:style-name="T219">| </text:span><text:span text:style-name="T220"><text:s/></text:span><text:span text:style-name="T24">├</text:span><text:span text:style-name="T20">─</text:span><text:span text:style-name="T1">controllers</text:span></text:p>
                <text:p text:style-name="P234"><text:span text:style-name="T219">| </text:span><text:span text:style-name="T220"><text:s/></text:span><text:span text:style-name="T372">├─</text:span>helpers</text:p>
                <text:p text:style-name="P234"><text:span text:style-name="T219">| </text:span><text:span text:style-name="T220"><text:s/></text:span><text:span text:style-name="T219">├</text:span><text:span text:style-name="T369">─</text:span>mailers</text:p>
                <text:p text:style-name="P234"><text:span text:style-name="T219">|</text:span><text:span text:style-name="T220"> </text:span><text:span text:style-name="T219"><text:s/></text:span><text:span text:style-name="T372">├─</text:span>models</text:p>
                <text:p text:style-name="P234"><text:span text:style-name="T219">| </text:span><text:span text:style-name="T220"><text:s/></text:span><text:span text:style-name="T219">├</text:span><text:span text:style-name="T372">─</text:span>views</text:p>
                <text:p text:style-name="P236"><text:span text:style-name="T369">│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37"><text:span text:style-name="T369">├──</text:span>bin</text:p>
              </table:table-cell>
              <table:table-cell table:style-name="Table18.A1" office:value-type="string">
                <text:p text:style-name="P38"><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38"><text:span text:style-name="T369">│ <text:s/></text:span><text:span text:style-name="T219">├</text:span><text:span text:style-name="T369">─</text:span><text:span text:style-name="T218">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58">| <text:span text:style-name="T369"><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5"><text:span text:style-name="T369">├──</text:span>config</text:p>
              </table:table-cell>
              <table:table-cell table:style-name="Table18.B6" office:value-type="string">
                <text:p text:style-name="P32">Application configuration</text:p>
              </table:table-cell>
            </table:table-row>
            <table:table-row>
              <table:table-cell table:style-name="Table18.A4" office:value-type="string">
                <text:p text:style-name="P260">│ <text:s/>├─initializers</text:p>
              </table:table-cell>
              <table:table-cell table:style-name="Table18.B7" office:value-type="string">
                <text:p text:style-name="P34">items to be run on startup</text:p>
              </table:table-cell>
            </table:table-row>
            <table:table-row>
              <table:table-cell table:style-name="Table18.A2" office:value-type="string">
                <text:p text:style-name="P259">| <text:span text:style-name="T369"><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4"><text:span text:style-name="T20">├──</text:span><text:span text:style-name="T1">db</text:span></text:p>
              </table:table-cell>
              <table:table-cell table:style-name="Table18.B6" office:value-type="string">
                <text:p text:style-name="P32">Database files<text:span text:style-name="T373"> (when using the default SQLite3)</text:span></text:p>
              </table:table-cell>
            </table:table-row>
            <table:table-row>
              <table:table-cell table:style-name="Table18.A2" office:value-type="string">
                <text:p text:style-name="P239"><text:span text:style-name="T211">|</text:span> <text:span text:style-name="T369"><text:s/>└─migrations</text:span></text:p>
              </table:table-cell>
              <table:table-cell table:style-name="Table18.B8" office:value-type="string">
                <text:p text:style-name="P32"/>
              </table:table-cell>
            </table:table-row>
            <table:table-row>
              <table:table-cell table:style-name="Table18.A11" office:value-type="string">
                <text:p text:style-name="P237"><text:span text:style-name="T369">├──</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4"><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5">| <text:span text:style-name="T369"><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4"><text:span text:style-name="T20">├──</text:span><text:span text:style-name="T1">log</text:span></text:p>
              </table:table-cell>
              <table:table-cell table:style-name="Table18.A11" office:value-type="string">
                <text:p text:style-name="P107"><text:span text:style-name="T52">Application log files </text:span><text:span text:style-name="T332">(</text:span><text:span text:style-name="T48">development, test, production</text:span><text:span text:style-name="T53">)</text:span></text:p>
              </table:table-cell>
            </table:table-row>
            <table:table-row>
              <table:table-cell table:style-name="Table18.A15" office:value-type="string">
                <text:p text:style-name="P264"><text:span text:style-name="T20">├──</text:span><text:span text:style-name="T1">public</text:span></text:p>
              </table:table-cell>
              <table:table-cell table:style-name="Table18.A2" office:value-type="string">
                <text:p text:style-name="P32"><text:span text:style-name="T374">Static d</text:span>ata accessible to the public (e.g., via web browsers), such as error pages</text:p>
              </table:table-cell>
            </table:table-row>
            <table:table-row>
              <table:table-cell table:style-name="Table18.A15" office:value-type="string">
                <text:p text:style-name="P258"><text:span text:style-name="T20">├──</text:span>test</text:p>
              </table:table-cell>
              <table:table-cell table:style-name="Table18.A2" office:value-type="string">
                <text:p text:style-name="P31"><text:span text:style-name="T454">the default </text:span><text:span text:style-name="Source_20_Text"><text:span text:style-name="T337">Test::Unit</text:span></text:span><text:span text:style-name="T454"> testing library</text:span></text:p>
              </table:table-cell>
            </table:table-row>
            <table:table-row>
              <table:table-cell table:style-name="Table18.A15" office:value-type="string">
                <text:p text:style-name="P258"><text:span text:style-name="T20">├──</text:span>tmp</text:p>
              </table:table-cell>
              <table:table-cell table:style-name="Table18.A2" office:value-type="string">
                <text:p text:style-name="P46"><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64"><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58"><text:span text:style-name="T20">├──</text:span>vendor</text:p>
              </table:table-cell>
              <table:table-cell table:style-name="Table18.B6" office:value-type="string">
                <text:p text:style-name="P38"><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58">| <text:span text:style-name="T369"><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58"><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58"><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58"><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58"><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58"><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58"><text:span text:style-name="T20">└─</text:span>.gitignore</text:p>
              </table:table-cell>
              <table:table-cell table:style-name="Table18.A2" office:value-type="string">
                <text:p text:style-name="P32">Patterns for files that should be ignored by Git</text:p>
              </table:table-cell>
            </table:table-row>
          </table:table>
          <text:p text:style-name="P108"/>
        </text:section>
        <text:p text:style-name="P161"><text:span text:style-name="T177">bin</text:span><text:span text:style-name="T457"> - </text:span><text:span text:style-name="T454">Contains the rails script that starts your app and can contain other scripts you use to setup, deploy or run your application. <text:tab/><text:tab/> This is where your app’s executables are stored: </text:span><text:span text:style-name="Source_20_Text"><text:span text:style-name="T109">bundle</text:span></text:span><text:span text:style-name="T454">, </text:span><text:span text:style-name="Source_20_Text"><text:span text:style-name="T109">rails</text:span></text:span><text:span text:style-name="T454">, </text:span><text:span text:style-name="Source_20_Text"><text:span text:style-name="T109">rake</text:span></text:span><text:span text:style-name="T454">, and </text:span><text:span text:style-name="Source_20_Text"><text:span text:style-name="T109">spring</text:span></text:span><text:span text:style-name="T454">.</text:span></text:p>
        <text:p text:style-name="P166"><text:span text:style-name="T163">components</text:span> − This directory holds components, tiny self-contained applications that bundle model, view, and controller.</text:p>
        <text:p text:style-name="P166"><text:span text:style-name="T163">lib</text:span> − You'll put libraries here, unless they explicitly belong elsewhere (such as vendor <text:soft-page-break/>libraries). <text:span text:style-name="T322">C</text:span>ode you control that is reusable outside the project.</text:p>
        <text:p text:style-name="P167"><text:span text:style-name="T163">test</text:span> − The tests you write and those that Rails creates for you, all goes here. You'll see a subdir for <text:span text:style-name="T108">mocks</text:span>, <text:span text:style-name="T108">unit</text:span> tests, <text:span text:style-name="T108">fixtures</text:span>, <text:s text:c="5"/>and <text:span text:style-name="T108">functional</text:span> tests.<text:span text:style-name="T377"><text:tab/></text:span><text:span text:style-name="T375">NEXT PAGE</text:span><text:span text:style-name="T376">(even)</text:span></text:p>
        <text:p text:style-name="P577"><text:span text:style-name="T16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3">app/view</text:span> − The views subdirectory <text:span text:style-name="T211">holds the display templates to fill in with data from </text:span><text:span text:style-name="T217">our application, convert</text:span><text:span text:style-name="T211"> to </text:span><text:span text:style-name="T106">HTML</text:span><text:span text:style-name="T211">, and return to the user's browser</text:span></text:p>
            </table:table-cell>
            <table:covered-table-cell/>
            <table:table-cell table:style-name="Table21.C1" office:value-type="string">
              <text:p text:style-name="P47"><text:span text:style-name="T163">app/helpers</text:span> − holds any helper classes used t<text:span text:style-name="T211">o assist the model, view, and controller classes. </text:span>This helps to keep the model, view, and controller code small, focused, and unclutte<text:span text:style-name="T313">red</text:span></text:p>
            </table:table-cell>
          </table:table-row>
          <table:table-row table:style-name="Table21.2">
            <table:table-cell table:style-name="Table21.A2" office:value-type="string">
              <text:p text:style-name="P47"><text:span text:style-name="T16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3">app/view/layouts</text:span> − Holds the template files for layouts to be used with views. This models the common header/footer method of wrapping views. In your views, define a layout using the <text:span text:style-name="T108">&lt;tt&gt;layout:default&lt;/tt&gt; </text:span>and create a file named <text:span text:style-name="T108">default.html.erb</text:span>. Inside <text:span text:style-name="T108">default.html.erb</text:span>, call </text:p>
              <text:p text:style-name="P47"><text:span text:style-name="T108">&lt;% yield %&gt; </text:span>to render the view using this layout.</text:p>
            </table:table-cell>
            <table:covered-table-cell/>
          </table:table-row>
          <table:table-row>
            <table:table-cell table:style-name="Table21.B2" table:number-columns-spanned="3" office:value-type="string">
              <text:p text:style-name="P47"><text:span text:style-name="T16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3">app/assets</text:span><text:span text:style-name="T286"> –</text:span><text:span text:style-name="T287"> </text:span><text:span text:style-name="T452">used for the </text:span><text:span text:style-name="T37">ASSET PIPELINE</text:span></text:p>
              <text:p text:style-name="P48">assets specific to the present application</text:p>
              <text:p text:style-name="P230">images/ <text:s/>javascripts/ <text:s/>stylesheets/</text:p>
            </table:table-cell>
            <table:covered-table-cell/>
            <table:covered-table-cell/>
          </table:table-row>
        </table:table>
        <text:p text:style-name="P162"><text:span text:style-name="T177">config</text:span><text:span text:style-name="T454"> − This directory contains the small amount of configuration code that your application will need, including your database configuration (in </text:span><text:span text:style-name="T109">database.yml</text:span><text:span text:style-name="T454">), your Rails environment structure (</text:span><text:span text:style-name="T109">environment.rb</text:span><text:span text:style-name="T454">), and routing of incoming web requests (</text:span><text:span text:style-name="T109">routes.rb</text:span><text:span text:style-name="T454">). You can also tailor the behavior of the three Rails environments for test, development, and deployment with files found in the environments directory. It also includes the </text:span><text:span text:style-name="Source_20_Text"><text:span text:style-name="T109">initializers</text:span></text:span><text:span text:style-name="T454"> subfolder which holds items to be run on startup.</text:span></text:p>
        <text:p text:style-name="P44"><text:span text:style-name="T164">db</text:span><text:span text:style-name="T47"> − </text:span><text:span text:style-name="T216">You can manage the relational database with scripts you create and place in this directory. </text:span></text:p>
        <text:p text:style-name="Text_20_body"><text:span text:style-name="T472">It can </text:span><text:span text:style-name="T471">have a </text:span><text:span text:style-name="Source_20_Text"><text:span text:style-name="T320">migrations</text:span></text:span><text:span text:style-name="T471"> subfolder where your </text:span><text:soft-page-break/><text:span text:style-name="T471">migrations</text:span><text:span text:style-name="T473"> (used </text:span><text:span text:style-name="T471">to structure the database</text:span><text:span text:style-name="T473">)</text:span><text:span text:style-name="T471"> will be stored. When using SQLite3</text:span><text:span text:style-name="T473"> (</text:span><text:span text:style-name="T471">Rails</text:span><text:span text:style-name="T473">'s </text:span><text:span text:style-name="T471">default</text:span><text:span text:style-name="T473">)</text:span><text:span text:style-name="T471">, the database file will also be stored in this folder.</text:span></text:p>
        <text:p text:style-name="P166"><text:span text:style-name="T163">doc</text:span> − Ruby<text:span text:style-name="T535">'s</text:span> framework, <text:span text:style-name="T108">RubyDoc</text:span>, can automatically generate documentation for code. You can assist <text:span text:style-name="T108">RubyDoc</text:span> with comments. This directory holds all the <text:span text:style-name="T108">RubyDoc</text:span>-generated Rails and application documentation.</text:p>
        <text:p text:style-name="P166"><text:span text:style-name="T163">log</text:span> − Error logs go here. Rails creates scripts that help you manage various error logs. You'll find separate logs for the server (<text:span text:style-name="T108">server.log</text:span>) and each Rails environment (<text:span text:style-name="T108">development.log</text:span>, <text:span text:style-name="T108">test.log</text:span>, and <text:span text:style-name="T108">production.log</text:span>).</text:p>
        <text:p text:style-name="P166"><text:span text:style-name="T165">public</text:span><text:span text:style-name="T315"> − Like the public directory for a web server, this directory has web files that don't change, such </text:span><text:span text:style-name="T108">public/javascripts</text:span>, <text:span text:style-name="T108">public/images</text:span>, <text:span text:style-name="T108">public/stylesheets</text:span>, and <text:span text:style-name="T108">HTML</text:span> files (<text:span text:style-name="T108">public</text:span>).</text:p>
        <text:p text:style-name="P166"><text:span text:style-name="T163">script</text:span> − This directory holds scripts to launch and manage the various tools that you'll use with Rails. For example, there are scripts to generate <text:span text:style-name="T315">code (generate) and launch the web server (server).</text:span></text:p>
        <text:p text:style-name="P166"><text:span text:style-name="T163">tmp</text:span> − Rails uses this directory to hold temporary files for intermediate processing.</text:p>
        <text:p text:style-name="P161"><text:span text:style-name="T177">vendor</text:span><text:span text:style-name="T454"> − Infrequently used, this folder is to store code you </text:span><text:span text:style-name="Emphasis"><text:span text:style-name="T454">do not</text:span></text:span><text:span text:style-name="T454"> control: </text:span><text:span text:style-name="T474">l</text:span><text:span text:style-name="T454">ibraries provided by third-party vendors (such as security libraries or database utilities beyond the basic Rails distr)</text:span></text:p>
        <text:p text:style-name="P47">Apart from these directories, there will be <text:span text:style-name="T324">four</text:span> files available in <text:span text:style-name="T325">the</text:span> demo directory.</text:p>
        <table:table table:name="Table31" table:style-name="Table31">
          <table:table-column table:style-name="Table31.A"/>
          <table:table-row>
            <table:table-cell table:style-name="Table31.A1" office:value-type="string">
              <text:p text:style-name="P47"><text:span text:style-name="T163">README</text:span> </text:p>
            </table:table-cell>
          </table:table-row>
          <table:table-row>
            <table:table-cell table:style-name="Table31.A2" office:value-type="string">
              <text:p text:style-name="P47"><text:span text:style-name="T163">Rakefile</text:span> − This file is similar to Unix Makefile, which helps with building, packaging and testing the Rails code. This will be used by rake utility supplied along with the Ruby installation <text:span text:style-name="T326">to locate and load tasks to be run from the command line.</text:span></text:p>
            </table:table-cell>
          </table:table-row>
          <table:table-row>
            <table:table-cell table:style-name="Table31.A2" office:value-type="string">
              <text:p text:style-name="P611"><text:span text:style-name="T163">Gemfile</text:span><text:span text:style-name="T1"> </text:span><text:span text:style-name="T214">and </text:span><text:span text:style-name="T163">Gemfile.lock</text:span><text:span text:style-name="T1"> </text:span><text:span text:style-name="T211">− </text:span>These files allow you to specify what gem dependencies are needed for your Rails applicati. These files are used by the Bundler gem. </text:p>
            </table:table-cell>
          </table:table-row>
        </table:table>
        <text:h text:style-name="P740" text:outline-level="1"><text:bookmark-start text:name="__RefHeading___Toc22300_3170278301"/><text:span text:style-name="T454">new </text:span><text:span text:style-name="T505">app</text:span><text:bookmark-end text:name="__RefHeading___Toc22300_3170278301"/></text:h>
        <text:p text:style-name="P477"><text:span text:style-name="Source_20_Text"><text:span text:style-name="T456">$ </text:span></text:span><text:span text:style-name="Source_20_Text"><text:span text:style-name="T455">rails new</text:span></text:span><text:span text:style-name="Source_20_Text"><text:span text:style-name="T454"> MySite</text:span></text:span></text:p>
        <text:h text:style-name="P731"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8"><text:span text:style-name="Source_20_Text"><text:span text:style-name="T454">http://0.0.0.0:3000</text:span></text:span><text:span text:style-name="T454"> <text:s text:c="3"/></text:span><text:span text:style-name="Source_20_Text"><text:span text:style-name="T454">http://localhost:3000</text:span></text:span><text:span text:style-name="T454"> <text:s/></text:span><text:span text:style-name="Source_20_Text"><text:span text:style-name="T454">http://127.0.0.1:3000</text:span></text:span></text:p>
            </table:table-cell>
            <table:table-cell table:style-name="Table1.A1" office:value-type="string">
              <text:p text:style-name="P613">or</text:p>
              <text:p text:style-name="P613">or</text:p>
            </table:table-cell>
          </table:table-row>
        </table:table>
        <text:p text:style-name="P127"><text:span text:style-name="Source_20_Text"><text:span text:style-name="T454"/></text:span></text:p>
        <text:p text:style-name="P197"><text:span text:style-name="Source_20_Text"><text:span text:style-name="T290">to change port:</text:span></text:span></text:p>
        <text:p text:style-name="P479"><text:span text:style-name="Source_20_Text"><text:span text:style-name="T454">$ rails server -p 3001</text:span></text:span></text:p>
        <text:h text:style-name="P731" text:outline-level="1"><text:bookmark-start text:name="__RefHeading___Toc3281_1309305363"/>rake<text:bookmark-end text:name="__RefHeading___Toc3281_1309305363"/></text:h>
        <text:p text:style-name="P91"><text:bookmark-start text:name="__RefHeading___Toc3283_1309305363"/><text:span text:style-name="T10">R</text:span><text:span text:style-name="T300">uby m</text:span><text:span text:style-name="T10">ake</text:span><text:span text:style-name="T300">, a make-like language written in Ruby. Rails uses Rake extensively, especially for the innumerable little administrative tasks necessary when developing database-ba</text:span>cked <text:span text:style-name="T300">web applications. The </text:span><text:span text:style-name="T114">rake db:migrate </text:span>command is probably the most common, but there are many others; <text:bookmark-end text:name="__RefHeading___Toc3283_1309305363"/></text:p>
        <text:h text:style-name="P731" text:outline-level="1"><text:bookmark-start text:name="__RefHeading___Toc5571_513802427"/>kill springcoso<text:bookmark-end text:name="__RefHeading___Toc5571_513802427"/></text:h>
        <text:p text:style-name="P357">$ spring stop</text:p>
        <text:p text:style-name="P349">$ pkill -9 -f spring</text:p>
        <text:h text:style-name="P731" text:outline-level="1"><text:bookmark-start text:name="__RefHeading___Toc22244_3170278301"/>console<text:bookmark-end text:name="__RefHeading___Toc22244_3170278301"/></text:h>
        <text:p text:style-name="P182">rails' irb!</text:p>
        <text:p text:style-name="P245"><text:span text:style-name="T368">$ </text:span>rails console</text:p>
        <text:h text:style-name="P687" text:outline-level="3"><text:bookmark-start text:name="__RefHeading___Toc3102_974113296"/>reload!<text:bookmark-end text:name="__RefHeading___Toc3102_974113296"/></text:h>
        <text:p text:style-name="P91">refreshes any code changes</text:p>
        <text:h text:style-name="P691" text:outline-level="3"><text:bookmark-start text:name="__RefHeading___Toc5554_684870536"/>#errors<text:bookmark-end text:name="__RefHeading___Toc5554_684870536"/></text:h>
        <text:p text:style-name="P350">u<text:span text:style-name="T1">.errors.messages</text:span></text:p>
        <text:p text:style-name="P100">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8">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744" text:outline-level="1"><text:soft-page-break/></text:h>
        <text:h text:style-name="P732" text:outline-level="1"><text:bookmark-start text:name="__RefHeading___Toc22246_3170278301"/>Gems<text:bookmark-end text:name="__RefHeading___Toc22246_3170278301"/></text:h>
        <text:p text:style-name="P186">In case you’ve previously installed a version of a gem (such as Rails itself) other than the one specified by the Gemfile , it’s a good idea to update the gems with bundle update to make sure the versions match: <text:s text:c="5"/><text:span text:style-name="T131">$ bundle update</text:span></text:p>
        <text:h text:style-name="P670" text:outline-level="2"><text:bookmark-start text:name="__RefHeading___Toc7531_559895456"/>gemfile<text:bookmark-end text:name="__RefHeading___Toc7531_559895456"/></text:h>
        <text:h text:style-name="P721" text:outline-level="3"><text:bookmark-start text:name="__RefHeading___Toc7533_559895456"/>version <text:span text:style-name="T270">range</text:span> <text:bookmark-end text:name="__RefHeading___Toc7533_559895456"/></text:h>
        <text:p text:style-name="P91"><text:span text:style-name="T1">&gt;= </text:span><text:s/>always installs the <text:span text:style-name="T1">latest</text:span> gem </text:p>
        <text:p text:style-name="P9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33" text:outline-level="2"><text:bookmark-start text:name="__RefHeading___Toc7535_559895456"/>install <text:span text:style-name="T271">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1">to prevent the local installation of any <text:span text:style-name="T272">p</text:span>roduction gems:</text:p>
            </table:table-cell>
            <table:table-cell table:style-name="Table22.B1" office:value-type="string">
              <text:p text:style-name="P414"><text:span text:style-name="T274">install the gems using</text:span><text:span text:style-name="T1"> </text:span><text:span text:style-name="T212">$</text:span><text:span text:style-name="T9"> </text:span><text:span text:style-name="T1">bundle install</text:span></text:p>
            </table:table-cell>
          </table:table-row>
          <table:table-row>
            <table:covered-table-cell/>
            <table:table-cell table:style-name="Table22.A1" office:value-type="string">
              <text:p text:style-name="P414"/>
            </table:table-cell>
          </table:table-row>
          <table:table-row>
            <table:table-cell table:style-name="Table22.A1" table:number-columns-spanned="2" office:value-type="string">
              <text:p text:style-name="Preformatted_20_Text">$ bu<text:span text:style-name="T544">ndle install --without production</text:span></text:p>
            </table:table-cell>
            <table:covered-table-cell/>
          </table:table-row>
        </table:table>
        <text:h text:style-name="P626" text:outline-level="1"/>
        <text:h text:style-name="P627" text:outline-level="1"><text:bookmark-start text:name="__RefHeading___Toc8787_59198305"/><text:bookmark-end text:name="__RefHeading___Toc8787_59198305"/></text:h>
        <text:h text:style-name="P752"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5">browser</text:span> issues a request for the <text:span text:style-name="T115">/users</text:span> URL</text:p>
                    </table:table-cell>
                    <table:table-cell table:style-name="Table16.B1" office:value-type="string">
                      <text:p text:style-name="P50">2. Rails routes <text:span text:style-name="T115">/users</text:span> to the <text:span text:style-name="T129">index action</text:span> in the <text:span text:style-name="T115">Users</text:span> controller</text:p>
                    </table:table-cell>
                  </table:table-row>
                  <table:table-row>
                    <table:table-cell table:style-name="Table16.A2" office:value-type="string">
                      <text:p text:style-name="P50">3. The <text:span text:style-name="T115">index action</text:span> asks the <text:span text:style-name="T115">User model</text:span> to retrieve all <text:span text:style-name="T346">users ( </text:span><text:span text:style-name="T122">User.all</text:span><text:span text:style-name="T346"> )</text:span></text:p>
                    </table:table-cell>
                    <table:table-cell table:style-name="Table16.B2" office:value-type="string">
                      <text:p text:style-name="P50">4. The <text:span text:style-name="T115">User model</text:span> pulls all the users from the <text:span text:style-name="T115">database</text:span>.</text:p>
                    </table:table-cell>
                  </table:table-row>
                  <table:table-row>
                    <table:table-cell table:style-name="Table16.A2" office:value-type="string">
                      <text:p text:style-name="P50">5. The <text:span text:style-name="T115">User model</text:span> returns the list of users to the <text:span text:style-name="T115">controller</text:span>.</text:p>
                    </table:table-cell>
                    <table:table-cell table:style-name="Table16.B2" office:value-type="string">
                      <text:p text:style-name="P50">6. The <text:span text:style-name="T115">controller</text:span> captures the users in the <text:span text:style-name="T116">@users</text:span><text:span text:style-name="T301"> variable</text:span><text:span text:style-name="T316"> </text:span><text:span text:style-name="T349">which is passed to </text:span><text:span text:style-name="T126">index view</text:span><text:span text:style-name="T349">.</text:span></text:p>
                    </table:table-cell>
                  </table:table-row>
                  <table:table-row>
                    <table:table-cell table:style-name="Table16.A2" office:value-type="string">
                      <text:p text:style-name="P50">7. The <text:span text:style-name="T115">view</text:span> uses embedded Ruby to <text:span text:style-name="T301">render the page as </text:span><text:span text:style-name="T116">HTML</text:span></text:p>
                    </table:table-cell>
                    <table:table-cell table:style-name="Table16.B2" office:value-type="string">
                      <text:p text:style-name="P50"><text:span text:style-name="T350">8.The </text:span><text:span text:style-name="T127">controller</text:span><text:span text:style-name="T350"> </text:span>passes the <text:span text:style-name="T115">HTML</text:span> back to the <text:span text:style-name="T115">browser</text:span>. </text:p>
                    </table:table-cell>
                  </table:table-row>
                </table:table>
                <text:p text:style-name="P109"/>
              </table:table-cell>
              <table:table-cell table:style-name="Table28.B1" table:number-columns-spanned="2" office:value-type="string">
                <text:p text:style-name="P446">ACTION</text:p>
                <text:p text:style-name="P446">VIEW</text:p>
              </table:table-cell>
              <table:covered-table-cell/>
              <table:table-cell table:style-name="Table28.D3" table:number-columns-spanned="5" office:value-type="string">
                <text:p text:style-name="P110">View</text:p>
                <text:p text:style-name="P441">index.html.erb</text:p>
              </table:table-cell>
              <table:covered-table-cell/>
              <table:covered-table-cell/>
              <table:covered-table-cell/>
              <table:covered-table-cell/>
              <table:table-cell table:style-name="Table28.I2" table:number-rows-spanned="2" table:number-columns-spanned="3" office:value-type="string">
                <text:p text:style-name="P440">/<text:span text:style-name="T347">app/views</text:span></text:p>
                <text:p text:style-name="P12">/app/controllers</text:p>
                <text:p text:style-name="P12">/app/models</text:p>
                <text:p text:style-name="P20"/>
                <text:p text:style-name="P230">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3"/>
              </table:table-cell>
              <table:table-cell table:style-name="Table28.G2" table:number-columns-spanned="2" office:value-type="string">
                <text:p text:style-name="P11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5">Controller</text:p>
                <text:p text:style-name="P425">users.controller.rb</text:p>
              </table:table-cell>
              <table:covered-table-cell/>
              <table:covered-table-cell/>
              <table:covered-table-cell/>
              <table:covered-table-cell/>
              <table:table-cell table:style-name="Table28.I3" office:value-type="string">
                <text:p text:style-name="P22"/>
                <text:p text:style-name="P19">User.all</text:p>
                <text:p text:style-name="P230">5<text:span text:style-name="T329"> <text:s text:c="4"/></text:span>3</text:p>
              </table:table-cell>
              <table:table-cell table:style-name="Table28.J5" table:number-columns-spanned="2" office:value-type="string">
                <text:p text:style-name="P112"><draw:line text:anchor-type="paragraph" draw:z-index="30" draw:style-name="gr1" draw:text-style-name="P769" svg:x1="-164.22mm" svg:y1="-1571.85mm" svg:x2="-164.22mm" svg:y2="-1571.85mm"><text:p/></draw:line>Model</text:p>
                <text:p text:style-name="P428">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30">2</text:p>
              </table:table-cell>
              <table:table-cell table:style-name="Table28.D4" table:number-columns-spanned="2" office:value-type="string">
                <text:p text:style-name="P114"><text:s/>index</text:p>
              </table:table-cell>
              <table:covered-table-cell/>
              <table:table-cell table:style-name="Table28.F7" office:value-type="string">
                <text:p text:style-name="P113"/>
              </table:table-cell>
              <table:table-cell table:style-name="Table28.G7" office:value-type="string">
                <text:p text:style-name="P113"/>
              </table:table-cell>
              <table:table-cell table:style-name="Table28.H5" table:number-columns-spanned="2" office:value-type="string">
                <text:p text:style-name="P14"/>
              </table:table-cell>
              <table:covered-table-cell/>
              <table:table-cell table:style-name="Table28.J4" office:value-type="string">
                <text:p text:style-name="P447">ACTIVE</text:p>
                <text:p text:style-name="P447">RECORD</text:p>
              </table:table-cell>
              <table:table-cell table:style-name="Table28.K4" office:value-type="string">
                <text:p text:style-name="P438">4</text:p>
              </table:table-cell>
            </table:table-row>
            <table:table-row>
              <table:covered-table-cell/>
              <table:table-cell table:style-name="Table28.B7" table:number-columns-spanned="2" office:value-type="string">
                <text:p text:style-name="P111">rails rout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6">8 <text:s text:c="4"/></text:p>
                <text:p text:style-name="P15"><draw:line text:anchor-type="paragraph" draw:z-index="31" draw:name="Shape3" draw:style-name="gr2" draw:text-style-name="P770" svg:x1="-133.97mm" svg:y1="-1594.94mm" svg:x2="-133.97mm" svg:y2="-1594.94mm"><text:p/></draw:line> </text:p>
                <text:p text:style-name="P16"/>
              </table:table-cell>
              <table:covered-table-cell/>
              <table:table-cell table:style-name="Table28.J5" table:number-columns-spanned="2" office:value-type="string">
                <text:p text:style-name="P112">Database</text:p>
                <text:p text:style-name="P21"/>
                <text:p text:style-name="P17"/>
              </table:table-cell>
              <table:covered-table-cell/>
            </table:table-row>
            <table:table-row>
              <table:covered-table-cell/>
              <table:table-cell table:style-name="Table28.B6" office:value-type="string">
                <text:p text:style-name="P230">1</text:p>
              </table:table-cell>
              <table:table-cell table:style-name="Table28.C6" table:number-columns-spanned="2" office:value-type="string">
                <text:p text:style-name="P113">/<text:span text:style-name="T328">users</text:span></text:p>
              </table:table-cell>
              <table:covered-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6" office:value-type="string">
                <text:p text:style-name="P426"><text:s text:c="4"/></text:p>
              </table:table-cell>
              <table:table-cell table:style-name="Table28.I7" table:number-rows-spanned="2" table:number-columns-spanned="3" office:value-type="string">
                <text:p text:style-name="P426">/db</text:p>
                <text:p text:style-name="P427">/config/<text:span text:style-name="T353">routes.rb</text:span> <text:s/></text:p>
              </table:table-cell>
              <table:covered-table-cell/>
              <table:covered-table-cell/>
            </table:table-row>
            <table:table-row>
              <table:covered-table-cell/>
              <table:table-cell table:style-name="Table28.B7" table:number-columns-spanned="2" office:value-type="string">
                <text:p text:style-name="P110">Brows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7" office:value-type="string">
                <text:p text:style-name="P113"/>
              </table:table-cell>
              <table:covered-table-cell/>
              <table:covered-table-cell/>
              <table:covered-table-cell/>
            </table:table-row>
            <table:table-row>
              <table:covered-table-cell/>
              <table:table-cell table:style-name="Table28.B8" table:number-columns-spanned="10" office:value-type="string">
                <text:h text:style-name="P741" text:outline-level="1"><draw:line text:anchor-type="paragraph" draw:z-index="32" draw:style-name="gr2" draw:text-style-name="P770" svg:x1="-84.68mm" svg:y1="-1616.92mm" svg:x2="-84.68mm" svg:y2="-1616.92mm"><text:p/></draw:line><text:bookmark-start text:name="__RefHeading___Toc3104_974113296"/><text:span text:style-name="T348">1-</text:span>router<text:bookmark-end text:name="__RefHeading___Toc3104_974113296"/></text:h>
                <text:p text:style-name="P49"><text:span text:style-name="T118">/</text:span><text:span text:style-name="T117">config/</text:span><text:span text:style-name="T157">routes.rb</text:span></text:p>
                <text:p text:style-name="P168"><text:span text:style-name="T1">The Router is basically just a matching service.</text:span> </text:p>
                <text:p text:style-name="P16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96">r</text:span><text:span text:style-name="T192">oot </text:span><text:span text:style-name="T194">route</text:span></text:p>
        <text:p text:style-name="P165">it's <text:span text:style-name="T304">basically </text:span>the landing page <text:span text:style-name="T304">url</text:span></text:p>
        <table:table table:name="Table32" table:style-name="Table32">
          <table:table-column table:style-name="Table32.A"/>
          <table:table-row>
            <table:table-cell table:style-name="Table32.A1" office:value-type="string">
              <text:p text:style-name="P231">root 'users#index'</text:p>
            </table:table-cell>
          </table:table-row>
          <table:table-row>
            <table:table-cell table:style-name="Table32.A2" office:value-type="string">
              <text:p text:style-name="P344">Rails.application.routes.draw do</text:p>
              <text:p text:style-name="P230"><text:span text:style-name="T527"><text:s text:c="2"/></text:span>root 'application#hello'</text:p>
              <text:p text:style-name="P4"><text:span text:style-name="T527"><text:s text:c="2"/></text:span>get '/help', to:'static_pages#help'</text:p>
              <text:p text:style-name="P5"><text:span text:style-name="T527"><text:s text:c="2"/></text:span>get 'users/index'</text:p>
              <text:p text:style-name="P6"><text:s text:c="2"/>resources :users</text:p>
              <text:p text:style-name="P9">end</text:p>
            </table:table-cell>
          </table:table-row>
        </table:table>
        <text:h text:style-name="P690" text:outline-level="3"><text:bookmark-start text:name="__RefHeading___Toc5403_359886375"/><text:span text:style-name="T193">$ </text:span><text:span text:style-name="T194">rake route</text:span><text:span text:style-name="T195">s</text:span><text:bookmark-end text:name="__RefHeading___Toc5403_359886375"/></text:h>
        <text:p text:style-name="P44">To get a list of the routes in your application</text:p>
        <text:h text:style-name="P634"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7">help_path</text:p>
            </table:table-cell>
            <table:table-cell table:style-name="Table116.B1" office:value-type="string">
              <text:p text:style-name="P256"><text:span text:style-name="T117">'</text:span>/<text:span text:style-name="T453">help</text:span><text:span text:style-name="T117">'</text:span></text:p>
            </table:table-cell>
          </table:table-row>
          <table:table-row>
            <table:table-cell table:style-name="Table116.A2" office:value-type="string">
              <text:p text:style-name="P267">help_url</text:p>
            </table:table-cell>
            <table:table-cell table:style-name="Table116.B2" office:value-type="string">
              <text:p text:style-name="P268"><text:span text:style-name="T117">'</text:span><text:span text:style-name="T453">http://www.examp.com/help</text:span><text:span text:style-name="T117">'</text:span></text:p>
            </table:table-cell>
          </table:table-row>
        </table:table>
        <text:p text:style-name="P169"/>
        <table:table table:name="Table100" table:style-name="Table100">
          <table:table-column table:style-name="Table100.A"/>
          <table:table-row>
            <table:table-cell table:style-name="Table100.A1" office:value-type="string">
              <text:p text:style-name="P131">Rails automatically infers from </text:p>
              <text:p text:style-name="P131"><text:span text:style-name="Source_20_Text"><text:span text:style-name="T1">redirect_to @user</text:span></text:span> </text:p>
              <text:p text:style-name="P131">that we want to redirect to </text:p>
              <text:p text:style-name="P118"><text:span text:style-name="Source_20_Text"><text:span text:style-name="T1">user_url(@user)</text:span></text:span></text:p>
            </table:table-cell>
          </table:table-row>
        </table:table>
        <text:h text:style-name="P635" text:outline-level="2"><text:bookmark-start text:name="__RefHeading___Toc7269_3760421479"/>resources<text:span text:style-name="T404"> :wtf</text:span><text:bookmark-end text:name="__RefHeading___Toc7269_3760421479"/></text:h>
        <text:p text:style-name="P165"><text:span text:style-name="T401">Th</text:span><text:span text:style-name="T402">at</text:span><text:span text:style-name="T401"> line tells Rails that we have a resource named </text:span><text:span text:style-name="T176">articles</text:span><text:span text:style-name="T401"> and the router should expect requests to follow the </text:span><text:span text:style-name="T176">REST</text:span><text:span text:style-name="T401">ful model of web interaction (</text:span><text:span text:style-name="T176">RE</text:span><text:span text:style-name="T401">presentational </text:span><text:span text:style-name="T176">S</text:span><text:span text:style-name="T401">tate </text:span><text:span text:style-name="T176">T</text:span><text:span text:style-name="T401">ransfer).</text:span></text:p>
        <text:p text:style-name="P195">if you don't want all the 7 routes of REST:</text:p>
        <table:table table:name="Table64" table:style-name="Table64">
          <table:table-column table:style-name="Table64.A"/>
          <table:table-row>
            <table:table-cell table:style-name="Table64.A1" office:value-type="string">
              <text:p text:style-name="P464"><text:span text:style-name="Source_20_Text"><text:span text:style-name="T454">Blogger::Application.routes.draw do</text:span></text:span></text:p>
              <text:p text:style-name="P464"><text:span text:style-name="Source_20_Text"><text:span text:style-name="T475">resources :posts, </text:span></text:span><text:span text:style-name="Source_20_Text"><text:span text:style-name="T458">:only</text:span></text:span><text:span text:style-name="Source_20_Text"><text:span text:style-name="T459"> </text:span></text:span><text:span text:style-name="Source_20_Text"><text:span text:style-name="T458">=&gt;</text:span></text:span><text:span text:style-name="Source_20_Text"><text:span text:style-name="T476"> </text:span></text:span><text:span text:style-name="Source_20_Text"><text:span text:style-name="T475">[:index,:show]</text:span></text:span></text:p>
              <text:p text:style-name="P464"><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4"><text:span text:style-name="Source_20_Text"><text:span text:style-name="T70">end</text:span></text:span></text:p>
            </table:table-cell>
          </table:table-row>
        </table:table>
        <text:p text:style-name="P213"><text:span text:style-name="Source_20_Text"><text:span text:style-name="T1"/></text:span></text:p>
        <text:h text:style-name="P755" text:outline-level="1"><text:bookmark-start text:name="__RefHeading___Toc7868_2453026979"/>link_to<text:bookmark-end text:name="__RefHeading___Toc7868_2453026979"/></text:h>
        <text:p text:style-name="P187">a <text:span text:style-name="T1">helper method</text:span> that lets you create links </text:p>
        <text:p text:style-name="P128"><text:span text:style-name="T454">The first part is </text:span><text:span text:style-name="T455">the text</text:span><text:span text:style-name="T454"> you want the link to say. </text:span></text:p>
        <text:p text:style-name="P187">The next part is our <text:span text:style-name="T1">route helper</text:span>.</text:p>
        <text:p text:style-name="P187">Rails automatically generates helper methods for you which correspond to the names of all your routes. <text:span text:style-name="T40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0"><text:span text:style-name="Source_20_Text"><text:span text:style-name="T56">_path</text:span></text:span><text:span text:style-name="T454"> </text:span></text:p>
            </table:table-cell>
            <table:covered-table-cell/>
            <table:table-cell table:style-name="Table25.C1" office:value-type="string">
              <text:p text:style-name="P480"><text:bookmark-start text:name="__DdeLink__4657_25274067694"/><text:span text:style-name="Source_20_Text"><text:span text:style-name="T455">_url</text:span></text:span><text:bookmark-end text:name="__DdeLink__4657_25274067694"/></text:p>
            </table:table-cell>
          </table:table-row>
          <table:table-row>
            <table:table-cell table:style-name="Table25.A1" table:number-columns-spanned="2" office:value-type="string">
              <text:p text:style-name="P187">will generate just the path portion of the URL, which is sufficient for most applications</text:p>
            </table:table-cell>
            <table:covered-table-cell/>
            <table:table-cell table:style-name="Table25.C1" office:value-type="string">
              <text:p text:style-name="P198"><text:span text:style-name="Source_20_Text"><text:span text:style-name="T290">will generate the full URL</text:span></text:span></text:p>
            </table:table-cell>
          </table:table-row>
          <table:table-row>
            <table:table-cell table:style-name="Table25.A1" office:value-type="string">
              <text:p text:style-name="P480"><text:span text:style-name="Source_20_Text"><text:span text:style-name="T454">/users</text:span></text:span><text:span text:style-name="T454"> <text:s/></text:span></text:p>
            </table:table-cell>
            <table:table-cell table:style-name="Table25.C1" table:number-columns-spanned="2" office:value-type="string">
              <text:p text:style-name="P480"><text:span text:style-name="Source_20_Text"><text:span text:style-name="T454">http://www.yourapp.com/users</text:span></text:span></text:p>
            </table:table-cell>
            <table:covered-table-cell/>
          </table:table-row>
        </table:table>
        <text:p text:style-name="P187">When the template is rendered, it will output HTML like this:</text:p>
        <table:table table:name="Table51" table:style-name="Table51">
          <table:table-column table:style-name="Table51.A"/>
          <table:table-row>
            <table:table-cell table:style-name="Table51.A1" office:value-type="string">
              <text:p text:style-name="P480"><text:span text:style-name="Source_20_Text"><text:span text:style-name="T345">&lt;a href="/articles/1"&gt;First Sample Article&lt;/a&gt;</text:span></text:span></text:p>
            </table:table-cell>
          </table:table-row>
          <table:table-row>
            <table:table-cell table:style-name="Table51.A2" office:value-type="string">
              <text:p text:style-name="P358">&lt;%= <text:span text:style-name="T1">link_to</text:span> "help", help<text:span text:style-name="T1">_path</text:span> %&gt;</text:p>
            </table:table-cell>
          </table:table-row>
          <table:table-row>
            <table:table-cell table:style-name="Table51.A2" office:value-type="string">
              <text:p text:style-name="P361">&lt;%<text:span text:style-name="T264">= </text:span><text:span text:style-name="T6">link_to</text:span><text:span text:style-name="T264"> </text:span><text:span text:style-name="T229">tweet.zombie.name</text:span><text:span text:style-name="T264">, <text:s/></text:span></text:p>
              <text:p text:style-name="P290"><text:span text:style-name="T242"><text:s text:c="5"/></text:span><text:span text:style-name="T240">zombie</text:span><text:span text:style-name="T242">_path</text:span><text:span text:style-name="T229">(tweet.zombie)</text:span><text:span text:style-name="T264"> %&gt;</text:span></text:p>
            </table:table-cell>
          </table:table-row>
          <table:table-row>
            <table:table-cell table:style-name="Table51.A2" office:value-type="string">
              <text:p text:style-name="P361">&lt;%<text:span text:style-name="T265">= </text:span><text:span text:style-name="T7">link_to<text:tab/></text:span><text:span text:style-name="T230">tweet.zombie.name, </text:span></text:p>
              <text:p text:style-name="P290"><text:span text:style-name="T230"><text:tab/><text:tab/><text:tab/>tweet.zombie</text:span><text:span text:style-name="T265"> %&gt;</text:span></text:p>
              <text:p text:style-name="P359">&lt;%= <text:span text:style-name="T1">link_to</text:span> <text:span text:style-name="T228">text_to_show,</text:span></text:p>
              <text:p text:style-name="P360"><text:span text:style-name="T228"><text:tab/><text:tab/> <text:s text:c="3"/>model_instance</text:span> %&gt;</text:p>
            </table:table-cell>
          </table:table-row>
          <table:table-row>
            <table:table-cell table:style-name="Table51.A2" office:value-type="string">
              <text:p text:style-name="P130"><text:bookmark-start text:name="__RefHeading___Toc4407_3061750504"/>arguments<text:span text:style-name="T557">:</text:span><text:bookmark-end text:name="__RefHeading___Toc4407_3061750504"/></text:p>
              <text:p text:style-name="P361"><text:span text:style-name="T266">&lt;%=</text:span><text:tab/><text:span text:style-name="T266">link_to tweet.zombie.name,</text:span></text:p>
              <text:p text:style-name="P361"><text:tab/> <text:s text:c="2"/><text:tab/> <text:s/><text:span text:style-name="T266">tweet.zombie,</text:span></text:p>
              <text:p text:style-name="P361"><text:tab/><text:span text:style-name="T16">confirm:</text:span><text:span text:style-name="T266"> “Are you sure?” %&gt;</text:span></text:p>
              <text:p text:style-name="P361"/>
              <text:p text:style-name="P374">&lt;%= link_to "Log out", logout_path,</text:p>
              <text:p text:style-name="P291"><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5"><text:span text:style-name="T296">equivalent to:</text:span> <text:span text:style-name="T1">user_path(current_user)</text:span> %&gt;</text:p>
              <text:p text:style-name="P135">(use <text:span text:style-name="T179">#current_user</text:span><text:span text:style-name="T279">,</text:span><text:span text:style-name="T181"> </text:span><text:span text:style-name="T558">that retrieves</text:span> User)</text:p>
            </table:table-cell>
          </table:table-row>
        </table:table>
        <text:h text:style-name="P733" text:outline-level="1"><text:bookmark-start text:name="__RefHeading___Toc8587_2579600209"/><text:span text:style-name="T599">request</text:span>(?)<text:bookmark-end text:name="__RefHeading___Toc8587_2579600209"/></text:h>
        <text:p text:style-name="P206"><text:span text:style-name="Source_20_Text"><text:span text:style-name="T469">request.original_url</text:span></text:span><text:span text:style-name="Source_20_Text"><text:span text:style-name="T523"> </text:span></text:span><text:span text:style-name="T523">gets the URL of the requested page</text:span></text:p>
        <text:h text:style-name="P757" text:outline-level="1"><text:bookmark-start text:name="__RefHeading___Toc22248_3170278301"/>REST<text:bookmark-end text:name="__RefHeading___Toc22248_3170278301"/></text:h>
        <text:p text:style-name="P90"><text:span text:style-name="T1">RE</text:span>presentational <text:span text:style-name="T1">S</text:span>tate <text:span text:style-name="T1">T</text:span>ransfer.</text:p>
        <text:p text:style-name="P9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5">Op</text:span>erations that correspond both to the <text:span text:style-name="T1">CRUD</text:span> operations of relational databases and to the four fundamental HTTP request methods: </text:p>
        <text:p text:style-name="P185"><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0">URL</text:p>
            </table:table-cell>
            <table:table-cell table:style-name="Table13.A1" office:value-type="string">
              <text:p text:style-name="P123">HTTP</text:p>
              <text:p text:style-name="P121">req</text:p>
            </table:table-cell>
            <table:table-cell table:style-name="Table13.A1" office:value-type="string">
              <text:p text:style-name="P122">Action</text:p>
            </table:table-cell>
            <table:table-cell table:style-name="Table13.D1" office:value-type="string">
              <text:p text:style-name="P196">Purpose</text:p>
            </table:table-cell>
          </table:table-row>
          <table:table-row>
            <table:table-cell table:style-name="Table13.A2" office:value-type="string">
              <text:p text:style-name="P356">/users</text:p>
            </table:table-cell>
            <table:table-cell table:style-name="Table13.B2" office:value-type="string">
              <text:p text:style-name="P308">GET</text:p>
            </table:table-cell>
            <table:table-cell table:style-name="Table13.A2" office:value-type="string">
              <text:p text:style-name="P308">index</text:p>
            </table:table-cell>
            <table:table-cell table:style-name="Table13.D2" office:value-type="string">
              <text:p text:style-name="P90">list <text:span text:style-name="T1">all</text:span> users</text:p>
            </table:table-cell>
          </table:table-row>
          <table:table-row>
            <table:table-cell table:style-name="Table13.A2" office:value-type="string">
              <text:p text:style-name="P356">/users/1</text:p>
            </table:table-cell>
            <table:table-cell table:style-name="Table13.B2" office:value-type="string">
              <text:p text:style-name="P308">GET</text:p>
            </table:table-cell>
            <table:table-cell table:style-name="Table13.A2" office:value-type="string">
              <text:p text:style-name="P308">show</text:p>
            </table:table-cell>
            <table:table-cell table:style-name="Table13.D3" office:value-type="string">
              <text:p text:style-name="P90">show user <text:span text:style-name="T1">id</text:span>1</text:p>
            </table:table-cell>
          </table:table-row>
          <table:table-row>
            <table:table-cell table:style-name="Table13.A2" office:value-type="string">
              <text:p text:style-name="P356">/users/new</text:p>
            </table:table-cell>
            <table:table-cell table:style-name="Table13.B2" office:value-type="string">
              <text:p text:style-name="P308">GET</text:p>
            </table:table-cell>
            <table:table-cell table:style-name="Table13.A2" office:value-type="string">
              <text:p text:style-name="P308">new</text:p>
            </table:table-cell>
            <table:table-cell table:style-name="Table13.D4" office:value-type="string">
              <text:p text:style-name="P87"><text:span text:style-name="T1">new</text:span> user<text:span text:style-name="T394"> </text:span><text:span text:style-name="T27">page</text:span></text:p>
            </table:table-cell>
          </table:table-row>
          <table:table-row>
            <table:table-cell table:style-name="Table13.A2" office:value-type="string">
              <text:p text:style-name="P458">/<text:span text:style-name="T359">users</text:span></text:p>
            </table:table-cell>
            <table:table-cell table:style-name="Table13.A2" office:value-type="string">
              <text:p text:style-name="P475">POST</text:p>
            </table:table-cell>
            <table:table-cell table:style-name="Table13.A2" office:value-type="string">
              <text:p text:style-name="P351">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43">/users/1/edit</text:p>
            </table:table-cell>
            <table:table-cell table:style-name="Table13.A2" office:value-type="string">
              <text:p text:style-name="P352">GET</text:p>
            </table:table-cell>
            <table:table-cell table:style-name="Table13.A2" office:value-type="string">
              <text:p text:style-name="P308">edit</text:p>
            </table:table-cell>
            <table:table-cell table:style-name="Table13.D6" office:value-type="string">
              <text:p text:style-name="P90"><text:span text:style-name="T1">edit</text:span> user id1</text:p>
            </table:table-cell>
          </table:table-row>
          <table:table-row>
            <table:table-cell table:style-name="Table13.A2" office:value-type="string">
              <text:p text:style-name="P356">/users/1</text:p>
            </table:table-cell>
            <table:table-cell table:style-name="Table13.A2" office:value-type="string">
              <text:p text:style-name="P476">PATCH</text:p>
            </table:table-cell>
            <table:table-cell table:style-name="Table13.A2" office:value-type="string">
              <text:p text:style-name="P354">update</text:p>
            </table:table-cell>
            <table:table-cell table:style-name="Table13.D7" office:value-type="string">
              <text:p text:style-name="P88"><text:span text:style-name="T1">update</text:span> user id1</text:p>
            </table:table-cell>
          </table:table-row>
          <table:table-row>
            <table:table-cell table:style-name="Table13.A2" office:value-type="string">
              <text:p text:style-name="P356">/users/1</text:p>
            </table:table-cell>
            <table:table-cell table:style-name="Table13.A2" office:value-type="string">
              <text:p text:style-name="P353">DELETE</text:p>
            </table:table-cell>
            <table:table-cell table:style-name="Table13.A2" office:value-type="string">
              <text:p text:style-name="P355">destroy</text:p>
            </table:table-cell>
            <table:table-cell table:style-name="Table13.D8" office:value-type="string">
              <text:p text:style-name="P88"><text:span text:style-name="T1">delete</text:span> <text:s/>user id1</text:p>
            </table:table-cell>
          </table:table-row>
        </table:table>
        <text:p text:style-name="P90"><text:span text:style-name="T316">This is the way to model your requests and should</text:span> be the <text:span text:style-name="T1">ONLY</text:span> way that those requests are done</text:p>
        <text:h text:style-name="P671" text:outline-level="2"><text:bookmark-start text:name="__RefHeading___Toc11862_750884121"/><text:span text:style-name="T189">HTTP</text:span> <text:span text:style-name="T311">verbs</text:span><text:bookmark-end text:name="__RefHeading___Toc11862_750884121"/></text:h>
        <text:p text:style-name="P90">An emphasis on <text:span text:style-name="T111">HTTP</text:span> verbs is typical of web frameworks (including Rails) influenced by the <text:span text:style-name="T111">REST</text:span> architecture.</text:p>
        <text:h text:style-name="P69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0">is the most common <text:span text:style-name="T111">HTTP</text:span> operation, used for reading data on the web. </text:p>
            </table:table-cell>
            <table:table-cell table:style-name="Table17.B1" office:value-type="string">
              <text:p text:style-name="P124"><text:span text:style-name="T454">it just means “</text:span><text:span text:style-name="T455">get a page</text:span><text:span text:style-name="T454">”, and every time you visit a site like </text:span><text:a xlink:type="simple" xlink:href="http://www.google.com/" text:style-name="Internet_20_link" text:visited-style-name="Visited_20_Internet_20_Link"><text:span text:style-name="T454">http://www.google.com/</text:span></text:a></text:p>
              <text:p text:style-name="P90">your browser is submitting a <text:span text:style-name="T111">GET</text:span> request. </text:p>
            </table:table-cell>
          </table:table-row>
        </table:table>
        <text:h text:style-name="P69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0">is the next most common operation:</text:p>
              <text:p text:style-name="P90"><text:span text:style-name="T1">the request sent by your browser when you submit a form</text:span>.</text:p>
            </table:table-cell>
            <table:table-cell table:style-name="Table19.B1" office:value-type="string">
              <text:p text:style-name="P90">In Rails applications, <text:span text:style-name="T111">POST</text:span> requests are typically used for creating things (although <text:span text:style-name="T111">HTTP</text:span> also allows <text:span text:style-name="T120">POST</text:span><text:span text:style-name="T312"> to perform updates). </text:span></text:p>
            </table:table-cell>
          </table:table-row>
          <table:table-row>
            <table:table-cell table:style-name="Table19.A2" table:number-columns-spanned="2" office:value-type="string">
              <text:p text:style-name="P90"><text:span text:style-name="T312">For example, the </text:span><text:span text:style-name="T120">POST</text:span><text:span text:style-name="T312"> request sent when you submit a registration form creates a new user on the remote site. </text:span></text:p>
            </table:table-cell>
            <table:covered-table-cell/>
          </table:table-row>
        </table:table>
        <text:h text:style-name="P692" text:outline-level="3"><text:bookmark-start text:name="__RefHeading___Toc1846_779349869"/><text:soft-page-break/><text:span text:style-name="T185">PATCH</text:span> <text:span text:style-name="T355">&amp;</text:span> <text:span text:style-name="T185">DELETE</text:span><text:bookmark-end text:name="__RefHeading___Toc1846_779349869"/></text:h>
        <text:p text:style-name="P89">are designed for updating and destroying things on the remote server. These requests are less common than <text:span text:style-name="T111">GET</text:span> and <text:span text:style-name="T111">POST</text:span> since browsers</text:p>
        <text:p text:style-name="P89">are incapable of sending them natively, but some web frameworks (including Ruby on Rails) have clever ways of making it seem like browsers are issuing such requests. </text:p>
        <text:p text:style-name="P89"/>
        <text:p text:style-name="P90"><text:bookmark-start text:name="__RefHeading___Toc11864_750884121"/>As a result, Rails supports all four of the request types <text:span text:style-name="T111">GET</text:span>, <text:span text:style-name="T111">POST</text:span>, <text:span text:style-name="T111">PATCH</text:span>, and <text:span text:style-name="T111">DELETE</text:span>.<text:bookmark-end text:name="__RefHeading___Toc11864_750884121"/></text:p>
        <text:h text:style-name="Heading_20_3" text:outline-level="3"><text:bookmark-start text:name="__RefHeading___Toc1836_779349869"/>Destroy<text:bookmark-end text:name="__RefHeading___Toc1836_779349869"/></text:h>
        <text:p text:style-name="P183">Rails creates a substantial number of auxiliary files along with the controller, this isn’t as easy as removing the controller file itself; undoing the <text:span text:style-name="T316">generation means removing not only the principal</text:span> generated file, but all the ancillary files as well.</text:p>
        <text:p text:style-name="P184">these two commands cancel each other out:</text:p>
        <table:table table:name="Table59" table:style-name="Table59">
          <table:table-column table:style-name="Table59.A"/>
          <table:table-row>
            <table:table-cell table:style-name="Table59.A1" office:value-type="string">
              <text:p text:style-name="P356">$ rails <text:span text:style-name="T1">generate</text:span> controller</text:p>
              <text:p text:style-name="P289"><text:s/>StaticPages home help</text:p>
            </table:table-cell>
          </table:table-row>
          <table:table-row>
            <table:table-cell table:style-name="Table59.A2" office:value-type="string">
              <text:p text:style-name="P356">$ rails <text:span text:style-name="T1">destroy</text:span> controller </text:p>
              <text:p text:style-name="P289">StaticPages home help</text:p>
            </table:table-cell>
          </table:table-row>
        </table:table>
        <text:p text:style-name="P90"/>
        <table:table table:name="Table60" table:style-name="Table60">
          <table:table-column table:style-name="Table60.A"/>
          <table:table-row>
            <table:table-cell table:style-name="Table60.A1" office:value-type="string">
              <text:p text:style-name="P356">$ rails <text:span text:style-name="T1">generate</text:span> model User</text:p>
              <text:p text:style-name="P289"><text:s/>name:string email:string</text:p>
            </table:table-cell>
          </table:table-row>
          <table:table-row>
            <table:table-cell table:style-name="Table60.A2" office:value-type="string">
              <text:p text:style-name="P356">$ rails <text:span text:style-name="T1">destroy</text:span> model User</text:p>
            </table:table-cell>
          </table:table-row>
        </table:table>
        <text:p text:style-name="P90"/>
        <table:table table:name="Table61" table:style-name="Table61">
          <table:table-column table:style-name="Table61.A"/>
          <table:table-row>
            <table:table-cell table:style-name="Table61.A1" office:value-type="string">
              <text:p text:style-name="P356">$ bundle exec rake db:<text:span text:style-name="T1">migrate</text:span></text:p>
            </table:table-cell>
          </table:table-row>
          <table:table-row>
            <table:table-cell table:style-name="Table61.A2" office:value-type="string">
              <text:p text:style-name="P356">$ bundle exec rake db:<text:span text:style-name="T1">rollback</text:span></text:p>
            </table:table-cell>
          </table:table-row>
          <table:table-row>
            <table:table-cell table:style-name="Table61.A2" office:value-type="string">
              <text:p text:style-name="P282">$ bundle exec rake db:<text:span text:style-name="T1">migrate</text:span> <text:span text:style-name="T1">VERSION=0</text:span></text:p>
            </table:table-cell>
          </table:table-row>
        </table:table>
        <text:p text:style-name="P119"><text:span text:style-name="T395">substituting any other number for 0 migrates </text:span>to that version number, where the version numbers come from listing the migrations sequentially.</text:p>
        <text:h text:style-name="P727" text:outline-level="1"/>
        <text:h text:style-name="P630" text:outline-level="1"/>
        <text:h text:style-name="P745" text:outline-level="1"><text:bookmark-start text:name="__RefHeading___Toc12692_952624381"/><text:soft-page-break/><text:span text:style-name="T348">2-</text:span>controller<text:bookmark-end text:name="__RefHeading___Toc12692_952624381"/></text:h>
        <text:p text:style-name="P269"><text:span text:style-name="T302">/</text:span>app/controllers/</text:p>
        <text:p text:style-name="P269"/>
        <text:p text:style-name="P270">class WtfsController&lt;ApplicationController</text:p>
        <text:p text:style-name="P272"/>
        <text:p text:style-name="P52"><text:span text:style-name="T211">this </text:span><text:span text:style-name="T1">(Step 3) </text:span>asks the <text:span text:style-name="T111">User model</text:span> to retrieve a list of all the <text:span text:style-name="T125">Wtfs</text:span> from the <text:span text:style-name="T111">database</text:span><text:span text:style-name="T1">(Step 4),</text:span> and then places them in the variable <text:span text:style-name="T111">@</text:span><text:span text:style-name="T125">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71"/>
        <text:p text:style-name="P45">EXAMPLE</text:p>
        <text:p text:style-name="P273">/app/controllers/articles_controller</text:p>
        <table:table table:name="Table56" table:style-name="Table56">
          <table:table-column table:style-name="Table56.A"/>
          <table:table-row>
            <table:table-cell table:style-name="Table56.A1" office:value-type="string">
              <text:p text:style-name="P274">class ArticlesController &lt; ApplicationController</text:p>
              <text:p text:style-name="P274"><text:s text:c="2"/>def index</text:p>
              <text:p text:style-name="P274"><text:s text:c="4"/>@articles = Article.all</text:p>
              <text:p text:style-name="P274"><text:s text:c="2"/>end</text:p>
              <text:p text:style-name="P274"/>
              <text:p text:style-name="P274"><text:s text:c="2"/>def show</text:p>
              <text:p text:style-name="P274"><text:s text:c="4"/><text:span text:style-name="T316">@article= Article.find(params[:id])</text:span></text:p>
              <text:p text:style-name="P274"><text:s text:c="2"/>end</text:p>
              <text:p text:style-name="P274"/>
              <text:p text:style-name="P274"><text:s text:c="2"/>def new</text:p>
              <text:p text:style-name="P274"><text:s text:c="4"/>@article = Article.new</text:p>
              <text:p text:style-name="P274"><text:s text:c="2"/>end</text:p>
              <text:p text:style-name="P274"/>
              <text:p text:style-name="P274"><text:s text:c="2"/>def create</text:p>
              <text:p text:style-name="P274"><text:s text:c="2"/><text:span text:style-name="T407"><text:s text:c="2"/></text:span>@article = Article.new(</text:p>
              <text:p text:style-name="P275"><text:span text:style-name="T393"><text:s text:c="15"/></text:span>params[:article])</text:p>
              <text:p text:style-name="P274"><text:s text:c="4"/>@article.save</text:p>
              <text:p text:style-name="P274"><text:s text:c="4"/><text:span text:style-name="T1">redirect_to article_path</text:span>(@article)</text:p>
              <text:p text:style-name="P274"><text:s text:c="2"/>end</text:p>
              <text:p text:style-name="P274">end</text:p>
            </table:table-cell>
          </table:table-row>
        </table:table>
        <text:h text:style-name="P636"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61">User.<text:span text:style-name="T1">find</text:span>(<text:span text:style-name="T1">params[:id]</text:span>)</text:p>
            </table:table-cell>
          </table:table-row>
          <table:table-row>
            <table:table-cell table:style-name="Table105.A2" office:value-type="string">
              <text:p text:style-name="P263">User.<text:span text:style-name="T1">find_by</text:span>(email: "uoo@uo.u")</text:p>
            </table:table-cell>
          </table:table-row>
        </table:table>
        <text:h text:style-name="P637" text:outline-level="2"><text:bookmark-start text:name="__RefHeading___Toc8043_2453026979"/><text:span text:style-name="T448">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4"><text:span text:style-name="T539"># /</text:span>app/controllers/<text:span text:style-name="T39">user</text:span><text:span text:style-name="T222">s</text:span>_controller.rb<text:line-break/># <text:span text:style-name="T141">For a form_for for @user</text:span></text:p>
              <text:p text:style-name="P419"/>
              <text:p text:style-name="P347">class<text:span text:style-name="T531"> </text:span><text:span text:style-name="T39">User</text:span><text:span text:style-name="T221">s</text:span><text:span text:style-name="T330">Controller</text:span><text:span text:style-name="T318"> </text:span><text:span text:style-name="T316">&lt;</text:span><text:span text:style-name="T130"> </text:span><text:span text:style-name="T103">ApplicationController</text:span></text:p>
              <text:p text:style-name="P419"/>
              <text:p text:style-name="Preformatted_20_Text">def index</text:p>
              <text:p text:style-name="P365"><text:span text:style-name="T539"><text:s text:c="2"/></text:span>@<text:span text:style-name="T39">users</text:span> = <text:span text:style-name="T39">User</text:span><text:span text:style-name="T1">.all</text:span></text:p>
              <text:p text:style-name="P419">end</text:p>
              <text:p text:style-name="P419"/>
              <text:p text:style-name="P363">def <text:span text:style-name="T1">new</text:span></text:p>
              <text:p text:style-name="P363"><text:s text:c="2"/>@user = User.new</text:p>
              <text:p text:style-name="P363">end</text:p>
              <text:p text:style-name="P363"/>
              <text:p text:style-name="P363">def <text:span text:style-name="T1">create</text:span></text:p>
              <text:p text:style-name="P363"><text:s text:c="2"/>@user = <text:span text:style-name="T1">User.new(user_params)</text:span></text:p>
              <text:p text:style-name="P363"><text:s text:c="2"/>if <text:span text:style-name="T1">@user.save</text:span></text:p>
              <text:p text:style-name="P363"><text:s text:c="4"/>redirect_to new_user_path</text:p>
              <text:p text:style-name="P363"><text:s text:c="2"/>else</text:p>
              <text:p text:style-name="P363"><text:s text:c="4"/>render :new</text:p>
              <text:p text:style-name="P363"><text:s text:c="2"/>end</text:p>
              <text:p text:style-name="P363">end</text:p>
              <text:p text:style-name="P363"/>
              <text:p text:style-name="P363">def <text:span text:style-name="T1">edit</text:span></text:p>
              <text:p text:style-name="P363"><text:s text:c="2"/>@user = <text:span text:style-name="T1">User.find(params[:id])</text:span></text:p>
              <text:p text:style-name="P363">end</text:p>
              <text:p text:style-name="P363"/>
              <text:p text:style-name="P363">def <text:span text:style-name="T1">update</text:span></text:p>
              <text:p text:style-name="P363"><text:s text:c="2"/>@user = User.find(params[:id])</text:p>
              <text:p text:style-name="P363"><text:s text:c="2"/>if <text:span text:style-name="T1">@user.update(user_params)</text:span></text:p>
              <text:p text:style-name="P363"><text:s text:c="4"/>redirect_to edit_user_path(@user)</text:p>
              <text:p text:style-name="P363"><text:s text:c="2"/>else</text:p>
              <text:p text:style-name="P363"><text:s text:c="4"/>render :edit</text:p>
              <text:p text:style-name="P363"><text:s text:c="2"/>end</text:p>
              <text:p text:style-name="P363">end</text:p>
              <text:p text:style-name="P363"/>
              <text:p text:style-name="P366">private</text:p>
              <text:p text:style-name="P363">def <text:span text:style-name="T1">user_params</text:span></text:p>
              <text:p text:style-name="P363"><text:s text:c="2"/>params.require(:user).permit</text:p>
              <text:p text:style-name="P362"><text:s text:c="2"/>(:username,:email,:password)</text:p>
              <text:p text:style-name="P363">en<text:span text:style-name="T539">d</text:span></text:p>
            </table:table-cell>
          </table:table-row>
        </table:table>
        <text:h text:style-name="P709" text:outline-level="3"><text:bookmark-start text:name="__RefHeading___Toc8045_2453026979"/><text:span text:style-name="T454">instance variable</text:span><text:span text:style-name="T503">s</text:span><text:bookmark-end text:name="__RefHeading___Toc8045_2453026979"/></text:h>
        <text:p text:style-name="P93"><text:span text:style-name="T1">@</text:span><text:span text:style-name="T327"> </text:span>"<text:span text:style-name="T1">instance level variable</text:span>"</text:p>
        <text:p text:style-name="Standard"><text:span text:style-name="T406">there’s a hack which allows </text:span>the list of articles <text:span text:style-name="T540">to</text:span> be accessible from both the <text:span text:style-name="T111">controller</text:span> and the <text:span text:style-name="T111">view</text:span><text:span text:style-name="T144">. </text:span><text:span text:style-name="T319">So a</text:span><text:span text:style-name="T317">ny data we want available</text:span><text:span text:style-name="T406"> in the view template should be promoted to an </text:span><text:span text:style-name="T506">instance variable by adding a </text:span><text:span text:style-name="T466">@</text:span></text:p>
        <text:h text:style-name="P69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2">def hello</text:p>
              <text:p text:style-name="P481"><text:span text:style-name="T550"><text:s/></text:span><text:span text:style-name="T41"><text:s/></text:span><text:span text:style-name="T1">render html:</text:span><text:span text:style-name="T551"> </text:span>hello world</text:p>
              <text:p text:style-name="P481">end</text:p>
            </table:table-cell>
          </table:table-row>
        </table:table>
        <text:h text:style-name="P694" text:outline-level="3"/>
        <text:h text:style-name="P723" text:outline-level="3"><text:bookmark-start text:name="__RefHeading___Toc3108_974113296"/><text:soft-page-break/>generate controllers<text:bookmark-end text:name="__RefHeading___Toc3108_974113296"/></text:h>
        <text:p text:style-name="P230">bin/rails <text:span text:style-name="T1">generate</text:span> <text:span text:style-name="T1">controller</text:span> <text:span text:style-name="T228">articles</text:span></text:p>
        <text:p text:style-name="P56">by convention, controller names are plural</text:p>
        <text:p text:style-name="P230"/>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1">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6">app/controllers/<text:span text:style-name="T228">articles</text:span>_controller.rb</text:p>
              <text:p text:style-name="P57">the controller file itself</text:p>
            </table:table-cell>
          </table:table-row>
          <table:table-row>
            <table:table-cell table:style-name="Table27.A2" office:value-type="string">
              <text:p text:style-name="P61"><text:span text:style-name="T111">app/views/</text:span><text:span text:style-name="T151">articles</text:span></text:p>
              <text:p text:style-name="P59"><text:span text:style-name="T364">c</text:span>ontain<text:span text:style-name="T364">s</text:span> the controller’s view templates</text:p>
            </table:table-cell>
          </table:table-row>
          <table:table-row>
            <table:table-cell table:style-name="Table27.A2" office:value-type="string">
              <text:p text:style-name="P62"><text:span text:style-name="T123">test/controllers/</text:span><text:span text:style-name="T152">articles</text:span><text:span text:style-name="T123">_controller_test.rb</text:span> <text:span text:style-name="T228">the controller’s unit tests file</text:span></text:p>
            </table:table-cell>
          </table:table-row>
          <table:table-row>
            <table:table-cell table:style-name="Table27.A2" office:value-type="string">
              <text:p text:style-name="P61"><text:span text:style-name="T111">app/helpers/</text:span><text:span text:style-name="T151">articles</text:span><text:span text:style-name="T111">_helper.rb</text:span></text:p>
              <text:p text:style-name="P59">a helper file to assist with the views</text:p>
            </table:table-cell>
          </table:table-row>
          <table:table-row>
            <table:table-cell table:style-name="Table27.A2" office:value-type="string">
              <text:p text:style-name="P62"><text:span text:style-name="T111">test/helpers/</text:span><text:span text:style-name="T151">articles</text:span><text:span text:style-name="T111">_helper_test.rb</text:span> <text:s/><text:span text:style-name="T228">the helper’s unit test file</text:span></text:p>
            </table:table-cell>
          </table:table-row>
          <table:table-row>
            <table:table-cell table:style-name="Table27.A2" office:value-type="string">
              <text:p text:style-name="P63"><text:span text:style-name="T124">app/assets/javascripts/</text:span><text:span text:style-name="T153">articles</text:span><text:span text:style-name="T124">.js.coffee</text:span></text:p>
              <text:p text:style-name="P63"><text:s/><text:span text:style-name="T228">a CoffeeScript file for this controller</text:span></text:p>
            </table:table-cell>
          </table:table-row>
          <table:table-row>
            <table:table-cell table:style-name="Table27.A2" office:value-type="string">
              <text:p text:style-name="P63"><text:span text:style-name="T121">app/assets/stylesheets/</text:span><text:span text:style-name="T154">articles</text:span><text:span text:style-name="T121">.css.scss</text:span></text:p>
              <text:p text:style-name="P63"><text:s text:c="2"/><text:span text:style-name="T228">an </text:span><text:span text:style-name="T151">SCSS</text:span><text:span text:style-name="T228"> stylesheet for this controller</text:span></text:p>
            </table:table-cell>
          </table:table-row>
        </table:table>
        <text:p text:style-name="P277"/>
        <text:p text:style-name="P64">The Static Pages controller generation also automatically updates the <text:span text:style-name="T155">routes.rb</text:span> file</text:p>
        <text:p text:style-name="P278"/>
        <text:p text:style-name="P278">$ rails <text:span text:style-name="T1">generate controller </text:span></text:p>
        <text:p text:style-name="P278"><text:tab/><text:tab/><text:tab/>StaticPages home help</text:p>
        <text:p text:style-name="P44"><text:span text:style-name="T361">The generate script takes an optional list of actions, so we’ll include actions for the </text:span><text:span text:style-name="T18">Home</text:span><text:span text:style-name="T361"> and </text:span><text:span text:style-name="T18">Help</text:span><text:span text:style-name="T361"> </text:span>pages directly on the command line</text:p>
        <text:p text:style-name="P125"><text:bookmark-start text:name="__RefHeading___Toc14010_4168352496"/>GENERATE ALSO VIEWS<text:bookmark-end text:name="__RefHeading___Toc14010_4168352496"/></text:p>
        <text:p text:style-name="P170">By putting <text:span text:style-name="T155">new</text:span> at the end</text:p>
        <table:table table:name="Table115" table:style-name="Table115">
          <table:table-column table:style-name="Table115.A"/>
          <table:table-row>
            <table:table-cell table:style-name="Table115.A1" office:value-type="string">
              <text:p text:style-name="P230">$ rails generate controller <text:span text:style-name="T451">Uoo</text:span> new</text:p>
            </table:table-cell>
          </table:table-row>
        </table:table>
        <text:h text:style-name="P632" text:outline-level="2"/>
        <text:h text:style-name="P673"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9"><text:span text:style-name="T454">a </text:span><text:span text:style-name="T455">redirect</text:span><text:span text:style-name="T454"> </text:span><text:span text:style-name="T507">is treated </text:span><text:span text:style-name="T454">as </text:span><text:span text:style-name="Emphasis"><text:span text:style-name="T455">a completely new HTTP request</text:span></text:span><text:span text:style-name="T454">. </text:span><text:span text:style-name="T508">So</text:span><text:span text:style-name="T454"> it would enter through the router again, look for the </text:span><text:span text:style-name="T184">sh</text:span><text:span text:style-name="T183">ow</text:span><text:span text:style-name="T454"> page corresponding to that post, and render it normally. </text:span></text:p>
              <text:p text:style-name="P94">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7">If you don't want that</text:span><text:span text:style-name="T454">, you can just </text:span><text:span text:style-name="T455">render</text:span><text:span text:style-name="T454"> the view for another controller action</text:span><text:span text:style-name="T478">, so </text:span><text:span text:style-name="T454">the </text:span><text:span text:style-name="T179">view</text:span><text:span text:style-name="T454"> page gets passed the instance variables from your </text:span><text:span text:style-name="Emphasis"><text:span text:style-name="T454">current</text:span></text:span><text:span text:style-name="T454">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3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4"># app/controllers/users_controller</text:span></text:span></text:p>
              <text:p text:style-name="Preformatted_20_Text"><text:span text:style-name="Source_20_Text"><text:span text:style-name="T454"/></text:span></text:p>
              <text:p text:style-name="Preformatted_20_Text"><text:span text:style-name="Source_20_Text"><text:span text:style-name="T455">before_action</text:span></text:span><text:span text:style-name="Source_20_Text"><text:span text:style-name="T454"> </text:span></text:span><text:span text:style-name="Source_20_Text"><text:span text:style-name="T455">:require_login</text:span></text:span></text:p>
              <text:p text:style-name="Preformatted_20_Text"><text:span text:style-name="Source_20_Text"><text:span text:style-name="T454"><text:s text:c="2"/>...</text:span></text:span></text:p>
              <text:p text:style-name="Preformatted_20_Text"><text:span text:style-name="Source_20_Text"><text:span text:style-name="T454"><text:s text:c="2"/>private</text:span></text:span></text:p>
              <text:p text:style-name="Preformatted_20_Text"><text:span text:style-name="Source_20_Text"><text:span text:style-name="T454"><text:s text:c="4"/>def </text:span></text:span><text:span text:style-name="Source_20_Text"><text:span text:style-name="T455">require_login</text:span></text:span></text:p>
              <text:p text:style-name="Preformatted_20_Text"><text:span text:style-name="Source_20_Text"><text:span text:style-name="T454"><text:s text:c="6"/># check if user is logged in</text:span></text:span></text:p>
              <text:p text:style-name="Preformatted_20_Text"><text:span text:style-name="Source_20_Text"><text:span text:style-name="T454"><text:s text:c="4"/>en</text:span></text:span><text:span text:style-name="Source_20_Text"><text:span text:style-name="T479">d</text:span></text:span></text:p>
            </table:table-cell>
          </table:table-row>
        </table:table>
        <text:p text:style-name="P205"><text:span text:style-name="T454">You can specify to only apply the filter for specific actions by specifying the </text:span><text:span text:style-name="Source_20_Text"><text:span text:style-name="T60">only</text:span></text:span><text:span text:style-name="T454">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7"><text:s/>[:edit, :update]</text:p>
              <text:p text:style-name="P500">def logged_in_user</text:p>
              <text:p text:style-name="P500"><text:s text:c="2"/>unless logged_in?</text:p>
              <text:p text:style-name="P500"><text:s text:c="4"/>flash[:danger] = "Please log in"</text:p>
              <text:p text:style-name="P500"><text:s text:c="4"/>redirect_to login_url</text:p>
              <text:p text:style-name="P500"><text:s text:c="2"/>end</text:p>
              <text:p text:style-name="P500">end</text:p>
            </table:table-cell>
          </table:table-row>
        </table:table>
        <text:p text:style-name="P205"><text:span text:style-name="T454">The opposite applies by using </text:span><text:span text:style-name="Source_20_Text"><text:span text:style-name="T60">:except</text:span></text:span></text:p>
        <text:p text:style-name="Standard"><text:span text:style-name="T480">filters are inherited so if you'd like a filter to apply to absolutely every controller action, put it in</text:span><text:span text:style-name="T454"> </text:span><text:span text:style-name="Source_20_Text"><text:span text:style-name="T71">app/controllers/application_controller.rb</text:span></text:span><text:span text:style-name="T454"> </text:span></text:p>
        <text:h text:style-name="P729" text:outline-level="1"/>
        <text:h text:style-name="P746" text:outline-level="1"><text:bookmark-start text:name="__RefHeading__6726_330973215"/><text:soft-page-break/>Cookies<text:bookmark-end text:name="__RefHeading__6726_330973215"/></text:h>
        <text:p text:style-name="P199"><text:span text:style-name="T454">Rails gives you access to a special hash called </text:span><text:span text:style-name="Source_20_Text"><text:span text:style-name="T197">cookies</text:span></text:span><text:span text:style-name="T454">,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27"><text:span text:style-name="Source_20_Text"><text:span text:style-name="T178">cookies[:hair-color] = "blonde"</text:span></text:span></text:p>
              <text:p text:style-name="P43"><text:span text:style-name="T454">you'd be able to pull up your browser's developer tools and see a cookie on the user's browser that has a </text:span><text:span text:style-name="T178">key</text:span><text:span text:style-name="T454"> <text:tab/>of </text:span><text:span text:style-name="Source_20_Text"><text:span text:style-name="T178">hair-color</text:span></text:span><text:span text:style-name="T454"> </text:span></text:p>
              <text:p text:style-name="P43"><text:span text:style-name="T454">and a </text:span><text:span text:style-name="T178">value</text:span><text:span text:style-name="T454"> <text:tab/>of </text:span><text:span text:style-name="Source_20_Text"><text:span text:style-name="T178">blonde</text:span></text:span><text:span text:style-name="T454">. </text:span></text:p>
            </table:table-cell>
          </table:table-row>
          <table:table-row>
            <table:table-cell table:style-name="Table29.A1" office:value-type="string">
              <text:p text:style-name="P65">Delete it using </text:p>
              <text:p text:style-name="P43"><text:span text:style-name="Source_20_Text"><text:span text:style-name="T178">cookies.delete(:hair-color)</text:span></text:span><text:span text:style-name="T178">.</text:span><text:span text:style-name="T454"> </text:span></text:p>
            </table:table-cell>
          </table:table-row>
          <table:table-row>
            <table:table-cell table:style-name="Table29.A1" office:value-type="string">
              <text:h text:style-name="P695" text:outline-level="3"><text:bookmark-start text:name="__RefHeading__6714_330973215"/>Expiration date<text:bookmark-end text:name="__RefHeading__6714_330973215"/></text:h>
              <text:p text:style-name="P495"><text:span text:style-name="Source_20_Text"><text:span text:style-name="T454">cookies[:name] = {value: "cookiesYUM", </text:span></text:span></text:p>
              <text:p text:style-name="P221"><text:span text:style-name="Source_20_Text"><text:span text:style-name="T455">expires: Time.now + 3600</text:span></text:span><text:span text:style-name="Source_20_Text"><text:span text:style-name="T454">}</text:span></text:span></text:p>
            </table:table-cell>
          </table:table-row>
          <table:table-row>
            <table:table-cell table:style-name="Table29.A1" office:value-type="string">
              <text:p text:style-name="P377">cookies[:remember_token] = </text:p>
              <text:p text:style-name="P378">{ value: <text:s text:c="2"/>remember_token,</text:p>
              <text:p text:style-name="P215"><text:s text:c="4"/><text:span text:style-name="T1">expires: 20.years.from_now.utc </text:span>}</text:p>
              <text:p text:style-name="P137">in rails is automatic<text:span text:style-name="T562"> (with a helper)</text:span>:</text:p>
              <text:p text:style-name="P379"><text:span text:style-name="T1">cookies.permanent</text:span>[:remember_token] = remember_token</text:p>
            </table:table-cell>
          </table:table-row>
        </table:table>
        <text:h text:style-name="P639" text:outline-level="2"/>
        <text:h text:style-name="P67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54">Rails gives you access to the </text:span><text:span text:style-name="Source_20_Text"><text:span text:style-name="T60">session</text:span></text:span><text:span text:style-name="T454"> hash in an almost identical way to the </text:span><text:span text:style-name="Source_20_Text"><text:span text:style-name="T60">cookies</text:span></text:span><text:span text:style-name="T454"> hash</text:span></text:p>
            </table:table-cell>
            <table:table-cell table:style-name="Table106.A1" office:value-type="string">
              <text:p text:style-name="P43"><text:span text:style-name="Source_20_Text"><text:span text:style-name="T60">session</text:span></text:span><text:span text:style-name="T454"> is an entire hash that gets put in the secure session cookie that </text:span><text:span text:style-name="T455">expires when the user closes the browser</text:span></text:p>
            </table:table-cell>
          </table:table-row>
          <table:table-row>
            <table:table-cell table:style-name="Table106.A2" table:number-columns-spanned="2" office:value-type="string">
              <text:p text:style-name="P227"><text:span text:style-name="Source_20_Text"><text:span text:style-name="T454"># app/controllers/users_controller.rb</text:span></text:span></text:p>
              <text:p text:style-name="P227"><text:span text:style-name="Source_20_Text"><text:span text:style-name="T454"><text:s text:c="4"/>...</text:span></text:span></text:p>
              <text:p text:style-name="P227"><text:span text:style-name="Source_20_Text"><text:span text:style-name="T454"># Set a session value</text:span></text:span></text:p>
              <text:p text:style-name="P227"><text:span text:style-name="Source_20_Text"><text:span text:style-name="T455">session[:current_user_id] = user.id</text:span></text:span></text:p>
              <text:p text:style-name="P272"/>
              <text:p text:style-name="P227"><text:span text:style-name="Source_20_Text"><text:span text:style-name="T454"># Access a session value</text:span></text:span></text:p>
              <text:p text:style-name="P227"><text:span text:style-name="Source_20_Text"><text:span text:style-name="T454">some_other_variable_value =</text:span></text:span></text:p>
              <text:p text:style-name="P218"><text:span text:style-name="Source_20_Text"><text:span text:style-name="T454"><text:s/>session[:other_variable_key]</text:span></text:span></text:p>
              <text:p text:style-name="P272"/>
              <text:p text:style-name="P227"><text:span text:style-name="Source_20_Text"><text:span text:style-name="T454"># Reset a session key</text:span></text:span></text:p>
              <text:p text:style-name="P227"><text:span text:style-name="Source_20_Text"><text:span text:style-name="T454">session[:key_to_be_reset] = nil</text:span></text:span></text:p>
              <text:p text:style-name="P272"/>
              <text:p text:style-name="P227"><text:span text:style-name="Source_20_Text"><text:span text:style-name="T454"># Reset the entire session</text:span></text:span></text:p>
              <text:p text:style-name="P227"><text:span text:style-name="Source_20_Text"><text:span text:style-name="T454">reset_session</text:span></text:span></text:p>
              <text:p text:style-name="P227"><text:span text:style-name="Source_20_Text"><text:span text:style-name="T454"><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47" text:outline-level="1"><text:bookmark-start text:name="__RefHeading___Toc3442_662114661"/><text:soft-page-break/>Aut<text:span text:style-name="T367">h</text:span>entification<text:bookmark-end text:name="__RefHeading___Toc3442_662114661"/></text:h>
        <text:h text:style-name="P662" text:outline-level="2"><text:bookmark-start text:name="__RefHeading___Toc11686_3945550178"/>has_secure_passw<text:span text:style-name="T566">r</text:span>d<text:bookmark-end text:name="__RefHeading___Toc11686_3945550178"/></text:h>
        <table:table table:name="Table128" table:style-name="Table128">
          <table:table-column table:style-name="Table128.A"/>
          <table:table-row>
            <table:table-cell table:style-name="Table128.A1" office:value-type="string">
              <text:p text:style-name="P381">class User &lt; ApplicationRecord</text:p>
              <text:p text:style-name="P496"><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75">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75">A pair of <text:span text:style-name="T228">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75">An <text:span text:style-name="T43">#</text:span><text:span text:style-name="Source_20_Text"><text:span text:style-name="T49">authenticate</text:span></text:span> method that returns the user when the password is correct (<text:span text:style-name="T563">or</text:span> <text:span text:style-name="Source_20_Text"><text:span text:style-name="T48">false</text:span></text:span> <text:span text:style-name="T563">if not</text:span>) </text:p>
            </table:table-cell>
          </table:table-row>
        </table:table>
        <text:p text:style-name="P204"><text:span text:style-name="T563">virtual </text:span>attributes exist on the model object but do not correspond to columns in the database</text:p>
        <text:p text:style-name="P25"><text:span text:style-name="T564">The only requirement for</text:span><text:span text:style-name="T565"> </text:span><text:span text:style-name="Source_20_Text"><text:span text:style-name="T251">has_secure_password</text:span></text:span><text:span text:style-name="T564"> to work its magic is for</text:span><text:span text:style-name="T251"> </text:span><text:span text:style-name="T564">the corresponding model to have an attribute called </text:span><text:span text:style-name="Source_20_Text"><text:span text:style-name="T254">password_digest</text:span></text:span></text:p>
        <text:p text:style-name="Text_20_body"><text:span text:style-name="T521">(</text:span><text:span text:style-name="T522">uses</text:span><text:span text:style-name="T518"> </text:span><text:span text:style-name="Source_20_Text"><text:span text:style-name="T59">bcrypt</text:span></text:span><text:span text:style-name="T520">, </text:span><text:span text:style-name="T518">need</text:span><text:span text:style-name="T520">s</text:span><text:span text:style-name="T518"> to </text:span><text:span text:style-name="T520">be </text:span><text:span text:style-name="T518">add</text:span><text:span text:style-name="T520">ed in the </text:span><text:span text:style-name="Source_20_Text"><text:span text:style-name="T79">Gemfile</text:span></text:span><text:span text:style-name="Source_20_Text"><text:span text:style-name="T80">)</text:span></text:span></text:p>
        <text:p text:style-name="Standard"><text:span text:style-name="Source_20_Text"><text:span text:style-name="T273">This is how you authenticate</text:span></text:span><text:span text:style-name="Source_20_Text"><text:span text:style-name="T297"> an user</text:span></text:span></text:p>
        <table:table table:name="Table130" table:style-name="Table130">
          <table:table-column table:style-name="Table130.A"/>
          <table:table-row>
            <table:table-cell table:style-name="Table130.A1" office:value-type="string">
              <text:p text:style-name="Preformatted_20_Text">user =<text:span text:style-name="T567"> </text:span>User.<text:span text:style-name="T329">find_by_username("USERNAME")</text:span></text:p>
              <text:p text:style-name="Preformatted_20_Text">.authenticate("CLEAR_TEXT_PASSWORD")</text:p>
            </table:table-cell>
          </table:table-row>
          <table:table-row>
            <table:table-cell table:style-name="Table130.A2" office:value-type="string">
              <text:p text:style-name="P497">user = User.find_by<text:span text:style-name="T437">(email: "usertest2@email.com")</text:span> </text:p>
              <text:p text:style-name="Preformatted_20_Text">user.authenticate("foobaz")</text:p>
            </table:table-cell>
          </table:table-row>
        </table:table>
        <text:p text:style-name="P138"><text:span text:style-name="Source_20_Text"><text:span text:style-name="T297">it will return </text:span></text:span><text:span text:style-name="Source_20_Text"><text:span text:style-name="T145">false</text:span></text:span><text:span text:style-name="Source_20_Text"><text:span text:style-name="T297"> if </text:span></text:span><text:span text:style-name="Source_20_Text"><text:span text:style-name="T298">the password is wrong</text:span></text:span></text:p>
        <text:p text:style-name="P139"><text:span text:style-name="Source_20_Text"><text:span text:style-name="T298">it will return THE USER if the password is right</text:span></text:span></text:p>
        <text:h text:style-name="P678" text:outline-level="2"><text:bookmark-start text:name="__RefHeading___Toc3396_662114661"/><text:span text:style-name="T518">sorcery</text:span><text:span text:style-name="T519"> gem</text:span><text:bookmark-end text:name="__RefHeading___Toc3396_662114661"/></text:h>
        <text:p text:style-name="P65">add to the Gemfile: <text:tab/><text:span text:style-name="T155">gem ‘sorcery’</text:span></text:p>
        <text:p text:style-name="P171">then in the terminal do:</text:p>
        <text:p text:style-name="P272">$ bundle</text:p>
        <text:p text:style-name="P272">$ rails generate</text:p>
        <text:p text:style-name="P171">the output <text:span text:style-name="T367">has to </text:span>list <text:span text:style-name="T155">sorcery:install</text:span></text:p>
        <text:p text:style-name="P442">$ rails <text:span text:style-name="T1">generate sorcery:install</text:span> --model=Author </text:p>
        <text:p text:style-name="P172">fix the: <text:span text:style-name="T111">db/</text:span><text:span text:style-name="T155">migrate</text:span><text:span text:style-name="T111">/*_sorcery_core.rb</text:span></text:p>
        <text:p text:style-name="P173"><text:span text:style-name="T133">app/models/author.rb</text:span> should contain</text:p>
        <text:p text:style-name="P279">authenticates_with_sorcery!</text:p>
        <text:p text:style-name="P171">then</text:p>
        <text:p text:style-name="P280">$ rails generate scaffold_controller <text:s/></text:p>
        <text:p text:style-name="P280"><text:s text:c="4"/>Author username:string email:string </text:p>
        <text:p text:style-name="P280"><text:s text:c="4"/>password:password <text:tab/> <text:tab/> <text:s/></text:p>
        <text:p text:style-name="P280"><text:s text:c="4"/>password_confirmation:password</text:p>
        <text:p text:style-name="P280"/>
        <text:p text:style-name="P65">Rails has two scaffold generators: </text:p>
        <table:table table:name="Table112" table:style-name="Table112">
          <table:table-column table:style-name="Table112.A"/>
          <table:table-column table:style-name="Table112.B"/>
          <table:table-row>
            <table:table-cell table:style-name="Table112.A1" office:value-type="string">
              <text:p text:style-name="P43"><text:span text:style-name="T454">The </text:span><text:span text:style-name="Strong_20_Emphasis"><text:span text:style-name="T454">scaffold</text:span></text:span><text:span text:style-name="T454"> generator generates the model, controller and views. </text:span></text:p>
            </table:table-cell>
            <table:table-cell table:style-name="Table112.A1" office:value-type="string">
              <text:p text:style-name="P43"><text:span text:style-name="Strong_20_Emphasis"><text:span text:style-name="T454">scaffold_controller</text:span></text:span><text:span text:style-name="T454"> will generate the controller and views. </text:span></text:p>
            </table:table-cell>
          </table:table-row>
        </table:table>
        <text:p text:style-name="P43"><text:span text:style-name="T454">We are generating a </text:span><text:span text:style-name="Strong_20_Emphasis"><text:span text:style-name="T454">scaffold_controller</text:span></text:span><text:span text:style-name="T454"> instead of </text:span><text:span text:style-name="Strong_20_Emphasis"><text:span text:style-name="T454">scaffold</text:span></text:span><text:span text:style-name="T454"> because Sorcery has already defined </text:span></text:p>
        <text:p text:style-name="P171">for us an Author model.</text:p>
        <text:h text:style-name="P749"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9">rails generate mailer UserMailer account_activation password_reset</text:span></text:p>
            </table:table-cell>
          </table:table-row>
          <table:table-row>
            <table:table-cell table:style-name="Table141.A2" office:value-type="string">
              <text:p text:style-name="P508">create <text:s/><text:span text:style-name="T1">app/mailers/user_mailer.rb</text:span></text:p>
              <text:p text:style-name="P508">invoke <text:s/>erb</text:p>
              <text:p text:style-name="P508">create <text:s text:c="3"/><text:span text:style-name="T1">app/views/user_mailer</text:span></text:p>
              <text:p text:style-name="P508">identical <text:s text:c="5"/></text:p>
              <text:p text:style-name="P470">app/views/layouts/mailer.text.erb</text:p>
              <text:p text:style-name="P508">identical <text:s text:c="3"/></text:p>
              <text:p text:style-name="P509"><text:s text:c="2"/><text:span text:style-name="T1">app/views/layouts/mailer.html.erb</text:span></text:p>
              <text:p text:style-name="P508">create <text:span text:style-name="T1">app/views/user_mailer/</text:span></text:p>
              <text:p text:style-name="P470">account_activation.text.erb</text:p>
              <text:p text:style-name="P508">create <text:span text:style-name="T1">app/views/user_mailer/</text:span></text:p>
              <text:p text:style-name="P470"><text:s text:c="2"/>account_activation.html.erb</text:p>
              <text:p text:style-name="P508">create <text:span text:style-name="T1">app/views/user_mailer/</text:span></text:p>
              <text:p text:style-name="P470">password_reset.text.erb</text:p>
              <text:p text:style-name="P508">create <text:span text:style-name="T1">app/views/user_mailer/</text:span></text:p>
              <text:p text:style-name="P470">password_reset.html.erb</text:p>
              <text:p text:style-name="P508">invoke <text:s/>test_unit</text:p>
              <text:p text:style-name="P508">create<text:span text:style-name="T316"> </text:span><text:span text:style-name="T42">test/mailers/user_mailer_test.rb</text:span></text:p>
              <text:p text:style-name="P508">create <text:span text:style-name="T1">test/mailers/previews/</text:span></text:p>
              <text:p text:style-name="P470">user_mailer_preview.rb</text:p>
            </table:table-cell>
          </table:table-row>
          <table:table-row>
            <table:table-cell table:style-name="Table141.A2" office:value-type="string">
              <text:p text:style-name="P143">also generates <text:span text:style-name="T580">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10"># app/mailers/<text:span text:style-name="T1">application_mailer.rb</text:span></text:p>
              <text:p text:style-name="P510">class ApplicationMailer &lt;</text:p>
              <text:p text:style-name="P511"><text:s/>ActionMailer::Base</text:p>
              <text:p text:style-name="P512"><text:s text:c="2"/>default from: "from@example.com"</text:p>
              <text:p text:style-name="P512"><text:s text:c="2"/>layout 'mailer'</text:p>
              <text:p text:style-name="P512">end</text:p>
            </table:table-cell>
          </table:table-row>
          <table:table-row>
            <table:table-cell table:style-name="Table142.A2" office:value-type="string">
              <text:p text:style-name="P513"># app/mailers/<text:span text:style-name="T1">user_mailer.rb</text:span></text:p>
              <text:p text:style-name="P513">class UserMailer &lt; ApplicationMailer</text:p>
              <text:p text:style-name="P513"><text:s text:c="2"/>def <text:span text:style-name="T1">account_activation</text:span></text:p>
              <text:p text:style-name="P513"><text:s text:c="4"/><text:span text:style-name="T44">@user = user</text:span></text:p>
              <text:p text:style-name="P514"><text:s text:c="4"/>mail to: <text:span text:style-name="T581">user.email, </text:span></text:p>
              <text:p text:style-name="P518">subject: "account activation"</text:p>
              <text:p text:style-name="P513"><text:s text:c="2"/>end</text:p>
              <text:p text:style-name="P513"><text:s text:c="2"/>def <text:span text:style-name="T1">password_reset</text:span></text:p>
              <text:p text:style-name="P513"><text:s text:c="4"/>@greeting = "Hi"</text:p>
              <text:p text:style-name="P513"><text:s text:c="4"/>mail to: "to@example.org"</text:p>
              <text:p text:style-name="P513"><text:s text:c="2"/>end</text:p>
              <text:p text:style-name="P513">end</text:p>
            </table:table-cell>
          </table:table-row>
        </table:table>
        <text:p text:style-name="Standard"/>
        <text:h text:style-name="P679"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15">edit_user_url(user) <text:span text:style-name="T282">#produces the url:</text:span></text:p>
            </table:table-cell>
          </table:table-row>
          <table:table-row>
            <table:table-cell table:style-name="Table143.A2" office:value-type="string">
              <text:p text:style-name="Preformatted_20_Text">http<text:span text:style-name="T582">://www.example.com/users/1/edit</text:span></text:p>
            </table:table-cell>
          </table:table-row>
          <table:table-row>
            <table:table-cell table:style-name="Table143.A3" office:value-type="string">
              <text:p text:style-name="P144">the corresponding account activation link's base url will look like this:</text:p>
            </table:table-cell>
          </table:table-row>
          <table:table-row>
            <table:table-cell table:style-name="Table143.A1" office:value-type="string">
              <text:p text:style-name="Preformatted_20_Text">http://<text:span text:style-name="T582">www.example.com/account_activations/q5lt3BLABLA/edit</text:span></text:p>
            </table:table-cell>
          </table:table-row>
          <table:table-row>
            <table:table-cell table:style-name="Table143.A3" office:value-type="string">
              <text:p text:style-name="P37"><text:span text:style-name="T207">(</text:span><text:span text:style-name="T104">q5lt3BLABLA</text:span> is a URL-safe base64 string </text:p>
              <text:p text:style-name="P37">generated by <text:span text:style-name="T104">#new_token</text:span><text:span text:style-name="T207">)</text:span></text:p>
            </table:table-cell>
          </table:table-row>
          <table:table-row>
            <table:table-cell table:style-name="Table143.A3" office:value-type="string">
              <text:p text:style-name="P145">In order to include the mail as well, we need to use a <text:span text:style-name="T148">query parameter</text:span>, which in a URL, appears as a key-value pair after a <text:span text:style-name="T161">?</text:span></text:p>
            </table:table-cell>
          </table:table-row>
          <table:table-row>
            <table:table-cell table:style-name="Table143.A1" office:value-type="string">
              <text:p text:style-name="Preformatted_20_Text">account<text:span text:style-name="T583">_activations/q5lt3BLABLA/edit?email=foo%40example.com</text:span></text:p>
            </table:table-cell>
          </table:table-row>
          <table:table-row>
            <table:table-cell table:style-name="Table143.A3" office:value-type="string">
              <text:p text:style-name="Standard">the <text:span text:style-name="T583">Rails way is:</text:span></text:p>
            </table:table-cell>
          </table:table-row>
          <table:table-row>
            <table:table-cell table:style-name="Table143.A1" office:value-type="string">
              <text:p text:style-name="P516">&lt;%<text:span text:style-name="T585">= link_to "Activate", </text:span><text:span text:style-name="T45">edit_account_activation_url</text:span><text:span text:style-name="T585">(@user.activation_token, email: @user.email) %&gt;</text:span></text:p>
            </table:table-cell>
          </table:table-row>
          <table:table-row>
            <table:table-cell table:style-name="Table143.A3" office:value-type="string">
              <text:p text:style-name="Standard">the res<text:span text:style-name="T584">ulting email will be in </text:span><text:span text:style-name="T149">params[:email]</text:span></text:p>
            </table:table-cell>
          </table:table-row>
        </table:table>
        <text:h text:style-name="P663"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6">g/environments/development.rb</text:span></text:p>
              <text:p text:style-name="Preformatted_20_Text"/>
              <text:p text:style-name="P517">config.action_mailer.raise_delivery_errors = true</text:p>
              <text:p text:style-name="P517">config.action_mailer.delivery_method = :test</text:p>
              <text:p text:style-name="P517"><text:line-break/># host = "example.com" <text:s/><text:span text:style-name="T329"># just an example</text:span></text:p>
              <text:p text:style-name="P517">host = 'localhost:30000'<text:span text:style-name="T329"># local server</text:span></text:p>
              <text:p text:style-name="Preformatted_20_Text">config<text:span text:style-name="T586">.action_mailer.default_url_options = { host: host, protocol: 'https' }</text:span></text:p>
            </table:table-cell>
          </table:table-row>
          <table:table-row>
            <table:table-cell table:style-name="Table144.A2" office:value-type="string">
              <text:p text:style-name="P519"># test/mailers/previews/</text:p>
              <text:p text:style-name="P520">user_mailer_preview.rb</text:p>
              <text:p text:style-name="P521"># preview all email at</text:p>
              <text:p text:style-name="P521"># <text:span text:style-name="T1">http:/localhost:3000/</text:span></text:p>
              <text:p text:style-name="P471">rails/mailers/user_mailer</text:p>
              <text:p text:style-name="P522">def account_activation</text:p>
              <text:p text:style-name="P523"><text:s text:c="2"/><text:span text:style-name="T587">user = User.first</text:span></text:p>
              <text:p text:style-name="P524"><text:s text:c="2"/><text:span text:style-name="T315">user.activation_token = User.new_token</text:span></text:p>
              <text:p text:style-name="P524"><text:s text:c="2"/>UserMailer.account_activation(user)</text:p>
              <text:p text:style-name="P522">end</text:p>
            </table:table-cell>
          </table:table-row>
        </table:table>
        <text:h text:style-name="P664" text:outline-level="2"/>
        <text:h text:style-name="P682"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92"> file has to be configured with the proper domain host:</text:span></text:p>
            </table:table-cell>
          </table:table-row>
          <table:table-row>
            <table:table-cell table:style-name="Table146.A2" office:value-type="string">
              <text:p text:style-name="P533"># config/environments/test.rb</text:p>
              <text:p text:style-name="P533">Rails.application.configure do</text:p>
              <text:p text:style-name="P533"><text:s text:c="2"/>...</text:p>
              <text:p text:style-name="P533"><text:s text:c="2"/>config.action_mailer.delivery_method </text:p>
              <text:p text:style-name="P530"><text:s text:c="2"/>= :test</text:p>
              <text:p text:style-name="P533"><text:s text:c="2"/>config.action_mailer.default_url_</text:p>
              <text:p text:style-name="P530">options = {<text:span text:style-name="T1"> host: 'example.com'</text:span> }</text:p>
              <text:p text:style-name="P531"><text:s text:c="2"/>...</text:p>
              <text:p text:style-name="P531">end</text:p>
            </table:table-cell>
          </table:table-row>
          <table:table-row>
            <table:table-cell table:style-name="Table146.A3" office:value-type="string">
              <text:p text:style-name="Preformatted_20_Text">#<text:span text:style-name="T588"> test/mailers/user_mailer_test.rb</text:span></text:p>
              <text:p text:style-name="Preformatted_20_Text"/>
              <text:p text:style-name="P528">require 'test_helper'</text:p>
            </table:table-cell>
          </table:table-row>
          <table:table-row>
            <table:table-cell table:style-name="Table146.A3" office:value-type="string">
              <text:p text:style-name="P532">class UserMailerTest &lt;</text:p>
              <text:p text:style-name="P529"><text:s/>ActionMailer::TestCase</text:p>
            </table:table-cell>
          </table:table-row>
          <table:table-row>
            <table:table-cell table:style-name="Table146.A3" office:value-type="string">
              <text:p text:style-name="P532">test "account_activation" do</text:p>
            </table:table-cell>
          </table:table-row>
          <table:table-row>
            <table:table-cell table:style-name="Table146.A3" office:value-type="string">
              <text:p text:style-name="P535"><text:span text:style-name="T590"><text:s/></text:span>user = users(:michael)</text:p>
            </table:table-cell>
          </table:table-row>
          <table:table-row>
            <table:table-cell table:style-name="Table146.A3" office:value-type="string">
              <text:p text:style-name="P536"><text:s/><text:span text:style-name="T46">user.activation_token=User.new_token</text:span></text:p>
            </table:table-cell>
          </table:table-row>
          <table:table-row>
            <table:table-cell table:style-name="Table146.A3" office:value-type="string">
              <text:p text:style-name="P536"><text:s/><text:span text:style-name="T589">mail =</text:span></text:p>
              <text:p text:style-name="P534"><text:span text:style-name="T1"><text:s/></text:span><text:span text:style-name="T211">UserMailer.account_activation(user)</text:span></text:p>
            </table:table-cell>
          </table:table-row>
          <table:table-row>
            <table:table-cell table:style-name="Table146.A3" office:value-type="string">
              <text:p text:style-name="Preformatted_20_Text"><text:span text:style-name="T590"><text:s/></text:span>assert_equal "Account activation",</text:p>
              <text:p text:style-name="P215">mail.subject</text:p>
            </table:table-cell>
          </table:table-row>
          <table:table-row>
            <table:table-cell table:style-name="Table146.A3" office:value-type="string">
              <text:p text:style-name="P537"><text:s/>assert_equal [user.email], mail.to</text:p>
            </table:table-cell>
          </table:table-row>
          <table:table-row>
            <table:table-cell table:style-name="Table146.A3" office:value-type="string">
              <text:p text:style-name="P537"><text:s/>assert_equal <text:span text:style-name="T316">["noreply@example.com"],</text:span></text:p>
              <text:p text:style-name="P538">mail.from</text:p>
            </table:table-cell>
          </table:table-row>
          <table:table-row>
            <table:table-cell table:style-name="Table146.A3" office:value-type="string">
              <text:p text:style-name="P539"><text:s/>assert_<text:span text:style-name="T591">match</text:span> user.name,</text:p>
              <text:p text:style-name="P223"><text:s/>mail.body.encoded</text:p>
            </table:table-cell>
          </table:table-row>
          <table:table-row>
            <table:table-cell table:style-name="Table146.A3" office:value-type="string">
              <text:p text:style-name="P539"><text:s/>assert_<text:span text:style-name="T591">match</text:span> user.activation_token,</text:p>
              <text:p text:style-name="P538">mail.body.encoded</text:p>
            </table:table-cell>
          </table:table-row>
          <table:table-row>
            <table:table-cell table:style-name="Table146.A3" office:value-type="string">
              <text:p text:style-name="P537"><text:s/>assert_match CGI.escape(user.email),</text:p>
              <text:p text:style-name="P538">mail.body.encoded</text:p>
            </table:table-cell>
          </table:table-row>
          <table:table-row>
            <table:table-cell table:style-name="Table146.A2" office:value-type="string">
              <text:p text:style-name="P537">end</text:p>
              <text:p text:style-name="P537">end</text:p>
            </table:table-cell>
          </table:table-row>
          <table:table-row>
            <table:table-cell table:style-name="Table146.A2" office:value-type="string">
              <text:p text:style-name="P146"><text:span text:style-name="T593">also </text:span>adds an activation_token to the fixture user</text:p>
            </table:table-cell>
          </table:table-row>
        </table:table>
        <text:h text:style-name="P665" text:outline-level="2"/>
        <text:h text:style-name="P680" text:outline-level="2"><text:bookmark-start text:name="__RefHeading___Toc20213_1983577219"/>production<text:bookmark-end text:name="__RefHeading___Toc20213_1983577219"/></text:h>
        <text:h text:style-name="P71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44">$ <text:span text:style-name="T596">heroku addons:create sendgrid:starter</text:span></text:p>
            </table:table-cell>
          </table:table-row>
          <table:table-row>
            <table:table-cell table:style-name="Table149.A2" office:value-type="string">
              <text:p text:style-name="P545"># config/environments/production.rb</text:p>
              <text:p text:style-name="P545">Rails.application.configure do</text:p>
              <text:p text:style-name="P545"><text:s text:c="2"/>...</text:p>
              <text:p text:style-name="P545"><text:s text:c="2"/>config.action_mailer.</text:p>
              <text:p text:style-name="P546">raise_delivery_errors = true</text:p>
              <text:p text:style-name="P547"><text:s text:c="2"/>config.action_mailer.</text:p>
              <text:p text:style-name="P546">delivery_method = :smtp <text:s text:c="4"/></text:p>
              <text:p text:style-name="P547"><text:s text:c="2"/>host = '&lt;YOUR_HER_APP&gt;.herokuapp.com'</text:p>
              <text:p text:style-name="P547"><text:s text:c="2"/>config.action_mailer.</text:p>
              <text:p text:style-name="P546">default_url_options = { host: host }</text:p>
              <text:p text:style-name="P548"><text:s text:c="2"/>ActionMailer::Base.smtp_settings = {</text:p>
              <text:p text:style-name="Preformatted_20_Text"><text:s text:c="4"/>:address <text:s text:c="7"/>=&gt;<text:span text:style-name="T329">'smtp.sendgrid.net',</text:span></text:p>
              <text:p text:style-name="P549"><text:s text:c="4"/>:port <text:s text:c="10"/>=&gt; '587',</text:p>
              <text:p text:style-name="Preformatted_20_Text"><text:s text:c="4"/>:authentication =&gt; :plain,</text:p>
              <text:p text:style-name="P549"><text:s text:c="4"/>:user_name <text:s text:c="5"/>=&gt;</text:p>
              <text:p text:style-name="P551"><text:s/>ENV['SENDGRID_USERNAME'],</text:p>
              <text:p text:style-name="P550"><text:s text:c="4"/>:password <text:s text:c="6"/>=&gt;</text:p>
              <text:p text:style-name="P551">ENV['SENDGRID_PASSWORD'],</text:p>
              <text:p text:style-name="P550"><text:s text:c="4"/>:domain<text:span text:style-name="T597"> <text:s text:c="8"/>=&gt; 'heroku.com'</text:span></text:p>
              <text:p text:style-name="P552"><text:s text:c="4"/>:enable_starttls_auto =&gt; true</text:p>
              <text:p text:style-name="P552"><text:s text:c="2"/>}</text:p>
              <text:p text:style-name="P552">...</text:p>
              <text:p text:style-name="P552">end</text:p>
            </table:table-cell>
          </table:table-row>
        </table:table>
        <text:p text:style-name="P207"/>
        <text:h text:style-name="P756" text:outline-level="1"><text:bookmark-start text:name="__RefHeading___Toc8051_2453026979"/><text:span text:style-name="T504">3-</text:span><text:span text:style-name="T454">view</text:span><text:bookmark-end text:name="__RefHeading___Toc8051_2453026979"/></text:h>
        <text:p text:style-name="P369">app/views/<text:span text:style-name="T1">users</text:span>/<text:span text:style-name="T1">index.html.erb</text:span></text:p>
        <text:p text:style-name="P262">app/views/<text:span text:style-name="T1">articles/index.html.erb</text:span></text:p>
        <text:p text:style-name="P246"/>
        <text:p text:style-name="P98"><text:span text:style-name="T303">Once the </text:span><text:span text:style-name="T119">@users</text:span><text:span text:style-name="T303"> variable is defined, the </text:span><text:span text:style-name="T119">controller</text:span><text:span text:style-name="T303"> calls the </text:span><text:span text:style-name="T119">view</text:span><text:span text:style-name="T303"> </text:span><text:span text:style-name="T11">(Step 6)</text:span></text:p>
        <text:p text:style-name="P98"><text:span text:style-name="T303">Variables that start with the </text:span><text:span text:style-name="T156">@</text:span><text:span text:style-name="T119"> </text:span>sign<text:span text:style-name="T303">, called </text:span><text:span text:style-name="T156">instance variables</text:span><text:span text:style-name="T303">, are automatically available in the </text:span><text:span text:style-name="T119">views</text:span><text:span text:style-name="T303">; in this case, the </text:span><text:span text:style-name="T119">index.html.erb</text:span><text:span text:style-name="T303"> view </text:span><text:span text:style-name="T11">iterates through the </text:span><text:span text:style-name="T156">@users</text:span><text:span text:style-name="T11"> list and outputs a line of </text:span><text:span text:style-name="T156">HTML</text:span><text:span text:style-name="T11"> for each one.</text:span><text:span text:style-name="T303"><text:tab/></text:span><text:span text:style-name="T119">&lt;% @users.each do |user| %&gt;</text:span></text:p>
        <text:p text:style-name="P98">The view converts its contents to <text:span text:style-name="T119">HTML </text:span><text:span text:style-name="T1">(Step 7)</text:span>, which is then returned by the <text:span text:style-name="T119">controller</text:span> to the browser for display (Step 8).</text:p>
        <text:p text:style-name="P98"/>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96" text:outline-level="3"><text:bookmark-start text:name="__RefHeading___Toc3114_974113296"/>ERB<text:bookmark-end text:name="__RefHeading___Toc3114_974113296"/></text:h>
              <text:p text:style-name="P200"/>
              <text:p text:style-name="P175"><text:span text:style-name="T1">E</text:span>mbedded <text:span text:style-name="T1">R</text:span>u<text:span text:style-name="T1">B</text:span>y</text:p>
            </table:table-cell>
            <table:table-cell table:style-name="Table10.B1" table:number-columns-spanned="2" office:value-type="string">
              <text:p text:style-name="P95">If the clause started with </text:p>
            </table:table-cell>
            <table:covered-table-cell/>
          </table:table-row>
          <table:table-row>
            <table:covered-table-cell/>
            <table:table-cell table:style-name="Table10.B2" office:value-type="string">
              <text:p text:style-name="P247"><text:s/>&lt;%</text:p>
            </table:table-cell>
            <table:table-cell table:style-name="Table10.B1" office:value-type="string">
              <text:p text:style-name="P247">&lt;%=</text:p>
            </table:table-cell>
          </table:table-row>
          <table:table-row>
            <table:covered-table-cell/>
            <table:table-cell table:style-name="Table10.B1" table:number-columns-spanned="2" office:value-type="string">
              <text:p text:style-name="P95">the result of the ruby code will be </text:p>
            </table:table-cell>
            <table:covered-table-cell/>
          </table:table-row>
          <table:table-row>
            <table:covered-table-cell/>
            <table:table-cell table:style-name="Table10.B2" office:value-type="string">
              <text:p text:style-name="P95">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22"><text:span text:style-name="T211">Hello, </text:span>&lt;%= <text:span text:style-name="T211">@name</text:span> %&gt;</text:p>
            </table:table-cell>
            <table:covered-table-cell/>
            <table:covered-table-cell/>
          </table:table-row>
        </table:table>
        <text:p text:style-name="P621">Today is <text:span text:style-name="T1">&lt;%= </text:span><text:span text:style-name="T211">Time.now.strftime('%A')</text:span><text:span text:style-name="T1"> %&gt;</text:span></text:p>
        <text:p text:style-name="P117">Why the name <text:span text:style-name="T186">new.html.erb</text:span><text:span text:style-name="T1"> </text:span>? </text:p>
        <text:p text:style-name="P116"><text:span text:style-name="T186">new</text:span> <text:tab/>matches the name of the controller method. </text:p>
        <text:p text:style-name="P117"><text:span text:style-name="T186">html</text:span> <text:s/>specifies the output format sent to the client. <text:span text:style-name="T186">erb</text:span> <text:s/>specifies the language the template is written in.</text:p>
        <text:h text:style-name="P697" text:outline-level="3"><text:bookmark-start text:name="__RefHeading___Toc3118_974113296"/>layouts<text:bookmark-end text:name="__RefHeading___Toc3118_974113296"/></text:h>
        <text:p text:style-name="P368">app/views/<text:span text:style-name="T1">layouts</text:span>/<text:span text:style-name="T354">application</text:span>.html.erb</text:p>
        <text:p text:style-name="P368"/>
        <text:p text:style-name="P96">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69">&lt;!DOCTYPE html&gt;</text:p>
              <text:p text:style-name="P369">&lt;html&gt;</text:p>
              <text:p text:style-name="P369"><text:s text:c="2"/>&lt;head&gt;&lt;/head&gt;</text:p>
              <text:p text:style-name="P369"><text:s text:c="2"/>&lt;body&gt;<text:tab/></text:p>
              <text:p text:style-name="P369"><text:s text:c="3"/><text:span text:style-name="T1">&lt;%= yield %&gt;</text:span><text:tab/></text:p>
              <text:p text:style-name="P369"><text:s text:c="2"/>&lt;/body&gt;</text:p>
              <text:p text:style-name="P369">&lt;/html&gt;</text:p>
            </table:table-cell>
            <table:table-cell table:style-name="Table30.B1" office:value-type="string">
              <text:p text:style-name="P97"><text:span text:style-name="T276">You can create layouts specific</text:span><text:span text:style-name="T275"> to each controller, but most often we’ll just use one layout that wraps every view template in the application.</text:span></text:p>
            </table:table-cell>
          </table:table-row>
        </table:table>
        <text:p text:style-name="P98">Whatever code is in the individual view template gets inserted into the layout <text:span text:style-name="T357">inside </text:span><text:span text:style-name="T155">yield.</text:span> </text:p>
        <text:p text:style-name="P98"><text:span text:style-name="T357">Using layouts makes </text:span>it easy to add site-wide elements like navigation, sidebars, and so forth.</text:p>
        <text:h text:style-name="P697" text:outline-level="3"/>
        <text:h text:style-name="P672"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6"># app/views/layouts/application.html.erb</text:p>
              <text:p text:style-name="P386">&lt;head&gt; &lt;%= <text:span text:style-name="T1">stylesheet_link_tag</text:span></text:p>
              <text:p text:style-name="P386">"<text:span text:style-name="T1">application</text:span>", media: "all", "data-turbolinks-track" =&gt; true %&gt; &lt;/head&gt;</text:p>
            </table:table-cell>
          </table:table-row>
        </table:table>
        <text:p text:style-name="P98">mentions ‘application.’ That means it should load up <text:span text:style-name="T101">app/assets/stylesheets/</text:span><text:span text:style-name="T100">application</text:span><text:span text:style-name="T10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69">&lt;%= stylesheet_link_tag "<text:span text:style-name="T408">1</text:span>_styles" %&gt;</text:p>
              <text:p text:style-name="P369">&lt;%= javascript_include_tag "<text:span text:style-name="T408">1</text:span>_js" %&gt;</text:p>
              <text:p text:style-name="P369">&lt;%= image_tag "happy_cat.jpg" %&gt;</text:p>
            </table:table-cell>
          </table:table-row>
          <table:table-row>
            <table:table-cell table:style-name="Table62.A2" office:value-type="string">
              <text:p text:style-name="P98">Will render something like:</text:p>
            </table:table-cell>
          </table:table-row>
          <table:table-row>
            <table:table-cell table:style-name="Table62.A2" office:value-type="string">
              <text:p text:style-name="P369">&lt;link href="/assets/<text:span text:style-name="T408">1</text:span>_styles .css"</text:p>
              <text:p text:style-name="P369"><text:s/>media="all" rel="stylesheet"&gt;</text:p>
              <text:p text:style-name="P283">&lt;script src="/assets/<text:span text:style-name="T408">1</text:span>_js.js"&gt;&lt;/script&gt;</text:p>
              <text:p text:style-name="P369">&lt;img src="/assets/happy_cat.jpg"&gt;</text:p>
            </table:table-cell>
          </table:table-row>
        </table:table>
        <text:h text:style-name="P68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4">&lt;% <text:span text:style-name="T1">provide</text:span>(<text:span text:style-name="T1">:title</text:span>, "Home") %&gt;</text:p>
              <text:p text:style-name="P385">... rest of the file</text:p>
              <text:p text:style-name="P38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4">To tell Rails a string is safe, just use the method </text:span><text:span text:style-name="Source_20_Text"><text:span text:style-name="T454">raw</text:span></text:span><text:span text:style-name="T454">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4">&lt;%= </text:span></text:span><text:span text:style-name="Source_20_Text"><text:span text:style-name="T455">raw</text:span></text:span><text:span text:style-name="Source_20_Text"><text:span text:style-name="T454"> "&lt;p&gt;hello world!&lt;/p&gt;" %&gt;</text:span></text:span></text:p>
            </table:table-cell>
          </table:table-row>
        </table:table>
        <text:h text:style-name="P66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01">gem 'bootstrap-will_paginate', '1.0.0'</text:p>
              <text:p text:style-name="P501">gem 'bootstrap-sass', <text:s text:c="9"/>'3.3.6'</text:p>
            </table:table-cell>
            <table:covered-table-cell/>
            <table:covered-table-cell/>
            <table:covered-table-cell/>
          </table:table-row>
          <table:table-row>
            <table:table-cell table:style-name="Table136.A2" table:number-columns-spanned="4" office:value-type="string">
              <text:p text:style-name="P502">$ User.<text:span text:style-name="T1">paginate</text:span>(page: 1)</text:p>
            </table:table-cell>
            <table:covered-table-cell/>
            <table:covered-table-cell/>
            <table:covered-table-cell/>
          </table:table-row>
          <table:table-row>
            <table:table-cell table:style-name="Table136.A2" table:number-columns-spanned="4" office:value-type="string">
              <text:p text:style-name="P140">takes a <text:span text:style-name="T1">hash</text:span> argument<text:span text:style-name="T57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1"><text:span text:style-name="T1">key</text:span> </text:p>
            </table:table-cell>
            <table:table-cell table:style-name="Table136.B4" office:value-type="string">
              <text:p text:style-name="P141"><text:span text:style-name="Source_20_Text"><text:span text:style-name="T48">:page</text:span></text:span></text:p>
            </table:table-cell>
            <table:table-cell table:style-name="Table136.A4" office:value-type="string">
              <text:p text:style-name="P141"><text:span text:style-name="T1">value</text:span> </text:p>
            </table:table-cell>
            <table:table-cell table:style-name="Table136.A2" office:value-type="string">
              <text:p text:style-name="P141">the page requested</text:p>
            </table:table-cell>
          </table:table-row>
          <table:table-row>
            <table:table-cell table:style-name="Table136.A2" table:number-columns-spanned="4" office:value-type="string">
              <text:p text:style-name="P504"># app/controllers/users_controller.rb</text:p>
              <text:p text:style-name="Preformatted_20_Text">def index</text:p>
              <text:p text:style-name="P503"><text:span text:style-name="T575"><text:s text:c="2"/></text:span>@users = User.paginate(page: </text:p>
              <text:p text:style-name="P222">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04"># app/views/users/show.html.erb</text:p>
              <text:p text:style-name="P504">&lt;ul class="users"&gt;</text:p>
              <text:p text:style-name="P469">&lt;%= will_paginate %&gt;</text:p>
              <text:p text:style-name="P504"><text:s text:c="2"/>&lt;% @users.each do |user| %&gt;</text:p>
              <text:p text:style-name="P504"><text:s text:c="2"/><text:span text:style-name="T576"><text:s text:c="2"/></text:span>&lt;li&gt; <text:span text:style-name="T576">userblablabla</text:span> <text:s/>&lt;/li&gt;</text:p>
              <text:p text:style-name="P504"><text:span text:style-name="T576"><text:s text:c="2"/></text:span>&lt;% end %&gt;</text:p>
              <text:p text:style-name="P504">&lt;/ul&gt;</text:p>
              <text:p text:style-name="P468">&lt;%= will_paginate %&gt;</text:p>
            </table:table-cell>
            <table:covered-table-cell/>
            <table:covered-table-cell/>
            <table:covered-table-cell/>
          </table:table-row>
        </table:table>
        <text:h text:style-name="P734" text:outline-level="1"><text:bookmark-start text:name="__RefHeading___Toc8053_2453026979"/><text:soft-page-break/>flash<text:bookmark-end text:name="__RefHeading___Toc8053_2453026979"/></text:h>
        <text:p text:style-name="P188">It acts just like a hash </text:p>
        <text:p text:style-name="Standard"><text:span text:style-name="T454">You can use any keys you want for the flash, but it's conventional to just stick to three</text:span><text:span text:style-name="T516">:</text:span></text:p>
        <table:table table:name="Table126" table:style-name="Table126">
          <table:table-column table:style-name="Table126.A" table:number-columns-repeated="3"/>
          <table:table-row>
            <table:table-cell table:style-name="Table126.A1" office:value-type="string">
              <text:p text:style-name="P211"><text:span text:style-name="Source_20_Text"><text:span text:style-name="T1">:success</text:span></text:span></text:p>
            </table:table-cell>
            <table:table-cell table:style-name="Table126.A1" office:value-type="string">
              <text:p text:style-name="P211"><text:span text:style-name="Source_20_Text"><text:span text:style-name="T1">:error</text:span></text:span></text:p>
            </table:table-cell>
            <table:table-cell table:style-name="Table126.C1" office:value-type="string">
              <text:p text:style-name="P211"><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3"><text:span text:style-name="Source_20_Text"><text:span text:style-name="T512">def create</text:span></text:span></text:p>
              <text:p text:style-name="P483"><text:span text:style-name="Source_20_Text"><text:span text:style-name="T512"><text:s text:c="2"/>@user = User.new(user_params)</text:span></text:span></text:p>
              <text:p text:style-name="P483"><text:span text:style-name="Source_20_Text"><text:span text:style-name="T512"><text:s text:c="4"/>if @user.save</text:span></text:span></text:p>
              <text:p text:style-name="P483"><text:span text:style-name="Source_20_Text"><text:span text:style-name="T512"><text:s text:c="6"/></text:span></text:span><text:span text:style-name="Source_20_Text"><text:span text:style-name="T468">flash[:success]</text:span></text:span><text:span text:style-name="Source_20_Text"><text:span text:style-name="T512"> = "Welcome!"</text:span></text:span></text:p>
            </table:table-cell>
            <table:covered-table-cell/>
          </table:table-row>
          <table:table-row>
            <table:table-cell table:style-name="Table72.A2" table:number-columns-spanned="2" office:value-type="string">
              <text:p text:style-name="P367">flash.notice = "'#{@tag.name}' blah"</text:p>
            </table:table-cell>
            <table:covered-table-cell/>
          </table:table-row>
          <table:table-row>
            <table:table-cell table:style-name="Table72.A3" office:value-type="string">
              <text:p text:style-name="P98">and in the view<text:span text:style-name="T405">:</text:span></text:p>
            </table:table-cell>
            <table:table-cell table:style-name="Table72.B3" office:value-type="string">
              <text:p text:style-name="P367"><text:span text:style-name="T555">1) </text:span>&lt;%= flash.notice %&gt;</text:p>
            </table:table-cell>
          </table:table-row>
          <table:table-row>
            <table:table-cell table:style-name="Table72.A5" table:number-columns-spanned="2" office:value-type="string">
              <text:p text:style-name="P488">or 2)</text:p>
              <text:p text:style-name="P489"><text:span text:style-name="Source_20_Text"><text:span text:style-name="T480"># app/views/layouts/application.html.erb</text:span></text:span></text:p>
              <text:p text:style-name="P489"><text:span text:style-name="Source_20_Text"><text:span text:style-name="T454"><text:s/>...</text:span></text:span></text:p>
              <text:p text:style-name="P489"><text:span text:style-name="Source_20_Text"><text:span text:style-name="T454"><text:s/>&lt;% flash.each do |name, message| %&gt;</text:span></text:span></text:p>
              <text:p text:style-name="P489"><text:span text:style-name="Source_20_Text"><text:span text:style-name="T454"><text:s/>&lt;div class="</text:span></text:span><text:span text:style-name="Source_20_Text"><text:span text:style-name="T517">alert-</text:span></text:span><text:span text:style-name="Source_20_Text"><text:span text:style-name="T454">&lt;%= name %&gt;"&gt;</text:span></text:span><text:span text:style-name="Source_20_Text"><text:span text:style-name="T513"> </text:span></text:span></text:p>
              <text:p text:style-name="P220"><text:span text:style-name="Source_20_Text"><text:span text:style-name="T513"><text:s text:c="3"/></text:span></text:span><text:span text:style-name="Source_20_Text"><text:span text:style-name="T454">&lt;%=</text:span></text:span><text:span text:style-name="Source_20_Text"><text:span text:style-name="T517"> </text:span></text:span><text:span text:style-name="Source_20_Text"><text:span text:style-name="T454">m</text:span></text:span><text:span text:style-name="Source_20_Text"><text:span text:style-name="T481">e</text:span></text:span><text:span text:style-name="Source_20_Text"><text:span text:style-name="T454">s</text:span></text:span><text:span text:style-name="Source_20_Text"><text:span text:style-name="T481">sage</text:span></text:span><text:span text:style-name="Source_20_Text"><text:span text:style-name="T517"> </text:span></text:span><text:span text:style-name="Source_20_Text"><text:span text:style-name="T454">%&gt;</text:span></text:span><text:span text:style-name="Source_20_Text"><text:span text:style-name="T514"> <text:s text:c="2"/></text:span></text:span><text:span text:style-name="Source_20_Text"><text:span text:style-name="T454">&lt;/div&gt;</text:span></text:span></text:p>
              <text:p text:style-name="P489"><text:span text:style-name="Source_20_Text">&lt;% end %&gt;</text:span></text:p>
            </table:table-cell>
            <table:covered-table-cell/>
          </table:table-row>
          <table:table-row>
            <table:table-cell table:style-name="Table72.A5" table:number-columns-spanned="2" office:value-type="string">
              <text:p text:style-name="P134">in html becomes:</text:p>
              <text:p text:style-name="P487">&lt;div class="<text:span text:style-name="T1">alert-success</text:span>"&gt;</text:p>
              <text:p text:style-name="P487"><text:s text:c="2"/>"Welcome!" &lt;/div&gt;</text:p>
            </table:table-cell>
            <table:covered-table-cell/>
          </table:table-row>
        </table:table>
        <text:p text:style-name="P201"><text:span text:style-name="T517">it </text:span><text:span text:style-name="T454">automatically erases itself once you've used it, so you don't have to worry about it displaying every time you visit a new page. You can think of it as a </text:span><text:span text:style-name="Source_20_Text"><text:span text:style-name="T60">session</text:span></text:span><text:span text:style-name="T454"> hash that self destructs after it's opened</text:span></text:p>
        <text:h text:style-name="P711" text:outline-level="3"><text:bookmark-start text:name="__RefHeading___Toc11613_3945550178"/>flash.now<text:bookmark-end text:name="__RefHeading___Toc11613_3945550178"/></text:h>
        <text:p text:style-name="P203"><text:span text:style-name="T55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4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69">app/views/articles/<text:span text:style-name="T1">_</text:span>form.html.erb </text:p>
              <text:p text:style-name="P188"><text:span text:style-name="T351">Partials always start with an </text:span><text:span text:style-name="T15">underscore</text:span><text:span text:style-name="T351">.</text:span></text:p>
              <text:p text:style-name="P369">&lt;%= render partial: 'form' %&gt;</text:p>
              <text:p text:style-name="P98">to <text:span text:style-name="T352">link inside the other file (</text:span><text:span text:style-name="T128">new.html.erb</text:span><text:span text:style-name="T352">)</text:span></text:p>
            </table:table-cell>
          </table:table-row>
        </table:table>
        <text:p text:style-name="P153"><text:span text:style-name="T454">If there is no directory specified, Rails will only look in the same folder as whichever view called it, e.g. </text:span><text:span text:style-name="Source_20_Text"><text:span text:style-name="T55">app/views/users</text:span></text:span><text:span text:style-name="T55">. </text:span></text:p>
        <text:p text:style-name="P153"><text:span text:style-name="T454">Sometimes it makes sense to share partials across multiple view templates that are in multiple controllers, so you save them in their own folder called </text:span><text:span text:style-name="Source_20_Text"><text:span text:style-name="T56">app/views/shared</text:span></text:span><text:span text:style-name="T454"> and would then render them using the code </text:span></text:p>
        <table:table table:name="Table76" table:style-name="Table76">
          <table:table-column table:style-name="Table76.A"/>
          <table:table-row>
            <table:table-cell table:style-name="Table76.A1" office:value-type="string">
              <text:p text:style-name="P555"><text:span text:style-name="Source_20_Text"><text:span text:style-name="T454">&lt;%= render "shared/some_partial"%&gt;</text:span></text:span></text:p>
            </table:table-cell>
          </table:table-row>
        </table:table>
        <text:h text:style-name="Heading_20_3" text:outline-level="3"><text:bookmark-start text:name="__RefHeading___Toc7277_3760421479"/>partials vs var<text:span text:style-name="T423">iabl</text:span><text:bookmark-end text:name="__RefHeading___Toc7277_3760421479"/></text:h>
        <text:p text:style-name="P153"><text:span text:style-name="Source_20_Text"><text:span text:style-name="T56">:locals</text:span></text:span><text:span text:style-name="T454"> key</text:span><text:span text:style-name="T491"> </text:span><text:span text:style-name="T454">contain</text:span><text:span text:style-name="T491">s</text:span><text:span text:style-name="T454"> variables you want to pass</text:span></text:p>
        <table:table table:name="Table95" table:style-name="Table95">
          <table:table-column table:style-name="Table95.A"/>
          <table:table-row>
            <table:table-cell table:style-name="Table95.A1" office:value-type="string">
              <text:p text:style-name="P555"><text:span text:style-name="Source_20_Text"><text:span text:style-name="T454">&lt;%= render "shared/your_partial",</text:span></text:span></text:p>
              <text:p text:style-name="P555"><text:span text:style-name="Source_20_Text"><text:span text:style-name="T491"><text:s text:c="6"/></text:span></text:span><text:span text:style-name="Source_20_Text"><text:span text:style-name="T454"><text:s/>:locals =&gt; { :user =&gt; user } %&gt;</text:span></text:span></text:p>
            </table:table-cell>
          </table:table-row>
        </table:table>
        <text:p text:style-name="P153"><text:span text:style-name="T454">To use the variable in your partial file, you drop the </text:span><text:span text:style-name="Source_20_Text"><text:span text:style-name="T454">@</text:span></text:span><text:span text:style-name="T454"> and call it like a normal variable.</text:span></text:p>
        <text:h text:style-name="P697" text:outline-level="3"><text:bookmark-start text:name="__RefHeading___Toc7279_3760421479"/>Implicit Partials<text:bookmark-end text:name="__RefHeading___Toc7279_3760421479"/></text:h>
        <text:p text:style-name="P98"><text:span text:style-name="T442">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7">objects</text:span></text:span><text:bookmark-end text:name="__RefHeading___Toc8593_2579600209"/></text:h>
        <table:table table:name="Table139" table:style-name="Table139">
          <table:table-column table:style-name="Table139.A"/>
          <table:table-row>
            <table:table-cell table:style-name="Table139.A1" office:value-type="string">
              <text:p text:style-name="P556">&lt;ul class="users"&gt;</text:p>
              <text:p text:style-name="P556"><text:s/>&lt;% @users.each do |user| %&gt;</text:p>
              <text:p text:style-name="P556"><text:s text:c="3"/>&lt;li&gt;</text:p>
              <text:p text:style-name="P556"><text:s text:c="5"/>&lt;%= gravatar_for user, size:50 %&gt;</text:p>
              <text:p text:style-name="P556"><text:s text:c="5"/>&lt;%= link_to user.name, user %&gt;</text:p>
              <text:p text:style-name="P556"><text:s text:c="3"/>&lt;/li&gt;</text:p>
              <text:p text:style-name="P556"><text:s/>&lt;% end %&gt;</text:p>
              <text:p text:style-name="P556">&lt;/ul&gt; <text:s text:c="15"/><text:span text:style-name="T274">BECOMES:</text:span></text:p>
            </table:table-cell>
          </table:table-row>
          <table:table-row>
            <table:table-cell table:style-name="Table139.A2" office:value-type="string">
              <text:p text:style-name="P556">&lt;ul class="users"&gt;</text:p>
              <text:p text:style-name="P556"><text:tab/>&lt;%= <text:span text:style-name="T1">render @users</text:span> %&gt;</text:p>
              <text:p text:style-name="P557"><text:span text:style-name="T577">&lt;/ul&gt; # </text:span><text:span text:style-name="T283">aut</text:span><text:span text:style-name="T284">o</text:span><text:span text:style-name="T283">matically calls</text:span><text:span text:style-name="T577"> </text:span><text:span text:style-name="Source_20_Text">_user.html.erb</text:span></text:p>
            </table:table-cell>
          </table:table-row>
        </table:table>
        <text:p text:style-name="Standard"><text:span text:style-name="Source_20_Text"><text:span text:style-name="T273">you </text:span></text:span><text:span text:style-name="Source_20_Text"><text:span text:style-name="T299">still need a partial </text:span></text:span><text:span text:style-name="Source_20_Text"><text:span text:style-name="T146">_user.html.erb</text:span></text:span></text:p>
        <text:p text:style-name="Text_20_body"><text:span text:style-name="Source_20_Text"/></text:p>
        <text:h text:style-name="P753" text:outline-level="1"><text:bookmark-start text:name="__RefHeading___Toc20303_1983577219"/>forms<text:bookmark-end text:name="__RefHeading___Toc20303_1983577219"/></text:h>
        <text:h text:style-name="P698" text:outline-level="3"><text:bookmark-start text:name="__RefHeading___Toc7172_957216803"/>CSRF token<text:bookmark-end text:name="__RefHeading___Toc7172_957216803"/></text:h>
        <text:p text:style-name="P106"><text:span text:style-name="T232">c</text:span><text:span text:style-name="T228">ross-site request forgery</text:span>, also known as </text:p>
        <text:p text:style-name="P194"><text:span text:style-name="T228">one-click attack</text:span> or <text:span text:style-name="T228">session riding</text:span></text:p>
        <text:p text:style-name="P106"><text:span text:style-name="T435">t</text:span>o provide the token, <text:span text:style-name="T435">use</text:span> </text:p>
        <table:table table:name="Table24" table:style-name="Table24">
          <table:table-column table:style-name="Table24.A"/>
          <table:table-row>
            <table:table-cell table:style-name="Table24.A1" office:value-type="string">
              <text:p text:style-name="P214"><text:span text:style-name="Source_20_Text"><text:span text:style-name="T482">&lt;input type="hidden" name="authenticity_token" </text:span></text:span></text:p>
              <text:p text:style-name="P214"><text:span text:style-name="Source_20_Text"><text:span text:style-name="T482">value="&lt;%= </text:span></text:span><text:span text:style-name="Source_20_Text"><text:span text:style-name="T460">form_authenticity_token</text:span></text:span><text:span text:style-name="Source_20_Text"><text:span text:style-name="T482"> %&gt;"&gt;</text:span></text:span></text:p>
            </table:table-cell>
          </table:table-row>
        </table:table>
        <text:h text:style-name="P69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6">&lt;input type="text" <text:span text:style-name="T1">name</text:span>="description"&gt;</text:p>
            </table:table-cell>
          </table:table-row>
          <table:table-row>
            <table:table-cell table:style-name="Table33.A2" office:value-type="string">
              <text:p text:style-name="P158"><text:span text:style-name="T454">The </text:span><text:span text:style-name="Source_20_Text"><text:span text:style-name="T455">name</text:span></text:span><text:span text:style-name="T454"> attribute tells Rails what it should call the stuff you entered in that input field when it creates the </text:span><text:span text:style-name="Source_20_Text"><text:span text:style-name="T455">params</text:span></text:span><text:span text:style-name="T454"> hash</text:span></text:p>
            </table:table-cell>
          </table:table-row>
          <table:table-row>
            <table:table-cell table:style-name="Table33.A1" office:value-type="string">
              <text:p text:style-name="P158"><text:span text:style-name="T483">the example will</text:span><text:span text:style-name="T454"> result in </text:span><text:span text:style-name="T483">the</text:span><text:span text:style-name="T454"> </text:span><text:span text:style-name="Source_20_Text"><text:span text:style-name="T455">params</text:span></text:span><text:span text:style-name="T454"> hash containing a </text:span><text:span text:style-name="T455">key</text:span><text:span text:style-name="T454"> called </text:span><text:span text:style-name="Source_20_Text"><text:span text:style-name="T455">descriptio</text:span></text:span><text:span text:style-name="Source_20_Text"><text:span text:style-name="T461">n</text:span></text:span></text:p>
            </table:table-cell>
          </table:table-row>
          <table:table-row>
            <table:table-cell table:style-name="Table33.A2" office:value-type="string">
              <text:p text:style-name="P406"><text:span text:style-name="T1">params</text:span>[<text:span text:style-name="T33">description</text:span><text:span text:style-name="T433">:"value"]</text:span></text:p>
            </table:table-cell>
          </table:table-row>
        </table:table>
        <text:h text:style-name="P70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53">&lt;input type="text" name="<text:span text:style-name="T1">user[</text:span><text:span text:style-name="T211">first_nme</text:span><text:span text:style-name="T1">]</text:span>"&gt;</text:p>
              <text:p text:style-name="P453">&lt;input type="text" name="<text:span text:style-name="T1">user[</text:span><text:span text:style-name="T211">last_name</text:span><text:span text:style-name="T1">]</text:span>"&gt;</text:p>
              <text:p text:style-name="P453">&lt;input type="text" name="<text:span text:style-name="T1">user[</text:span><text:span text:style-name="T211">email</text:span><text:span text:style-name="T1">]</text:span>"&gt;</text:p>
            </table:table-cell>
          </table:table-row>
          <table:table-row>
            <table:table-cell table:style-name="Table74.A2" office:value-type="string">
              <text:p text:style-name="P158"><text:span text:style-name="T454">When you access </text:span><text:span text:style-name="Source_20_Text"><text:span text:style-name="T56">params[:user]</text:span></text:span><text:span text:style-name="T454">, it's actually a hash containing all the user's attributes</text:span></text:p>
            </table:table-cell>
          </table:table-row>
          <table:table-row>
            <table:table-cell table:style-name="Table74.A2" office:value-type="string">
              <text:p text:style-name="P406">Parameters: {"utf8"=&gt;"✓", "authenticity_token"=&gt;"<text:span text:style-name="T228">jJa8</text:span><text:span text:style-name="T233">blablabla</text:span>", <text:span text:style-name="T1">"user"=&gt;{"first_name"=&gt;"foo",</text:span></text:p>
              <text:p text:style-name="P251"><text:span text:style-name="T434"><text:s text:c="9"/></text:span>"last_name"<text:span text:style-name="T443"> </text:span>=&gt;"bar",</text:p>
              <text:p text:style-name="P40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4"><text:s text:c="2"/></text:span></text:p>
              <text:p text:style-name="P406">"commit"=&gt;"Submit Form"}</text:p>
            </table:table-cell>
          </table:table-row>
          <table:table-row>
            <table:table-cell table:style-name="Table74.A2" office:value-type="string">
              <text:p text:style-name="P568"><text:span text:style-name="Source_20_Text"><text:span text:style-name="T339">$ </text:span></text:span><text:span text:style-name="Source_20_Text"><text:span text:style-name="T338">params[:user][:email]</text:span></text:span><text:span text:style-name="Source_20_Text"><text:span text:style-name="T340"> =&gt; </text:span></text:span><text:span text:style-name="Source_20_Text"><text:span text:style-name="T341">"foo@bar.com"</text:span></text:span></text:p>
            </table:table-cell>
          </table:table-row>
        </table:table>
        <text:h text:style-name="P701"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6">def<text:span text:style-name="T441"> create</text:span></text:p>
              <text:p text:style-name="P404"><text:s/>@user = User.new(<text:span text:style-name="T1">user_params</text:span>)</text:p>
              <text:p text:style-name="P404"><text:s/>@user.save</text:p>
              <text:p text:style-name="P404">end</text:p>
              <text:p text:style-name="P404"/>
              <text:p text:style-name="P404">def <text:span text:style-name="T1">user_params</text:span></text:p>
              <text:p text:style-name="P404"><text:s/><text:span text:style-name="T1">params.require(:user).permit(:name</text:span><text:span text:style-name="T38">,</text:span></text:p>
              <text:p text:style-name="P404"><text:span text:style-name="T38"><text:s text:c="30"/>:email</text:span><text:span text:style-name="T1">)</text:span></text:p>
              <text:p text:style-name="P404">end</text:p>
            </table:table-cell>
          </table:table-row>
        </table:table>
        <table:table table:name="Table93" table:style-name="Table93">
          <table:table-column table:style-name="Table93.A"/>
          <table:table-column table:style-name="Table93.B"/>
          <table:table-row>
            <table:table-cell table:style-name="Table93.A1" office:value-type="string">
              <text:p text:style-name="P154"><text:span text:style-name="T454">it takes (</text:span><text:span text:style-name="T484">#</text:span><text:span text:style-name="Source_20_Text"><text:span text:style-name="T57">require</text:span></text:span><text:span text:style-name="T454">) a hash (</text:span><text:span text:style-name="Source_20_Text"><text:span text:style-name="T73">:</text:span></text:span><text:span text:style-name="Source_20_Text"><text:span text:style-name="T57">user</text:span></text:span><text:span text:style-name="T454">) and selects which keys it should </text:span><text:span text:style-name="T484">whitelist</text:span></text:p>
              <text:p text:style-name="P154"><text:span text:style-name="T484">(</text:span><text:span text:style-name="Source_20_Text"><text:span text:style-name="T73">#</text:span></text:span><text:span text:style-name="Source_20_Text"><text:span text:style-name="T57">permit</text:span></text:span><text:span text:style-name="T484">)</text:span><text:span text:style-name="T454"> </text:span></text:p>
            </table:table-cell>
            <table:table-cell table:style-name="Table93.B1" office:value-type="string">
              <text:p text:style-name="P158"><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52">was</text:span><text:span text:style-name="T454"> </text:span></text:p>
              <text:p text:style-name="P154"><text:span text:style-name="Source_20_Text"><text:span text:style-name="T337">{:</text:span></text:span><text:span text:style-name="Source_20_Text"><text:span text:style-name="T343">name</text:span></text:span><text:span text:style-name="Source_20_Text"><text:span text:style-name="T337"> =&gt;"test", :body =&gt; "</text:span></text:span><text:span text:style-name="Source_20_Text"><text:span text:style-name="T344">uo</text:span></text:span><text:span text:style-name="Source_20_Text"><text:span text:style-name="T337">", :author_id =&gt; "1"</text:span></text:span><text:span text:style-name="Source_20_Text"><text:span text:style-name="T343">}</text:span></text:span></text:p>
              <text:p text:style-name="P103"/>
              <text:p text:style-name="P155"><text:span text:style-name="T454">after this method it's only </text:span><text:span text:style-name="Source_20_Text"><text:span text:style-name="T337">{:name =&gt; "test"}</text:span></text:span></text:p>
            </table:table-cell>
          </table:table-row>
        </table:table>
        <text:h text:style-name="P702" text:outline-level="3"><text:bookmark-start text:name="__RefHeading___Toc7400_2343192557"/>forms vs validations<text:bookmark-end text:name="__RefHeading___Toc7400_2343192557"/></text:h>
        <text:p text:style-name="P568"><text:span text:style-name="Source_20_Text"><text:span text:style-name="T55">your_object_name</text:span></text:span><text:span text:style-name="Source_20_Text"><text:span text:style-name="T56">.errors</text:span></text:span><text:span text:style-name="T56">.</text:span><text:span text:style-name="T58">messages</text:span><text:span text:style-name="T455"> </text:span></text:p>
        <text:p text:style-name="P158"><text:span text:style-name="T454">Those errors have a couple of handy helpers you can use to display them nicely in the browser -- </text:span><text:span text:style-name="Source_20_Text"><text:span text:style-name="T454">#count</text:span></text:span><text:span text:style-name="T454"> and </text:span><text:span text:style-name="Source_20_Text"><text:span text:style-name="T454">#full_messages</text:span></text:span><text:span text:style-name="T454">. </text:span></text:p>
        <table:table table:name="Table94" table:style-name="Table94">
          <table:table-column table:style-name="Table94.A"/>
          <table:table-row>
            <table:table-cell table:style-name="Table94.A1" office:value-type="string">
              <text:p text:style-name="P459">&lt;% if @post.errors.any? %&gt;</text:p>
              <text:p text:style-name="P459"><text:s text:c="2"/>&lt;div id="error_explanation"&gt;</text:p>
              <text:p text:style-name="P558"><text:s text:c="2"/><text:span text:style-name="T336">&lt;h2&gt;&lt;%= pluralize(@post.errors.count, "error") %&gt;</text:span> </text:p>
              <text:p text:style-name="P406"><text:span text:style-name="T438"><text:s text:c="10"/></text:span>errors:&lt;/h2&gt;</text:p>
              <text:p text:style-name="P459"><text:s text:c="2"/>&lt;ul&gt;</text:p>
              <text:p text:style-name="P445">&lt;% @post.errors.full_messages.each do |msg| %&gt;</text:p>
              <text:p text:style-name="P459"><text:s text:c="4"/>&lt;li&gt;&lt;%= msg %&gt;&lt;/li&gt;</text:p>
              <text:p text:style-name="P460"><text:span text:style-name="T436">&lt;% end %&gt; &lt;/ul&gt; &lt;/div&gt; </text:span>&lt;% end %&gt;</text:p>
            </table:table-cell>
          </table:table-row>
        </table:table>
        <text:p text:style-name="P158"><text:span text:style-name="T454">it will automatically wrap a special </text:span><text:span text:style-name="Source_20_Text"><text:span text:style-name="T55">&lt;div&gt;</text:span></text:span><text:span text:style-name="T454"> element around that field with the class </text:span><text:span text:style-name="Source_20_Text"><text:span text:style-name="T55">field_with_errors</text:span></text:span><text:span text:style-name="T454"> so you can write whatever CSS you want to make it stand out</text:span></text:p>
        <text:h text:style-name="P703" text:outline-level="3"><text:bookmark-start text:name="__RefHeading___Toc7402_2343192557"/>patch<text:span text:style-name="T545">&amp;</text:span>delete<text:bookmark-end text:name="__RefHeading___Toc7402_2343192557"/></text:h>
        <text:p text:style-name="P193"><text:span text:style-name="T439">done with </text:span>an option to <text:span text:style-name="T140">form_for</text:span> called <text:span text:style-name="T140">:metho</text:span><text:span text:style-name="T111">d</text:span></text:p>
        <table:table table:name="Table97" table:style-name="Table97">
          <table:table-column table:style-name="Table97.A"/>
          <table:table-row>
            <table:table-cell table:style-name="Table97.A1" office:value-type="string">
              <text:p text:style-name="P421">form_tag(search_path, method: "patch")</text:p>
            </table:table-cell>
          </table:table-row>
        </table:table>
        <text:h text:style-name="P712"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68">&lt;%= f.label :remember_me, <text:tab/><text:tab/></text:p>
              <text:p text:style-name="P224"><text:tab/>class: "checkbox inline" do %&gt;</text:p>
              <text:p text:style-name="P568"><text:span text:style-name="T568"><text:s text:c="2"/></text:span>&lt;%= <text:span text:style-name="T1">f.check_box<text:tab/>:remember_me</text:span> %&gt;</text:p>
              <text:p text:style-name="P568"><text:span text:style-name="T568"><text:s text:c="2"/></text:span>&lt;span&gt;Remember me&lt;/span&gt;</text:p>
              <text:p text:style-name="P568">&lt;% end %&gt;</text:p>
            </table:table-cell>
          </table:table-row>
          <table:table-row>
            <table:table-cell table:style-name="Table98.A2" office:value-type="string">
              <text:p text:style-name="P568">params[:session][<text:span text:style-name="T1">:remember_me</text:span>]</text:p>
            </table:table-cell>
          </table:table-row>
        </table:table>
        <text:p text:style-name="P158"><text:span text:style-name="T273">is </text:span><text:span text:style-name="Source_20_Text"><text:span text:style-name="T182">1</text:span></text:span><text:span text:style-name="T273"> if the box is checked and </text:span><text:span text:style-name="Source_20_Text"><text:span text:style-name="T182">0</text:span></text:span><text:span text:style-name="T273"> if it isn’t</text:span></text:p>
        <text:h text:style-name="P667" text:outline-level="2"><text:bookmark-start text:name="__RefHeading___Toc34398_1362329892"/>for<text:span text:style-name="T571">m</text:span>_for <text:span text:style-name="T572">(update</text:span>)<text:bookmark-end text:name="__RefHeading___Toc34398_1362329892"/></text:h>
        <text:p text:style-name="P158">in the html <text:span text:style-name="T570">will </text:span>appear this:</text:p>
        <table:table table:name="Table99" table:style-name="Table99">
          <table:table-column table:style-name="Table99.A"/>
          <table:table-row>
            <table:table-cell table:style-name="Table99.A1" office:value-type="string">
              <text:p text:style-name="P568">&lt;input <text:span text:style-name="T1">name="_method"</text:span> type="hidden" <text:span text:style-name="T1">value="patch"</text:span> /&gt;</text:p>
            </table:table-cell>
          </table:table-row>
        </table:table>
        <text:p text:style-name="P158">Since web browsers can’t natively send <text:span text:style-name="Source_20_Text">PATCH</text:span> requests, Rails fakes it with a <text:span text:style-name="Source_20_Text">POST</text:span> request and a hidden <text:span text:style-name="Source_20_Text">input</text:span> field.</text:p>
        <text:h text:style-name="P667" text:outline-level="2"><text:bookmark-start text:name="__RefHeading___Toc11611_3945550178"/><text:span text:style-name="T86">form</text:span><text:span text:style-name="T204">_for</text:span><text:span text:style-name="T547">(no model)</text:span><text:bookmark-end text:name="__RefHeading___Toc11611_3945550178"/></text:h>
        <table:table table:name="Table101" table:style-name="Table101">
          <table:table-column table:style-name="Table101.A"/>
          <table:table-row>
            <table:table-cell table:style-name="Table101.A1" office:value-type="string">
              <text:p text:style-name="P158"><text:span text:style-name="Source_20_Text"><text:span text:style-name="T62">form_for(@user)</text:span></text:span><text:span text:style-name="T548"> allows Rails to infer that the </text:span><text:span text:style-name="Source_20_Text"><text:span text:style-name="T40">action</text:span></text:span><text:span text:style-name="T548"> should be </text:span><text:span text:style-name="Source_20_Text"><text:span text:style-name="T40">POST</text:span></text:span><text:span text:style-name="T548"> to </text:span><text:span text:style-name="Source_20_Text"><text:span text:style-name="T63">/users</text:span></text:span></text:p>
            </table:table-cell>
          </table:table-row>
          <table:table-row>
            <table:table-cell table:style-name="Table101.A2" office:value-type="string">
              <text:p text:style-name="P209"><text:span text:style-name="T548">without that, </text:span>we need to indicate the <text:span text:style-name="Emphasis"><text:span text:style-name="T1">name</text:span></text:span><text:span text:style-name="T1"> of the resource</text:span> and the corresponding URL:</text:p>
              <text:p text:style-name="P474">form_for(:session, url: login_path)</text:p>
              <text:p text:style-name="P474"/>
              <text:p text:style-name="P158">the<text:span text:style-name="T549"> generated</text:span> <text:span text:style-name="T549">html will be:</text:span></text:p>
              <text:p text:style-name="P568">&lt;form action="/login" method="post"&gt;</text:p>
            </table:table-cell>
          </table:table-row>
        </table:table>
        <text:p text:style-name="P158"><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17"># <text:span text:style-name="T543">simple</text:span> html form:</text:p>
            </table:table-cell>
          </table:table-row>
          <table:table-row>
            <table:table-cell table:style-name="Table113.A2" office:value-type="string">
              <text:p text:style-name="P568"># users_controller.rb</text:p>
              <text:p text:style-name="P561">def create</text:p>
              <text:p text:style-name="P561"><text:s text:c="2"/>@user = User.new(</text:p>
              <text:p text:style-name="P561"><text:s text:c="4"/>username: <text:span text:style-name="T1">params</text:span>[:username], </text:p>
              <text:p text:style-name="P561"><text:s text:c="7"/>email: <text:span text:style-name="T1">params</text:span>[:email])</text:p>
              <text:p text:style-name="P561"><text:s text:c="2"/>if @user.valid?</text:p>
              <text:p text:style-name="P561"><text:s text:c="4"/>@user.save</text:p>
              <text:p text:style-name="P561"><text:s text:c="4"/>redirect_to new_user_path</text:p>
              <text:p text:style-name="P561"><text:s text:c="2"/>else</text:p>
              <text:p text:style-name="P561"><text:s text:c="3"/><text:span text:style-name="T546">#</text:span>render html: @user.errors.messages</text:p>
              <text:p text:style-name="P562"><text:s text:c="4"/>render :new</text:p>
              <text:p text:style-name="P561"><text:s text:c="2"/>end</text:p>
              <text:p text:style-name="P568">end</text:p>
            </table:table-cell>
          </table:table-row>
          <table:table-row>
            <table:table-cell table:style-name="Table113.A2" office:value-type="string">
              <text:p text:style-name="P568"># <text:span text:style-name="T509">new.html.erb</text:span></text:p>
              <text:p text:style-name="P561">&lt;form action="<text:span text:style-name="T1">/users</text:span>" method="post" accept-charset="UTF-8"&gt;</text:p>
              <text:p text:style-name="P405"><text:span text:style-name="T234"><text:s text:c="2"/></text:span><text:span text:style-name="T228">&lt;input name="utf8" type="hidden"</text:span></text:p>
              <text:p text:style-name="P312"><text:s/>value="&amp;#x2713;" /&gt;</text:p>
              <text:p text:style-name="P561"><text:s text:c="2"/>&lt;input type="hidden" <text:s/></text:p>
              <text:p text:style-name="P561"><text:s text:c="9"/>name="<text:span text:style-name="T1">authenticity_token</text:span>"</text:p>
              <text:p text:style-name="P561"><text:s text:c="8"/>value="&lt;=<text:span text:style-name="T533">form_authenticity_token</text:span>%&gt;"&gt;</text:p>
              <text:p text:style-name="P561"><text:s text:c="2"/>&lt;label for="<text:span text:style-name="T1">username</text:span>"&gt;</text:p>
              <text:p text:style-name="P559"><text:s text:c="4"/>Username:&lt;/label&gt; </text:p>
              <text:p text:style-name="P560"><text:s text:c="2"/>&lt;input type="text"</text:p>
              <text:p text:style-name="P560"><text:tab/> <text:span text:style-name="T467">name</text:span><text:span text:style-name="T1">="</text:span><text:span text:style-name="T467">username</text:span><text:span text:style-name="T1">"</text:span> <text:s/><text:span text:style-name="T1">id="username"</text:span>&gt;</text:p>
              <text:p text:style-name="P560">&lt;/form&gt;</text:p>
            </table:table-cell>
          </table:table-row>
          <table:table-row>
            <table:table-cell table:style-name="Table113.A2" office:value-type="string">
              <text:p text:style-name="P104">The <text:span text:style-name="T1">ID</text:span><text:span text:style-name="T223">s</text:span> of the <text:span text:style-name="T162">input</text:span><text:span text:style-name="T167">s</text:span> match<text:span text:style-name="T541">es</text:span> the <text:span text:style-name="T162">name</text:span></text:p>
            </table:table-cell>
          </table:table-row>
          <table:table-row>
            <table:table-cell table:style-name="Table113.A2" office:value-type="string">
              <text:p text:style-name="P104"><text:span text:style-name="T235">The hidden input element with the name </text:span><text:span text:style-name="Source_20_Text"><text:span text:style-name="T235">utf8</text:span></text:span><text:span text:style-name="T235">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18"># <text:span text:style-name="T191">strong_parameters</text:span> html form:</text:p>
            </table:table-cell>
          </table:table-row>
          <table:table-row>
            <table:table-cell table:style-name="Table119.A2" office:value-type="string">
              <text:p text:style-name="P568"># users_controller</text:p>
              <text:p text:style-name="P564">def create</text:p>
              <text:p text:style-name="P564"><text:s text:c="2"/>@user = User.new(<text:span text:style-name="T1">user_params</text:span>)</text:p>
              <text:p text:style-name="P564"><text:s/><text:span text:style-name="T536">...</text:span></text:p>
              <text:p text:style-name="P564">end</text:p>
              <text:p text:style-name="P564">private</text:p>
              <text:p text:style-name="P564"><text:s text:c="2"/>def <text:span text:style-name="T1">user_params</text:span></text:p>
              <text:p text:style-name="P564"><text:s text:c="4"/>params.require(:user).permit(</text:p>
              <text:p text:style-name="P563"><text:s text:c="2"/>:username, :email)</text:p>
              <text:p text:style-name="P564"><text:s text:c="2"/>end</text:p>
            </table:table-cell>
          </table:table-row>
          <table:table-row>
            <table:table-cell table:style-name="Table119.A2" office:value-type="string">
              <text:p text:style-name="P525"># new.html.erb</text:p>
              <text:p text:style-name="P472"><text:s text:c="9"/>name="user[username]"</text:p>
            </table:table-cell>
          </table:table-row>
        </table:table>
        <text:p text:style-name="P209"/>
        <table:table table:name="Table120" table:style-name="Table120">
          <table:table-column table:style-name="Table120.A"/>
          <table:table-column table:style-name="Table120.B"/>
          <table:table-row>
            <table:table-cell table:style-name="Table120.A1" table:number-columns-spanned="2" office:value-type="string">
              <text:p text:style-name="P568"><text:span text:style-name="Source_20_Text"><text:span text:style-name="T488">&lt;%= </text:span></text:span><text:span text:style-name="Source_20_Text"><text:span text:style-name="T462">form_for :article</text:span></text:span><text:span text:style-name="Source_20_Text"><text:span text:style-name="T463">, url:</text:span></text:span></text:p>
              <text:p text:style-name="P406"><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8"><text:span text:style-name="T454">If it's a new object, it will send the form to your </text:span><text:span text:style-name="Source_20_Text"><text:span text:style-name="T454">#create</text:span></text:span><text:span text:style-name="T454"> action</text:span></text:p>
            </table:table-cell>
            <table:table-cell table:style-name="Table120.B2" office:value-type="string">
              <text:p text:style-name="P158"><text:span text:style-name="T454">If the object has been saved before, </text:span><text:span text:style-name="T490">it's</text:span><text:span text:style-name="T454"> </text:span><text:span text:style-name="Strong_20_Emphasis"><text:span text:style-name="T454">edit</text:span></text:span><text:span text:style-name="T454">ing an existing object, it will send </text:span><text:span text:style-name="T490">it to</text:span><text:span text:style-name="T454"> </text:span><text:span text:style-name="Source_20_Text"><text:span text:style-name="T454">#update</text:span></text:span><text:span text:style-name="T454"> </text:span></text:p>
            </table:table-cell>
          </table:table-row>
        </table:table>
        <text:h text:style-name="P724" text:outline-level="3"><text:bookmark-start text:name="__RefHeading___Toc8047_2453026979"/><text:span text:style-name="T203">f</text:span><text:span text:style-name="T202">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74">The most basic<text:span text:style-name="T542"> rails</text:span> form helper</text:p>
            </table:table-cell>
            <table:covered-table-cell/>
          </table:table-row>
          <table:table-row>
            <table:table-cell table:style-name="Table123.A2" office:value-type="string">
              <text:p text:style-name="P106">It takes care of the CSRF token by automatically creating the hidden input </text:p>
            </table:table-cell>
            <table:table-cell table:style-name="Table123.A1" office:value-type="string">
              <text:p text:style-name="P106">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6"><text:span text:style-name="Source_20_Text"><text:span text:style-name="T290">You pass it arguments to tell it which path to submit to (the default is the current page) and which method to use</text:span></text:span></text:p>
            </table:table-cell>
          </table:table-row>
          <table:table-row>
            <table:table-cell table:style-name="Table131.A2" office:value-type="string">
              <text:p text:style-name="P156"><text:span text:style-name="T454">there are tag helpers that create the specified tags for you, like </text:span><text:span text:style-name="Source_20_Text"><text:span text:style-name="T56">text_field_tag</text:span></text:span></text:p>
            </table:table-cell>
          </table:table-row>
          <table:table-row>
            <table:table-cell table:style-name="Table131.A2" office:value-type="string">
              <text:p text:style-name="P568"># users_controller.rb</text:p>
              <text:p text:style-name="P27">like the simple html form</text:p>
            </table:table-cell>
          </table:table-row>
          <table:table-row>
            <table:table-cell table:style-name="Table131.A2" office:value-type="string">
              <text:p text:style-name="P566"># new.html.erb</text:p>
              <text:p text:style-name="P566">&lt;%= <text:span text:style-name="T1">form_tag</text:span>("/users", method: "post")</text:p>
              <text:p text:style-name="P565"><text:s/>do %&gt;</text:p>
              <text:p text:style-name="P566"><text:s text:c="2"/>&lt;%= <text:span text:style-name="T1">label_tag</text:span>(:username, "Name:") %&gt;</text:p>
              <text:p text:style-name="P566"><text:s text:c="2"/>&lt;%= <text:span text:style-name="T1">text_field_tag</text:span>(:username) %&gt;</text:p>
              <text:p text:style-name="P566"><text:s text:c="2"/></text:p>
              <text:p text:style-name="P566"><text:s text:c="2"/>&lt;%= label_tag(:email, <text:s text:c="2"/>"Email:") %&gt;</text:p>
              <text:p text:style-name="P566"><text:s text:c="2"/>&lt;%= email_field_tag(:email) %&gt;</text:p>
              <text:p text:style-name="P566"><text:s text:c="2"/></text:p>
              <text:p text:style-name="P566"><text:s text:c="2"/>&lt;%= <text:span text:style-name="T1">submit_tag</text:span>("submit") %&gt;</text:p>
              <text:p text:style-name="P566">&lt;% end %&gt;</text:p>
            </table:table-cell>
          </table:table-row>
        </table:table>
        <text:h text:style-name="P72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6">The primary form builder for Rails</text:p>
            </table:table-cell>
          </table:table-row>
          <table:table-row>
            <table:table-cell table:style-name="Table133.A2" office:value-type="string">
              <text:p text:style-name="P568"># users_controller.rb</text:p>
              <text:p text:style-name="P474">def <text:span text:style-name="T537">new</text:span></text:p>
              <text:p text:style-name="P473"><text:s text:c="2"/>@user = User.new</text:p>
              <text:p text:style-name="P473">end</text:p>
              <text:p text:style-name="P568">def c<text:span text:style-name="T537">reate</text:span></text:p>
              <text:p text:style-name="P157">&lt;= like the <text:span text:style-name="T143">strong_parameters</text:span><text:span text:style-name="T534"> html form</text:span></text:p>
              <text:p text:style-name="P567">...</text:p>
            </table:table-cell>
          </table:table-row>
          <table:table-row>
            <table:table-cell table:style-name="Table133.A2" office:value-type="string">
              <text:p text:style-name="P105">the <text:span text:style-name="T160">@user</text:span> tells <text:span text:style-name="T111">form_for</text:span> what the form is for</text:p>
              <text:p text:style-name="P158"><text:span text:style-name="T489">if you </text:span><text:span text:style-name="T454">pass </text:span><text:span text:style-name="Source_20_Text"><text:span text:style-name="T55">form_for</text:span></text:span><text:span text:style-name="T454"> a model object, it will submit to the URL for that object</text:span><text:span text:style-name="T511">, </text:span><text:span text:style-name="T454">Rails will check if the object has been saved yet.</text:span><text:span text:style-name="T511"> </text:span><text:span text:style-name="T510">This is done by automatically generating the correct URL when the form is created. Magic!</text:span></text:p>
            </table:table-cell>
          </table:table-row>
          <table:table-row>
            <table:table-cell table:style-name="Table133.A2" office:value-type="string">
              <text:p text:style-name="P568">#<text:span text:style-name="T538"> new.html.erb</text:span></text:p>
              <text:p text:style-name="P567">&lt;%= <text:span text:style-name="T1">form_for @user</text:span> do |f| %&gt;</text:p>
              <text:p text:style-name="P567"><text:s text:c="2"/>&lt;%= <text:span text:style-name="T1">f.label</text:span> <text:span text:style-name="T1">:username</text:span>,"Username:" %&gt;</text:p>
              <text:p text:style-name="P567"><text:s text:c="2"/>&lt;%= <text:span text:style-name="T1">f.text_field</text:span> <text:s/><text:span text:style-name="T1">:username</text:span> %&gt;</text:p>
              <text:p text:style-name="P567"/>
              <text:p text:style-name="P567"><text:s text:c="2"/>&lt;%= f.label :email, <text:s text:c="2"/>"Email:" %&gt;</text:p>
              <text:p text:style-name="P567"><text:s text:c="2"/>&lt;%= f.email_field :email" %&gt;</text:p>
              <text:p text:style-name="P567"><text:s text:c="2"/>&lt;%= <text:span text:style-name="T1">f.submit</text:span> "Submit"<text:tab/>%&gt;</text:p>
              <text:p text:style-name="P567">&lt;% end %&gt;</text:p>
            </table:table-cell>
          </table:table-row>
        </table:table>
        <text:h text:style-name="P742" text:outline-level="1"><text:bookmark-start text:name="__RefHeading___Toc3120_974113296"/><text:soft-page-break/><text:span text:style-name="T208">4-</text:span><text:span text:style-name="T209">model</text:span><text:bookmark-end text:name="__RefHeading___Toc3120_974113296"/></text:h>
        <text:p text:style-name="P66">Models are responsible for handling data storage and the business logic, <text:span text:style-name="T360">they </text:span>handle <text:span text:style-name="T360">the</text:span> database interactions <text:s text:c="4"/><text:tab/><text:span text:style-name="T119">app/models/user.rb</text:span></text:p>
        <table:table table:name="Table91" table:style-name="Table91">
          <table:table-column table:style-name="Table91.A"/>
          <table:table-row>
            <table:table-cell table:style-name="Table91.A1" office:value-type="string">
              <text:p text:style-name="P2"><text:span text:style-name="Source_20_Text"><text:span text:style-name="T292">(</text:span></text:span><text:span text:style-name="Source_20_Text"><text:span text:style-name="T291">controller names</text:span></text:span><text:span text:style-name="Source_20_Text"><text:span text:style-name="T293"> are </text:span></text:span><text:span text:style-name="Source_20_Text"><text:span text:style-name="T295">plural</text:span></text:span><text:span text:style-name="Source_20_Text"><text:span text:style-name="T291">, model names are </text:span></text:span><text:span text:style-name="Source_20_Text"><text:span text:style-name="T294">singular</text:span></text:span><text:span text:style-name="Source_20_Text"><text:span text:style-name="T291">: a </text:span></text:span><text:span text:style-name="Emphasis"><text:span text:style-name="T291">Users</text:span></text:span><text:span text:style-name="Source_20_Text"><text:span text:style-name="T291"> controller, but a </text:span></text:span><text:span text:style-name="Emphasis"><text:span text:style-name="T291">User</text:span></text:span><text:span text:style-name="Source_20_Text"><text:span text:style-name="T291"> model</text:span></text:span><text:span text:style-name="Source_20_Text"><text:span text:style-name="T486">)</text:span></text:span></text:p>
            </table:table-cell>
          </table:table-row>
        </table:table>
        <text:p text:style-name="P67">A micropost <text:span text:style-name="T1">belongs to a user</text:span> <text:span text:style-name="T307">and</text:span></text:p>
        <text:p text:style-name="P67">A user <text:span text:style-name="T1">has many</text:span> microposts</text:p>
        <text:p text:style-name="P285"><text:tab/><text:span text:style-name="T306">app/models/</text:span><text:span text:style-name="T14">user.rb</text:span></text:p>
        <table:table table:name="Table89" table:style-name="Table89">
          <table:table-column table:style-name="Table89.A"/>
          <table:table-row>
            <table:table-cell table:style-name="Table89.A1" office:value-type="string">
              <text:p text:style-name="P294">class User &lt; ActiverRecord::Base</text:p>
              <text:p text:style-name="P294"><text:s text:c="2"/>has_many :microposts</text:p>
              <text:p text:style-name="P407">end</text:p>
            </table:table-cell>
          </table:table-row>
        </table:table>
        <text:h text:style-name="P63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2"><text:span text:style-name="Source_20_Text"><text:span text:style-name="T464">$ </text:span></text:span><text:span text:style-name="Source_20_Text"><text:span text:style-name="T455">bin/rails generate</text:span></text:span><text:span text:style-name="Source_20_Text"><text:span text:style-name="T454"> model Article</text:span></text:span></text:p>
            </table:table-cell>
          </table:table-row>
        </table:table>
        <table:table table:name="Table12" table:style-name="Table12">
          <table:table-column table:style-name="Table12.A"/>
          <table:table-row>
            <table:table-cell table:style-name="Table12.A1" office:value-type="string">
              <text:p text:style-name="P576">From that information, Rails creates:</text:p>
            </table:table-cell>
          </table:table-row>
          <table:table-row>
            <table:table-cell table:style-name="Table12.A2" office:value-type="string">
              <text:p text:style-name="P572"><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4"> </text:span></text:p>
            </table:table-cell>
          </table:table-row>
          <table:table-row>
            <table:table-cell table:style-name="Table12.A3" office:value-type="string">
              <text:p text:style-name="P572"><text:span text:style-name="T487">A database migration to create the </text:span><text:span text:style-name="Source_20_Text"><text:span text:style-name="T321">articles</text:span></text:span><text:span text:style-name="T487"> table</text:span></text:p>
            </table:table-cell>
          </table:table-row>
          <table:table-row>
            <table:table-cell table:style-name="Table12.A2" office:value-type="string">
              <text:p text:style-name="P295">app/models/article.rb </text:p>
            </table:table-cell>
          </table:table-row>
          <table:table-row>
            <table:table-cell table:style-name="Table12.A3" office:value-type="string">
              <text:p text:style-name="P573">hold<text:span text:style-name="T323">s</text:span> the model code</text:p>
            </table:table-cell>
          </table:table-row>
          <table:table-row>
            <table:table-cell table:style-name="Table12.A2" office:value-type="string">
              <text:p text:style-name="P572"><text:span text:style-name="Source_20_Text"><text:span text:style-name="T68">test/models/article_test.rb</text:span></text:span></text:p>
            </table:table-cell>
          </table:table-row>
          <table:table-row>
            <table:table-cell table:style-name="Table12.A3" office:value-type="string">
              <text:p text:style-name="P571"><text:span text:style-name="T485">old unit tests for </text:span><text:span text:style-name="Source_20_Text"><text:span text:style-name="T74">Article</text:span></text:span></text:p>
            </table:table-cell>
          </table:table-row>
          <table:table-row>
            <table:table-cell table:style-name="Table12.A2" office:value-type="string">
              <text:p text:style-name="P295">test/fixtures/articles.yml</text:p>
            </table:table-cell>
          </table:table-row>
          <table:table-row>
            <table:table-cell table:style-name="Table12.A3" office:value-type="string">
              <text:p text:style-name="P58"><text:span text:style-name="T323">a</text:span> fixtures file to assist with unit testing</text:p>
            </table:table-cell>
          </table:table-row>
        </table:table>
        <text:p text:style-name="P44">with <text:span text:style-name="T42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6">$ <text:span text:style-name="T1">rails generate</text:span> model User</text:p>
              <text:p text:style-name="P286"><text:s/><text:span text:style-name="T241">name:string email:string</text:span></text:p>
            </table:table-cell>
            <table:covered-table-cell/>
          </table:table-row>
          <table:table-row>
            <table:table-cell table:style-name="Table11.A2" table:number-columns-spanned="2" office:value-type="string">
              <text:p text:style-name="Standard"><text:span text:style-name="T454">the migration creates a </text:span><text:span text:style-name="Source_20_Text"><text:span text:style-name="T56">users</text:span></text:span><text:span text:style-name="T454"> table with two columns, </text:span><text:span text:style-name="Source_20_Text"><text:span text:style-name="T56">name</text:span></text:span><text:span text:style-name="T454">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7">class CreateUsers &lt;</text:p>
              <text:p text:style-name="P287"><text:s/>ActiveRecord::Migration[5.0]</text:p>
              <text:p text:style-name="P230"><text:s text:c="2"/>def change</text:p>
              <text:p text:style-name="P230"><text:s text:c="4"/>create_table :users do |t|</text:p>
              <text:p text:style-name="P230"><text:s text:c="6"/>t.string :name</text:p>
              <text:p text:style-name="P230"><text:s text:c="6"/>t.string :email</text:p>
              <text:p text:style-name="P230"><text:s text:c="6"/>t.timestamps</text:p>
            </table:table-cell>
            <table:covered-table-cell/>
          </table:table-row>
          <table:table-row>
            <table:table-cell table:style-name="Table11.A4" office:value-type="string">
              <text:p text:style-name="P230"><text:span text:style-name="T430"><text:s text:c="4"/></text:span>end</text:p>
              <text:p text:style-name="P230"><text:s text:c="2"/>end</text:p>
              <text:p text:style-name="P230">end</text:p>
            </table:table-cell>
            <table:table-cell table:style-name="Table11.A1" office:value-type="string">
              <text:p text:style-name="P42"><text:span text:style-name="Source_20_Text"><text:span text:style-name="T342">t.timestamps</text:span></text:span><text:span text:style-name="T76">, is a special command that creates </text:span><text:span text:style-name="Source_20_Text"><text:span text:style-name="T342">created_at</text:span></text:span><text:span text:style-name="T342"> and </text:span><text:span text:style-name="Source_20_Text"><text:span text:style-name="T342">updated_at</text:span></text:span></text:p>
            </table:table-cell>
          </table:table-row>
          <table:table-row>
            <table:table-cell table:style-name="Table11.A2" table:number-columns-spanned="2" office:value-type="string">
              <text:p text:style-name="P44">after<text:span text:style-name="T429"> that you should make a migration</text:span></text:p>
            </table:table-cell>
            <table:covered-table-cell/>
          </table:table-row>
        </table:table>
        <text:h text:style-name="P640" text:outline-level="2"/>
        <text:h text:style-name="P675" text:outline-level="2"><text:bookmark-start text:name="__RefHeading___Toc6950_4092878821"/>active record<text:bookmark-end text:name="__RefHeading___Toc6950_4092878821"/></text:h>
        <text:p text:style-name="P44">Active Record is, to put it inelegantly, the gem that takes care of all the database stuff<text:span text:style-name="T420">:</text:span></text:p>
        <text:p text:style-name="P44"><text:span text:style-name="T187">ORM</text:span><text:span text:style-name="T420"> (</text:span>Object <text:s/>Rela<text:span text:style-name="T419">tional Mapping)</text:span></text:p>
        <text:p text:style-name="P44"/>
        <text:p text:style-name="P16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4">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4"> query, and converting those results into an array, I can just type </text:span><text:span text:style-name="Source_20_Text"><text:span text:style-name="T55">User.all</text:span></text:span><text:span text:style-name="T454"> and Active Record gives me that array filled with User objects that I can play with as I'd like. Wow! </text:span></text:p>
        <text:p text:style-name="P44">Even more impressive, it doesn't really matter which type of database you're using, Active Record smooths out all the differences between those databases for you so you don't have to think about it. </text:p>
        <text:h text:style-name="P641" text:outline-level="2"/>
        <text:h text:style-name="P684" text:outline-level="2"><text:bookmark-start text:name="__RefHeading___Toc20217_1983577219"/>Validation<text:bookmark-end text:name="__RefHeading___Toc20217_1983577219"/></text:h>
        <text:p text:style-name="P42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88">validate<text:span text:style-name="T261">s</text:span>_<text:span text:style-name="T1">presence</text:span>_of<text:tab/></text:p>
              <text:p text:style-name="P388">validate<text:span text:style-name="T261">s</text:span>_<text:span text:style-name="T1">numericality</text:span>_of <text:s/></text:p>
              <text:p text:style-name="P388">validite<text:span text:style-name="T261">s</text:span>_<text:span text:style-name="T1">uniqueness</text:span>_of<text:tab/></text:p>
              <text:p text:style-name="P388">validate<text:span text:style-name="T261">s</text:span>_<text:span text:style-name="T1">confirmation</text:span>_of</text:p>
              <text:p text:style-name="P389">validate<text:span text:style-name="T261">s</text:span>_<text:span text:style-name="T1">acceptance</text:span>_of<text:tab/></text:p>
              <text:p text:style-name="P454"><text:span text:style-name="T112">v</text:span><text:span text:style-name="T111">alidate</text:span><text:span text:style-name="T113">s</text:span><text:span text:style-name="T111">_</text:span><text:span text:style-name="T155">presence</text:span><text:span text:style-name="T166">_of<text:tab/></text:span></text:p>
            </table:table-cell>
            <table:covered-table-cell/>
            <table:covered-table-cell/>
            <table:table-cell table:style-name="Table7.D1" office:value-type="string">
              <text:p text:style-name="P387">:status</text:p>
              <text:p text:style-name="P387">:fingers</text:p>
              <text:p text:style-name="P387">:toothmarks</text:p>
              <text:p text:style-name="P387">:passwords</text:p>
              <text:p text:style-name="P390">:death</text:p>
              <text:p text:style-name="P390">true</text:p>
            </table:table-cell>
          </table:table-row>
          <table:table-row>
            <table:table-cell table:style-name="Table7.A2" office:value-type="string">
              <text:p text:style-name="P451">validate<text:span text:style-name="T262">s</text:span>_<text:span text:style-name="T1">length</text:span>_of<text:tab/></text:p>
              <text:p text:style-name="P431">:password,minimum:3</text:p>
            </table:table-cell>
            <table:table-cell table:style-name="Table7.B2" table:number-columns-spanned="3" office:value-type="string">
              <text:p text:style-name="P608">validate<text:span text:style-name="T262">s</text:span>_<text:span text:style-name="T1">format</text:span><text:span text:style-name="T211">_of</text:span></text:p>
              <text:p text:style-name="P610">:email, with: /regex/i</text:p>
            </table:table-cell>
            <table:covered-table-cell/>
            <table:covered-table-cell/>
          </table:table-row>
          <table:table-row>
            <table:table-cell table:style-name="Table7.A2" table:number-columns-spanned="2" office:value-type="string">
              <text:p text:style-name="P435">validate<text:span text:style-name="T263">s</text:span>_<text:span text:style-name="T1">inclusion</text:span>_of</text:p>
              <text:p text:style-name="P435"><text:span text:style-name="T244">validate</text:span><text:span text:style-name="T245">s</text:span><text:span text:style-name="T244">_</text:span><text:span text:style-name="T248">exclusion</text:span><text:span text:style-name="T249">_of</text:span> <text:s text:c="3"/></text:p>
            </table:table-cell>
            <table:covered-table-cell/>
            <table:table-cell table:style-name="Table7.B2" table:number-columns-spanned="2" office:value-type="string">
              <text:p text:style-name="P432">:age, in: 21..99</text:p>
              <text:p text:style-name="P433">:age, in: 0...21,</text:p>
              <text:p text:style-name="P434">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88" text:outline-level="3"><text:bookmark-start text:name="__RefHeading___Toc2229_1812042296"/>Alter<text:span text:style-name="T260">nate form</text:span><text:bookmark-end text:name="__RefHeading___Toc2229_1812042296"/></text:h>
              <text:p text:style-name="P208"><text:span text:style-name="T201">(</text:span><text:span text:style-name="T200">it's a hash!)</text:span></text:p>
            </table:table-cell>
            <table:table-cell table:style-name="Table8.B1" office:value-type="string">
              <text:p text:style-name="P250">validates :status,</text:p>
              <text:p text:style-name="P391"><text:s text:c="6"/>presence: true,</text:p>
              <text:p text:style-name="P436"><text:s text:c="6"/>length: {minimum: 3}</text:p>
            </table:table-cell>
          </table:table-row>
        </table:table>
        <text:p text:style-name="P387"><text:span text:style-name="T305">app/models/</text:span><text:span text:style-name="T12">micropost.rb</text:span></text:p>
        <table:table table:name="Table87" table:style-name="Table87">
          <table:table-column table:style-name="Table87.A"/>
          <table:table-row>
            <table:table-cell table:style-name="Table87.A1" office:value-type="string">
              <text:p text:style-name="P387">class Micropost &lt; ActiveRecord::Base</text:p>
              <text:p text:style-name="P387"><text:span text:style-name="T29"><text:s text:c="2"/></text:span><text:span text:style-name="T13">belongs_to </text:span><text:span text:style-name="T213">:user</text:span> <text:s/></text:p>
              <text:p text:style-name="P452"><text:span text:style-name="T29"><text:s text:c="2"/></text:span><text:span text:style-name="T51">validates</text:span><text:span text:style-name="T427"> </text:span><text:span text:style-name="T424">:content,length: {maximum: 1</text:span><text:span text:style-name="T425">4</text:span><text:span text:style-name="T424">0}</text:span><text:span text:style-name="T426">,</text:span></text:p>
              <text:p text:style-name="P292"><text:span text:style-name="T308"><text:s text:c="15"/></text:span><text:span text:style-name="T199">presence: true</text:span></text:p>
              <text:p text:style-name="P420">end</text:p>
            </table:table-cell>
          </table:table-row>
        </table:table>
        <text:p text:style-name="P101"><text:span text:style-name="T84">testing</text:span><text:span text:style-name="T85"> validation</text:span>:</text:p>
        <text:p text:style-name="P387">test<text:span text:style-name="T422">/models/user_test.rb</text:span></text:p>
        <table:table table:name="Table88" table:style-name="Table88">
          <table:table-column table:style-name="Table88.A"/>
          <table:table-row>
            <table:table-cell table:style-name="Table88.A1" office:value-type="string">
              <text:p text:style-name="P601">require 'test_helper'</text:p>
              <text:p text:style-name="P601"/>
              <text:p text:style-name="P609">class UserTest &lt; ActiveSupport::TestCase</text:p>
              <text:p text:style-name="P601"><text:s text:c="2"/>def <text:span text:style-name="T1">setup</text:span></text:p>
              <text:p text:style-name="P601"><text:s text:c="4"/>@user = User.new(<text:span text:style-name="T333">name: "Example</text:span><text:span text:style-name="T334"> </text:span><text:span text:style-name="T333">User"</text:span><text:span text:style-name="T334">,</text:span></text:p>
              <text:p text:style-name="P600"><text:span text:style-name="T246"><text:s text:c="2"/></text:span><text:span text:style-name="T243">end</text:span><text:span text:style-name="T231"> <text:s text:c="12"/></text:span><text:span text:style-name="T333">email: "user@example.ex"</text:span>)</text:p>
              <text:p text:style-name="P601"/>
              <text:p text:style-name="P601"><text:s text:c="2"/>test "name should be present" do</text:p>
              <text:p text:style-name="P601"><text:s text:c="4"/>@user.name = " <text:s text:c="2"/>"</text:p>
              <text:p text:style-name="P601"><text:s text:c="4"/><text:span text:style-name="T1">assert_not @user.valid?</text:span></text:p>
              <text:p text:style-name="P601"><text:s text:c="2"/>end</text:p>
              <text:p text:style-name="P601">end</text:p>
            </table:table-cell>
          </table:table-row>
        </table:table>
        <text:h text:style-name="Heading_20_1" text:outline-level="1"/>
        <text:h text:style-name="P750" text:outline-level="1"/>
        <text:h text:style-name="P75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06">$ rails <text:span text:style-name="T1">db:migrate</text:span> # <text:span text:style-name="T282">run signle migrations</text:span></text:p>
            </table:table-cell>
          </table:table-row>
          <table:table-row>
            <table:table-cell table:style-name="Table35.A2" office:value-type="string">
              <text:p text:style-name="P226"><text:span text:style-name="Source_20_Text"><text:span text:style-name="T492">$ </text:span></text:span><text:span text:style-name="Source_20_Text"><text:span text:style-name="T524">rails</text:span></text:span><text:span text:style-name="Source_20_Text"><text:span text:style-name="T454"> </text:span></text:span><text:span text:style-name="Source_20_Text"><text:span text:style-name="T455">db:drop</text:span></text:span><text:span text:style-name="Source_20_Text"><text:span text:style-name="T470"> <text:s text:c="10"/># </text:span></text:span><text:span text:style-name="Source_20_Text"><text:span text:style-name="T280">deletes db</text:span></text:span></text:p>
            </table:table-cell>
          </table:table-row>
          <table:table-row>
            <table:table-cell table:style-name="Table35.A2" office:value-type="string">
              <text:p text:style-name="P506">$ rails <text:span text:style-name="T1">db:create </text:span><text:s text:c="8"/># <text:span text:style-name="T282">creates db</text:span></text:p>
            </table:table-cell>
          </table:table-row>
          <table:table-row>
            <table:table-cell table:style-name="Table35.A4" office:value-type="string">
              <text:p text:style-name="P506">$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06">$ rails <text:span text:style-name="T1">db:setup </text:span></text:p>
            </table:table-cell>
          </table:table-row>
          <table:table-row>
            <table:table-cell table:style-name="Table35.A2" office:value-type="string">
              <text:p text:style-name="P506"><text:span text:style-name="T282">does </text:span>db:create, db:schema:load, db:seed</text:p>
            </table:table-cell>
          </table:table-row>
          <table:table-row>
            <table:table-cell table:style-name="Table35.A2" office:value-type="string">
              <text:p text:style-name="P50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05">$ rails <text:span text:style-name="T1">db:seed</text:span> <text:s text:c="3"/># <text:span text:style-name="T282">needs </text:span><text:span text:style-name="T147">db/seeds.rb</text:span></text:p>
            </table:table-cell>
          </table:table-row>
        </table:table>
        <text:h text:style-name="P690" text:outline-level="3"><text:bookmark-start text:name="__RefHeading___Toc5447_2180941235"/>rollback<text:bookmark-end text:name="__RefHeading___Toc5447_2180941235"/></text:h>
        <text:p text:style-name="P41"><text:span text:style-name="T454">The most immediately useful feature of migrations is when you've screwed something up because they're (usually) reversible. Let's say you just migrated to create a new database column but forgot a column to store the user's email... oops! </text:span><text:span text:style-name="T492">With </text:span><text:span text:style-name="Source_20_Text"><text:span text:style-name="T56">$ rake db:rollback</text:span></text:span><text:span text:style-name="T55"> </text:span></text:p>
        <text:p text:style-name="P71">the last series of migrations that you ran will be reversed and you're back to where you were. Then you just edit the file, rerun the migrations, and move on with your life.</text:p>
        <text:p text:style-name="P41"><text:span text:style-name="T454">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4"> method. It preserves the database.</text:span></text:p>
        <text:h text:style-name="P642" text:outline-level="2"/>
        <text:h text:style-name="P681" text:outline-level="2"><text:bookmark-start text:name="__RefHeading___Toc20246_1983577219"/><text:span text:style-name="T454">Migration</text:span><text:span text:style-name="T525">s</text:span><text:bookmark-end text:name="__RefHeading___Toc20246_1983577219"/></text:h>
        <text:p text:style-name="P191">A migration is basically a script that tells Rails how you want to set up or change a database<text:span text:style-name="T421">. I</text:span>t lets you set up your database using user-friendly Ruby code instead of SQL</text:p>
        <table:table table:name="Table34" table:style-name="Table34">
          <table:table-column table:style-name="Table34.A"/>
          <table:table-row>
            <table:table-cell table:style-name="Table34.A1" office:value-type="string">
              <text:p text:style-name="P403">bin/rails <text:span text:style-name="T1">generate migration</text:span> <text:span text:style-name="T356">wtfwtfero</text:span></text:p>
            </table:table-cell>
          </table:table-row>
        </table:table>
        <text:p text:style-name="P102">That will create a file in <text:span text:style-name="T168">db/migrate/</text:span><text:span text:style-name="T356"> </text:span></text:p>
        <text:p text:style-name="P102"><text:span text:style-name="T356">that ends in </text:span><text:span text:style-name="T168">wtfwtfero</text:span><text:span text:style-name="T110">.rb</text:span></text:p>
        <table:table table:name="Table86" table:style-name="Table86">
          <table:table-column table:style-name="Table86.A"/>
          <table:table-row>
            <table:table-cell table:style-name="Table86.A1" office:value-type="string">
              <text:p text:style-name="P403">$ rails <text:span text:style-name="T1">generate migration </text:span></text:p>
              <text:p text:style-name="P293">add_password_digest_to_users password_digest:string</text:p>
            </table:table-cell>
          </table:table-row>
        </table:table>
        <text:p text:style-name="P102">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54"><text:span text:style-name="Source_20_Text"><text:span text:style-name="T454">bin/</text:span></text:span><text:span text:style-name="Source_20_Text"><text:span text:style-name="T455">rake db:migrate</text:span></text:span></text:p>
            </table:table-cell>
          </table:table-row>
        </table:table>
        <text:p text:style-name="P152"><text:span text:style-name="T454">We tell </text:span><text:span text:style-name="Source_20_Text"><text:span text:style-name="T72">rake</text:span></text:span><text:span text:style-name="T454"> to </text:span><text:span text:style-name="Source_20_Text"><text:span text:style-name="T180">db:migrate</text:span></text:span><text:span text:style-name="T454"> which means </text:span></text:p>
        <text:p text:style-name="P26"><text:span text:style-name="T454">"look in your set of functions for the database (</text:span><text:span text:style-name="Source_20_Text"><text:span text:style-name="T180">db</text:span></text:span><text:span text:style-name="T454">) and run the </text:span><text:span text:style-name="Source_20_Text"><text:span text:style-name="T180">migrate</text:span></text:span><text:span text:style-name="T454"> function." </text:span></text:p>
        <text:p text:style-name="P152"><text:span text:style-name="T454">The </text:span><text:span text:style-name="Source_20_Text"><text:span text:style-name="T180">migrate</text:span></text:span><text:span text:style-name="T454"> action finds all migrations in <text:s/></text:span><text:span text:style-name="Source_20_Text"><text:span text:style-name="T180">db/migrate/ </text:span></text:span><text:span text:style-name="Source_20_Text"><text:span text:style-name="T290">and</text:span></text:span><text:span text:style-name="T290"> </text:span><text:span text:style-name="T454">looks at a special table in the </text:span><text:span text:style-name="T180">DB</text:span><text:span text:style-name="T454"> to determine which migrations have and have not been run yet, then runs any migration that hasn’t been run.</text:span></text:p>
        <text:p text:style-name="P102"/>
        <text:h text:style-name="Heading_20_2" text:outline-level="2"><text:bookmark-start text:name="__RefHeading___Toc20248_1983577219"/>console<text:bookmark-end text:name="__RefHeading___Toc20248_1983577219"/></text:h>
        <text:h text:style-name="P70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3"><text:span text:style-name="T532">t</text:span> = <text:span text:style-name="T1">Tweet</text:span>.new</text:p>
              <text:p text:style-name="P403">t.<text:span text:style-name="T1">status</text:span>=“Status1”</text:p>
              <text:p text:style-name="P392">t.<text:span text:style-name="T1">save</text:span></text:p>
            </table:table-cell>
            <table:covered-table-cell/>
            <table:table-cell table:style-name="Table2.C1" office:value-type="string">
              <text:p text:style-name="P393">t = <text:span text:style-name="T1">TableName</text:span>.new</text:p>
              <text:p text:style-name="P393">t.<text:span text:style-name="T1">key</text:span> = <text:span text:style-name="T1">value</text:span></text:p>
              <text:p text:style-name="P393">t.<text:span text:style-name="T1">save</text:span></text:p>
            </table:table-cell>
          </table:table-row>
          <table:table-row>
            <table:table-cell table:style-name="Table2.A2" table:number-columns-spanned="3" office:value-type="string">
              <text:p text:style-name="P394">t = Tweet.new<text:span text:style-name="T330">(status: “Status1”,zo</text:span><text:span text:style-name="T331">m</text:span><text:span text:style-name="T330">bie:“Jim”)</text:span></text:p>
              <text:p text:style-name="P394">t.<text:span text:style-name="T1">save</text:span></text:p>
            </table:table-cell>
            <table:covered-table-cell/>
            <table:covered-table-cell/>
          </table:table-row>
          <table:table-row>
            <table:table-cell table:style-name="Table2.A3" office:value-type="string">
              <text:h text:style-name="P713" text:outline-level="3"><text:bookmark-start text:name="__RefHeading___Toc11302_1812042296"/>Create<text:bookmark-end text:name="__RefHeading___Toc11302_1812042296"/></text:h>
            </table:table-cell>
            <table:table-cell table:style-name="Table2.B3" table:number-columns-spanned="2" office:value-type="string">
              <text:p text:style-name="P403"><text:span text:style-name="T5">TableName</text:span><text:span text:style-name="T225">.create(</text:span><text:span text:style-name="T5">hash</text:span><text:span text:style-name="T225">)</text:span></text:p>
            </table:table-cell>
            <table:covered-table-cell/>
          </table:table-row>
          <table:table-row>
            <table:table-cell table:style-name="Table2.C1" table:number-columns-spanned="3" office:value-type="string">
              <text:p text:style-name="P393">Tweet<text:span text:style-name="T1">.create</text:span><text:span text:style-name="T102">(status: “Status1”,zombie: “Jim”)</text:span></text:p>
            </table:table-cell>
            <table:covered-table-cell/>
            <table:covered-table-cell/>
          </table:table-row>
          <table:table-row>
            <table:table-cell table:style-name="Table2.A2" table:number-columns-spanned="3" office:value-type="string">
              <text:p text:style-name="P151">create automatically saves the entry</text:p>
            </table:table-cell>
            <table:covered-table-cell/>
            <table:covered-table-cell/>
          </table:table-row>
        </table:table>
        <text:h text:style-name="P705" text:outline-level="3"><text:bookmark-start text:name="__RefHeading___Toc1456_1812042296"/><text:span text:style-name="T224">R</text:span>e<text:span text:style-name="T226">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14">Id</text:p>
                  </table:table-cell>
                  <table:table-cell table:style-name="Table4.A1" office:value-type="string">
                    <text:p text:style-name="P615">Status</text:p>
                  </table:table-cell>
                  <table:table-cell table:style-name="Table4.C1" office:value-type="string">
                    <text:p text:style-name="P615">zombie</text:p>
                  </table:table-cell>
                </table:table-row>
                <table:table-row>
                  <table:table-cell table:style-name="Table4.A2" office:value-type="string">
                    <text:p text:style-name="P614">1</text:p>
                  </table:table-cell>
                  <table:table-cell table:style-name="Table4.A2" office:value-type="string">
                    <text:p text:style-name="P615">Status1</text:p>
                  </table:table-cell>
                  <table:table-cell table:style-name="Table4.C2" office:value-type="string">
                    <text:p text:style-name="P615">Ash</text:p>
                  </table:table-cell>
                </table:table-row>
                <table:table-row>
                  <table:table-cell table:style-name="Table4.A2" office:value-type="string">
                    <text:p text:style-name="P614">2</text:p>
                  </table:table-cell>
                  <table:table-cell table:style-name="Table4.A2" office:value-type="string">
                    <text:p text:style-name="P615">Status2</text:p>
                  </table:table-cell>
                  <table:table-cell table:style-name="Table4.C2" office:value-type="string">
                    <text:p text:style-name="P615">Bob</text:p>
                  </table:table-cell>
                </table:table-row>
                <table:table-row>
                  <table:table-cell table:style-name="Table4.A2" office:value-type="string">
                    <text:p text:style-name="P614">3</text:p>
                  </table:table-cell>
                  <table:table-cell table:style-name="Table4.A2" office:value-type="string">
                    <text:p text:style-name="P615">Status3</text:p>
                  </table:table-cell>
                  <table:table-cell table:style-name="Table4.C2" office:value-type="string">
                    <text:p text:style-name="P615">Jim</text:p>
                  </table:table-cell>
                </table:table-row>
                <table:table-row>
                  <table:table-cell table:style-name="Table4.A2" office:value-type="string">
                    <text:p text:style-name="P614">4</text:p>
                  </table:table-cell>
                  <table:table-cell table:style-name="Table4.A2" office:value-type="string">
                    <text:p text:style-name="P615">Status<text:span text:style-name="T211">4</text:span></text:p>
                  </table:table-cell>
                  <table:table-cell table:style-name="Table4.C2" office:value-type="string">
                    <text:p text:style-name="P615">Ash</text:p>
                  </table:table-cell>
                </table:table-row>
              </table:table>
              <text:p text:style-name="P189"/>
            </table:table-cell>
            <table:table-cell table:style-name="Table3.B1" office:value-type="string">
              <text:p text:style-name="P403">Tweet.<text:span text:style-name="T1">find</text:span>(3)</text:p>
              <text:p text:style-name="P615"/>
              <text:p text:style-name="P615"><text:span text:style-name="T111">puts t[:id] <text:s/></text:span>=&gt; <text:s/>3</text:p>
              <text:p text:style-name="P602">puts t[:zombie] </text:p>
              <text:p text:style-name="P190"><text:bookmark-start text:name="__RefHeading___Toc1570_1812042296"/>alternate form<text:bookmark-end text:name="__RefHeading___Toc1570_1812042296"/></text:p>
              <text:p text:style-name="P403">puts t.id</text:p>
              <text:p text:style-name="P403">puts t.zombie</text:p>
            </table:table-cell>
          </table:table-row>
        </table:table>
        <text:p text:style-name="P126"><text:bookmark-start text:name="__RefHeading___Toc2039_1812042296"/><text:soft-page-break/>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8"><text:span text:style-name="T227">T</text:span>wee<text:span text:style-name="T226">t.</text:span><text:span text:style-name="T2">find</text:span><text:span text:style-name="T226">(3,4,5)</text:span></text:p>
            </table:table-cell>
            <table:table-cell table:style-name="Table5.B1" office:value-type="string">
              <text:p text:style-name="P395">Tweet.<text:span text:style-name="T1">first</text:span><text:tab/></text:p>
            </table:table-cell>
          </table:table-row>
          <table:table-row>
            <table:table-cell table:style-name="Table5.A1" office:value-type="string">
              <text:p text:style-name="P254">Tweet.<text:span text:style-name="T1">order</text:span>(:zombie)</text:p>
            </table:table-cell>
            <table:table-cell table:style-name="Table5.B1" office:value-type="string">
              <text:p text:style-name="P396"><text:span text:style-name="T243">Tweet.</text:span><text:span text:style-name="T247">count</text:span></text:p>
            </table:table-cell>
          </table:table-row>
          <table:table-row>
            <table:table-cell table:style-name="Table5.A1" office:value-type="string">
              <text:p text:style-name="P254">Tweet.<text:span text:style-name="T1">limit</text:span>(10)</text:p>
            </table:table-cell>
            <table:table-cell table:style-name="Table5.B1" office:value-type="string">
              <text:p text:style-name="P397"><text:span text:style-name="T243">Tweet.</text:span><text:span text:style-name="T247">all</text:span></text:p>
            </table:table-cell>
          </table:table-row>
          <table:table-row>
            <table:table-cell table:style-name="Table5.B1" table:number-columns-spanned="2" office:value-type="string">
              <text:p text:style-name="P255"><text:span text:style-name="T238">Tweet.</text:span><text:span text:style-name="T239">where</text:span><text:span text:style-name="T238">(zombie: “ash”)</text:span></text:p>
            </table:table-cell>
            <table:covered-table-cell/>
          </table:table-row>
        </table:table>
        <text:p text:style-name="P102">you can <text:span text:style-name="T251">combine</text:span> them</text:p>
        <text:p text:style-name="P439">Tweet.<text:span text:style-name="T250">where(zombie:”ash”).order(:status).limit(10)</text:span></text:p>
        <text:p text:style-name="P439"/>
        <text:p text:style-name="P403">Zombie.find(1).weapons</text:p>
        <text:h text:style-name="P705" text:outline-level="3"><text:bookmark-start text:name="__RefHeading___Toc1696_1812042296"/><text:span text:style-name="T224">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98">t = Tweet.find(3)</text:p>
              <text:p text:style-name="P398">t.zombie = “<text:span text:style-name="T255">blah</text:span>”</text:p>
              <text:p text:style-name="P398">t.<text:span text:style-name="T1">save</text:span></text:p>
            </table:table-cell>
            <table:table-cell table:style-name="Table6.B1" office:value-type="string">
              <text:p text:style-name="P399">t = <text:span text:style-name="T1">Table</text:span>.find(id)</text:p>
              <text:p text:style-name="P399">t.<text:span text:style-name="T1">key</text:span> = <text:span text:style-name="T1">value</text:span></text:p>
              <text:p text:style-name="P399">t.save</text:p>
            </table:table-cell>
          </table:table-row>
          <table:table-row>
            <table:table-cell table:style-name="Table6.A2" office:value-type="string">
              <text:p text:style-name="P400">t = Tweet.find(2)</text:p>
              <text:p text:style-name="P400">t.attributes = {</text:p>
              <text:p text:style-name="P400"><text:s text:c="2"/><text:span text:style-name="T1">status:</text:span> “uhuh”,</text:p>
              <text:p text:style-name="P400"><text:s text:c="2"/><text:span text:style-name="T1">zombie:</text:span> “Frank”}</text:p>
              <text:p text:style-name="P400">t.<text:span text:style-name="T1">save</text:span></text:p>
            </table:table-cell>
            <table:table-cell table:style-name="Table6.B2" office:value-type="string">
              <text:p text:style-name="P191"><text:bookmark-start text:name="__RefHeading___Toc2041_1812042296"/><text:span text:style-name="T1">alt form </text:span><text:span text:style-name="T4">#1</text:span><text:bookmark-end text:name="__RefHeading___Toc2041_1812042296"/></text:p>
              <text:p text:style-name="P403"><text:span text:style-name="T431">t = </text:span><text:span text:style-name="T30">Table</text:span><text:span text:style-name="T431">.find(</text:span><text:span text:style-name="T30">id</text:span><text:span text:style-name="T431">)</text:span></text:p>
              <text:p text:style-name="P400">t.attributes =<text:span text:style-name="T1">hash</text:span></text:p>
              <text:p text:style-name="P400">t.save</text:p>
            </table:table-cell>
          </table:table-row>
          <table:table-row>
            <table:table-cell table:style-name="Table6.A2" office:value-type="string">
              <text:p text:style-name="P401">t = Tweet.find(2)</text:p>
              <text:p text:style-name="P401">t.update (</text:p>
              <text:p text:style-name="P403"><text:s text:c="2"/><text:span text:style-name="T4">status:</text:span><text:span text:style-name="T256"> “uhuh”,</text:span></text:p>
              <text:p text:style-name="P403"><text:s text:c="2"/><text:span text:style-name="T4">zombie:</text:span><text:span text:style-name="T256"> “Frank”)</text:span> </text:p>
            </table:table-cell>
            <table:table-cell table:style-name="Table6.B3" office:value-type="string">
              <text:p text:style-name="P190"><text:bookmark-start text:name="__RefHeading___Toc2043_1812042296"/>alt form #2<text:bookmark-end text:name="__RefHeading___Toc2043_1812042296"/></text:p>
              <text:p text:style-name="P401">t = Tweet.find(2)</text:p>
              <text:p text:style-name="P444">t = <text:span text:style-name="T1">Table</text:span>.update(<text:span text:style-name="T1">hash</text:span>)</text:p>
            </table:table-cell>
          </table:table-row>
          <table:table-row>
            <table:table-cell table:style-name="Table6.A4" table:number-columns-spanned="2" office:value-type="string">
              <text:p text:style-name="P152"><text:span text:style-name="T454">The </text:span><text:span text:style-name="Source_20_Text"><text:span text:style-name="T56">update_attributes</text:span></text:span><text:span text:style-name="T454"> method accepts a hash of attributes, and on success performs both the update and the save in one step (returning </text:span><text:span text:style-name="Source_20_Text"><text:span text:style-name="T56">true</text:span></text:span><text:span text:style-name="T454"> to indicate that the save went through)</text:span></text:p>
            </table:table-cell>
            <table:covered-table-cell/>
          </table:table-row>
        </table:table>
        <text:h text:style-name="P705"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402">t = <text:span text:style-name="T1">Tweet</text:span>.find(2)</text:p>
              <text:p text:style-name="P402">t.destroy</text:p>
            </table:table-cell>
            <table:table-cell table:style-name="Table9.B1" office:value-type="string">
              <text:p text:style-name="P403">t = <text:span text:style-name="T3">Table</text:span><text:span text:style-name="T257">.find(</text:span><text:span text:style-name="T3">id</text:span><text:span text:style-name="T257">)</text:span></text:p>
              <text:p text:style-name="P402">t.destroy</text:p>
            </table:table-cell>
          </table:table-row>
          <table:table-row>
            <table:table-cell table:style-name="Table9.A2" office:value-type="string">
              <text:p text:style-name="P455"><text:span text:style-name="T1">Tweet</text:span>.find(2).destroy</text:p>
            </table:table-cell>
            <table:table-cell table:style-name="Table9.B3" office:value-type="string">
              <text:p text:style-name="P190"><text:bookmark-start text:name="__RefHeading___Toc2045_1812042296"/>alt<text:span text:style-name="T259">ernate</text:span> <text:span text:style-name="T258">form</text:span><text:bookmark-end text:name="__RefHeading___Toc2045_1812042296"/></text:p>
              <text:p text:style-name="P437"><text:span text:style-name="T1">Table</text:span>.find(<text:span text:style-name="T1">id</text:span>).destroy</text:p>
            </table:table-cell>
          </table:table-row>
          <table:table-row>
            <table:table-cell table:style-name="Table9.A2" office:value-type="string">
              <text:p text:style-name="P403"><text:span text:style-name="T1">Tweet</text:span>.destroy_all</text:p>
            </table:table-cell>
            <table:table-cell table:style-name="Table9.B3" office:value-type="string">
              <text:h text:style-name="P706" text:outline-level="3"><text:bookmark-start text:name="__RefHeading___Toc2047_1812042296"/>destroy all<text:bookmark-end text:name="__RefHeading___Toc2047_1812042296"/></text:h>
            </table:table-cell>
          </table:table-row>
        </table:table>
        <text:h text:style-name="P760" text:outline-level="1"/>
        <text:h text:style-name="P758" text:outline-level="1"/>
        <text:h text:style-name="P761"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65">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40">app/helpers/application_helper.rb</text:p>
            </table:table-cell>
          </table:table-row>
          <table:table-row>
            <table:table-cell table:style-name="Table26.A2" office:value-type="string">
              <text:p text:style-name="P298">def full_title(page_title = '')</text:p>
              <text:p text:style-name="P298"><text:s text:c="2"/><text:span text:style-name="T1">base_title</text:span> = '<text:span text:style-name="T366">titolo culo</text:span>'</text:p>
              <text:p text:style-name="P298"><text:s text:c="2"/>if page_title.empty?</text:p>
              <text:p text:style-name="P298"><text:s text:c="4"/><text:span text:style-name="T1">base_title</text:span></text:p>
              <text:p text:style-name="P298"><text:s text:c="2"/>else</text:p>
              <text:p text:style-name="P298"><text:s text:c="4"/>"#{<text:span text:style-name="T1">page_title</text:span>} - #{base_title}"</text:p>
              <text:p text:style-name="P298"><text:s text:c="2"/>end</text:p>
              <text:p text:style-name="P408">end</text:p>
            </table:table-cell>
          </table:table-row>
          <table:table-row>
            <table:table-cell table:style-name="Table26.A2" office:value-type="string">
              <text:p text:style-name="P299">views/layouts/application.html.erb</text:p>
            </table:table-cell>
          </table:table-row>
          <table:table-row>
            <table:table-cell table:style-name="Table26.A2" office:value-type="string">
              <text:p text:style-name="P299">&lt;title&gt;</text:p>
              <text:p text:style-name="P300">&lt;%= full_title(yield(:title))&gt;&lt;/title&gt;</text:p>
            </table:table-cell>
          </table:table-row>
        </table:table>
        <text:p text:style-name="P620">helper methods <text:span text:style-name="T1">aren’t available in tests</text:span></text:p>
        <text:h text:style-name="P762" text:outline-level="1"><text:bookmark-start text:name="__RefHeading___Toc4401_3061750504"/>Syntax<text:bookmark-end text:name="__RefHeading___Toc4401_3061750504"/></text:h>
        <text:h text:style-name="P643" text:outline-level="2"><text:bookmark-start text:name="__RefHeading___Toc4403_3061750504"/>loop<text:bookmark-end text:name="__RefHeading___Toc4403_3061750504"/></text:h>
        <text:p text:style-name="P301">&lt;% <text:span text:style-name="T8">Tweet.all.each do |tweet|</text:span><text:span text:style-name="T267"> %&gt;</text:span></text:p>
        <text:p text:style-name="P302"><text:s text:c="2"/>&lt;tr&gt;</text:p>
        <text:p text:style-name="P302"><text:s text:c="4"/>&lt;td&gt; &lt;%= tweet.status %&gt; &lt;/td&gt;</text:p>
        <text:p text:style-name="P301"><text:s text:c="4"/><text:span text:style-name="T268">&lt;td&gt; &lt;%= tweet.zombie.name %&gt; &lt;/td&gt;</text:span></text:p>
        <text:p text:style-name="P301"><text:s text:c="2"/><text:span text:style-name="T268">&lt;/tr&gt;</text:span></text:p>
        <text:p text:style-name="P302">&lt;% <text:span text:style-name="T1">end</text:span> %&gt;</text:p>
        <text:p text:style-name="P303"/>
        <text:p text:style-name="P303">example #2</text:p>
        <text:p text:style-name="P303">&lt;% zombies = Zombie.all %&gt; </text:p>
        <text:p text:style-name="P303">&lt;ul&gt; &lt;% <text:span text:style-name="T1">zombies.each do |zombie|</text:span> %&gt;</text:p>
        <text:p text:style-name="P303"><text:s text:c="2"/>&lt;li&gt; &lt;%= zombie.name %&gt; &lt;/li&gt;</text:p>
        <text:p text:style-name="P303"><text:s/>&lt;% end %&gt; &lt;/ul&gt;</text:p>
        <text:h text:style-name="P643" text:outline-level="2"><text:bookmark-start text:name="__RefHeading___Toc3899_20905896541"/>conditionals (if)<text:bookmark-end text:name="__RefHeading___Toc3899_20905896541"/></text:h>
        <text:p text:style-name="P301"><text:span text:style-name="T269">&lt;% </text:span><text:span text:style-name="T28">if tweets.size == 0</text:span><text:span text:style-name="T269"> %&gt;</text:span></text:p>
        <text:p text:style-name="P304"><text:s/><text:span text:style-name="T228">&lt;em&gt;No Tweets Found&lt;/em&gt;</text:span></text:p>
        <text:p text:style-name="P304"><text:span text:style-name="T228">&lt;% </text:span><text:span text:style-name="T241">end</text:span><text:span text:style-name="T228"> %&gt;</text:span></text:p>
        <text:h text:style-name="P64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6">rails s</text:p>
            </table:table-cell>
            <table:table-cell table:style-name="Table58.B1" office:value-type="string">
              <text:p text:style-name="P306">rails server</text:p>
            </table:table-cell>
          </table:table-row>
          <table:table-row>
            <table:table-cell table:style-name="Table58.A2" office:value-type="string">
              <text:p text:style-name="P306">rails c</text:p>
            </table:table-cell>
            <table:table-cell table:style-name="Table58.B2" office:value-type="string">
              <text:p text:style-name="P306">rails console</text:p>
            </table:table-cell>
          </table:table-row>
          <table:table-row>
            <table:table-cell table:style-name="Table58.A2" office:value-type="string">
              <text:p text:style-name="P306">rails g</text:p>
            </table:table-cell>
            <table:table-cell table:style-name="Table58.B2" office:value-type="string">
              <text:p text:style-name="P306">rails generate</text:p>
            </table:table-cell>
          </table:table-row>
          <table:table-row>
            <table:table-cell table:style-name="Table58.A2" office:value-type="string">
              <text:p text:style-name="P306">rails t</text:p>
            </table:table-cell>
            <table:table-cell table:style-name="Table58.B2" office:value-type="string">
              <text:p text:style-name="P306">rails test</text:p>
            </table:table-cell>
          </table:table-row>
          <table:table-row>
            <table:table-cell table:style-name="Table58.A2" office:value-type="string">
              <text:p text:style-name="P306">bundle</text:p>
            </table:table-cell>
            <table:table-cell table:style-name="Table58.B2" office:value-type="string">
              <text:p text:style-name="P306">bundle install</text:p>
            </table:table-cell>
          </table:table-row>
        </table:table>
        <text:h text:style-name="P735" text:outline-level="1"/>
        <text:h text:style-name="P748" text:outline-level="1"><text:bookmark-start text:name="__RefHeading___Toc12700_952624381"/>Scaffolding <text:bookmark-end text:name="__RefHeading___Toc12700_952624381"/></text:h>
        <text:p text:style-name="P309">$ rails <text:span text:style-name="T1">generate scaffold</text:span> <text:span text:style-name="T1">User</text:span></text:p>
        <text:p text:style-name="P309"><text:tab/><text:tab/> <text:span text:style-name="T1">name</text:span>:<text:span text:style-name="T228">string</text:span> <text:span text:style-name="T1">email</text:span>:<text:span text:style-name="T228">string</text:span></text:p>
        <text:p text:style-name="P310"/>
        <text:p text:style-name="P252">$ rails <text:span text:style-name="T1">generate scaffold Micropost</text:span></text:p>
        <text:p text:style-name="P253"><text:s/><text:span text:style-name="T1">content</text:span>:<text:span text:style-name="T237">text</text:span> <text:span text:style-name="T1">user_id</text:span>:<text:span text:style-name="T228">integer</text:span></text:p>
        <text:p text:style-name="P311"/>
        <text:p text:style-name="P72">there is no need to include a parameter for <text:span text:style-name="T1">id</text:span>; </text:p>
        <text:p text:style-name="P72">it is created automatically by Rails for use as the</text:p>
        <text:p text:style-name="P72">primary key in the database</text:p>
        <text:p text:style-name="P72"/>
        <text:p text:style-name="P309">$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13"/>
        <text:p text:style-name="P73"><text:span text:style-name="T358">in generating the </text:span><text:span text:style-name="T169">Users</text:span><text:span text:style-name="T358"> resource scaffolding we have also created a large number of pages for manipu</text:span>lating users. </text:p>
        <text:p text:style-name="P73">For example, <text:span text:style-name="T169">/users</text:span>, and <text:span text:style-name="T169">/users/new</text:span>. </text:p>
        <text:h text:style-name="P736" text:outline-level="1"><text:bookmark-start text:name="__RefHeading___Toc5583_684870536"/>CSS<text:bookmark-end text:name="__RefHeading___Toc5583_684870536"/></text:h>
        <text:p text:style-name="P74">The directory<text:span text:style-name="T409"> </text:span><text:span text:style-name="T134">app/assets/stylesheets/</text:span></text:p>
        <text:p text:style-name="P176">is part of the asset pipeline</text:p>
        <text:p text:style-name="P164"><text:span text:style-name="T454">any stylesheets in this directory will automatically be included as part of the </text:span><text:span text:style-name="Source_20_Text"><text:span text:style-name="T55">application.css</text:span></text:span><text:span text:style-name="T454"> file included in the site layout. </text:span></text:p>
        <text:p text:style-name="P164"><text:span text:style-name="T454">the filename </text:span><text:span text:style-name="Source_20_Text"><text:span text:style-name="T454">custom.scss</text:span></text:span><text:span text:style-name="T454"> includes the </text:span><text:span text:style-name="Source_20_Text"><text:span text:style-name="T454">.scss</text:span></text:span><text:span text:style-name="T454"> extension, which indicates a “Sassy CSS” file and arranges for the asset pipeline to process the file using Sass.</text:span></text:p>
        <text:p text:style-name="P164"><text:span text:style-name="T454">Inside the file for the custom CSS, we can use the </text:span><text:span text:style-name="Source_20_Text"><text:span text:style-name="T454">@import</text:span></text:span><text:span text:style-name="T454"> function to include Bootstrap (together with the associated Sprockets utility)</text:span></text:p>
        <text:p text:style-name="P305">app/assets/stylesheets/custom.scss</text:p>
        <table:table table:name="Table77" table:style-name="Table77">
          <table:table-column table:style-name="Table77.A"/>
          <table:table-row>
            <table:table-cell table:style-name="Table77.A1" office:value-type="string">
              <text:p text:style-name="P305">@import "bootstrap-sprockets";</text:p>
              <text:p text:style-name="P305">@import "bootstrap";</text:p>
            </table:table-cell>
          </table:table-row>
        </table:table>
        <text:h text:style-name="P737" text:outline-level="1"/>
        <text:h text:style-name="P759" text:outline-level="1"><text:bookmark-start text:name="__RefHeading___Toc3197_1309305363"/><text:soft-page-break/>Testing<text:bookmark-end text:name="__RefHeading___Toc3197_1309305363"/></text:h>
        <text:p text:style-name="P461">Red, Green, Refactor</text:p>
        <table:table table:name="Table15" table:style-name="Table15">
          <table:table-column table:style-name="Table15.A"/>
          <table:table-column table:style-name="Table15.B"/>
          <table:table-row>
            <table:table-cell table:style-name="Table15.A1" office:value-type="string">
              <text:p text:style-name="P75"><text:span text:style-name="T110">rails generate controller</text:span> automatically generate<text:span text:style-name="T371">s</text:span> test<text:span text:style-name="T396">s</text:span> file<text:span text:style-name="T396">s</text:span></text:p>
            </table:table-cell>
            <table:table-cell table:style-name="Table15.B1" office:value-type="string">
              <text:p text:style-name="P449"/>
            </table:table-cell>
          </table:table-row>
          <table:table-row>
            <table:table-cell table:style-name="Table15.A1" table:number-columns-spanned="2" office:value-type="string">
              <text:p text:style-name="P44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2">require 'test_helper'</text:p>
              <text:p text:style-name="P342"/>
              <text:p text:style-name="P342">class StaticPagesControllerTest &lt; <text:s/></text:p>
              <text:p text:style-name="P288"><text:s text:c="7"/>ActionController::TestCase</text:p>
              <text:p text:style-name="P342"><text:s text:c="2"/>test "should get home" do</text:p>
              <text:p text:style-name="P342"><text:s text:c="4"/><text:span text:style-name="T1">get</text:span> :home</text:p>
              <text:p text:style-name="P342"><text:s text:c="4"/><text:span text:style-name="T1">assert_response</text:span> :success</text:p>
              <text:p text:style-name="P342"><text:s text:c="2"/>end</text:p>
              <text:p text:style-name="P343"><text:s text:c="2"/>test "get root" do</text:p>
              <text:p text:style-name="P343"><text:s text:c="4"/><text:span text:style-name="T1">get</text:span> root_path</text:p>
              <text:p text:style-name="P343"><text:s text:c="4"/><text:span text:style-name="T42">assert_template</text:span><text:span text:style-name="T316"> 'static_pages/home'</text:span></text:p>
              <text:p text:style-name="P284"><text:s text:c="2"/>end</text:p>
              <text:p text:style-name="P345">end</text:p>
            </table:table-cell>
          </table:table-row>
        </table:table>
        <text:h text:style-name="P714" text:outline-level="3"><text:bookmark-start text:name="__RefHeading___Toc11617_3945550178"/>minitest reporters<text:bookmark-end text:name="__RefHeading___Toc11617_3945550178"/></text:h>
        <text:p text:style-name="P202"><text:span text:style-name="T502">c</text:span><text:span text:style-name="T454">olors and better stats!</text:span></text:p>
        <text:p text:style-name="P373">test/test_helper.rb</text:p>
        <table:table table:name="Table67" table:style-name="Table67">
          <table:table-column table:style-name="Table67.A"/>
          <table:table-row>
            <table:table-cell table:style-name="Table67.A1" office:value-type="string">
              <text:p text:style-name="P372">require <text:span text:style-name="T399">"minitest/reporters"</text:span></text:p>
              <text:p text:style-name="P373">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7">$ bundle exec rake test</text:p>
              <text:p text:style-name="P418">$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9">$ rails test <text:span text:style-name="T228">path_to_test</text:span></text:p>
            </table:table-cell>
          </table:table-row>
          <table:table-row>
            <table:table-cell table:style-name="Table63.A4" office:value-type="string">
              <text:p text:style-name="P415">$ rails test:integration</text:p>
              <text:p text:style-name="P416">$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2">$ <text:span text:style-name="T416">rails generate integration_test</text:span></text:p>
              <text:p text:style-name="P371">site_layout</text:p>
            </table:table-cell>
          </table:table-row>
        </table:table>
        <text:h text:style-name="P645"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99">cookies[:remember_token]</text:p>
            </table:table-cell>
            <table:table-cell table:style-name="Table132.B1" office:value-type="string">
              <text:p text:style-name="P616">is always nil</text:p>
            </table:table-cell>
          </table:table-row>
          <table:table-row>
            <table:table-cell table:style-name="Table132.A2" office:value-type="string">
              <text:p text:style-name="P466">cookies['remember_token']</text:p>
            </table:table-cell>
            <table:table-cell table:style-name="Table132.B2" office:value-type="string">
              <text:p text:style-name="P616">works</text:p>
            </table:table-cell>
          </table:table-row>
          <table:table-row>
            <table:table-cell table:style-name="Table132.B2" table:number-columns-spanned="2" office:value-type="string">
              <text:p text:style-name="Standard"><text:span text:style-name="Source_20_Text"><text:span text:style-name="T281">the </text:span></text:span><text:span text:style-name="Source_20_Text"><text:span text:style-name="T81">cookies</text:span></text:span><text:span text:style-name="T316"> method doesn’t work with symbols</text:span></text:p>
            </table:table-cell>
            <table:covered-table-cell/>
          </table:table-row>
        </table:table>
        <text:h text:style-name="P631" text:outline-level="2"/>
        <text:h text:style-name="P676"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91"># app<text:span text:style-name="T559">/models/user.rb</text:span></text:p>
              <text:p text:style-name="P490">def <text:span text:style-name="T1">User.digest</text:span>(string)</text:p>
              <text:p text:style-name="P448"><text:s/>cost = ActiveModel::SecurePassword.min_cost ? <text:s/>BCrypt::Engine::MIN_COST : BCrypt::Engine.cost</text:p>
              <text:p text:style-name="P448">BCrypt::Password.create(string, cost: cost)</text:p>
              <text:p text:style-name="P490">end<text:tab/></text:p>
            </table:table-cell>
            <table:covered-table-cell/>
          </table:table-row>
          <table:table-row>
            <table:table-cell table:style-name="Table73.A2" table:number-columns-spanned="2" office:value-type="string">
              <text:p text:style-name="P492"># test/fixtures/users.yml</text:p>
              <text:p text:style-name="P492">michael:</text:p>
              <text:p text:style-name="P492"><text:s text:c="2"/>name <text:s text:c="10"/>: Michael Example</text:p>
              <text:p text:style-name="P492"><text:s text:c="2"/>email <text:s text:c="9"/>: michael@example.com</text:p>
              <text:p text:style-name="P492"><text:s text:c="2"/>password_digest: </text:p>
              <text:p text:style-name="P49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5">user = users(:michael)</text:p>
            </table:table-cell>
            <table:table-cell table:style-name="Table73.B3" office:value-type="string">
              <text:p text:style-name="P136"><text:span text:style-name="Source_20_Text"><text:span text:style-name="T49">users</text:span></text:span> <text:span text:style-name="T560">for </text:span>the fixture filename <text:span text:style-name="Source_20_Text"><text:span text:style-name="T1">users.yml</text:span></text:span></text:p>
            </table:table-cell>
          </table:table-row>
        </table:table>
        <text:h text:style-name="P64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9">setup do</text:p>
              <text:p text:style-name="P375"><text:s text:c="2"/>@title_long = "<text:span text:style-name="T397">loooong title</text:span>"</text:p>
              <text:p text:style-name="P376"><text:s text:c="2"/>@user = users(:michael)<text:span text:style-name="T561"> # fixtures!</text:span></text:p>
              <text:p text:style-name="P375">end</text:p>
            </table:table-cell>
          </table:table-row>
        </table:table>
        <text:h text:style-name="P647"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58">get</text:span><text:span text:style-name="T362"> it expects the </text:span><text:span text:style-name="T174">home</text:span><text:span text:style-name="T396"> page to be an ordinary web page with a </text:span><text:span text:style-name="T138">GET</text:span><text:span text:style-name="T396"> request</text:span></text:p>
            </table:table-cell>
            <table:table-cell table:style-name="Table108.B1" office:value-type="string">
              <text:p text:style-name="P142"><text:span text:style-name="T205">&lt;</text:span><text:span text:style-name="T206">= </text:span><text:span text:style-name="T205">see first example</text:span></text:p>
              <text:p text:style-name="P55"><text:span text:style-name="T158">:success</text:span><text:span text:style-name="T362"> is an </text:span>abstract representation of the HTTP status<text:span text:style-name="T362"> code.</text:span></text:p>
            </table:table-cell>
          </table:table-row>
          <table:table-row>
            <table:table-cell table:style-name="Table108.A2" table:number-columns-spanned="2" office:value-type="string">
              <text:p text:style-name="P99">That test basically says: <text:tab/></text:p>
              <text:p text:style-name="P70">“<text:span text:style-name="T228">Let’s test the Home page by issuing a GET request to the home action and then making sure we receive a ‘success’ status code in response.</text:span>”</text:p>
            </table:table-cell>
            <table:covered-table-cell/>
          </table:table-row>
        </table:table>
        <text:h text:style-name="P648" text:outline-level="2"><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484"><text:span text:style-name="T1">post</text:span> login_path, params: { session:</text:p>
              <text:p text:style-name="P219"><text:s/>{email: "", password: "" } }</text:p>
            </table:table-cell>
          </table:table-row>
        </table:table>
        <text:h text:style-name="P649"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98">patch user_path(@user), params:</text:p>
              <text:p text:style-name="P498"><text:span text:style-name="T573"><text:s/></text:span>{ user: { name: <text:s/>name, email: email,</text:p>
              <text:p text:style-name="P498"><text:s/><text:span text:style-name="T573"><text:s text:c="10"/></text:span>password: "",</text:p>
              <text:p text:style-name="P498"><text:span text:style-name="T573"><text:s text:c="9"/></text:span><text:s text:c="2"/>password_confirmation: ""}}</text:p>
            </table:table-cell>
          </table:table-row>
        </table:table>
        <text:h text:style-name="P668"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07">assert_no_difference "User.count" do</text:p>
              <text:p text:style-name="P507"><text:s text:c="2"/>delete user_path(@user)</text:p>
              <text:p text:style-name="P507">end</text:p>
            </table:table-cell>
          </table:table-row>
        </table:table>
        <text:h text:style-name="P650"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0"><text:span text:style-name="T1">assert_not</text:span> @user.valid?</text:p>
              <text:p text:style-name="P315"><text:span text:style-name="T1">assert</text:span> <text:s text:c="4"/>@user.valid?</text:p>
              <text:p text:style-name="P382"><text:span text:style-name="T1">assert_equal</text:span> 2, "2".to_i</text:p>
              <text:p text:style-name="P380"><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5">f</text:span><text:span text:style-name="T454">lash</text:span><text:bookmark-end text:name="__RefHeading___Toc11631_3945550178"/></text:h>
        <table:table table:name="Table125" table:style-name="Table125">
          <table:table-column table:style-name="Table125.A"/>
          <table:table-row>
            <table:table-cell table:style-name="Table125.A1" office:value-type="string">
              <text:p text:style-name="P486"><text:span text:style-name="T554">a</text:span>ssert_not <text:span text:style-name="T1">flash.empty?</text:span></text:p>
            </table:table-cell>
          </table:table-row>
        </table:table>
        <text:h text:style-name="P71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8">assert_no_difference <text:span text:style-name="T211">"User.count" do</text:span></text:p>
              <text:p text:style-name="P248">assert_difference<text:span text:style-name="T211"> "User.count", </text:span>1<text:span text:style-name="T211"> do</text:span></text:p>
            </table:table-cell>
          </table:table-row>
        </table:table>
        <text:h text:style-name="P716"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485">assert<text:span text:style-name="T553">_template 'sessions/new'</text:span></text:p>
            </table:table-cell>
          </table:table-row>
        </table:table>
        <text:h text:style-name="P71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4">assert_<text:span text:style-name="T1">redirected_to</text:span> @user</text:p>
            </table:table-cell>
          </table:table-row>
        </table:table>
        <text:h text:style-name="P718" text:outline-level="3">assert_match</text:h>
        <table:table table:name="Table145" table:style-name="Table145">
          <table:table-column table:style-name="Table145.A"/>
          <table:table-column table:style-name="Table145.B"/>
          <table:table-row>
            <table:table-cell table:style-name="Table145.A1" office:value-type="string">
              <text:p text:style-name="P527">assert_match 'foo', 'foobar'</text:p>
            </table:table-cell>
            <table:table-cell table:style-name="Table145.B1" office:value-type="string">
              <text:p text:style-name="P526"># true </text:p>
            </table:table-cell>
          </table:table-row>
          <table:table-row>
            <table:table-cell table:style-name="Table145.A2" office:value-type="string">
              <text:p text:style-name="P527">assert_match 'baz', 'foobar'</text:p>
            </table:table-cell>
            <table:table-cell table:style-name="Table145.B2" office:value-type="string">
              <text:p text:style-name="P526"># false</text:p>
            </table:table-cell>
          </table:table-row>
          <table:table-row>
            <table:table-cell table:style-name="Table145.A2" office:value-type="string">
              <text:p text:style-name="P527">assert_match '\w+/, 'foobar'</text:p>
            </table:table-cell>
            <table:table-cell table:style-name="Table145.B2" office:value-type="string">
              <text:p text:style-name="P526"><text:s/># true </text:p>
            </table:table-cell>
          </table:table-row>
          <table:table-row>
            <table:table-cell table:style-name="Table145.A2" office:value-type="string">
              <text:p text:style-name="P527">assert_match '\w+/, '$#!*+@'</text:p>
            </table:table-cell>
            <table:table-cell table:style-name="Table145.B2" office:value-type="string">
              <text:p text:style-name="P526"><text:s/># false</text:p>
            </table:table-cell>
          </table:table-row>
          <table:table-row>
            <table:table-cell table:style-name="Table145.A5" table:number-columns-spanned="2" office:value-type="string">
              <text:p text:style-name="P570">assert<text:span text:style-name="T1">_no_</text:span>match '/banana/'<text:span text:style-name="T600">, uoo.body</text:span></text:p>
            </table:table-cell>
            <table:covered-table-cell/>
          </table:table-row>
        </table:table>
        <text:h text:style-name="P669" text:outline-level="2"><text:bookmark-start text:name="__RefHeading___Toc20221_1983577219"/>assign<text:span text:style-name="T594">s</text:span> (?)<text:bookmark-end text:name="__RefHeading___Toc20221_1983577219"/></text:h>
        <text:p text:style-name="P159"><text:span text:style-name="T150">#assigns</text:span> grants access to <text:span text:style-name="T150">instance variable</text:span> in the corresponding <text:span text:style-name="T150">action</text:span></text:p>
        <text:p text:style-name="P160"><text:span text:style-name="T150">(</text:span><text:span text:style-name="T111">but I didn't get it quite right yet)</text:span></text:p>
        <table:table table:name="Table148" table:style-name="Table148">
          <table:table-column table:style-name="Table148.A"/>
          <table:table-row>
            <table:table-cell table:style-name="Table148.A1" office:value-type="string">
              <text:p text:style-name="P150"><text:span text:style-name="T150">UsersController#create </text:span><text:span text:style-name="T285">has</text:span><text:span text:style-name="T150"> @user</text:span></text:p>
              <text:p text:style-name="P159">that variable can be accessed in the test using</text:p>
              <text:p text:style-name="P11">assigns(:user)</text:p>
            </table:table-cell>
          </table:table-row>
          <table:table-row>
            <table:table-cell table:style-name="Table148.A2" office:value-type="string">
              <text:p text:style-name="P569"><text:span text:style-name="T595">u</text:span>ser = assigns(:user)</text:p>
              <text:p text:style-name="P543">log_in_as(user)</text:p>
            </table:table-cell>
          </table:table-row>
        </table:table>
        <text:p text:style-name="P210"/>
        <text:h text:style-name="P722" text:outline-level="3"><text:bookmark-start text:name="__RefHeading___Toc11639_3945550178"/>select<text:bookmark-end text:name="__RefHeading___Toc11639_3945550178"/></text:h>
        <text:p text:style-name="P44">test<text:span text:style-name="T417">s</text:span> for the presence of a particular HTML tag</text:p>
        <text:p text:style-name="P44"/>
        <table:table table:name="Table66" table:style-name="Table66">
          <table:table-column table:style-name="Table66.A"/>
          <table:table-row>
            <table:table-cell table:style-name="Table66.A1" office:value-type="string">
              <text:p text:style-name="P230"><text:span text:style-name="T1">assert_select</text:span> "title", "<text:span text:style-name="T398">Homepage</text:span>"</text:p>
            </table:table-cell>
          </table:table-row>
          <table:table-row>
            <table:table-cell table:style-name="Table66.A2" office:value-type="string">
              <text:p text:style-name="P230">assert_select "a[href=<text:span text:style-name="T1">?</text:span>]", <text:span text:style-name="T1">about_path</text:span></text:p>
            </table:table-cell>
          </table:table-row>
          <table:table-row>
            <table:table-cell table:style-name="Table66.A2" office:value-type="string">
              <text:p text:style-name="P30"><text:span text:style-name="T454">Rails automatically inserts the value of </text:span><text:span text:style-name="Source_20_Text"><text:span text:style-name="T253">about_path</text:span></text:span><text:span text:style-name="T454"> in place of the </text:span><text:span text:style-name="T198">?</text:span><text:span text:style-name="T454"> (escaping any special characters if necessary), thereby checking for an HTML tag of the form</text:span></text:p>
              <text:p text:style-name="P463">&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04"><text:span text:style-name="T552">assert </text:span>DIVS</text:p>
            </table:table-cell>
            <table:table-cell table:style-name="Table85.B1" table:number-columns-spanned="3" office:value-type="string">
              <text:p text:style-name="P604"/>
            </table:table-cell>
            <table:covered-table-cell/>
            <table:covered-table-cell/>
          </table:table-row>
          <table:table-row>
            <table:table-cell table:style-name="Table85.A2" table:number-columns-spanned="3" office:value-type="string">
              <text:p text:style-name="P579">assert_select <text:span text:style-name="T1">"div"</text:span></text:p>
            </table:table-cell>
            <table:covered-table-cell/>
            <table:covered-table-cell/>
            <table:table-cell table:style-name="Table85.D2" office:value-type="string">
              <text:p text:style-name="P579">&lt;div&gt;foobar&lt;/div&gt;</text:p>
            </table:table-cell>
          </table:table-row>
          <table:table-row>
            <table:table-cell table:style-name="Table85.A3" table:number-columns-spanned="4" office:value-type="string">
              <text:p text:style-name="P580">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81"><text:span text:style-name="T277">match: </text:span><text:span text:style-name="T228">&lt;div&gt;</text:span>foobar<text:span text:style-name="T228">&lt;/div&gt;</text:span></text:p>
            </table:table-cell>
            <table:covered-table-cell/>
            <table:covered-table-cell/>
            <table:covered-table-cell/>
          </table:table-row>
          <table:table-row>
            <table:table-cell table:style-name="Table85.A3" table:number-columns-spanned="4" office:value-type="string">
              <text:p text:style-name="P580">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82"><text:span text:style-name="T277">match: </text:span>&lt;div <text:span text:style-name="T228">id="profile"</text:span>&gt;foobar&lt;/div&gt;</text:p>
            </table:table-cell>
            <table:covered-table-cell/>
            <table:covered-table-cell/>
            <table:covered-table-cell/>
          </table:table-row>
          <table:table-row>
            <table:table-cell table:style-name="Table85.A3" table:number-columns-spanned="4" office:value-type="string">
              <text:p text:style-name="P599">assert_select "<text:span text:style-name="T1">div.alert</text:span>"</text:p>
            </table:table-cell>
            <table:covered-table-cell/>
            <table:covered-table-cell/>
            <table:covered-table-cell/>
          </table:table-row>
          <table:table-row>
            <table:table-cell table:style-name="Table85.A8" table:number-columns-spanned="4" office:value-type="string">
              <text:p text:style-name="P599"><text:span text:style-name="T277">match: </text:span>&lt;div <text:span text:style-name="T228">class="alert"</text:span>&gt;</text:p>
            </table:table-cell>
            <table:covered-table-cell/>
            <table:covered-table-cell/>
            <table:covered-table-cell/>
          </table:table-row>
          <table:table-row>
            <table:table-cell table:style-name="Table85.A8" table:number-columns-spanned="4" office:value-type="string">
              <text:p text:style-name="P580">assert_select <text:span text:style-name="T1">"div[name=yo]"</text:span></text:p>
            </table:table-cell>
            <table:covered-table-cell/>
            <table:covered-table-cell/>
            <table:covered-table-cell/>
          </table:table-row>
          <table:table-row>
            <table:table-cell table:style-name="Table85.D2" table:number-columns-spanned="4" office:value-type="string">
              <text:p text:style-name="P582"><text:span text:style-name="T277">match: </text:span>&lt;div <text:span text:style-name="T228">name="yo</text:span><text:span text:style-name="T236">"</text:span>&gt;hey<text:span text:style-name="T315">&lt;/div&gt;</text:span></text:p>
            </table:table-cell>
            <table:covered-table-cell/>
            <table:covered-table-cell/>
            <table:covered-table-cell/>
          </table:table-row>
          <table:table-row>
            <table:table-cell table:style-name="Table85.A1" office:value-type="string">
              <text:p text:style-name="P603"><text:span text:style-name="T552">assert </text:span>LINKS</text:p>
            </table:table-cell>
            <table:table-cell table:style-name="Table85.A3" table:number-columns-spanned="3" office:value-type="string">
              <text:p text:style-name="P585"/>
            </table:table-cell>
            <table:covered-table-cell/>
            <table:covered-table-cell/>
          </table:table-row>
          <table:table-row>
            <table:table-cell table:style-name="Table85.A8" table:number-columns-spanned="4" office:value-type="string">
              <text:p text:style-name="P583">assert_select<text:span text:style-name="T418">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82"><text:span text:style-name="T277">match: </text:span>&lt;a href="/"&gt;<text:span text:style-name="T315">foo&lt;/a&gt;</text:span></text:p>
            </table:table-cell>
            <table:covered-table-cell/>
            <table:covered-table-cell/>
            <table:covered-table-cell/>
          </table:table-row>
          <table:table-row>
            <table:table-cell table:style-name="Table85.A3" table:number-columns-spanned="4" office:value-type="string">
              <text:p text:style-name="P584">assert_select<text:span text:style-name="T418"> </text:span><text:span text:style-name="T1">"a[href=?]",'/',text: </text:span><text:span text:style-name="T335">"foo"</text:span></text:p>
            </table:table-cell>
            <table:covered-table-cell/>
            <table:covered-table-cell/>
            <table:covered-table-cell/>
          </table:table-row>
          <table:table-row>
            <table:table-cell table:style-name="Table85.D2" table:number-columns-spanned="4" office:value-type="string">
              <text:p text:style-name="P586"><text:span text:style-name="T277">match: </text:span>&lt;a href="/"&gt;foo&lt;/a&gt;</text:p>
            </table:table-cell>
            <table:covered-table-cell/>
            <table:covered-table-cell/>
            <table:covered-table-cell/>
          </table:table-row>
          <table:table-row>
            <table:table-cell table:style-name="Table85.A2" table:number-columns-spanned="2" office:value-type="string">
              <text:p text:style-name="P605">assert INPUT</text:p>
            </table:table-cell>
            <table:covered-table-cell/>
            <table:table-cell table:style-name="Table85.D2" table:number-columns-spanned="2" office:value-type="string">
              <text:p text:style-name="P605"/>
            </table:table-cell>
            <table:covered-table-cell/>
          </table:table-row>
          <table:table-row>
            <table:table-cell table:style-name="Table85.A3" table:number-columns-spanned="4" office:value-type="string">
              <text:p text:style-name="P606">assert_select "<text:span text:style-name="T1">input</text:span>[name=email]</text:p>
              <text:p text:style-name="P60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06"><text:span text:style-name="T282">match: </text:span><text:span text:style-name="T210">&lt;</text:span><text:span text:style-name="T188">input</text:span><text:span text:style-name="T210"> id="</text:span><text:span text:style-name="T188">email</text:span><text:span text:style-name="T210">" type="</text:span><text:span text:style-name="T188">hidden</text:span><text:span text:style-name="T210">" </text:span></text:p>
              <text:p text:style-name="P607"><text:span text:style-name="T210">value="</text:span><text:span text:style-name="T188">michael@example.com</text:span><text:span text:style-name="T210">" /&gt;</text:span></text:p>
            </table:table-cell>
            <table:covered-table-cell/>
            <table:covered-table-cell/>
            <table:covered-table-cell/>
          </table:table-row>
        </table:table>
        <text:h text:style-name="P689" text:outline-level="3"/>
        <text:p text:style-name="P10"/>
        <text:p text:style-name="P10"/>
        <text:h text:style-name="P651" text:outline-level="2"/>
        <text:h text:style-name="P683" text:outline-level="2"><text:bookmark-start text:name="__RefHeading___Toc5042_408927193"/><text:span text:style-name="T363">G</text:span>uard gem<text:bookmark-end text:name="__RefHeading___Toc5042_408927193"/></text:h>
        <text:p text:style-name="P44"><text:span text:style-name="T413">this time it’s really better to </text:span><text:span text:style-name="T414">add</text:span><text:span text:style-name="T413"> </text:span><text:span text:style-name="T13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6">1)<text:span text:style-name="T440"> add the <text:s/></text:span></text:p>
              <text:p text:style-name="P92"><text:s text:c="4"/>gems</text:p>
            </table:table-cell>
            <table:table-cell table:style-name="Table68.B1" table:number-columns-spanned="4" office:value-type="string">
              <text:p text:style-name="P316">group :test do</text:p>
              <text:p text:style-name="P316"><text:s text:c="2"/>gem 'guard'</text:p>
              <text:p text:style-name="P316"><text:s text:c="2"/>gem 'guard-minitest'</text:p>
              <text:p text:style-name="P346"><text:s text:c="2"/>gem 'minitest'</text:p>
              <text:p text:style-name="P346"><text:s text:c="2"/>gem 'minitest-reporters'</text:p>
              <text:p text:style-name="P314">end</text:p>
            </table:table-cell>
            <table:covered-table-cell/>
            <table:covered-table-cell/>
            <table:covered-table-cell/>
          </table:table-row>
          <table:table-row>
            <table:table-cell table:style-name="Table68.A1" office:value-type="string">
              <text:p text:style-name="P230"/>
              <text:p text:style-name="P44"/>
            </table:table-cell>
            <table:table-cell table:style-name="Table68.B2" table:number-columns-spanned="4" office:value-type="string">
              <text:p text:style-name="P317">group :development do</text:p>
              <text:p text:style-name="P317"><text:s text:c="2"/>gem 'libnotify'</text:p>
              <text:p text:style-name="P230">end</text:p>
            </table:table-cell>
            <table:covered-table-cell/>
            <table:covered-table-cell/>
            <table:covered-table-cell/>
          </table:table-row>
          <table:table-row>
            <table:table-cell table:style-name="Table68.A1" table:number-columns-spanned="5" office:value-type="string">
              <text:p text:style-name="P612"><text:span text:style-name="T400">2) </text:span><text:span text:style-name="T110">$ </text:span><text:span text:style-name="T175">bundle exec </text:span><text:span text:style-name="T162">guard init</text:span></text:p>
            </table:table-cell>
            <table:covered-table-cell/>
            <table:covered-table-cell/>
            <table:covered-table-cell/>
            <table:covered-table-cell/>
          </table:table-row>
          <table:table-row>
            <table:table-cell table:style-name="Table68.A1" table:number-columns-spanned="3" office:value-type="string">
              <text:p text:style-name="P76"><text:span text:style-name="T440">3) edit the </text:span><text:span text:style-name="T155">Guardfile</text:span></text:p>
            </table:table-cell>
            <table:covered-table-cell/>
            <table:covered-table-cell/>
            <table:table-cell table:style-name="Table68.A1" table:number-columns-spanned="2" office:value-type="string">
              <text:p text:style-name="P77">just copy the file<text:span text:style-name="T432">,</text:span> mate</text:p>
            </table:table-cell>
            <table:covered-table-cell/>
          </table:table-row>
          <table:table-row>
            <table:table-cell table:style-name="Table68.A1" table:number-columns-spanned="2" office:value-type="string">
              <text:p text:style-name="P76"><text:span text:style-name="T440">4) </text:span>edit <text:s/>.<text:span text:style-name="T132">gitignore</text:span></text:p>
            </table:table-cell>
            <table:covered-table-cell/>
            <table:table-cell table:style-name="Table68.A1" table:number-columns-spanned="3" office:value-type="string">
              <text:p text:style-name="P450">#Ignore Spring files</text:p>
              <text:p text:style-name="P318">/spring/*.pid</text:p>
            </table:table-cell>
            <table:covered-table-cell/>
            <table:covered-table-cell/>
          </table:table-row>
          <table:table-row>
            <table:table-cell table:style-name="Table68.A1" table:number-columns-spanned="4" office:value-type="string">
              <text:p text:style-name="P85"><text:span text:style-name="T602">5</text:span>) add the colors<text:span text:style-name="T530"> (</text:span><text:span text:style-name="T142">reporters</text:span><text:span text:style-name="T530">)</text:span>!</text:p>
            </table:table-cell>
            <table:covered-table-cell/>
            <table:covered-table-cell/>
            <table:covered-table-cell/>
            <table:table-cell table:style-name="Table68.A1" office:value-type="string">
              <text:p text:style-name="P79"/>
            </table:table-cell>
          </table:table-row>
          <table:table-row>
            <table:table-cell table:style-name="Table68.A1" table:number-columns-spanned="4" office:value-type="string">
              <text:p text:style-name="P78"><text:span text:style-name="T602">6</text:span>) <text:span text:style-name="T166">$</text:span><text:span text:style-name="T155"> bundle exec guard</text:span></text:p>
            </table:table-cell>
            <table:covered-table-cell/>
            <table:covered-table-cell/>
            <table:covered-table-cell/>
            <table:table-cell table:style-name="Table68.A1" office:value-type="string">
              <text:p text:style-name="P78">start guard</text:p>
            </table:table-cell>
          </table:table-row>
          <table:table-row>
            <table:table-cell table:style-name="Table68.A1" table:number-columns-spanned="4" office:value-type="string">
              <text:p text:style-name="P79"><text:span text:style-name="T529">7</text:span>) CTRL+ D</text:p>
            </table:table-cell>
            <table:covered-table-cell/>
            <table:covered-table-cell/>
            <table:covered-table-cell/>
            <table:table-cell table:style-name="Table68.A1" office:value-type="string">
              <text:p text:style-name="P79">stop guard</text:p>
            </table:table-cell>
          </table:table-row>
        </table:table>
        <text:h text:style-name="P71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7">run all plugins</text:p>
            </table:table-cell>
          </table:table-row>
          <table:table-row>
            <table:table-cell table:style-name="Table147.A2" office:value-type="string">
              <text:p text:style-name="P540">h</text:p>
            </table:table-cell>
            <table:table-cell table:style-name="Table147.B2" office:value-type="string">
              <text:p text:style-name="P147">show help</text:p>
            </table:table-cell>
          </table:table-row>
          <table:table-row>
            <table:table-cell table:style-name="Table147.A2" office:value-type="string">
              <text:p text:style-name="P540">c</text:p>
            </table:table-cell>
            <table:table-cell table:style-name="Table147.B2" office:value-type="string">
              <text:p text:style-name="P147">trigger a file change</text:p>
            </table:table-cell>
          </table:table-row>
          <table:table-row>
            <table:table-cell table:style-name="Table147.A2" office:value-type="string">
              <text:p text:style-name="P541">n</text:p>
            </table:table-cell>
            <table:table-cell table:style-name="Table147.B2" office:value-type="string">
              <text:p text:style-name="P148">toggles notifications</text:p>
            </table:table-cell>
          </table:table-row>
          <table:table-row>
            <table:table-cell table:style-name="Table147.A2" office:value-type="string">
              <text:p text:style-name="P542">p</text:p>
            </table:table-cell>
            <table:table-cell table:style-name="Table147.B2" office:value-type="string">
              <text:p text:style-name="P149">pause file listener</text:p>
            </table:table-cell>
          </table:table-row>
          <table:table-row>
            <table:table-cell table:style-name="Table147.A2" office:value-type="string">
              <text:p text:style-name="P542">r</text:p>
            </table:table-cell>
            <table:table-cell table:style-name="Table147.B2" office:value-type="string">
              <text:p text:style-name="P149">reload all plugins</text:p>
            </table:table-cell>
          </table:table-row>
          <table:table-row>
            <table:table-cell table:style-name="Table147.A2" office:value-type="string">
              <text:p text:style-name="P542">o</text:p>
            </table:table-cell>
            <table:table-cell table:style-name="Table147.B2" office:value-type="string">
              <text:p text:style-name="P149">Scope Guard actions to plugins</text:p>
            </table:table-cell>
          </table:table-row>
          <table:table-row>
            <table:table-cell table:style-name="Table147.A2" office:value-type="string">
              <text:p text:style-name="P542">s</text:p>
            </table:table-cell>
            <table:table-cell table:style-name="Table147.B2" office:value-type="string">
              <text:p text:style-name="P149">show all Guard plugins</text:p>
            </table:table-cell>
          </table:table-row>
          <table:table-row>
            <table:table-cell table:style-name="Table147.A2" office:value-type="string">
              <text:p text:style-name="P542">e</text:p>
            </table:table-cell>
            <table:table-cell table:style-name="Table147.B2" office:value-type="string">
              <text:p text:style-name="P149">stop all plugins and quit Guard</text:p>
            </table:table-cell>
          </table:table-row>
        </table:table>
        <text:h text:style-name="P720" text:outline-level="3">colors</text:h>
        <table:table table:name="Table150" table:style-name="Table150">
          <table:table-column table:style-name="Table150.A"/>
          <table:table-row>
            <table:table-cell table:style-name="Table150.A1" office:value-type="string">
              <text:p text:style-name="Preformatted_20_Text"># tes<text:span text:style-name="T601">t/test_helper.rb</text:span></text:p>
              <text:p text:style-name="P767">require 'minitest/reporters'</text:p>
              <text:p text:style-name="P767">Minitest::Reporters.use!</text:p>
            </table:table-cell>
          </table:table-row>
        </table:table>
        <text:h text:style-name="P763" text:outline-level="1"><text:span text:style-name="T526"/></text:h>
        <text:h text:style-name="P764" text:outline-level="1"><text:bookmark-start text:name="__RefHeading___Toc6298_3704718458"/><text:span text:style-name="T526">Debugging</text:span><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30">#app/<text:span text:style-name="T447">controllers/users_controller.rb</text:span></text:p>
              <text:p text:style-name="P230">def show</text:p>
              <text:p text:style-name="P230"><text:span text:style-name="T447"><text:s/></text:span>@user = User.find(params[:id])</text:p>
              <text:p text:style-name="P230"><text:s/><text:span text:style-name="T1">debugger</text:span></text:p>
              <text:p text:style-name="P230">en<text:span text:style-name="T447">d</text:span></text:p>
            </table:table-cell>
          </table:table-row>
        </table:table>
        <text:p text:style-name="Standard">Now, when we visit <text:span text:style-name="T179">/users/1</text:span>, the Rails server shows <text:span text:style-name="T528">this </text:span>prompt:<text:span text:style-name="T528"> </text:span><text:span text:style-name="Source_20_Text"><text:span text:style-name="T528">(byebug)</text:span></text:span></text:p>
        <table:table table:name="Table117" table:style-name="Table117">
          <table:table-column table:style-name="Table117.A"/>
          <table:table-row>
            <table:table-cell table:style-name="Table117.A1" office:value-type="string">
              <text:p text:style-name="P229"># RAILS SERVER</text:p>
              <text:p text:style-name="P228">(byebug) @user.name</text:p>
              <text:p text:style-name="Preformatted_20_Text"><text:span text:style-name="T528"><text:s text:c="2"/></text:span>"Example User"</text:p>
              <text:p text:style-name="P228">(byebug) @user.email</text:p>
              <text:p text:style-name="Preformatted_20_Text"><text:span text:style-name="T528"><text:s text:c="2"/></text:span>"example@railstutorial.org"</text:p>
              <text:p text:style-name="P228">(byebug) params[:id]</text:p>
              <text:p text:style-name="Preformatted_20_Text"><text:span text:style-name="T528"><text:s text:c="2"/></text:span>"1<text:span text:style-name="T528">"</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4"><text:span text:style-name="T482">#</text:span><text:span text:style-name="Source_20_Text"><text:span text:style-name="T482">app/views/layouts/application.html.erb</text:span></text:span></text:p>
              <text:p text:style-name="P588">&lt;%= yield %&gt;</text:p>
              <text:p text:style-name="P588">&lt;%= debug(params) if</text:p>
              <text:p text:style-name="P587"><text:s/>Rails.env.development? %&gt;</text:p>
            </table:table-cell>
          </table:table-row>
        </table:table>
        <text:p text:style-name="P578"><text:span text:style-name="Source_20_Text"><text:span text:style-name="T493"/></text:span></text:p>
        <text:h text:style-name="P765" text:outline-level="1"><text:bookmark-start text:name="__RefHeading___Toc6300_3704718458"/><text:span text:style-name="Source_20_Text"><text:span text:style-name="T493">Rails environments</text:span></text:span><text:bookmark-end text:name="__RefHeading___Toc6300_3704718458"/></text:h>
        <text:p text:style-name="Text_20_body"><text:span text:style-name="T454">Rails comes equipped with three environments: </text:span><text:span text:style-name="Source_20_Text"><text:span text:style-name="T455">test</text:span></text:span><text:span text:style-name="T454">, </text:span><text:span text:style-name="Source_20_Text"><text:span text:style-name="T455">development</text:span></text:span><text:span text:style-name="T454">, and </text:span><text:span text:style-name="Source_20_Text"><text:span text:style-name="T455">production</text:span></text:span><text:span text:style-name="T454">. </text:span></text:p>
        <text:h text:style-name="P76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9">$ rails console</text:p>
              <text:p text:style-name="P230">&gt;&gt; Rails.env.development?<text:span text:style-name="T444"> </text:span>=&gt; true</text:p>
              <text:p text:style-name="P320">&gt;&gt; Rails.env.test?<text:span text:style-name="T444"> <text:s text:c="3"/></text:span><text:s text:c="2"/><text:span text:style-name="T444"><text:s text:c="2"/></text:span>=&gt; false</text:p>
            </table:table-cell>
          </table:table-row>
          <table:table-row>
            <table:table-cell table:style-name="Table103.A2" office:value-type="string">
              <text:p text:style-name="P319">$ rails console test</text:p>
              <text:p text:style-name="P321"><text:span text:style-name="T445">&gt;&gt; Rails.env</text:span> <text:s/><text:span text:style-name="T445"><text:s text:c="12"/></text:span>=&gt; "test"</text:p>
              <text:p text:style-name="P230">&gt;&gt; Rails.env.test? <text:s/><text:span text:style-name="T445"><text:s text:c="6"/></text:span>=&gt; true</text:p>
            </table:table-cell>
          </table:table-row>
        </table:table>
        <text:h text:style-name="P768" text:outline-level="4"><text:bookmark-start text:name="__RefHeading__6414_106862335"/>server<text:bookmark-end text:name="__RefHeading__6414_106862335"/></text:h>
        <text:p text:style-name="Standard"><text:span text:style-name="T454">As with the </text:span><text:span text:style-name="T455">console</text:span><text:span text:style-name="T454">, </text:span><text:span text:style-name="Source_20_Text"><text:span text:style-name="T454">development</text:span></text:span><text:span text:style-name="T454"> is the default environment for the Rails </text:span><text:span text:style-name="T455">server</text:span><text:span text:style-name="T454">, but you can also run it in a different environment:</text:span></text:p>
        <table:table table:name="Table104" table:style-name="Table104">
          <table:table-column table:style-name="Table104.A"/>
          <table:table-row>
            <table:table-cell table:style-name="Table104.A1" office:value-type="string">
              <text:p text:style-name="P281">$ rails server --environment productio<text:span text:style-name="T446">n</text:span></text:p>
              <text:p text:style-name="P410">$ rails db:migrate RAILS_ENV=production</text:p>
            </table:table-cell>
          </table:table-row>
          <table:table-row>
            <table:table-cell table:style-name="Table104.A2" office:value-type="string">
              <text:p text:style-name="P411">$ RAILS_ENV=production rails s</text:p>
            </table:table-cell>
          </table:table-row>
        </table:table>
        <text:p text:style-name="P165"/>
        <text:p text:style-name="P230"><text:s text:c="2"/></text:p>
        <text:h text:style-name="P726" text:outline-level="1"><text:bookmark-start text:name="__RefHeading___Toc7283_3760421479"/><text:soft-page-break/>Asset pipeline<text:bookmark-end text:name="__RefHeading___Toc7283_3760421479"/></text:h>
        <text:p text:style-name="P16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4">In particular, the asset pipeline combines all the application stylesheets into one CSS file (</text:span><text:span text:style-name="Source_20_Text"><text:span text:style-name="T454">application.css</text:span></text:span><text:span text:style-name="T454">), combines all the application JavaScript into one JavaScript file (</text:span><text:span text:style-name="Source_20_Text"><text:span text:style-name="T454">application.js</text:span></text:span><text:span text:style-name="T454">), and then </text:span><text:span text:style-name="Emphasis"><text:span text:style-name="T454">minifies</text:span></text:span><text:span text:style-name="T454"> them to remove the unnecessary spacing and indentation that bloats file size. The result is the best of both worlds: convenience in development and efficiency in production.</text:span><text:bookmark-end text:name="__RefHeading___Toc7287_3760421479"/></text:p>
        <text:h text:style-name="P65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89">app/assets</text:p>
            </table:table-cell>
            <table:table-cell table:style-name="Table78.B1" office:value-type="string">
              <text:p text:style-name="P80">specific to the present app</text:p>
            </table:table-cell>
          </table:table-row>
          <table:table-row>
            <table:table-cell table:style-name="Table78.A2" office:value-type="string">
              <text:p text:style-name="P589">lib/assets</text:p>
            </table:table-cell>
            <table:table-cell table:style-name="Table78.B2" office:value-type="string">
              <text:p text:style-name="P80">libs written by your dev team</text:p>
            </table:table-cell>
          </table:table-row>
          <table:table-row>
            <table:table-cell table:style-name="Table78.A2" office:value-type="string">
              <text:p text:style-name="P590">vendor/assets</text:p>
            </table:table-cell>
            <table:table-cell table:style-name="Table78.B2" office:value-type="string">
              <text:p text:style-name="P68">asset<text:span text:style-name="T410">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07"><text:span text:style-name="T411">/</text:span>images</text:p>
            </table:table-cell>
            <table:table-cell table:style-name="Table79.A1" office:value-type="string">
              <text:p text:style-name="P322">/javascripts</text:p>
            </table:table-cell>
            <table:table-cell table:style-name="Table79.C1" office:value-type="string">
              <text:p text:style-name="P322">/stylesheets</text:p>
            </table:table-cell>
          </table:table-row>
        </table:table>
        <text:h text:style-name="P653" text:outline-level="2"><text:bookmark-start text:name="__RefHeading___Toc7291_3760421479"/>manifest files<text:bookmark-end text:name="__RefHeading___Toc7291_3760421479"/></text:h>
        <text:p text:style-name="P40"><text:span text:style-name="T454">tell Rails (via the </text:span><text:a xlink:type="simple" xlink:href="https://github.com/rails/sprockets" office:target-frame-name="_blank" xlink:show="new" text:style-name="Internet_20_link" text:visited-style-name="Visited_20_Internet_20_Link"><text:span text:style-name="T454">Sprockets</text:span></text:a><text:span text:style-name="T454"> gem) how to combine </text:span><text:span text:style-name="T494">your assets</text:span><text:span text:style-name="T454"> to form single files. (This applies to CSS and JavaScript but not to images)</text:span></text:p>
        <text:p text:style-name="P81">the default manifest file for app stylesheets<text:span text:style-name="T412">:</text:span></text:p>
        <text:p text:style-name="P230">app/assets/stylesheets/application.css</text:p>
        <table:table table:name="Table81" table:style-name="Table81">
          <table:table-column table:style-name="Table81.A"/>
          <table:table-column table:style-name="Table81.B"/>
          <table:table-row>
            <table:table-cell table:style-name="Table81.A1" office:value-type="string">
              <text:p text:style-name="P412">*= require_tree .</text:p>
              <text:p text:style-name="P412">*=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95">2. </text:span><text:span text:style-name="T454">specifies where in the loading sequence the CSS in </text:span><text:span text:style-name="Source_20_Text"><text:span text:style-name="T55">application.css</text:span></text:span><text:span text:style-name="T55"> </text:span><text:span text:style-name="T454">itself gets included</text:span></text:p>
            </table:table-cell>
            <table:table-cell table:style-name="Table81.B2" office:value-type="string">
              <text:p text:style-name="Standard"><text:span text:style-name="T495">1. ensures that all CSS files in the </text:span><text:span text:style-name="Source_20_Text"><text:span text:style-name="T78">app/assets/stylesheets</text:span></text:span><text:span text:style-name="T496"> </text:span><text:span text:style-name="T497">dir (including the tree subdir) are included into the application CSS</text:span></text:p>
            </table:table-cell>
          </table:table-row>
        </table:table>
        <text:h text:style-name="P654" text:outline-level="2"/>
        <text:h text:style-name="P677" text:outline-level="2"><text:bookmark-start text:name="__RefHeading___Toc7293_3760421479"/>preprocessor engines<text:bookmark-end text:name="__RefHeading___Toc7293_3760421479"/></text:h>
        <text:p text:style-name="P17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11"><text:span text:style-name="Source_20_Text"><text:span text:style-name="T454">.scss</text:span></text:span><text:span text:style-name="T454"> </text:span></text:p>
              <text:p text:style-name="P174">Sass</text:p>
            </table:table-cell>
            <table:table-cell table:style-name="Table80.A1" office:value-type="string">
              <text:p text:style-name="P211"><text:span text:style-name="Source_20_Text"><text:span text:style-name="T454">.coffee</text:span></text:span></text:p>
              <text:p text:style-name="P174">CoffeeScript</text:p>
            </table:table-cell>
            <table:table-cell table:style-name="Table80.C1" office:value-type="string">
              <text:p text:style-name="P211"><text:span text:style-name="Source_20_Text"><text:span text:style-name="T454">.erb</text:span></text:span></text:p>
              <text:p text:style-name="P174">embedded Ruby</text:p>
            </table:table-cell>
          </table:table-row>
        </table:table>
        <text:p text:style-name="P44">The preprocessor engines can be chained, so that</text:p>
        <text:p text:style-name="P225"><text:span text:style-name="Source_20_Text"><text:span text:style-name="T455">foobar.js.erb.coffee</text:span></text:span></text:p>
        <text:p text:style-name="P44">gets run through both CoffeeScript and ERb (with the code running from right to left)</text:p>
        <text:h text:style-name="P655" text:outline-level="2"><text:bookmark-start text:name="__RefHeading___Toc7295_3760421479"/>SASS<text:bookmark-end text:name="__RefHeading___Toc7295_3760421479"/></text:h>
        <text:p text:style-name="P178">Syntactically awesome stylesheets</text:p>
        <text:p text:style-name="P163"><text:span text:style-name="Source_20_Text"><text:span text:style-name="T454">scss</text:span></text:span><text:span text:style-name="T454"> only </text:span><text:span text:style-name="Emphasis"><text:span text:style-name="T454">adds</text:span></text:span><text:span text:style-name="T454"> features to CSS, rather than defining an entirely new syntax. This means that every valid CSS file is also a valid SCSS file, which is convenient for projects with existing style rules. </text:span></text:p>
        <text:p text:style-name="Standard"><text:span text:style-name="T498">T</text:span><text:span text:style-name="T454">he Rails asset pipeline automatically uses Sass to process files with the </text:span><text:span text:style-name="Source_20_Text"><text:span text:style-name="T454">.scss</text:span></text:span><text:span text:style-name="T454"> extension, the </text:span><text:span text:style-name="Source_20_Text"><text:span text:style-name="T454">custom.scss</text:span></text:span><text:span text:style-name="T454"> file will be run through the Sass preprocessor before being packaged up for delivery to the browser.</text:span></text:p>
        <text:h text:style-name="P70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30">.center {</text:p>
              <text:p text:style-name="P230"><text:s text:c="2"/>text-align: center;</text:p>
              <text:p text:style-name="P230"><text:s text:c="2"/>h1 { margin-bottom: 10px; }</text:p>
              <text:p text:style-name="P217"><text:span text:style-name="T454">}</text:span><text:span text:style-name="T499"> <text:s text:c="4"/></text:span><text:span text:style-name="T278">the nested </text:span><text:span text:style-name="Source_20_Text"><text:span text:style-name="T278">h1</text:span></text:span><text:span text:style-name="T278"> rule automatically inherits</text:span></text:p>
            </table:table-cell>
          </table:table-row>
        </table:table>
        <text:p text:style-name="P28"><text:span text:style-name="T454"><text:s/>the </text:span><text:span text:style-name="Source_20_Text"><text:span text:style-name="T55">.center</text:span></text:span><text:span text:style-name="T454"> context</text:span></text:p>
        <text:h text:style-name="P69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30">$light-gray: #777;</text:p>
              <text:p text:style-name="P230">h2 { color: $light-gray;<text:span text:style-name="T415"> </text:span>}</text:p>
            </table:table-cell>
          </table:table-row>
        </table:table>
        <text:p text:style-name="P165"/>
        <text:h text:style-name="P754" text:outline-level="1"><text:bookmark-start text:name="__RefHeading___Toc3444_662114661"/>Cloud9<text:bookmark-end text:name="__RefHeading___Toc3444_662114661"/></text:h>
        <text:p text:style-name="P323">rails server -b $IP </text:p>
        <text:p text:style-name="P323"><text:s text:c="13"/>-p $PORT</text:p>
        <text:p text:style-name="P82">assign<text:span text:style-name="T310">s</text:span> the IP address and port number dynamically. If you <text:span text:style-name="T309">w</text:span>ant to see the values of these variables, type echo $IP or echo $PORT at the command line.</text:p>
        <text:p text:style-name="P82"/>
        <text:p text:style-name="P323"><text:bookmark-start text:name="__RefHeading___Toc5079_408927193"/><text:span text:style-name="T134">-p</text:span><text:span text:style-name="T370">, Runs Rails on the specified port. Default: </text:span><text:span text:style-name="T134">3000</text:span><text:span text:style-name="T370"><text:line-break/></text:span><text:span text:style-name="T134">-b</text:span><text:span text:style-name="T370">, Binds Rails to the specified ip. Default: </text:span><text:span text:style-name="T134">0.0.0.0</text:span><text:span text:style-name="T370"> <text:s/></text:span><text:bookmark-end text:name="__RefHeading___Toc5079_408927193"/></text:p>
        <text:h text:style-name="P738" text:outline-level="1"><text:bookmark-start text:name="__RefHeading___Toc4409_3061750504"/>Heroku<text:bookmark-end text:name="__RefHeading___Toc4409_3061750504"/></text:h>
        <text:p text:style-name="P179"><text:span text:style-name="T391">in </text:span>config.ru</text:p>
        <table:table table:name="Table48" table:style-name="Table48">
          <table:table-column table:style-name="Table48.A"/>
          <table:table-row>
            <table:table-cell table:style-name="Table48.A1" office:value-type="string">
              <text:p text:style-name="P230">require './<text:span text:style-name="T392">application</text:span>'</text:p>
              <text:p text:style-name="P230">run Sinatra::Application</text:p>
            </table:table-cell>
          </table:table-row>
        </table:table>
        <text:p text:style-name="P230"/>
        <table:table table:name="Table57" table:style-name="Table57">
          <table:table-column table:style-name="Table57.A"/>
          <table:table-row>
            <table:table-cell table:style-name="Table57.A1" office:value-type="string">
              <text:p text:style-name="P230">$ <text:span text:style-name="T449">heroku </text:span><text:span text:style-name="T36">create</text:span></text:p>
            </table:table-cell>
          </table:table-row>
          <table:table-row>
            <table:table-cell table:style-name="Table57.A2" office:value-type="string">
              <text:p text:style-name="P591">$ heroku run rails db:<text:span text:style-name="T1">migrate</text:span></text:p>
            </table:table-cell>
          </table:table-row>
          <table:table-row>
            <table:table-cell table:style-name="Table57.A2" office:value-type="string">
              <text:p text:style-name="P591">$ heroku run <text:span text:style-name="T1">console</text:span></text:p>
            </table:table-cell>
          </table:table-row>
          <table:table-row>
            <table:table-cell table:style-name="Table57.A2" office:value-type="string">
              <text:p text:style-name="P598">$ heroku run <text:span text:style-name="T1">rails console</text:span></text:p>
            </table:table-cell>
          </table:table-row>
          <table:table-row>
            <table:table-cell table:style-name="Table57.A2" office:value-type="string">
              <text:p text:style-name="P591">$ heroku <text:span text:style-name="T1">logs</text:span> -t</text:p>
            </table:table-cell>
          </table:table-row>
          <table:table-row>
            <table:table-cell table:style-name="Table57.A2" office:value-type="string">
              <text:p text:style-name="P591">$ heroku <text:span text:style-name="T1">restart</text:span></text:p>
            </table:table-cell>
          </table:table-row>
          <table:table-row>
            <table:table-cell table:style-name="Table57.A2" office:value-type="string">
              <text:p text:style-name="P230"><text:span text:style-name="T450">$</text:span> heroku apps:<text:span text:style-name="T1">rename</text:span> newname</text:p>
            </table:table-cell>
          </table:table-row>
          <table:table-row>
            <table:table-cell table:style-name="Table57.A2" office:value-type="string">
              <text:p text:style-name="Preformatted_20_Text"><text:span text:style-name="Source_20_Text"><text:span text:style-name="T454">$ heroku apps:</text:span></text:span><text:span text:style-name="Source_20_Text"><text:span text:style-name="T455">destroy</text:span></text:span><text:span text:style-name="Source_20_Text"><text:span text:style-name="T454">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9">to </text:span>show a standard error page during the deployment and migration</text:p>
            </table:table-cell>
          </table:table-row>
          <table:table-row>
            <table:table-cell table:style-name="Table57.A2" office:value-type="string">
              <text:p text:style-name="P553">$ heroku config:get SENGRID_USERNAME</text:p>
            </table:table-cell>
          </table:table-row>
          <table:table-row>
            <table:table-cell table:style-name="Table57.A2" office:value-type="string">
              <text:p text:style-name="P553"><text:span text:style-name="Source_20_Text"><text:span text:style-name="T598">$ </text:span></text:span><text:span text:style-name="Source_20_Text">heroku </text:span><text:span text:style-name="Source_20_Text"><text:span text:style-name="T1">pg:reset DATABASE</text:span></text:span></text:p>
            </table:table-cell>
          </table:table-row>
        </table:table>
        <text:p text:style-name="P230"/>
        <text:h text:style-name="P739" text:outline-level="1"/>
        <text:h text:style-name="P766" text:outline-level="1"><text:bookmark-start text:name="__RefHeading___Toc3799_3366807044"/>Sinatra<text:bookmark-end text:name="__RefHeading___Toc3799_3366807044"/></text:h>
        <text:h text:style-name="P686" text:outline-level="2"><text:bookmark-start text:name="__RefHeading___Toc3801_3366807044"/>start server<text:bookmark-end text:name="__RefHeading___Toc3801_3366807044"/></text:h>
        <text:p text:style-name="P324">$ ruby file_wtfoso.rb</text:p>
        <text:h text:style-name="P656" text:outline-level="2"><text:bookmark-start text:name="__RefHeading___Toc3803_3366807044"/>reloader<text:bookmark-end text:name="__RefHeading___Toc3803_3366807044"/></text:h>
        <text:p text:style-name="Preformatted_20_Text"><text:span text:style-name="Source_20_Text"><text:span text:style-name="T500">$ </text:span></text:span><text:span text:style-name="Source_20_Text"><text:span text:style-name="T454">gem install sinatra-contrib</text:span></text:span><text:span text:style-name="T454"> </text:span></text:p>
        <text:p text:style-name="P83">and in<text:span text:style-name="T13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5">require 'sinatra/reloader'</text:span></text:span></text:p>
              <text:p text:style-name="P216"><text:span text:style-name="Source_20_Text"><text:span text:style-name="T465">if development?</text:span></text:span></text:p>
              <text:p text:style-name="P29"><text:span text:style-name="Source_20_Text"><text:span text:style-name="T288">Heroku will automatically know not</text:span></text:span></text:p>
              <text:p text:style-name="P29"><text:span text:style-name="Source_20_Text"><text:span text:style-name="T288"><text:s/>to use it</text:span></text:span><text:span text:style-name="Source_20_Text"><text:span text:style-name="T289"> </text:span></text:span><text:span text:style-name="Source_20_Text"><text:span text:style-name="T288">(and it will still work locally!)</text:span></text:span></text:p>
            </table:table-cell>
          </table:table-row>
          <table:table-row>
            <table:table-cell table:style-name="Table36.A2" office:value-type="string">
              <text:p text:style-name="P84">or the <text:span text:style-name="T136">shotgun</text:span> gem can be used:</text:p>
              <text:p text:style-name="P325">$ <text:span text:style-name="T1">shotgun</text:span> app.rb</text:p>
              <text:p text:style-name="P39"><text:span text:style-name="T454">As Shotgun's listening on a different port</text:span><text:span text:style-name="T501">:</text:span><text:span text:style-name="T454"> </text:span><text:span text:style-name="Source_20_Text"><text:span text:style-name="T454">http://localhost:9393/</text:span></text:span></text:p>
            </table:table-cell>
          </table:table-row>
        </table:table>
        <text:h text:style-name="P65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6">├── <text:span text:style-name="T1">app.rb</text:span></text:p>
              <text:p text:style-name="P241">├── db</text:p>
              <text:p text:style-name="P241">│ <text:s text:c="2"/>├── connection.rb</text:p>
              <text:p text:style-name="P241">│ <text:s text:c="2"/>└── schema.rb</text:p>
              <text:p text:style-name="P242">├── finatra.db</text:p>
              <text:p text:style-name="P326">├── <text:span text:style-name="T1">Gemfile</text:span></text:p>
              <text:p text:style-name="P326">├── Gemfile.lock</text:p>
              <text:p text:style-name="P326">├── public</text:p>
              <text:p text:style-name="P326">│ <text:s text:c="2"/>└── <text:span text:style-name="T1">styles</text:span>.<text:span text:style-name="T1">css</text:span></text:p>
              <text:p text:style-name="P326">└── <text:span text:style-name="T1">views</text:span></text:p>
              <text:p text:style-name="P326"><text:s text:c="4"/>├── <text:span text:style-name="T1">index</text:span>.erb</text:p>
              <text:p text:style-name="P326"><text:s text:c="4"/>├── <text:span text:style-name="T1">main</text:span>.erb</text:p>
              <text:p text:style-name="P326"><text:s text:c="4"/>└── <text:span text:style-name="T1">show</text:span>.erb</text:p>
            </table:table-cell>
          </table:table-row>
        </table:table>
        <text:h text:style-name="P658" text:outline-level="2"><text:bookmark-start text:name="__RefHeading___Toc4018_3366807044"/>app.rb<text:bookmark-end text:name="__RefHeading___Toc4018_3366807044"/></text:h>
        <text:p text:style-name="P44"><text:span text:style-name="T159">layout:</text:span> is NOT mandatory</text:p>
        <table:table table:name="Table39" table:style-name="Table39">
          <table:table-column table:style-name="Table39.A"/>
          <table:table-row>
            <table:table-cell table:style-name="Table39.A1" office:value-type="string">
              <text:p text:style-name="P243">require 'sinatra'</text:p>
              <text:p text:style-name="P243">require 'sinatra/reloader'</text:p>
              <text:p text:style-name="P327"/>
              <text:p text:style-name="P328"><text:span text:style-name="T1">get "/"</text:span> do<text:span text:style-name="T385"> <text:s/></text:span></text:p>
              <text:p text:style-name="P457"><text:s text:c="6"/>name_of :page, <text:s text:c="7"/>nameof: :layout</text:p>
              <text:p text:style-name="P243"><text:s text:c="2"/>erb :index, layout: :main</text:p>
              <text:p text:style-name="P327">end</text:p>
              <text:p text:style-name="P327"/>
              <text:p text:style-name="P327">get "/wo<text:span text:style-name="T378">m</text:span>bat" <text:span text:style-name="T389">{</text:span> "this is a wombat"<text:span text:style-name="T389"> }</text:span></text:p>
            </table:table-cell>
          </table:table-row>
          <table:table-row>
            <table:table-cell table:style-name="Table39.A2" office:value-type="string">
              <text:h text:style-name="P708" text:outline-level="3"><text:bookmark-start text:name="__RefHeading___Toc4215_3461777943"/>URL PARAMS<text:bookmark-end text:name="__RefHeading___Toc4215_3461777943"/></text:h>
              <text:p text:style-name="P44"><text:span text:style-name="T137">@fish</text:span> will have the value from the url<text:span text:style-name="T388"> thanks to </text:span><text:span text:style-name="T170">params[:</text:span><text:span text:style-name="T172">url</text:span><text:span text:style-name="T173">_blabla</text:span><text:span text:style-name="T170">]</text:span></text:p>
            </table:table-cell>
          </table:table-row>
          <table:table-row>
            <table:table-cell table:style-name="Table39.A1" office:value-type="string">
              <text:p text:style-name="P329">get "/<text:span text:style-name="T1">:fish_name</text:span>" do<text:span text:style-name="T379"> <text:s text:c="2"/></text:span><text:span text:style-name="T228"># /beluga</text:span></text:p>
              <text:p text:style-name="P329"><text:s text:c="2"/>@fish = <text:span text:style-name="T1">params[:fish_name]</text:span></text:p>
              <text:p text:style-name="P329"><text:s text:c="2"/><text:span text:style-name="T1">erb :show</text:span>, layout: :main </text:p>
              <text:p text:style-name="P244">end</text:p>
            </table:table-cell>
          </table:table-row>
        </table:table>
        <text:h text:style-name="P659" text:outline-level="2"><text:bookmark-start text:name="__RefHeading___Toc4020_3366807044"/><text:soft-page-break/>views/<text:bookmark-end text:name="__RefHeading___Toc4020_3366807044"/></text:h>
        <text:h text:style-name="P69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0">&lt;!DOCTYPE html&gt; &lt;html&gt;</text:p>
              <text:p text:style-name="P330">&lt;head&gt;</text:p>
              <text:p text:style-name="P330"><text:s text:c="2"/>&lt;title&gt;Finatra&lt;/title&gt;</text:p>
              <text:p text:style-name="P330"><text:s text:c="2"/>&lt;link rel="<text:span text:style-name="T1">stylesheet</text:span>" </text:p>
              <text:p text:style-name="P330"><text:s text:c="6"/>href="styles.css"&gt;</text:p>
              <text:p text:style-name="P330">&lt;/head&gt;</text:p>
              <text:p text:style-name="P330">&lt;body&gt;</text:p>
              <text:p text:style-name="P330"><text:s text:c="2"/><text:span text:style-name="T1">&lt;%= yield %&gt;</text:span></text:p>
              <text:p text:style-name="P330"><text:s text:c="2"/>&lt;p&gt;this is main.erb&lt;/p&gt;</text:p>
              <text:p text:style-name="P330">&lt;/body&gt;</text:p>
              <text:p text:style-name="P330">&lt;/html&gt;</text:p>
            </table:table-cell>
          </table:table-row>
        </table:table>
        <text:h text:style-name="P690" text:outline-level="3"><text:bookmark-start text:name="__RefHeading___Toc4024_3366807044"/>/index.erb<text:bookmark-end text:name="__RefHeading___Toc4024_3366807044"/></text:h>
        <text:p text:style-name="P180">it will be <text:span text:style-name="T190">YIELD</text:span>ED</text:p>
        <table:table table:name="Table40" table:style-name="Table40">
          <table:table-column table:style-name="Table40.A"/>
          <table:table-row>
            <table:table-cell table:style-name="Table40.A1" office:value-type="string">
              <text:p text:style-name="P230">&lt;h1&gt;Welcome to Finatra&lt;/h1&gt;</text:p>
            </table:table-cell>
          </table:table-row>
        </table:table>
        <text:h text:style-name="P69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1">&lt;h1&gt;<text:span text:style-name="T380"> </text:span><text:span text:style-name="T1">&lt;%= @fish %&gt;</text:span><text:span text:style-name="T26"> </text:span>&lt;/h1&gt;</text:p>
            </table:table-cell>
          </table:table-row>
        </table:table>
        <text:h text:style-name="P660" text:outline-level="2"><text:bookmark-start text:name="__RefHeading___Toc4028_3366807044"/>db<text:span text:style-name="T381">/</text:span><text:bookmark-end text:name="__RefHeading___Toc4028_3366807044"/></text:h>
        <text:h text:style-name="P690" text:outline-level="3"><text:bookmark-start text:name="__RefHeading___Toc4030_3366807044"/><text:s text:c="2"/><text:span text:style-name="T384">/</text:span>schema.rb<text:bookmark-end text:name="__RefHeading___Toc4030_3366807044"/></text:h>
        <table:table table:name="Table42" table:style-name="Table42">
          <table:table-column table:style-name="Table42.A"/>
          <table:table-row>
            <table:table-cell table:style-name="Table42.A1" office:value-type="string">
              <text:p text:style-name="P332">require_relative "connection"</text:p>
              <text:p text:style-name="P332"/>
              <text:p text:style-name="P332">ActiveRecord::Schema.define do </text:p>
              <text:p text:style-name="P332"><text:s text:c="2"/>create_table :fish, </text:p>
              <text:p text:style-name="P332"><text:s text:c="16"/>force: :cascade do |t|</text:p>
              <text:p text:style-name="P332"><text:s text:c="2"/><text:span text:style-name="T382"><text:s text:c="2"/></text:span>t.string<text:span text:style-name="T382"> <text:s/></text:span>:name</text:p>
              <text:p text:style-name="P332"><text:s text:c="2"/><text:span text:style-name="T382"><text:s text:c="2"/></text:span>t.string<text:span text:style-name="T382"> <text:s/></text:span>:image_url</text:p>
              <text:p text:style-name="P332"><text:s text:c="2"/><text:span text:style-name="T382"><text:s text:c="2"/></text:span>t.text <text:tab/><text:span text:style-name="T382"> <text:s/></text:span>:description</text:p>
              <text:p text:style-name="P332"><text:span text:style-name="T382"><text:s text:c="2"/></text:span>end</text:p>
              <text:p text:style-name="P332">end</text:p>
            </table:table-cell>
          </table:table-row>
        </table:table>
        <text:h text:style-name="P69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30">require "active_record"</text:p>
              <text:p text:style-name="P230"/>
              <text:p text:style-name="P230"><text:span text:style-name="T316">ActiveRecord::Base.establish_connection</text:span>({<text:tab/>database: "finatra.db",</text:p>
              <text:p text:style-name="P230"><text:tab/>adapter:<text:tab/>"sqlite3"<text:span text:style-name="T383"> <text:s text:c="2"/></text:span>})</text:p>
            </table:table-cell>
          </table:table-row>
        </table:table>
        <text:h text:style-name="P632" text:outline-level="2"/>
        <text:h text:style-name="P673" text:outline-level="2"><text:bookmark-start text:name="__RefHeading___Toc4138_984982547"/>Form<text:span text:style-name="T386">s</text:span><text:bookmark-end text:name="__RefHeading___Toc4138_984982547"/></text:h>
        <table:table table:name="Table50" table:style-name="Table50">
          <table:table-column table:style-name="Table50.A"/>
          <table:table-row>
            <table:table-cell table:style-name="Table50.A1" office:value-type="string">
              <text:p text:style-name="P429">#form 1</text:p>
              <text:p text:style-name="P333">views/index.erb</text:p>
              <table:table table:name="Table44" table:style-name="Table44">
                <table:table-column table:style-name="Table44.A"/>
                <table:table-row>
                  <table:table-cell table:style-name="Table44.A1" office:value-type="string">
                    <text:p text:style-name="P334">&lt;p&gt;What's for dinner?&lt;/p&gt;</text:p>
                    <text:p text:style-name="P334">&lt;<text:span text:style-name="T1">form</text:span> action='cast' method='post'&gt;</text:p>
                    <text:p text:style-name="P334"><text:s text:c="2"/>&lt;ul&gt;</text:p>
                    <text:p text:style-name="P334"><text:s text:c="4"/>&lt;% Choices.each do |id, text| %&gt;</text:p>
                    <text:p text:style-name="P334"><text:tab/>&lt;li&gt;</text:p>
                    <text:p text:style-name="P334"><text:tab/> <text:s/>&lt;input type='radio' </text:p>
                    <text:p text:style-name="P334"><text:tab/> <text:s/>name='<text:span text:style-name="T1">vote</text:span>' value='&lt;%= id %&gt;'</text:p>
                    <text:p text:style-name="P334"><text:tab/> <text:s/>id='vote_&lt;%= id %&gt;' /&gt;</text:p>
                    <text:p text:style-name="P334"><text:tab/> <text:s/>&lt;%= text %&gt;</text:p>
                    <text:p text:style-name="P334"><text:bookmark-start text:name="__DdeLink__4086_984982547"/><text:tab/><text:bookmark-end text:name="__DdeLink__4086_984982547"/>&lt;/li&gt;</text:p>
                    <text:p text:style-name="P334"><text:s text:c="4"/>&lt;% end %&gt;</text:p>
                    <text:p text:style-name="P334"><text:s text:c="2"/>&lt;/ul&gt;</text:p>
                    <text:p text:style-name="P334"><text:s text:c="2"/>&lt;button type='submit'&gt;vote!&lt;/button&gt;</text:p>
                    <text:p text:style-name="P334">&lt;/form&gt;</text:p>
                  </table:table-cell>
                </table:table-row>
              </table:table>
              <text:p text:style-name="P335">app.rb</text:p>
              <table:table table:name="Table45" table:style-name="Table45">
                <table:table-column table:style-name="Table45.A"/>
                <table:table-row>
                  <table:table-cell table:style-name="Table45.A1" office:value-type="string">
                    <text:p text:style-name="P592">get '/' { erb :index }</text:p>
                    <text:p text:style-name="P592">Choices = {"1" =&gt; "uno", "2" =&gt; "d"}</text:p>
                  </table:table-cell>
                </table:table-row>
              </table:table>
              <text:p text:style-name="P413"/>
            </table:table-cell>
          </table:table-row>
        </table:table>
        <text:p text:style-name="P230"/>
        <table:table table:name="Table53" table:style-name="Table53">
          <table:table-column table:style-name="Table53.A"/>
          <table:table-row>
            <table:table-cell table:style-name="Table53.A1" office:value-type="string">
              <text:p text:style-name="P462">#<text:span text:style-name="T390">form 2</text:span></text:p>
              <text:p text:style-name="P230">views/form.erb</text:p>
              <table:table table:name="Table54" table:style-name="Table54">
                <table:table-column table:style-name="Table54.A"/>
                <table:table-row>
                  <table:table-cell table:style-name="Table54.A1" office:value-type="string">
                    <text:p text:style-name="P593">&lt;form action="/form" method="post"&gt;</text:p>
                    <text:p text:style-name="P593"><text:s text:c="2"/>&lt;input type="text" name="<text:span text:style-name="T1">message</text:span>"&gt;</text:p>
                    <text:p text:style-name="P593"><text:s text:c="2"/>&lt;input type="submit"&gt;</text:p>
                    <text:p text:style-name="P593">&lt;/form&gt;</text:p>
                  </table:table-cell>
                </table:table-row>
              </table:table>
              <text:p text:style-name="P336">app.rb</text:p>
              <table:table table:name="Table55" table:style-name="Table55">
                <table:table-column table:style-name="Table55.A"/>
                <table:table-row>
                  <table:table-cell table:style-name="Table55.A1" office:value-type="string">
                    <text:p text:style-name="P594">get '/form' { erb :form }</text:p>
                  </table:table-cell>
                </table:table-row>
              </table:table>
              <text:p text:style-name="P336"/>
            </table:table-cell>
          </table:table-row>
        </table:table>
        <text:h text:style-name="P66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0">#form 1</text:p>
              <text:p text:style-name="P337">views/cast.erb</text:p>
              <table:table table:name="Table46" table:style-name="Table46">
                <table:table-column table:style-name="Table46.A"/>
                <table:table-row>
                  <table:table-cell table:style-name="Table46.A1" office:value-type="string">
                    <text:p text:style-name="P595">&lt;p&gt;You cast: &lt;%= Choices[@<text:span text:style-name="T211">vote</text:span>] %&gt;&lt;/p&gt;</text:p>
                  </table:table-cell>
                </table:table-row>
              </table:table>
              <text:p text:style-name="P338">app.rb</text:p>
              <table:table table:name="Table47" table:style-name="Table47">
                <table:table-column table:style-name="Table47.A"/>
                <table:table-row>
                  <table:table-cell table:style-name="Table47.A1" office:value-type="string">
                    <text:p text:style-name="P596"><text:span text:style-name="T1">post</text:span> '/cast' do</text:p>
                    <text:p text:style-name="P596"><text:tab/>@title = "Thanks <text:span text:style-name="T387">for </text:span>voting!"</text:p>
                    <text:p text:style-name="P596"><text:tab/>@vote = params['<text:span text:style-name="T1">vote</text:span>']</text:p>
                    <text:p text:style-name="P596"><text:tab/>erb :cast, <text:tab/>layout: :main</text:p>
                    <text:p text:style-name="P596">end</text:p>
                  </table:table-cell>
                </table:table-row>
              </table:table>
              <text:p text:style-name="P338"/>
            </table:table-cell>
          </table:table-row>
          <table:table-row>
            <table:table-cell table:style-name="Table52.A2" office:value-type="string">
              <text:p text:style-name="P462">#<text:span text:style-name="T390">form 2</text:span></text:p>
              <text:p text:style-name="P341">app.rb</text:p>
              <table:table table:name="Table49" table:style-name="Table49">
                <table:table-column table:style-name="Table49.A"/>
                <table:table-row>
                  <table:table-cell table:style-name="Table49.A1" office:value-type="string">
                    <text:p text:style-name="P597"><text:span text:style-name="T1">post</text:span> '/form' do</text:p>
                    <text:p text:style-name="P597"><text:tab/>"you said #{params[:<text:span text:style-name="T1">message</text:span>]}"</text:p>
                    <text:p text:style-name="P597">end</text:p>
                  </table:table-cell>
                </table:table-row>
              </table:table>
              <text:p text:style-name="P341"/>
            </table:table-cell>
          </table:table-row>
        </table:table>
        <text:p text:style-name="P181"/>
        <text:p text:style-name="P339"/>
        <text:p text:style-name="P340"/>
        <text:p text:style-name="P1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ce2411"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826751899E0CC07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8</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8T18:50:30.612390025</dc:date>
    <meta:editing-duration>P23DT23H26M55S</meta:editing-duration>
    <meta:editing-cycles>1162</meta:editing-cycles>
    <meta:generator>LibreOffice/5.3.3.2$Linux_X86_64 LibreOffice_project/30m0$Build-2</meta:generator>
    <meta:document-statistic meta:table-count="150" meta:image-count="2" meta:object-count="0" meta:page-count="29" meta:paragraph-count="1711" meta:word-count="7972" meta:character-count="55157" meta:non-whitespace-character-count="47478"/>
  </office:meta>
</office:document-meta>
</file>